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728in"/>
    </style:style>
    <style:style style:name="co2" style:family="table-column">
      <style:table-column-properties fo:break-before="auto" style:column-width="2.0902in"/>
    </style:style>
    <style:style style:name="co3" style:family="table-column">
      <style:table-column-properties fo:break-before="auto" style:column-width="3.0984in"/>
    </style:style>
    <style:style style:name="co4" style:family="table-column">
      <style:table-column-properties fo:break-before="auto" style:column-width="2.6409in"/>
    </style:style>
    <style:style style:name="co5" style:family="table-column">
      <style:table-column-properties fo:break-before="auto" style:column-width="0.7102in"/>
    </style:style>
    <style:style style:name="co6" style:family="table-column">
      <style:table-column-properties fo:break-before="auto" style:column-width="0.8283in"/>
    </style:style>
    <style:style style:name="co7" style:family="table-column">
      <style:table-column-properties fo:break-before="auto" style:column-width="1.3217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taatenlis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Groovy Code Template:</text:p>
          </table:table-cell>
          <table:table-cell office:value-type="string" calcext:value-type="string">
            <text:p>nations.add(new Nation(searchTerm: "REPLACE_SHORT_TERM", officialTermShort: "REPLACE_SHORT_TERM", officialTermLong: "REPLACE_LONG_TERM", citizenship: "REPLACE_CITIZENSHIP", continent: Continent.REPLACE_CONTINENT, iso3166_2: "REPLACE_ISO_2", iso3166_3: "REPLACE_ISO_3", destatisBevCode: Integer.parseInt("REPLACE_DESTATIS")))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Suchbegriff</text:p>
          </table:table-cell>
          <table:table-cell table:style-name="ce1" office:value-type="string" calcext:value-type="string">
            <text:p>Staatsname amtliche Kurzform</text:p>
          </table:table-cell>
          <table:table-cell table:style-name="ce1" office:value-type="string" calcext:value-type="string">
            <text:p>Staatsname amtliche Vollform</text:p>
          </table:table-cell>
          <table:table-cell table:style-name="ce1" office:value-type="string" calcext:value-type="string">
            <text:p>Staatsangehörigkeit</text:p>
          </table:table-cell>
          <table:table-cell table:style-name="ce1" office:value-type="string" calcext:value-type="string">
            <text:p>Kontinent</text:p>
          </table:table-cell>
          <table:table-cell table:style-name="ce1" office:value-type="string" calcext:value-type="string">
            <text:p>ISO 3166-2</text:p>
          </table:table-cell>
          <table:table-cell table:style-name="ce1" office:value-type="string" calcext:value-type="string">
            <text:p>ISO-3166-3</text:p>
          </table:table-cell>
          <table:table-cell table:style-name="ce1" office:value-type="string" calcext:value-type="string">
            <text:p>Destatis-BEV-Code</text:p>
          </table:table-cell>
          <table:table-cell table:style-name="ce1" office:value-type="string" calcext:value-type="string">
            <text:p>Groovy-Code</text:p>
          </table:table-cell>
        </table:table-row>
        <table:table-row table:style-name="ro1">
          <table:table-cell table:number-columns-repeated="2" office:value-type="string" calcext:value-type="string">
            <text:p>Afghanistan</text:p>
          </table:table-cell>
          <table:table-cell office:value-type="string" calcext:value-type="string">
            <text:p>die Islamische Republik Afghanistan</text:p>
          </table:table-cell>
          <table:table-cell office:value-type="string" calcext:value-type="string">
            <text:p>afghanisch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423</text:p>
          </table:table-cell>
          <table:table-cell table:formula="of:=SUBSTITUTE(SUBSTITUTE(SUBSTITUTE(SUBSTITUTE(SUBSTITUTE(SUBSTITUTE(SUBSTITUTE(SUBSTITUTE([.$B$1]; &quot;REPLACE_SEARCH_TERM&quot;; [.A4]); &quot;REPLACE_SHORT_TERM&quot;; [.B4]); &quot;REPLACE_LONG_TERM&quot;; [.C4]); &quot;REPLACE_CITIZENSHIP&quot;; [.D4]); &quot;REPLACE_CONTINENT&quot;; [.E4]); &quot;REPLACE_ISO_2&quot;; [.F4]); &quot;REPLACE_ISO_3&quot;; [.G4]); &quot;REPLACE_DESTATIS&quot;; [.H4])" office:value-type="string" office:string-value="nations.add(new Nation(searchTerm: &quot;Afghanistan&quot;, officialTermShort: &quot;Afghanistan&quot;, officialTermLong: &quot;die Islamische Republik Afghanistan&quot;, citizenship: &quot;afghanisch&quot;, continent: Continent.ASI, iso3166_2: &quot;AF&quot;, iso3166_3: &quot;AFG&quot;, destatisBevCode: Integer.parseInt(&quot;423&quot;)))" calcext:value-type="string">
            <text:p>nations.add(new Nation(searchTerm: "Afghanistan", officialTermShort: "Afghanistan", officialTermLong: "die Islamische Republik Afghanistan", citizenship: "afghanisch", continent: Continent.ASI, iso3166_2: "AF", iso3166_3: "AFG", destatisBevCode: Integer.parseInt("423")))</text:p>
          </table:table-cell>
        </table:table-row>
        <table:table-row table:style-name="ro1">
          <table:table-cell table:number-columns-repeated="2" office:value-type="string" calcext:value-type="string">
            <text:p>Ägypten</text:p>
          </table:table-cell>
          <table:table-cell office:value-type="string" calcext:value-type="string">
            <text:p>die Arabische Republik Ägypten</text:p>
          </table:table-cell>
          <table:table-cell office:value-type="string" calcext:value-type="string">
            <text:p>ägyptisch</text:p>
          </table:table-cell>
          <table:table-cell office:value-type="string" calcext:value-type="string">
            <text:p>AFR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EGY</text:p>
          </table:table-cell>
          <table:table-cell office:value-type="string" calcext:value-type="string">
            <text:p>287</text:p>
          </table:table-cell>
          <table:table-cell table:formula="of:=SUBSTITUTE(SUBSTITUTE(SUBSTITUTE(SUBSTITUTE(SUBSTITUTE(SUBSTITUTE(SUBSTITUTE(SUBSTITUTE([.$B$1]; &quot;REPLACE_SEARCH_TERM&quot;; [.A5]); &quot;REPLACE_SHORT_TERM&quot;; [.B5]); &quot;REPLACE_LONG_TERM&quot;; [.C5]); &quot;REPLACE_CITIZENSHIP&quot;; [.D5]); &quot;REPLACE_CONTINENT&quot;; [.E5]); &quot;REPLACE_ISO_2&quot;; [.F5]); &quot;REPLACE_ISO_3&quot;; [.G5]); &quot;REPLACE_DESTATIS&quot;; [.H5])" office:value-type="string" office:string-value="nations.add(new Nation(searchTerm: &quot;Ägypten&quot;, officialTermShort: &quot;Ägypten&quot;, officialTermLong: &quot;die Arabische Republik Ägypten&quot;, citizenship: &quot;ägyptisch&quot;, continent: Continent.AFR, iso3166_2: &quot;EG&quot;, iso3166_3: &quot;EGY&quot;, destatisBevCode: Integer.parseInt(&quot;287&quot;)))" calcext:value-type="string">
            <text:p>nations.add(new Nation(searchTerm: "Ägypten", officialTermShort: "Ägypten", officialTermLong: "die Arabische Republik Ägypten", citizenship: "ägyptisch", continent: Continent.AFR, iso3166_2: "EG", iso3166_3: "EGY", destatisBevCode: Integer.parseInt("287")))</text:p>
          </table:table-cell>
        </table:table-row>
        <table:table-row table:style-name="ro1">
          <table:table-cell table:number-columns-repeated="2" office:value-type="string" calcext:value-type="string">
            <text:p>Albanien</text:p>
          </table:table-cell>
          <table:table-cell office:value-type="string" calcext:value-type="string">
            <text:p>die Republik Albanien</text:p>
          </table:table-cell>
          <table:table-cell office:value-type="string" calcext:value-type="string">
            <text:p>albanisch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LB</text:p>
          </table:table-cell>
          <table:table-cell office:value-type="string" calcext:value-type="string">
            <text:p>121</text:p>
          </table:table-cell>
          <table:table-cell table:formula="of:=SUBSTITUTE(SUBSTITUTE(SUBSTITUTE(SUBSTITUTE(SUBSTITUTE(SUBSTITUTE(SUBSTITUTE(SUBSTITUTE([.$B$1]; &quot;REPLACE_SEARCH_TERM&quot;; [.A6]); &quot;REPLACE_SHORT_TERM&quot;; [.B6]); &quot;REPLACE_LONG_TERM&quot;; [.C6]); &quot;REPLACE_CITIZENSHIP&quot;; [.D6]); &quot;REPLACE_CONTINENT&quot;; [.E6]); &quot;REPLACE_ISO_2&quot;; [.F6]); &quot;REPLACE_ISO_3&quot;; [.G6]); &quot;REPLACE_DESTATIS&quot;; [.H6])" office:value-type="string" office:string-value="nations.add(new Nation(searchTerm: &quot;Albanien&quot;, officialTermShort: &quot;Albanien&quot;, officialTermLong: &quot;die Republik Albanien&quot;, citizenship: &quot;albanisch&quot;, continent: Continent.EUR, iso3166_2: &quot;AL&quot;, iso3166_3: &quot;ALB&quot;, destatisBevCode: Integer.parseInt(&quot;121&quot;)))" calcext:value-type="string">
            <text:p>nations.add(new Nation(searchTerm: "Albanien", officialTermShort: "Albanien", officialTermLong: "die Republik Albanien", citizenship: "albanisch", continent: Continent.EUR, iso3166_2: "AL", iso3166_3: "ALB", destatisBevCode: Integer.parseInt("121")))</text:p>
          </table:table-cell>
        </table:table-row>
        <table:table-row table:style-name="ro1">
          <table:table-cell table:number-columns-repeated="2" office:value-type="string" calcext:value-type="string">
            <text:p>Algerien</text:p>
          </table:table-cell>
          <table:table-cell office:value-type="string" calcext:value-type="string">
            <text:p>die Demokratische Volksrepublik Algerien</text:p>
          </table:table-cell>
          <table:table-cell office:value-type="string" calcext:value-type="string">
            <text:p>algerisch</text:p>
          </table:table-cell>
          <table:table-cell office:value-type="string" calcext:value-type="string">
            <text:p>AFR</text:p>
          </table:table-cell>
          <table:table-cell office:value-type="string" calcext:value-type="string">
            <text:p>DZ</text:p>
          </table:table-cell>
          <table:table-cell office:value-type="string" calcext:value-type="string">
            <text:p>DZA</text:p>
          </table:table-cell>
          <table:table-cell office:value-type="string" calcext:value-type="string">
            <text:p>221</text:p>
          </table:table-cell>
          <table:table-cell table:formula="of:=SUBSTITUTE(SUBSTITUTE(SUBSTITUTE(SUBSTITUTE(SUBSTITUTE(SUBSTITUTE(SUBSTITUTE(SUBSTITUTE([.$B$1]; &quot;REPLACE_SEARCH_TERM&quot;; [.A7]); &quot;REPLACE_SHORT_TERM&quot;; [.B7]); &quot;REPLACE_LONG_TERM&quot;; [.C7]); &quot;REPLACE_CITIZENSHIP&quot;; [.D7]); &quot;REPLACE_CONTINENT&quot;; [.E7]); &quot;REPLACE_ISO_2&quot;; [.F7]); &quot;REPLACE_ISO_3&quot;; [.G7]); &quot;REPLACE_DESTATIS&quot;; [.H7])" office:value-type="string" office:string-value="nations.add(new Nation(searchTerm: &quot;Algerien&quot;, officialTermShort: &quot;Algerien&quot;, officialTermLong: &quot;die Demokratische Volksrepublik Algerien&quot;, citizenship: &quot;algerisch&quot;, continent: Continent.AFR, iso3166_2: &quot;DZ&quot;, iso3166_3: &quot;DZA&quot;, destatisBevCode: Integer.parseInt(&quot;221&quot;)))" calcext:value-type="string">
            <text:p>nations.add(new Nation(searchTerm: "Algerien", officialTermShort: "Algerien", officialTermLong: "die Demokratische Volksrepublik Algerien", citizenship: "algerisch", continent: Continent.AFR, iso3166_2: "DZ", iso3166_3: "DZA", destatisBevCode: Integer.parseInt("221")))</text:p>
          </table:table-cell>
        </table:table-row>
        <table:table-row table:style-name="ro1">
          <table:table-cell table:number-columns-repeated="2" office:value-type="string" calcext:value-type="string">
            <text:p>Andorra</text:p>
          </table:table-cell>
          <table:table-cell office:value-type="string" calcext:value-type="string">
            <text:p>das Fürstentum Andorra</text:p>
          </table:table-cell>
          <table:table-cell office:value-type="string" calcext:value-type="string">
            <text:p>andorranisch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123</text:p>
          </table:table-cell>
          <table:table-cell table:formula="of:=SUBSTITUTE(SUBSTITUTE(SUBSTITUTE(SUBSTITUTE(SUBSTITUTE(SUBSTITUTE(SUBSTITUTE(SUBSTITUTE([.$B$1]; &quot;REPLACE_SEARCH_TERM&quot;; [.A8]); &quot;REPLACE_SHORT_TERM&quot;; [.B8]); &quot;REPLACE_LONG_TERM&quot;; [.C8]); &quot;REPLACE_CITIZENSHIP&quot;; [.D8]); &quot;REPLACE_CONTINENT&quot;; [.E8]); &quot;REPLACE_ISO_2&quot;; [.F8]); &quot;REPLACE_ISO_3&quot;; [.G8]); &quot;REPLACE_DESTATIS&quot;; [.H8])" office:value-type="string" office:string-value="nations.add(new Nation(searchTerm: &quot;Andorra&quot;, officialTermShort: &quot;Andorra&quot;, officialTermLong: &quot;das Fürstentum Andorra&quot;, citizenship: &quot;andorranisch&quot;, continent: Continent.EUR, iso3166_2: &quot;AD&quot;, iso3166_3: &quot;AND&quot;, destatisBevCode: Integer.parseInt(&quot;123&quot;)))" calcext:value-type="string">
            <text:p>nations.add(new Nation(searchTerm: "Andorra", officialTermShort: "Andorra", officialTermLong: "das Fürstentum Andorra", citizenship: "andorranisch", continent: Continent.EUR, iso3166_2: "AD", iso3166_3: "AND", destatisBevCode: Integer.parseInt("123")))</text:p>
          </table:table-cell>
        </table:table-row>
        <table:table-row table:style-name="ro1">
          <table:table-cell table:number-columns-repeated="2" office:value-type="string" calcext:value-type="string">
            <text:p>Angola</text:p>
          </table:table-cell>
          <table:table-cell office:value-type="string" calcext:value-type="string">
            <text:p>die Republik Angola</text:p>
          </table:table-cell>
          <table:table-cell office:value-type="string" calcext:value-type="string">
            <text:p>angolanisch</text:p>
          </table:table-cell>
          <table:table-cell office:value-type="string" calcext:value-type="string">
            <text:p>AFR</text:p>
          </table:table-cell>
          <table:table-cell office:value-type="string" calcext:value-type="string">
            <text:p>AO</text:p>
          </table:table-cell>
          <table:table-cell office:value-type="string" calcext:value-type="string">
            <text:p>AGO</text:p>
          </table:table-cell>
          <table:table-cell office:value-type="string" calcext:value-type="string">
            <text:p>223</text:p>
          </table:table-cell>
          <table:table-cell table:formula="of:=SUBSTITUTE(SUBSTITUTE(SUBSTITUTE(SUBSTITUTE(SUBSTITUTE(SUBSTITUTE(SUBSTITUTE(SUBSTITUTE([.$B$1]; &quot;REPLACE_SEARCH_TERM&quot;; [.A9]); &quot;REPLACE_SHORT_TERM&quot;; [.B9]); &quot;REPLACE_LONG_TERM&quot;; [.C9]); &quot;REPLACE_CITIZENSHIP&quot;; [.D9]); &quot;REPLACE_CONTINENT&quot;; [.E9]); &quot;REPLACE_ISO_2&quot;; [.F9]); &quot;REPLACE_ISO_3&quot;; [.G9]); &quot;REPLACE_DESTATIS&quot;; [.H9])" office:value-type="string" office:string-value="nations.add(new Nation(searchTerm: &quot;Angola&quot;, officialTermShort: &quot;Angola&quot;, officialTermLong: &quot;die Republik Angola&quot;, citizenship: &quot;angolanisch&quot;, continent: Continent.AFR, iso3166_2: &quot;AO&quot;, iso3166_3: &quot;AGO&quot;, destatisBevCode: Integer.parseInt(&quot;223&quot;)))" calcext:value-type="string">
            <text:p>nations.add(new Nation(searchTerm: "Angola", officialTermShort: "Angola", officialTermLong: "die Republik Angola", citizenship: "angolanisch", continent: Continent.AFR, iso3166_2: "AO", iso3166_3: "AGO", destatisBevCode: Integer.parseInt("223")))</text:p>
          </table:table-cell>
        </table:table-row>
        <table:table-row table:style-name="ro1">
          <table:table-cell table:number-columns-repeated="3" office:value-type="string" calcext:value-type="string">
            <text:p>Antigua und Barbuda</text:p>
          </table:table-cell>
          <table:table-cell office:value-type="string" calcext:value-type="string">
            <text:p>antiguanisch</text:p>
          </table:table-cell>
          <table:table-cell office:value-type="string" calcext:value-type="string">
            <text:p>AME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ATG</text:p>
          </table:table-cell>
          <table:table-cell office:value-type="string" calcext:value-type="string">
            <text:p>320</text:p>
          </table:table-cell>
          <table:table-cell table:formula="of:=SUBSTITUTE(SUBSTITUTE(SUBSTITUTE(SUBSTITUTE(SUBSTITUTE(SUBSTITUTE(SUBSTITUTE(SUBSTITUTE([.$B$1]; &quot;REPLACE_SEARCH_TERM&quot;; [.A10]); &quot;REPLACE_SHORT_TERM&quot;; [.B10]); &quot;REPLACE_LONG_TERM&quot;; [.C10]); &quot;REPLACE_CITIZENSHIP&quot;; [.D10]); &quot;REPLACE_CONTINENT&quot;; [.E10]); &quot;REPLACE_ISO_2&quot;; [.F10]); &quot;REPLACE_ISO_3&quot;; [.G10]); &quot;REPLACE_DESTATIS&quot;; [.H10])" office:value-type="string" office:string-value="nations.add(new Nation(searchTerm: &quot;Antigua und Barbuda&quot;, officialTermShort: &quot;Antigua und Barbuda&quot;, officialTermLong: &quot;Antigua und Barbuda&quot;, citizenship: &quot;antiguanisch&quot;, continent: Continent.AME, iso3166_2: &quot;AG&quot;, iso3166_3: &quot;ATG&quot;, destatisBevCode: Integer.parseInt(&quot;320&quot;)))" calcext:value-type="string">
            <text:p>nations.add(new Nation(searchTerm: "Antigua und Barbuda", officialTermShort: "Antigua und Barbuda", officialTermLong: "Antigua und Barbuda", citizenship: "antiguanisch", continent: Continent.AME, iso3166_2: "AG", iso3166_3: "ATG", destatisBevCode: Integer.parseInt("320")))</text:p>
          </table:table-cell>
        </table:table-row>
        <table:table-row table:style-name="ro1">
          <table:table-cell table:number-columns-repeated="2" office:value-type="string" calcext:value-type="string">
            <text:p>Äquatorialguinea</text:p>
          </table:table-cell>
          <table:table-cell office:value-type="string" calcext:value-type="string">
            <text:p>die Republik Äquatorialguinea</text:p>
          </table:table-cell>
          <table:table-cell office:value-type="string" calcext:value-type="string">
            <text:p>äquatorialguineisch</text:p>
          </table:table-cell>
          <table:table-cell office:value-type="string" calcext:value-type="string">
            <text:p>AFR</text:p>
          </table:table-cell>
          <table:table-cell office:value-type="string" calcext:value-type="string">
            <text:p>GQ</text:p>
          </table:table-cell>
          <table:table-cell office:value-type="string" calcext:value-type="string">
            <text:p>GNQ</text:p>
          </table:table-cell>
          <table:table-cell office:value-type="string" calcext:value-type="string">
            <text:p>274</text:p>
          </table:table-cell>
          <table:table-cell table:formula="of:=SUBSTITUTE(SUBSTITUTE(SUBSTITUTE(SUBSTITUTE(SUBSTITUTE(SUBSTITUTE(SUBSTITUTE(SUBSTITUTE([.$B$1]; &quot;REPLACE_SEARCH_TERM&quot;; [.A11]); &quot;REPLACE_SHORT_TERM&quot;; [.B11]); &quot;REPLACE_LONG_TERM&quot;; [.C11]); &quot;REPLACE_CITIZENSHIP&quot;; [.D11]); &quot;REPLACE_CONTINENT&quot;; [.E11]); &quot;REPLACE_ISO_2&quot;; [.F11]); &quot;REPLACE_ISO_3&quot;; [.G11]); &quot;REPLACE_DESTATIS&quot;; [.H11])" office:value-type="string" office:string-value="nations.add(new Nation(searchTerm: &quot;Äquatorialguinea&quot;, officialTermShort: &quot;Äquatorialguinea&quot;, officialTermLong: &quot;die Republik Äquatorialguinea&quot;, citizenship: &quot;äquatorialguineisch&quot;, continent: Continent.AFR, iso3166_2: &quot;GQ&quot;, iso3166_3: &quot;GNQ&quot;, destatisBevCode: Integer.parseInt(&quot;274&quot;)))" calcext:value-type="string">
            <text:p>nations.add(new Nation(searchTerm: "Äquatorialguinea", officialTermShort: "Äquatorialguinea", officialTermLong: "die Republik Äquatorialguinea", citizenship: "äquatorialguineisch", continent: Continent.AFR, iso3166_2: "GQ", iso3166_3: "GNQ", destatisBevCode: Integer.parseInt("274")))</text:p>
          </table:table-cell>
        </table:table-row>
        <table:table-row table:style-name="ro1">
          <table:table-cell table:number-columns-repeated="2" office:value-type="string" calcext:value-type="string">
            <text:p>Argentinien</text:p>
          </table:table-cell>
          <table:table-cell office:value-type="string" calcext:value-type="string">
            <text:p>die Argentinische Republik</text:p>
          </table:table-cell>
          <table:table-cell office:value-type="string" calcext:value-type="string">
            <text:p>argentinisch</text:p>
          </table:table-cell>
          <table:table-cell office:value-type="string" calcext:value-type="string">
            <text:p>AME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323</text:p>
          </table:table-cell>
          <table:table-cell table:formula="of:=SUBSTITUTE(SUBSTITUTE(SUBSTITUTE(SUBSTITUTE(SUBSTITUTE(SUBSTITUTE(SUBSTITUTE(SUBSTITUTE([.$B$1]; &quot;REPLACE_SEARCH_TERM&quot;; [.A12]); &quot;REPLACE_SHORT_TERM&quot;; [.B12]); &quot;REPLACE_LONG_TERM&quot;; [.C12]); &quot;REPLACE_CITIZENSHIP&quot;; [.D12]); &quot;REPLACE_CONTINENT&quot;; [.E12]); &quot;REPLACE_ISO_2&quot;; [.F12]); &quot;REPLACE_ISO_3&quot;; [.G12]); &quot;REPLACE_DESTATIS&quot;; [.H12])" office:value-type="string" office:string-value="nations.add(new Nation(searchTerm: &quot;Argentinien&quot;, officialTermShort: &quot;Argentinien&quot;, officialTermLong: &quot;die Argentinische Republik&quot;, citizenship: &quot;argentinisch&quot;, continent: Continent.AME, iso3166_2: &quot;AR&quot;, iso3166_3: &quot;ARG&quot;, destatisBevCode: Integer.parseInt(&quot;323&quot;)))" calcext:value-type="string">
            <text:p>nations.add(new Nation(searchTerm: "Argentinien", officialTermShort: "Argentinien", officialTermLong: "die Argentinische Republik", citizenship: "argentinisch", continent: Continent.AME, iso3166_2: "AR", iso3166_3: "ARG", destatisBevCode: Integer.parseInt("323")))</text:p>
          </table:table-cell>
        </table:table-row>
        <table:table-row table:style-name="ro1">
          <table:table-cell table:number-columns-repeated="2" office:value-type="string" calcext:value-type="string">
            <text:p>Armenien</text:p>
          </table:table-cell>
          <table:table-cell office:value-type="string" calcext:value-type="string">
            <text:p>die Republik Armenien</text:p>
          </table:table-cell>
          <table:table-cell office:value-type="string" calcext:value-type="string">
            <text:p>armenisch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422</text:p>
          </table:table-cell>
          <table:table-cell table:formula="of:=SUBSTITUTE(SUBSTITUTE(SUBSTITUTE(SUBSTITUTE(SUBSTITUTE(SUBSTITUTE(SUBSTITUTE(SUBSTITUTE([.$B$1]; &quot;REPLACE_SEARCH_TERM&quot;; [.A13]); &quot;REPLACE_SHORT_TERM&quot;; [.B13]); &quot;REPLACE_LONG_TERM&quot;; [.C13]); &quot;REPLACE_CITIZENSHIP&quot;; [.D13]); &quot;REPLACE_CONTINENT&quot;; [.E13]); &quot;REPLACE_ISO_2&quot;; [.F13]); &quot;REPLACE_ISO_3&quot;; [.G13]); &quot;REPLACE_DESTATIS&quot;; [.H13])" office:value-type="string" office:string-value="nations.add(new Nation(searchTerm: &quot;Armenien&quot;, officialTermShort: &quot;Armenien&quot;, officialTermLong: &quot;die Republik Armenien&quot;, citizenship: &quot;armenisch&quot;, continent: Continent.ASI, iso3166_2: &quot;AM&quot;, iso3166_3: &quot;ARM&quot;, destatisBevCode: Integer.parseInt(&quot;422&quot;)))" calcext:value-type="string">
            <text:p>nations.add(new Nation(searchTerm: "Armenien", officialTermShort: "Armenien", officialTermLong: "die Republik Armenien", citizenship: "armenisch", continent: Continent.ASI, iso3166_2: "AM", iso3166_3: "ARM", destatisBevCode: Integer.parseInt("422")))</text:p>
          </table:table-cell>
        </table:table-row>
        <table:table-row table:style-name="ro1">
          <table:table-cell table:number-columns-repeated="2" office:value-type="string" calcext:value-type="string">
            <text:p>Aserbaidschan</text:p>
          </table:table-cell>
          <table:table-cell office:value-type="string" calcext:value-type="string">
            <text:p>die Republik Aserbaidschan</text:p>
          </table:table-cell>
          <table:table-cell office:value-type="string" calcext:value-type="string">
            <text:p>aserbaidschanisch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AZE</text:p>
          </table:table-cell>
          <table:table-cell office:value-type="string" calcext:value-type="string">
            <text:p>425</text:p>
          </table:table-cell>
          <table:table-cell table:formula="of:=SUBSTITUTE(SUBSTITUTE(SUBSTITUTE(SUBSTITUTE(SUBSTITUTE(SUBSTITUTE(SUBSTITUTE(SUBSTITUTE([.$B$1]; &quot;REPLACE_SEARCH_TERM&quot;; [.A14]); &quot;REPLACE_SHORT_TERM&quot;; [.B14]); &quot;REPLACE_LONG_TERM&quot;; [.C14]); &quot;REPLACE_CITIZENSHIP&quot;; [.D14]); &quot;REPLACE_CONTINENT&quot;; [.E14]); &quot;REPLACE_ISO_2&quot;; [.F14]); &quot;REPLACE_ISO_3&quot;; [.G14]); &quot;REPLACE_DESTATIS&quot;; [.H14])" office:value-type="string" office:string-value="nations.add(new Nation(searchTerm: &quot;Aserbaidschan&quot;, officialTermShort: &quot;Aserbaidschan&quot;, officialTermLong: &quot;die Republik Aserbaidschan&quot;, citizenship: &quot;aserbaidschanisch&quot;, continent: Continent.ASI, iso3166_2: &quot;AZ&quot;, iso3166_3: &quot;AZE&quot;, destatisBevCode: Integer.parseInt(&quot;425&quot;)))" calcext:value-type="string">
            <text:p>nations.add(new Nation(searchTerm: "Aserbaidschan", officialTermShort: "Aserbaidschan", officialTermLong: "die Republik Aserbaidschan", citizenship: "aserbaidschanisch", continent: Continent.ASI, iso3166_2: "AZ", iso3166_3: "AZE", destatisBevCode: Integer.parseInt("425")))</text:p>
          </table:table-cell>
        </table:table-row>
        <table:table-row table:style-name="ro1">
          <table:table-cell table:number-columns-repeated="2" office:value-type="string" calcext:value-type="string">
            <text:p>Äthiopien</text:p>
          </table:table-cell>
          <table:table-cell office:value-type="string" calcext:value-type="string">
            <text:p>die Demokratische Bundesrepublik Äthiopien</text:p>
          </table:table-cell>
          <table:table-cell office:value-type="string" calcext:value-type="string">
            <text:p>äthiopisch</text:p>
          </table:table-cell>
          <table:table-cell office:value-type="string" calcext:value-type="string">
            <text:p>AFR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225</text:p>
          </table:table-cell>
          <table:table-cell table:formula="of:=SUBSTITUTE(SUBSTITUTE(SUBSTITUTE(SUBSTITUTE(SUBSTITUTE(SUBSTITUTE(SUBSTITUTE(SUBSTITUTE([.$B$1]; &quot;REPLACE_SEARCH_TERM&quot;; [.A15]); &quot;REPLACE_SHORT_TERM&quot;; [.B15]); &quot;REPLACE_LONG_TERM&quot;; [.C15]); &quot;REPLACE_CITIZENSHIP&quot;; [.D15]); &quot;REPLACE_CONTINENT&quot;; [.E15]); &quot;REPLACE_ISO_2&quot;; [.F15]); &quot;REPLACE_ISO_3&quot;; [.G15]); &quot;REPLACE_DESTATIS&quot;; [.H15])" office:value-type="string" office:string-value="nations.add(new Nation(searchTerm: &quot;Äthiopien&quot;, officialTermShort: &quot;Äthiopien&quot;, officialTermLong: &quot;die Demokratische Bundesrepublik Äthiopien&quot;, citizenship: &quot;äthiopisch&quot;, continent: Continent.AFR, iso3166_2: &quot;ET&quot;, iso3166_3: &quot;ETH&quot;, destatisBevCode: Integer.parseInt(&quot;225&quot;)))" calcext:value-type="string">
            <text:p>nations.add(new Nation(searchTerm: "Äthiopien", officialTermShort: "Äthiopien", officialTermLong: "die Demokratische Bundesrepublik Äthiopien", citizenship: "äthiopisch", continent: Continent.AFR, iso3166_2: "ET", iso3166_3: "ETH", destatisBevCode: Integer.parseInt("225")))</text:p>
          </table:table-cell>
        </table:table-row>
        <table:table-row table:style-name="ro1">
          <table:table-cell table:number-columns-repeated="3" office:value-type="string" calcext:value-type="string">
            <text:p>Australien</text:p>
          </table:table-cell>
          <table:table-cell office:value-type="string" calcext:value-type="string">
            <text:p>australisch</text:p>
          </table:table-cell>
          <table:table-cell office:value-type="string" calcext:value-type="string">
            <text:p>AOA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523</text:p>
          </table:table-cell>
          <table:table-cell table:formula="of:=SUBSTITUTE(SUBSTITUTE(SUBSTITUTE(SUBSTITUTE(SUBSTITUTE(SUBSTITUTE(SUBSTITUTE(SUBSTITUTE([.$B$1]; &quot;REPLACE_SEARCH_TERM&quot;; [.A16]); &quot;REPLACE_SHORT_TERM&quot;; [.B16]); &quot;REPLACE_LONG_TERM&quot;; [.C16]); &quot;REPLACE_CITIZENSHIP&quot;; [.D16]); &quot;REPLACE_CONTINENT&quot;; [.E16]); &quot;REPLACE_ISO_2&quot;; [.F16]); &quot;REPLACE_ISO_3&quot;; [.G16]); &quot;REPLACE_DESTATIS&quot;; [.H16])" office:value-type="string" office:string-value="nations.add(new Nation(searchTerm: &quot;Australien&quot;, officialTermShort: &quot;Australien&quot;, officialTermLong: &quot;Australien&quot;, citizenship: &quot;australisch&quot;, continent: Continent.AOA, iso3166_2: &quot;AU&quot;, iso3166_3: &quot;AUS&quot;, destatisBevCode: Integer.parseInt(&quot;523&quot;)))" calcext:value-type="string">
            <text:p>nations.add(new Nation(searchTerm: "Australien", officialTermShort: "Australien", officialTermLong: "Australien", citizenship: "australisch", continent: Continent.AOA, iso3166_2: "AU", iso3166_3: "AUS", destatisBevCode: Integer.parseInt("523")))</text:p>
          </table:table-cell>
        </table:table-row>
        <table:table-row table:style-name="ro1">
          <table:table-cell table:number-columns-repeated="2" office:value-type="string" calcext:value-type="string">
            <text:p>Bahamas</text:p>
          </table:table-cell>
          <table:table-cell office:value-type="string" calcext:value-type="string">
            <text:p>das Commonwealth der Bahamas</text:p>
          </table:table-cell>
          <table:table-cell office:value-type="string" calcext:value-type="string">
            <text:p>bahamaisch</text:p>
          </table:table-cell>
          <table:table-cell office:value-type="string" calcext:value-type="string">
            <text:p>AME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BHS</text:p>
          </table:table-cell>
          <table:table-cell office:value-type="string" calcext:value-type="string">
            <text:p>324</text:p>
          </table:table-cell>
          <table:table-cell table:formula="of:=SUBSTITUTE(SUBSTITUTE(SUBSTITUTE(SUBSTITUTE(SUBSTITUTE(SUBSTITUTE(SUBSTITUTE(SUBSTITUTE([.$B$1]; &quot;REPLACE_SEARCH_TERM&quot;; [.A17]); &quot;REPLACE_SHORT_TERM&quot;; [.B17]); &quot;REPLACE_LONG_TERM&quot;; [.C17]); &quot;REPLACE_CITIZENSHIP&quot;; [.D17]); &quot;REPLACE_CONTINENT&quot;; [.E17]); &quot;REPLACE_ISO_2&quot;; [.F17]); &quot;REPLACE_ISO_3&quot;; [.G17]); &quot;REPLACE_DESTATIS&quot;; [.H17])" office:value-type="string" office:string-value="nations.add(new Nation(searchTerm: &quot;Bahamas&quot;, officialTermShort: &quot;Bahamas&quot;, officialTermLong: &quot;das Commonwealth der Bahamas&quot;, citizenship: &quot;bahamaisch&quot;, continent: Continent.AME, iso3166_2: &quot;BS&quot;, iso3166_3: &quot;BHS&quot;, destatisBevCode: Integer.parseInt(&quot;324&quot;)))" calcext:value-type="string">
            <text:p>nations.add(new Nation(searchTerm: "Bahamas", officialTermShort: "Bahamas", officialTermLong: "das Commonwealth der Bahamas", citizenship: "bahamaisch", continent: Continent.AME, iso3166_2: "BS", iso3166_3: "BHS", destatisBevCode: Integer.parseInt("324")))</text:p>
          </table:table-cell>
        </table:table-row>
        <table:table-row table:style-name="ro1">
          <table:table-cell table:number-columns-repeated="2" office:value-type="string" calcext:value-type="string">
            <text:p>Bahrain</text:p>
          </table:table-cell>
          <table:table-cell office:value-type="string" calcext:value-type="string">
            <text:p>das Königreich Bahrain</text:p>
          </table:table-cell>
          <table:table-cell office:value-type="string" calcext:value-type="string">
            <text:p>bahrainisch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BH</text:p>
          </table:table-cell>
          <table:table-cell office:value-type="string" calcext:value-type="string">
            <text:p>BHR</text:p>
          </table:table-cell>
          <table:table-cell office:value-type="string" calcext:value-type="string">
            <text:p>424</text:p>
          </table:table-cell>
          <table:table-cell table:formula="of:=SUBSTITUTE(SUBSTITUTE(SUBSTITUTE(SUBSTITUTE(SUBSTITUTE(SUBSTITUTE(SUBSTITUTE(SUBSTITUTE([.$B$1]; &quot;REPLACE_SEARCH_TERM&quot;; [.A18]); &quot;REPLACE_SHORT_TERM&quot;; [.B18]); &quot;REPLACE_LONG_TERM&quot;; [.C18]); &quot;REPLACE_CITIZENSHIP&quot;; [.D18]); &quot;REPLACE_CONTINENT&quot;; [.E18]); &quot;REPLACE_ISO_2&quot;; [.F18]); &quot;REPLACE_ISO_3&quot;; [.G18]); &quot;REPLACE_DESTATIS&quot;; [.H18])" office:value-type="string" office:string-value="nations.add(new Nation(searchTerm: &quot;Bahrain&quot;, officialTermShort: &quot;Bahrain&quot;, officialTermLong: &quot;das Königreich Bahrain&quot;, citizenship: &quot;bahrainisch&quot;, continent: Continent.ASI, iso3166_2: &quot;BH&quot;, iso3166_3: &quot;BHR&quot;, destatisBevCode: Integer.parseInt(&quot;424&quot;)))" calcext:value-type="string">
            <text:p>nations.add(new Nation(searchTerm: "Bahrain", officialTermShort: "Bahrain", officialTermLong: "das Königreich Bahrain", citizenship: "bahrainisch", continent: Continent.ASI, iso3166_2: "BH", iso3166_3: "BHR", destatisBevCode: Integer.parseInt("424")))</text:p>
          </table:table-cell>
        </table:table-row>
        <table:table-row table:style-name="ro1">
          <table:table-cell table:number-columns-repeated="2" office:value-type="string" calcext:value-type="string">
            <text:p>Bangladesch</text:p>
          </table:table-cell>
          <table:table-cell office:value-type="string" calcext:value-type="string">
            <text:p>die Volksrepublik Bangladesch</text:p>
          </table:table-cell>
          <table:table-cell office:value-type="string" calcext:value-type="string">
            <text:p>bangladeschisch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BGD</text:p>
          </table:table-cell>
          <table:table-cell office:value-type="string" calcext:value-type="string">
            <text:p>460</text:p>
          </table:table-cell>
          <table:table-cell table:formula="of:=SUBSTITUTE(SUBSTITUTE(SUBSTITUTE(SUBSTITUTE(SUBSTITUTE(SUBSTITUTE(SUBSTITUTE(SUBSTITUTE([.$B$1]; &quot;REPLACE_SEARCH_TERM&quot;; [.A19]); &quot;REPLACE_SHORT_TERM&quot;; [.B19]); &quot;REPLACE_LONG_TERM&quot;; [.C19]); &quot;REPLACE_CITIZENSHIP&quot;; [.D19]); &quot;REPLACE_CONTINENT&quot;; [.E19]); &quot;REPLACE_ISO_2&quot;; [.F19]); &quot;REPLACE_ISO_3&quot;; [.G19]); &quot;REPLACE_DESTATIS&quot;; [.H19])" office:value-type="string" office:string-value="nations.add(new Nation(searchTerm: &quot;Bangladesch&quot;, officialTermShort: &quot;Bangladesch&quot;, officialTermLong: &quot;die Volksrepublik Bangladesch&quot;, citizenship: &quot;bangladeschisch&quot;, continent: Continent.ASI, iso3166_2: &quot;BD&quot;, iso3166_3: &quot;BGD&quot;, destatisBevCode: Integer.parseInt(&quot;460&quot;)))" calcext:value-type="string">
            <text:p>nations.add(new Nation(searchTerm: "Bangladesch", officialTermShort: "Bangladesch", officialTermLong: "die Volksrepublik Bangladesch", citizenship: "bangladeschisch", continent: Continent.ASI, iso3166_2: "BD", iso3166_3: "BGD", destatisBevCode: Integer.parseInt("460")))</text:p>
          </table:table-cell>
        </table:table-row>
        <table:table-row table:style-name="ro1">
          <table:table-cell table:number-columns-repeated="3" office:value-type="string" calcext:value-type="string">
            <text:p>Barbados</text:p>
          </table:table-cell>
          <table:table-cell office:value-type="string" calcext:value-type="string">
            <text:p>barbadisch</text:p>
          </table:table-cell>
          <table:table-cell office:value-type="string" calcext:value-type="string">
            <text:p>AME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BRB</text:p>
          </table:table-cell>
          <table:table-cell office:value-type="string" calcext:value-type="string">
            <text:p>322</text:p>
          </table:table-cell>
          <table:table-cell table:formula="of:=SUBSTITUTE(SUBSTITUTE(SUBSTITUTE(SUBSTITUTE(SUBSTITUTE(SUBSTITUTE(SUBSTITUTE(SUBSTITUTE([.$B$1]; &quot;REPLACE_SEARCH_TERM&quot;; [.A20]); &quot;REPLACE_SHORT_TERM&quot;; [.B20]); &quot;REPLACE_LONG_TERM&quot;; [.C20]); &quot;REPLACE_CITIZENSHIP&quot;; [.D20]); &quot;REPLACE_CONTINENT&quot;; [.E20]); &quot;REPLACE_ISO_2&quot;; [.F20]); &quot;REPLACE_ISO_3&quot;; [.G20]); &quot;REPLACE_DESTATIS&quot;; [.H20])" office:value-type="string" office:string-value="nations.add(new Nation(searchTerm: &quot;Barbados&quot;, officialTermShort: &quot;Barbados&quot;, officialTermLong: &quot;Barbados&quot;, citizenship: &quot;barbadisch&quot;, continent: Continent.AME, iso3166_2: &quot;BB&quot;, iso3166_3: &quot;BRB&quot;, destatisBevCode: Integer.parseInt(&quot;322&quot;)))" calcext:value-type="string">
            <text:p>nations.add(new Nation(searchTerm: "Barbados", officialTermShort: "Barbados", officialTermLong: "Barbados", citizenship: "barbadisch", continent: Continent.AME, iso3166_2: "BB", iso3166_3: "BRB", destatisBevCode: Integer.parseInt("322")))</text:p>
          </table:table-cell>
        </table:table-row>
        <table:table-row table:style-name="ro1">
          <table:table-cell table:number-columns-repeated="2" office:value-type="string" calcext:value-type="string">
            <text:p>Belarus</text:p>
          </table:table-cell>
          <table:table-cell office:value-type="string" calcext:value-type="string">
            <text:p>die Republik Belarus</text:p>
          </table:table-cell>
          <table:table-cell office:value-type="string" calcext:value-type="string">
            <text:p>belarussisch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BLR</text:p>
          </table:table-cell>
          <table:table-cell office:value-type="string" calcext:value-type="string">
            <text:p>169</text:p>
          </table:table-cell>
          <table:table-cell table:formula="of:=SUBSTITUTE(SUBSTITUTE(SUBSTITUTE(SUBSTITUTE(SUBSTITUTE(SUBSTITUTE(SUBSTITUTE(SUBSTITUTE([.$B$1]; &quot;REPLACE_SEARCH_TERM&quot;; [.A21]); &quot;REPLACE_SHORT_TERM&quot;; [.B21]); &quot;REPLACE_LONG_TERM&quot;; [.C21]); &quot;REPLACE_CITIZENSHIP&quot;; [.D21]); &quot;REPLACE_CONTINENT&quot;; [.E21]); &quot;REPLACE_ISO_2&quot;; [.F21]); &quot;REPLACE_ISO_3&quot;; [.G21]); &quot;REPLACE_DESTATIS&quot;; [.H21])" office:value-type="string" office:string-value="nations.add(new Nation(searchTerm: &quot;Belarus&quot;, officialTermShort: &quot;Belarus&quot;, officialTermLong: &quot;die Republik Belarus&quot;, citizenship: &quot;belarussisch&quot;, continent: Continent.EUR, iso3166_2: &quot;BY&quot;, iso3166_3: &quot;BLR&quot;, destatisBevCode: Integer.parseInt(&quot;169&quot;)))" calcext:value-type="string">
            <text:p>nations.add(new Nation(searchTerm: "Belarus", officialTermShort: "Belarus", officialTermLong: "die Republik Belarus", citizenship: "belarussisch", continent: Continent.EUR, iso3166_2: "BY", iso3166_3: "BLR", destatisBevCode: Integer.parseInt("169")))</text:p>
          </table:table-cell>
        </table:table-row>
        <table:table-row table:style-name="ro1">
          <table:table-cell table:number-columns-repeated="2" office:value-type="string" calcext:value-type="string">
            <text:p>Belgien</text:p>
          </table:table-cell>
          <table:table-cell office:value-type="string" calcext:value-type="string">
            <text:p>das Königreich Belgien</text:p>
          </table:table-cell>
          <table:table-cell office:value-type="string" calcext:value-type="string">
            <text:p>belgisch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124</text:p>
          </table:table-cell>
          <table:table-cell table:formula="of:=SUBSTITUTE(SUBSTITUTE(SUBSTITUTE(SUBSTITUTE(SUBSTITUTE(SUBSTITUTE(SUBSTITUTE(SUBSTITUTE([.$B$1]; &quot;REPLACE_SEARCH_TERM&quot;; [.A22]); &quot;REPLACE_SHORT_TERM&quot;; [.B22]); &quot;REPLACE_LONG_TERM&quot;; [.C22]); &quot;REPLACE_CITIZENSHIP&quot;; [.D22]); &quot;REPLACE_CONTINENT&quot;; [.E22]); &quot;REPLACE_ISO_2&quot;; [.F22]); &quot;REPLACE_ISO_3&quot;; [.G22]); &quot;REPLACE_DESTATIS&quot;; [.H22])" office:value-type="string" office:string-value="nations.add(new Nation(searchTerm: &quot;Belgien&quot;, officialTermShort: &quot;Belgien&quot;, officialTermLong: &quot;das Königreich Belgien&quot;, citizenship: &quot;belgisch&quot;, continent: Continent.EUR, iso3166_2: &quot;BE&quot;, iso3166_3: &quot;BEL&quot;, destatisBevCode: Integer.parseInt(&quot;124&quot;)))" calcext:value-type="string">
            <text:p>nations.add(new Nation(searchTerm: "Belgien", officialTermShort: "Belgien", officialTermLong: "das Königreich Belgien", citizenship: "belgisch", continent: Continent.EUR, iso3166_2: "BE", iso3166_3: "BEL", destatisBevCode: Integer.parseInt("124")))</text:p>
          </table:table-cell>
        </table:table-row>
        <table:table-row table:style-name="ro1">
          <table:table-cell table:number-columns-repeated="3" office:value-type="string" calcext:value-type="string">
            <text:p>Belize</text:p>
          </table:table-cell>
          <table:table-cell office:value-type="string" calcext:value-type="string">
            <text:p>belizisch</text:p>
          </table:table-cell>
          <table:table-cell office:value-type="string" calcext:value-type="string">
            <text:p>AME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BLZ</text:p>
          </table:table-cell>
          <table:table-cell office:value-type="string" calcext:value-type="string">
            <text:p>330</text:p>
          </table:table-cell>
          <table:table-cell table:formula="of:=SUBSTITUTE(SUBSTITUTE(SUBSTITUTE(SUBSTITUTE(SUBSTITUTE(SUBSTITUTE(SUBSTITUTE(SUBSTITUTE([.$B$1]; &quot;REPLACE_SEARCH_TERM&quot;; [.A23]); &quot;REPLACE_SHORT_TERM&quot;; [.B23]); &quot;REPLACE_LONG_TERM&quot;; [.C23]); &quot;REPLACE_CITIZENSHIP&quot;; [.D23]); &quot;REPLACE_CONTINENT&quot;; [.E23]); &quot;REPLACE_ISO_2&quot;; [.F23]); &quot;REPLACE_ISO_3&quot;; [.G23]); &quot;REPLACE_DESTATIS&quot;; [.H23])" office:value-type="string" office:string-value="nations.add(new Nation(searchTerm: &quot;Belize&quot;, officialTermShort: &quot;Belize&quot;, officialTermLong: &quot;Belize&quot;, citizenship: &quot;belizisch&quot;, continent: Continent.AME, iso3166_2: &quot;BZ&quot;, iso3166_3: &quot;BLZ&quot;, destatisBevCode: Integer.parseInt(&quot;330&quot;)))" calcext:value-type="string">
            <text:p>nations.add(new Nation(searchTerm: "Belize", officialTermShort: "Belize", officialTermLong: "Belize", citizenship: "belizisch", continent: Continent.AME, iso3166_2: "BZ", iso3166_3: "BLZ", destatisBevCode: Integer.parseInt("330")))</text:p>
          </table:table-cell>
        </table:table-row>
        <table:table-row table:style-name="ro1">
          <table:table-cell table:number-columns-repeated="2" office:value-type="string" calcext:value-type="string">
            <text:p>Benin</text:p>
          </table:table-cell>
          <table:table-cell office:value-type="string" calcext:value-type="string">
            <text:p>die Republik Benin</text:p>
          </table:table-cell>
          <table:table-cell office:value-type="string" calcext:value-type="string">
            <text:p>beninisch</text:p>
          </table:table-cell>
          <table:table-cell office:value-type="string" calcext:value-type="string">
            <text:p>AFR</text:p>
          </table:table-cell>
          <table:table-cell office:value-type="string" calcext:value-type="string">
            <text:p>BJ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229</text:p>
          </table:table-cell>
          <table:table-cell table:formula="of:=SUBSTITUTE(SUBSTITUTE(SUBSTITUTE(SUBSTITUTE(SUBSTITUTE(SUBSTITUTE(SUBSTITUTE(SUBSTITUTE([.$B$1]; &quot;REPLACE_SEARCH_TERM&quot;; [.A24]); &quot;REPLACE_SHORT_TERM&quot;; [.B24]); &quot;REPLACE_LONG_TERM&quot;; [.C24]); &quot;REPLACE_CITIZENSHIP&quot;; [.D24]); &quot;REPLACE_CONTINENT&quot;; [.E24]); &quot;REPLACE_ISO_2&quot;; [.F24]); &quot;REPLACE_ISO_3&quot;; [.G24]); &quot;REPLACE_DESTATIS&quot;; [.H24])" office:value-type="string" office:string-value="nations.add(new Nation(searchTerm: &quot;Benin&quot;, officialTermShort: &quot;Benin&quot;, officialTermLong: &quot;die Republik Benin&quot;, citizenship: &quot;beninisch&quot;, continent: Continent.AFR, iso3166_2: &quot;BJ&quot;, iso3166_3: &quot;BEN&quot;, destatisBevCode: Integer.parseInt(&quot;229&quot;)))" calcext:value-type="string">
            <text:p>nations.add(new Nation(searchTerm: "Benin", officialTermShort: "Benin", officialTermLong: "die Republik Benin", citizenship: "beninisch", continent: Continent.AFR, iso3166_2: "BJ", iso3166_3: "BEN", destatisBevCode: Integer.parseInt("229")))</text:p>
          </table:table-cell>
        </table:table-row>
        <table:table-row table:style-name="ro1">
          <table:table-cell table:number-columns-repeated="2" office:value-type="string" calcext:value-type="string">
            <text:p>Bhutan</text:p>
          </table:table-cell>
          <table:table-cell office:value-type="string" calcext:value-type="string">
            <text:p>das Königreich Bhutan</text:p>
          </table:table-cell>
          <table:table-cell office:value-type="string" calcext:value-type="string">
            <text:p>bhutanisch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BT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426</text:p>
          </table:table-cell>
          <table:table-cell table:formula="of:=SUBSTITUTE(SUBSTITUTE(SUBSTITUTE(SUBSTITUTE(SUBSTITUTE(SUBSTITUTE(SUBSTITUTE(SUBSTITUTE([.$B$1]; &quot;REPLACE_SEARCH_TERM&quot;; [.A25]); &quot;REPLACE_SHORT_TERM&quot;; [.B25]); &quot;REPLACE_LONG_TERM&quot;; [.C25]); &quot;REPLACE_CITIZENSHIP&quot;; [.D25]); &quot;REPLACE_CONTINENT&quot;; [.E25]); &quot;REPLACE_ISO_2&quot;; [.F25]); &quot;REPLACE_ISO_3&quot;; [.G25]); &quot;REPLACE_DESTATIS&quot;; [.H25])" office:value-type="string" office:string-value="nations.add(new Nation(searchTerm: &quot;Bhutan&quot;, officialTermShort: &quot;Bhutan&quot;, officialTermLong: &quot;das Königreich Bhutan&quot;, citizenship: &quot;bhutanisch&quot;, continent: Continent.ASI, iso3166_2: &quot;BT&quot;, iso3166_3: &quot;BTN&quot;, destatisBevCode: Integer.parseInt(&quot;426&quot;)))" calcext:value-type="string">
            <text:p>nations.add(new Nation(searchTerm: "Bhutan", officialTermShort: "Bhutan", officialTermLong: "das Königreich Bhutan", citizenship: "bhutanisch", continent: Continent.ASI, iso3166_2: "BT", iso3166_3: "BTN", destatisBevCode: Integer.parseInt("426")))</text:p>
          </table:table-cell>
        </table:table-row>
        <table:table-row table:style-name="ro1">
          <table:table-cell office:value-type="string" calcext:value-type="string">
            <text:p>Bolivien</text:p>
          </table:table-cell>
          <table:table-cell office:value-type="string" calcext:value-type="string">
            <text:p>Plurinationaler Staat Bolivien</text:p>
          </table:table-cell>
          <table:table-cell office:value-type="string" calcext:value-type="string">
            <text:p>der Plurinationale Staat Bolivien</text:p>
          </table:table-cell>
          <table:table-cell office:value-type="string" calcext:value-type="string">
            <text:p>bolivianisch</text:p>
          </table:table-cell>
          <table:table-cell office:value-type="string" calcext:value-type="string">
            <text:p>AME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326</text:p>
          </table:table-cell>
          <table:table-cell table:formula="of:=SUBSTITUTE(SUBSTITUTE(SUBSTITUTE(SUBSTITUTE(SUBSTITUTE(SUBSTITUTE(SUBSTITUTE(SUBSTITUTE([.$B$1]; &quot;REPLACE_SEARCH_TERM&quot;; [.A26]); &quot;REPLACE_SHORT_TERM&quot;; [.B26]); &quot;REPLACE_LONG_TERM&quot;; [.C26]); &quot;REPLACE_CITIZENSHIP&quot;; [.D26]); &quot;REPLACE_CONTINENT&quot;; [.E26]); &quot;REPLACE_ISO_2&quot;; [.F26]); &quot;REPLACE_ISO_3&quot;; [.G26]); &quot;REPLACE_DESTATIS&quot;; [.H26])" office:value-type="string" office:string-value="nations.add(new Nation(searchTerm: &quot;Plurinationaler Staat Bolivien&quot;, officialTermShort: &quot;Plurinationaler Staat Bolivien&quot;, officialTermLong: &quot;der Plurinationale Staat Bolivien&quot;, citizenship: &quot;bolivianisch&quot;, continent: Continent.AME, iso3166_2: &quot;BO&quot;, iso3166_3: &quot;BOL&quot;, destatisBevCode: Integer.parseInt(&quot;326&quot;)))" calcext:value-type="string">
            <text:p>nations.add(new Nation(searchTerm: "Plurinationaler Staat Bolivien", officialTermShort: "Plurinationaler Staat Bolivien", officialTermLong: "der Plurinationale Staat Bolivien", citizenship: "bolivianisch", continent: Continent.AME, iso3166_2: "BO", iso3166_3: "BOL", destatisBevCode: Integer.parseInt("326")))</text:p>
          </table:table-cell>
        </table:table-row>
        <table:table-row table:style-name="ro1">
          <table:table-cell table:number-columns-repeated="3" office:value-type="string" calcext:value-type="string">
            <text:p>Bosnien und Herzegowina</text:p>
          </table:table-cell>
          <table:table-cell office:value-type="string" calcext:value-type="string">
            <text:p>bosnisch-herzegowinisch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IH</text:p>
          </table:table-cell>
          <table:table-cell office:value-type="string" calcext:value-type="string">
            <text:p>122</text:p>
          </table:table-cell>
          <table:table-cell table:formula="of:=SUBSTITUTE(SUBSTITUTE(SUBSTITUTE(SUBSTITUTE(SUBSTITUTE(SUBSTITUTE(SUBSTITUTE(SUBSTITUTE([.$B$1]; &quot;REPLACE_SEARCH_TERM&quot;; [.A27]); &quot;REPLACE_SHORT_TERM&quot;; [.B27]); &quot;REPLACE_LONG_TERM&quot;; [.C27]); &quot;REPLACE_CITIZENSHIP&quot;; [.D27]); &quot;REPLACE_CONTINENT&quot;; [.E27]); &quot;REPLACE_ISO_2&quot;; [.F27]); &quot;REPLACE_ISO_3&quot;; [.G27]); &quot;REPLACE_DESTATIS&quot;; [.H27])" office:value-type="string" office:string-value="nations.add(new Nation(searchTerm: &quot;Bosnien und Herzegowina&quot;, officialTermShort: &quot;Bosnien und Herzegowina&quot;, officialTermLong: &quot;Bosnien und Herzegowina&quot;, citizenship: &quot;bosnisch-herzegowinisch&quot;, continent: Continent.EUR, iso3166_2: &quot;BA&quot;, iso3166_3: &quot;BIH&quot;, destatisBevCode: Integer.parseInt(&quot;122&quot;)))" calcext:value-type="string">
            <text:p>nations.add(new Nation(searchTerm: "Bosnien und Herzegowina", officialTermShort: "Bosnien und Herzegowina", officialTermLong: "Bosnien und Herzegowina", citizenship: "bosnisch-herzegowinisch", continent: Continent.EUR, iso3166_2: "BA", iso3166_3: "BIH", destatisBevCode: Integer.parseInt("122")))</text:p>
          </table:table-cell>
        </table:table-row>
        <table:table-row table:style-name="ro1">
          <table:table-cell table:number-columns-repeated="2" office:value-type="string" calcext:value-type="string">
            <text:p>Botsuana</text:p>
          </table:table-cell>
          <table:table-cell office:value-type="string" calcext:value-type="string">
            <text:p>die Republik Botsuana</text:p>
          </table:table-cell>
          <table:table-cell office:value-type="string" calcext:value-type="string">
            <text:p>botsuanisch</text:p>
          </table:table-cell>
          <table:table-cell office:value-type="string" calcext:value-type="string">
            <text:p>AFR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BWA</text:p>
          </table:table-cell>
          <table:table-cell office:value-type="string" calcext:value-type="string">
            <text:p>227</text:p>
          </table:table-cell>
          <table:table-cell table:formula="of:=SUBSTITUTE(SUBSTITUTE(SUBSTITUTE(SUBSTITUTE(SUBSTITUTE(SUBSTITUTE(SUBSTITUTE(SUBSTITUTE([.$B$1]; &quot;REPLACE_SEARCH_TERM&quot;; [.A28]); &quot;REPLACE_SHORT_TERM&quot;; [.B28]); &quot;REPLACE_LONG_TERM&quot;; [.C28]); &quot;REPLACE_CITIZENSHIP&quot;; [.D28]); &quot;REPLACE_CONTINENT&quot;; [.E28]); &quot;REPLACE_ISO_2&quot;; [.F28]); &quot;REPLACE_ISO_3&quot;; [.G28]); &quot;REPLACE_DESTATIS&quot;; [.H28])" office:value-type="string" office:string-value="nations.add(new Nation(searchTerm: &quot;Botsuana&quot;, officialTermShort: &quot;Botsuana&quot;, officialTermLong: &quot;die Republik Botsuana&quot;, citizenship: &quot;botsuanisch&quot;, continent: Continent.AFR, iso3166_2: &quot;BW&quot;, iso3166_3: &quot;BWA&quot;, destatisBevCode: Integer.parseInt(&quot;227&quot;)))" calcext:value-type="string">
            <text:p>nations.add(new Nation(searchTerm: "Botsuana", officialTermShort: "Botsuana", officialTermLong: "die Republik Botsuana", citizenship: "botsuanisch", continent: Continent.AFR, iso3166_2: "BW", iso3166_3: "BWA", destatisBevCode: Integer.parseInt("227")))</text:p>
          </table:table-cell>
        </table:table-row>
        <table:table-row table:style-name="ro1">
          <table:table-cell table:number-columns-repeated="2" office:value-type="string" calcext:value-type="string">
            <text:p>Brasilien</text:p>
          </table:table-cell>
          <table:table-cell office:value-type="string" calcext:value-type="string">
            <text:p>die Föderative Republik Brasilien</text:p>
          </table:table-cell>
          <table:table-cell office:value-type="string" calcext:value-type="string">
            <text:p>brasilianisch</text:p>
          </table:table-cell>
          <table:table-cell office:value-type="string" calcext:value-type="string">
            <text:p>AME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327</text:p>
          </table:table-cell>
          <table:table-cell table:formula="of:=SUBSTITUTE(SUBSTITUTE(SUBSTITUTE(SUBSTITUTE(SUBSTITUTE(SUBSTITUTE(SUBSTITUTE(SUBSTITUTE([.$B$1]; &quot;REPLACE_SEARCH_TERM&quot;; [.A29]); &quot;REPLACE_SHORT_TERM&quot;; [.B29]); &quot;REPLACE_LONG_TERM&quot;; [.C29]); &quot;REPLACE_CITIZENSHIP&quot;; [.D29]); &quot;REPLACE_CONTINENT&quot;; [.E29]); &quot;REPLACE_ISO_2&quot;; [.F29]); &quot;REPLACE_ISO_3&quot;; [.G29]); &quot;REPLACE_DESTATIS&quot;; [.H29])" office:value-type="string" office:string-value="nations.add(new Nation(searchTerm: &quot;Brasilien&quot;, officialTermShort: &quot;Brasilien&quot;, officialTermLong: &quot;die Föderative Republik Brasilien&quot;, citizenship: &quot;brasilianisch&quot;, continent: Continent.AME, iso3166_2: &quot;BR&quot;, iso3166_3: &quot;BRA&quot;, destatisBevCode: Integer.parseInt(&quot;327&quot;)))" calcext:value-type="string">
            <text:p>nations.add(new Nation(searchTerm: "Brasilien", officialTermShort: "Brasilien", officialTermLong: "die Föderative Republik Brasilien", citizenship: "brasilianisch", continent: Continent.AME, iso3166_2: "BR", iso3166_3: "BRA", destatisBevCode: Integer.parseInt("327")))</text:p>
          </table:table-cell>
        </table:table-row>
        <table:table-row table:style-name="ro1">
          <table:table-cell table:number-columns-repeated="3" office:value-type="string" calcext:value-type="string">
            <text:p>Brunei Darussalam</text:p>
          </table:table-cell>
          <table:table-cell office:value-type="string" calcext:value-type="string">
            <text:p>bruneiisch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BRN</text:p>
          </table:table-cell>
          <table:table-cell office:value-type="string" calcext:value-type="string">
            <text:p>429</text:p>
          </table:table-cell>
          <table:table-cell table:formula="of:=SUBSTITUTE(SUBSTITUTE(SUBSTITUTE(SUBSTITUTE(SUBSTITUTE(SUBSTITUTE(SUBSTITUTE(SUBSTITUTE([.$B$1]; &quot;REPLACE_SEARCH_TERM&quot;; [.A30]); &quot;REPLACE_SHORT_TERM&quot;; [.B30]); &quot;REPLACE_LONG_TERM&quot;; [.C30]); &quot;REPLACE_CITIZENSHIP&quot;; [.D30]); &quot;REPLACE_CONTINENT&quot;; [.E30]); &quot;REPLACE_ISO_2&quot;; [.F30]); &quot;REPLACE_ISO_3&quot;; [.G30]); &quot;REPLACE_DESTATIS&quot;; [.H30])" office:value-type="string" office:string-value="nations.add(new Nation(searchTerm: &quot;Brunei Darussalam&quot;, officialTermShort: &quot;Brunei Darussalam&quot;, officialTermLong: &quot;Brunei Darussalam&quot;, citizenship: &quot;bruneiisch&quot;, continent: Continent.ASI, iso3166_2: &quot;BN&quot;, iso3166_3: &quot;BRN&quot;, destatisBevCode: Integer.parseInt(&quot;429&quot;)))" calcext:value-type="string">
            <text:p>nations.add(new Nation(searchTerm: "Brunei Darussalam", officialTermShort: "Brunei Darussalam", officialTermLong: "Brunei Darussalam", citizenship: "bruneiisch", continent: Continent.ASI, iso3166_2: "BN", iso3166_3: "BRN", destatisBevCode: Integer.parseInt("429")))</text:p>
          </table:table-cell>
        </table:table-row>
        <table:table-row table:style-name="ro1">
          <table:table-cell table:number-columns-repeated="2" office:value-type="string" calcext:value-type="string">
            <text:p>Bulgarien</text:p>
          </table:table-cell>
          <table:table-cell office:value-type="string" calcext:value-type="string">
            <text:p>die Republik Bulgarien</text:p>
          </table:table-cell>
          <table:table-cell office:value-type="string" calcext:value-type="string">
            <text:p>bulgarisch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BGR</text:p>
          </table:table-cell>
          <table:table-cell office:value-type="string" calcext:value-type="string">
            <text:p>125</text:p>
          </table:table-cell>
          <table:table-cell table:formula="of:=SUBSTITUTE(SUBSTITUTE(SUBSTITUTE(SUBSTITUTE(SUBSTITUTE(SUBSTITUTE(SUBSTITUTE(SUBSTITUTE([.$B$1]; &quot;REPLACE_SEARCH_TERM&quot;; [.A31]); &quot;REPLACE_SHORT_TERM&quot;; [.B31]); &quot;REPLACE_LONG_TERM&quot;; [.C31]); &quot;REPLACE_CITIZENSHIP&quot;; [.D31]); &quot;REPLACE_CONTINENT&quot;; [.E31]); &quot;REPLACE_ISO_2&quot;; [.F31]); &quot;REPLACE_ISO_3&quot;; [.G31]); &quot;REPLACE_DESTATIS&quot;; [.H31])" office:value-type="string" office:string-value="nations.add(new Nation(searchTerm: &quot;Bulgarien&quot;, officialTermShort: &quot;Bulgarien&quot;, officialTermLong: &quot;die Republik Bulgarien&quot;, citizenship: &quot;bulgarisch&quot;, continent: Continent.EUR, iso3166_2: &quot;BG&quot;, iso3166_3: &quot;BGR&quot;, destatisBevCode: Integer.parseInt(&quot;125&quot;)))" calcext:value-type="string">
            <text:p>nations.add(new Nation(searchTerm: "Bulgarien", officialTermShort: "Bulgarien", officialTermLong: "die Republik Bulgarien", citizenship: "bulgarisch", continent: Continent.EUR, iso3166_2: "BG", iso3166_3: "BGR", destatisBevCode: Integer.parseInt("125")))</text:p>
          </table:table-cell>
        </table:table-row>
        <table:table-row table:style-name="ro1">
          <table:table-cell table:number-columns-repeated="3" office:value-type="string" calcext:value-type="string">
            <text:p>Burkina Faso</text:p>
          </table:table-cell>
          <table:table-cell office:value-type="string" calcext:value-type="string">
            <text:p>burkinisch</text:p>
          </table:table-cell>
          <table:table-cell office:value-type="string" calcext:value-type="string">
            <text:p>AFR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258</text:p>
          </table:table-cell>
          <table:table-cell table:formula="of:=SUBSTITUTE(SUBSTITUTE(SUBSTITUTE(SUBSTITUTE(SUBSTITUTE(SUBSTITUTE(SUBSTITUTE(SUBSTITUTE([.$B$1]; &quot;REPLACE_SEARCH_TERM&quot;; [.A32]); &quot;REPLACE_SHORT_TERM&quot;; [.B32]); &quot;REPLACE_LONG_TERM&quot;; [.C32]); &quot;REPLACE_CITIZENSHIP&quot;; [.D32]); &quot;REPLACE_CONTINENT&quot;; [.E32]); &quot;REPLACE_ISO_2&quot;; [.F32]); &quot;REPLACE_ISO_3&quot;; [.G32]); &quot;REPLACE_DESTATIS&quot;; [.H32])" office:value-type="string" office:string-value="nations.add(new Nation(searchTerm: &quot;Burkina Faso&quot;, officialTermShort: &quot;Burkina Faso&quot;, officialTermLong: &quot;Burkina Faso&quot;, citizenship: &quot;burkinisch&quot;, continent: Continent.AFR, iso3166_2: &quot;BF&quot;, iso3166_3: &quot;BFA&quot;, destatisBevCode: Integer.parseInt(&quot;258&quot;)))" calcext:value-type="string">
            <text:p>nations.add(new Nation(searchTerm: "Burkina Faso", officialTermShort: "Burkina Faso", officialTermLong: "Burkina Faso", citizenship: "burkinisch", continent: Continent.AFR, iso3166_2: "BF", iso3166_3: "BFA", destatisBevCode: Integer.parseInt("258")))</text:p>
          </table:table-cell>
        </table:table-row>
        <table:table-row table:style-name="ro1">
          <table:table-cell table:number-columns-repeated="2" office:value-type="string" calcext:value-type="string">
            <text:p>Burundi</text:p>
          </table:table-cell>
          <table:table-cell office:value-type="string" calcext:value-type="string">
            <text:p>die Republik Burundi</text:p>
          </table:table-cell>
          <table:table-cell office:value-type="string" calcext:value-type="string">
            <text:p>burundisch</text:p>
          </table:table-cell>
          <table:table-cell office:value-type="string" calcext:value-type="string">
            <text:p>AFR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BDI</text:p>
          </table:table-cell>
          <table:table-cell office:value-type="string" calcext:value-type="string">
            <text:p>291</text:p>
          </table:table-cell>
          <table:table-cell table:formula="of:=SUBSTITUTE(SUBSTITUTE(SUBSTITUTE(SUBSTITUTE(SUBSTITUTE(SUBSTITUTE(SUBSTITUTE(SUBSTITUTE([.$B$1]; &quot;REPLACE_SEARCH_TERM&quot;; [.A33]); &quot;REPLACE_SHORT_TERM&quot;; [.B33]); &quot;REPLACE_LONG_TERM&quot;; [.C33]); &quot;REPLACE_CITIZENSHIP&quot;; [.D33]); &quot;REPLACE_CONTINENT&quot;; [.E33]); &quot;REPLACE_ISO_2&quot;; [.F33]); &quot;REPLACE_ISO_3&quot;; [.G33]); &quot;REPLACE_DESTATIS&quot;; [.H33])" office:value-type="string" office:string-value="nations.add(new Nation(searchTerm: &quot;Burundi&quot;, officialTermShort: &quot;Burundi&quot;, officialTermLong: &quot;die Republik Burundi&quot;, citizenship: &quot;burundisch&quot;, continent: Continent.AFR, iso3166_2: &quot;BI&quot;, iso3166_3: &quot;BDI&quot;, destatisBevCode: Integer.parseInt(&quot;291&quot;)))" calcext:value-type="string">
            <text:p>nations.add(new Nation(searchTerm: "Burundi", officialTermShort: "Burundi", officialTermLong: "die Republik Burundi", citizenship: "burundisch", continent: Continent.AFR, iso3166_2: "BI", iso3166_3: "BDI", destatisBevCode: Integer.parseInt("291")))</text:p>
          </table:table-cell>
        </table:table-row>
        <table:table-row table:style-name="ro1">
          <table:table-cell table:number-columns-repeated="2" office:value-type="string" calcext:value-type="string">
            <text:p>Cabo Verde</text:p>
          </table:table-cell>
          <table:table-cell office:value-type="string" calcext:value-type="string">
            <text:p>die Republik Cabo Verde</text:p>
          </table:table-cell>
          <table:table-cell office:value-type="string" calcext:value-type="string">
            <text:p>cabo-verdisch</text:p>
          </table:table-cell>
          <table:table-cell office:value-type="string" calcext:value-type="string">
            <text:p>AFR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CPV</text:p>
          </table:table-cell>
          <table:table-cell office:value-type="string" calcext:value-type="string">
            <text:p>242</text:p>
          </table:table-cell>
          <table:table-cell table:formula="of:=SUBSTITUTE(SUBSTITUTE(SUBSTITUTE(SUBSTITUTE(SUBSTITUTE(SUBSTITUTE(SUBSTITUTE(SUBSTITUTE([.$B$1]; &quot;REPLACE_SEARCH_TERM&quot;; [.A34]); &quot;REPLACE_SHORT_TERM&quot;; [.B34]); &quot;REPLACE_LONG_TERM&quot;; [.C34]); &quot;REPLACE_CITIZENSHIP&quot;; [.D34]); &quot;REPLACE_CONTINENT&quot;; [.E34]); &quot;REPLACE_ISO_2&quot;; [.F34]); &quot;REPLACE_ISO_3&quot;; [.G34]); &quot;REPLACE_DESTATIS&quot;; [.H34])" office:value-type="string" office:string-value="nations.add(new Nation(searchTerm: &quot;Cabo Verde&quot;, officialTermShort: &quot;Cabo Verde&quot;, officialTermLong: &quot;die Republik Cabo Verde&quot;, citizenship: &quot;cabo-verdisch&quot;, continent: Continent.AFR, iso3166_2: &quot;CV&quot;, iso3166_3: &quot;CPV&quot;, destatisBevCode: Integer.parseInt(&quot;242&quot;)))" calcext:value-type="string">
            <text:p>nations.add(new Nation(searchTerm: "Cabo Verde", officialTermShort: "Cabo Verde", officialTermLong: "die Republik Cabo Verde", citizenship: "cabo-verdisch", continent: Continent.AFR, iso3166_2: "CV", iso3166_3: "CPV", destatisBevCode: Integer.parseInt("242")))</text:p>
          </table:table-cell>
        </table:table-row>
        <table:table-row table:style-name="ro1">
          <table:table-cell table:number-columns-repeated="2" office:value-type="string" calcext:value-type="string">
            <text:p>Chile</text:p>
          </table:table-cell>
          <table:table-cell office:value-type="string" calcext:value-type="string">
            <text:p>die Republik Chile</text:p>
          </table:table-cell>
          <table:table-cell office:value-type="string" calcext:value-type="string">
            <text:p>chilenisch</text:p>
          </table:table-cell>
          <table:table-cell office:value-type="string" calcext:value-type="string">
            <text:p>AME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HL</text:p>
          </table:table-cell>
          <table:table-cell office:value-type="string" calcext:value-type="string">
            <text:p>332</text:p>
          </table:table-cell>
          <table:table-cell table:formula="of:=SUBSTITUTE(SUBSTITUTE(SUBSTITUTE(SUBSTITUTE(SUBSTITUTE(SUBSTITUTE(SUBSTITUTE(SUBSTITUTE([.$B$1]; &quot;REPLACE_SEARCH_TERM&quot;; [.A35]); &quot;REPLACE_SHORT_TERM&quot;; [.B35]); &quot;REPLACE_LONG_TERM&quot;; [.C35]); &quot;REPLACE_CITIZENSHIP&quot;; [.D35]); &quot;REPLACE_CONTINENT&quot;; [.E35]); &quot;REPLACE_ISO_2&quot;; [.F35]); &quot;REPLACE_ISO_3&quot;; [.G35]); &quot;REPLACE_DESTATIS&quot;; [.H35])" office:value-type="string" office:string-value="nations.add(new Nation(searchTerm: &quot;Chile&quot;, officialTermShort: &quot;Chile&quot;, officialTermLong: &quot;die Republik Chile&quot;, citizenship: &quot;chilenisch&quot;, continent: Continent.AME, iso3166_2: &quot;CL&quot;, iso3166_3: &quot;CHL&quot;, destatisBevCode: Integer.parseInt(&quot;332&quot;)))" calcext:value-type="string">
            <text:p>nations.add(new Nation(searchTerm: "Chile", officialTermShort: "Chile", officialTermLong: "die Republik Chile", citizenship: "chilenisch", continent: Continent.AME, iso3166_2: "CL", iso3166_3: "CHL", destatisBevCode: Integer.parseInt("332")))</text:p>
          </table:table-cell>
        </table:table-row>
        <table:table-row table:style-name="ro1">
          <table:table-cell table:number-columns-repeated="2" office:value-type="string" calcext:value-type="string">
            <text:p>China</text:p>
          </table:table-cell>
          <table:table-cell office:value-type="string" calcext:value-type="string">
            <text:p>die Volksrepublik China</text:p>
          </table:table-cell>
          <table:table-cell office:value-type="string" calcext:value-type="string">
            <text:p>chinesisch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479</text:p>
          </table:table-cell>
          <table:table-cell table:formula="of:=SUBSTITUTE(SUBSTITUTE(SUBSTITUTE(SUBSTITUTE(SUBSTITUTE(SUBSTITUTE(SUBSTITUTE(SUBSTITUTE([.$B$1]; &quot;REPLACE_SEARCH_TERM&quot;; [.A36]); &quot;REPLACE_SHORT_TERM&quot;; [.B36]); &quot;REPLACE_LONG_TERM&quot;; [.C36]); &quot;REPLACE_CITIZENSHIP&quot;; [.D36]); &quot;REPLACE_CONTINENT&quot;; [.E36]); &quot;REPLACE_ISO_2&quot;; [.F36]); &quot;REPLACE_ISO_3&quot;; [.G36]); &quot;REPLACE_DESTATIS&quot;; [.H36])" office:value-type="string" office:string-value="nations.add(new Nation(searchTerm: &quot;China&quot;, officialTermShort: &quot;China&quot;, officialTermLong: &quot;die Volksrepublik China&quot;, citizenship: &quot;chinesisch&quot;, continent: Continent.ASI, iso3166_2: &quot;CN&quot;, iso3166_3: &quot;CHN&quot;, destatisBevCode: Integer.parseInt(&quot;479&quot;)))" calcext:value-type="string">
            <text:p>nations.add(new Nation(searchTerm: "China", officialTermShort: "China", officialTermLong: "die Volksrepublik China", citizenship: "chinesisch", continent: Continent.ASI, iso3166_2: "CN", iso3166_3: "CHN", destatisBevCode: Integer.parseInt("479")))</text:p>
          </table:table-cell>
        </table:table-row>
        <table:table-row table:style-name="ro1">
          <table:table-cell table:number-columns-repeated="2" office:value-type="string" calcext:value-type="string">
            <text:p>Cookinseln</text:p>
          </table:table-cell>
          <table:table-cell office:value-type="string" calcext:value-type="string">
            <text:p>die Cookinseln</text:p>
          </table:table-cell>
          <table:table-cell office:value-type="string" calcext:value-type="string">
            <text:p>neuseeländisch</text:p>
          </table:table-cell>
          <table:table-cell office:value-type="string" calcext:value-type="string">
            <text:p>AOA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COK</text:p>
          </table:table-cell>
          <table:table-cell office:value-type="string" calcext:value-type="string">
            <text:p>527</text:p>
          </table:table-cell>
          <table:table-cell table:formula="of:=SUBSTITUTE(SUBSTITUTE(SUBSTITUTE(SUBSTITUTE(SUBSTITUTE(SUBSTITUTE(SUBSTITUTE(SUBSTITUTE([.$B$1]; &quot;REPLACE_SEARCH_TERM&quot;; [.A37]); &quot;REPLACE_SHORT_TERM&quot;; [.B37]); &quot;REPLACE_LONG_TERM&quot;; [.C37]); &quot;REPLACE_CITIZENSHIP&quot;; [.D37]); &quot;REPLACE_CONTINENT&quot;; [.E37]); &quot;REPLACE_ISO_2&quot;; [.F37]); &quot;REPLACE_ISO_3&quot;; [.G37]); &quot;REPLACE_DESTATIS&quot;; [.H37])" office:value-type="string" office:string-value="nations.add(new Nation(searchTerm: &quot;Cookinseln&quot;, officialTermShort: &quot;Cookinseln&quot;, officialTermLong: &quot;die Cookinseln&quot;, citizenship: &quot;neuseeländisch&quot;, continent: Continent.AOA, iso3166_2: &quot;CK&quot;, iso3166_3: &quot;COK&quot;, destatisBevCode: Integer.parseInt(&quot;527&quot;)))" calcext:value-type="string">
            <text:p>nations.add(new Nation(searchTerm: "Cookinseln", officialTermShort: "Cookinseln", officialTermLong: "die Cookinseln", citizenship: "neuseeländisch", continent: Continent.AOA, iso3166_2: "CK", iso3166_3: "COK", destatisBevCode: Integer.parseInt("527")))</text:p>
          </table:table-cell>
        </table:table-row>
        <table:table-row table:style-name="ro1">
          <table:table-cell table:number-columns-repeated="2" office:value-type="string" calcext:value-type="string">
            <text:p>Costa Rica</text:p>
          </table:table-cell>
          <table:table-cell office:value-type="string" calcext:value-type="string">
            <text:p>die Republik Costa Rica</text:p>
          </table:table-cell>
          <table:table-cell office:value-type="string" calcext:value-type="string">
            <text:p>costa-ricanisch</text:p>
          </table:table-cell>
          <table:table-cell office:value-type="string" calcext:value-type="string">
            <text:p>AME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334</text:p>
          </table:table-cell>
          <table:table-cell table:formula="of:=SUBSTITUTE(SUBSTITUTE(SUBSTITUTE(SUBSTITUTE(SUBSTITUTE(SUBSTITUTE(SUBSTITUTE(SUBSTITUTE([.$B$1]; &quot;REPLACE_SEARCH_TERM&quot;; [.A38]); &quot;REPLACE_SHORT_TERM&quot;; [.B38]); &quot;REPLACE_LONG_TERM&quot;; [.C38]); &quot;REPLACE_CITIZENSHIP&quot;; [.D38]); &quot;REPLACE_CONTINENT&quot;; [.E38]); &quot;REPLACE_ISO_2&quot;; [.F38]); &quot;REPLACE_ISO_3&quot;; [.G38]); &quot;REPLACE_DESTATIS&quot;; [.H38])" office:value-type="string" office:string-value="nations.add(new Nation(searchTerm: &quot;Costa Rica&quot;, officialTermShort: &quot;Costa Rica&quot;, officialTermLong: &quot;die Republik Costa Rica&quot;, citizenship: &quot;costa-ricanisch&quot;, continent: Continent.AME, iso3166_2: &quot;CR&quot;, iso3166_3: &quot;CRI&quot;, destatisBevCode: Integer.parseInt(&quot;334&quot;)))" calcext:value-type="string">
            <text:p>nations.add(new Nation(searchTerm: "Costa Rica", officialTermShort: "Costa Rica", officialTermLong: "die Republik Costa Rica", citizenship: "costa-ricanisch", continent: Continent.AME, iso3166_2: "CR", iso3166_3: "CRI", destatisBevCode: Integer.parseInt("334")))</text:p>
          </table:table-cell>
        </table:table-row>
        <table:table-row table:style-name="ro1">
          <table:table-cell table:number-columns-repeated="2" office:value-type="string" calcext:value-type="string">
            <text:p>Côte d’Ivoire</text:p>
          </table:table-cell>
          <table:table-cell office:value-type="string" calcext:value-type="string">
            <text:p>die Republik Côte d’Ivoire</text:p>
          </table:table-cell>
          <table:table-cell office:value-type="string" calcext:value-type="string">
            <text:p>ivorisch</text:p>
          </table:table-cell>
          <table:table-cell office:value-type="string" calcext:value-type="string">
            <text:p>AFR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231</text:p>
          </table:table-cell>
          <table:table-cell table:formula="of:=SUBSTITUTE(SUBSTITUTE(SUBSTITUTE(SUBSTITUTE(SUBSTITUTE(SUBSTITUTE(SUBSTITUTE(SUBSTITUTE([.$B$1]; &quot;REPLACE_SEARCH_TERM&quot;; [.A39]); &quot;REPLACE_SHORT_TERM&quot;; [.B39]); &quot;REPLACE_LONG_TERM&quot;; [.C39]); &quot;REPLACE_CITIZENSHIP&quot;; [.D39]); &quot;REPLACE_CONTINENT&quot;; [.E39]); &quot;REPLACE_ISO_2&quot;; [.F39]); &quot;REPLACE_ISO_3&quot;; [.G39]); &quot;REPLACE_DESTATIS&quot;; [.H39])" office:value-type="string" office:string-value="nations.add(new Nation(searchTerm: &quot;Côte d’Ivoire&quot;, officialTermShort: &quot;Côte d’Ivoire&quot;, officialTermLong: &quot;die Republik Côte d’Ivoire&quot;, citizenship: &quot;ivorisch&quot;, continent: Continent.AFR, iso3166_2: &quot;CI&quot;, iso3166_3: &quot;CIV&quot;, destatisBevCode: Integer.parseInt(&quot;231&quot;)))" calcext:value-type="string">
            <text:p>nations.add(new Nation(searchTerm: "Côte d’Ivoire", officialTermShort: "Côte d’Ivoire", officialTermLong: "die Republik Côte d’Ivoire", citizenship: "ivorisch", continent: Continent.AFR, iso3166_2: "CI", iso3166_3: "CIV", destatisBevCode: Integer.parseInt("231")))</text:p>
          </table:table-cell>
        </table:table-row>
        <table:table-row table:style-name="ro1">
          <table:table-cell table:number-columns-repeated="2" office:value-type="string" calcext:value-type="string">
            <text:p>Dänemark</text:p>
          </table:table-cell>
          <table:table-cell office:value-type="string" calcext:value-type="string">
            <text:p>das Königreich Dänemark</text:p>
          </table:table-cell>
          <table:table-cell office:value-type="string" calcext:value-type="string">
            <text:p>dänisch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DNK</text:p>
          </table:table-cell>
          <table:table-cell office:value-type="string" calcext:value-type="string">
            <text:p>126</text:p>
          </table:table-cell>
          <table:table-cell table:formula="of:=SUBSTITUTE(SUBSTITUTE(SUBSTITUTE(SUBSTITUTE(SUBSTITUTE(SUBSTITUTE(SUBSTITUTE(SUBSTITUTE([.$B$1]; &quot;REPLACE_SEARCH_TERM&quot;; [.A40]); &quot;REPLACE_SHORT_TERM&quot;; [.B40]); &quot;REPLACE_LONG_TERM&quot;; [.C40]); &quot;REPLACE_CITIZENSHIP&quot;; [.D40]); &quot;REPLACE_CONTINENT&quot;; [.E40]); &quot;REPLACE_ISO_2&quot;; [.F40]); &quot;REPLACE_ISO_3&quot;; [.G40]); &quot;REPLACE_DESTATIS&quot;; [.H40])" office:value-type="string" office:string-value="nations.add(new Nation(searchTerm: &quot;Dänemark&quot;, officialTermShort: &quot;Dänemark&quot;, officialTermLong: &quot;das Königreich Dänemark&quot;, citizenship: &quot;dänisch&quot;, continent: Continent.EUR, iso3166_2: &quot;DK&quot;, iso3166_3: &quot;DNK&quot;, destatisBevCode: Integer.parseInt(&quot;126&quot;)))" calcext:value-type="string">
            <text:p>nations.add(new Nation(searchTerm: "Dänemark", officialTermShort: "Dänemark", officialTermLong: "das Königreich Dänemark", citizenship: "dänisch", continent: Continent.EUR, iso3166_2: "DK", iso3166_3: "DNK", destatisBevCode: Integer.parseInt("126")))</text:p>
          </table:table-cell>
        </table:table-row>
        <table:table-row table:style-name="ro1">
          <table:table-cell table:number-columns-repeated="2" office:value-type="string" calcext:value-type="string">
            <text:p>Deutschland</text:p>
          </table:table-cell>
          <table:table-cell office:value-type="string" calcext:value-type="string">
            <text:p>die Bundesrepublik Deutschland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000</text:p>
          </table:table-cell>
          <table:table-cell table:formula="of:=SUBSTITUTE(SUBSTITUTE(SUBSTITUTE(SUBSTITUTE(SUBSTITUTE(SUBSTITUTE(SUBSTITUTE(SUBSTITUTE([.$B$1]; &quot;REPLACE_SEARCH_TERM&quot;; [.A41]); &quot;REPLACE_SHORT_TERM&quot;; [.B41]); &quot;REPLACE_LONG_TERM&quot;; [.C41]); &quot;REPLACE_CITIZENSHIP&quot;; [.D41]); &quot;REPLACE_CONTINENT&quot;; [.E41]); &quot;REPLACE_ISO_2&quot;; [.F41]); &quot;REPLACE_ISO_3&quot;; [.G41]); &quot;REPLACE_DESTATIS&quot;; [.H41])" office:value-type="string" office:string-value="nations.add(new Nation(searchTerm: &quot;Deutschland&quot;, officialTermShort: &quot;Deutschland&quot;, officialTermLong: &quot;die Bundesrepublik Deutschland&quot;, citizenship: &quot;deutsch&quot;, continent: Continent.EUR, iso3166_2: &quot;DE&quot;, iso3166_3: &quot;DEU&quot;, destatisBevCode: Integer.parseInt(&quot;000&quot;)))" calcext:value-type="string">
            <text:p>nations.add(new Nation(searchTerm: "Deutschland", officialTermShort: "Deutschland", officialTermLong: "die Bundesrepublik Deutschland", citizenship: "deutsch", continent: Continent.EUR, iso3166_2: "DE", iso3166_3: "DEU", destatisBevCode: Integer.parseInt("000")))</text:p>
          </table:table-cell>
        </table:table-row>
        <table:table-row table:style-name="ro1">
          <table:table-cell table:number-columns-repeated="2" office:value-type="string" calcext:value-type="string">
            <text:p>Dominica</text:p>
          </table:table-cell>
          <table:table-cell office:value-type="string" calcext:value-type="string">
            <text:p>das Commonwealth Dominica</text:p>
          </table:table-cell>
          <table:table-cell office:value-type="string" calcext:value-type="string">
            <text:p>dominicanisch</text:p>
          </table:table-cell>
          <table:table-cell office:value-type="string" calcext:value-type="string">
            <text:p>AME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DMA</text:p>
          </table:table-cell>
          <table:table-cell office:value-type="string" calcext:value-type="string">
            <text:p>333</text:p>
          </table:table-cell>
          <table:table-cell table:formula="of:=SUBSTITUTE(SUBSTITUTE(SUBSTITUTE(SUBSTITUTE(SUBSTITUTE(SUBSTITUTE(SUBSTITUTE(SUBSTITUTE([.$B$1]; &quot;REPLACE_SEARCH_TERM&quot;; [.A42]); &quot;REPLACE_SHORT_TERM&quot;; [.B42]); &quot;REPLACE_LONG_TERM&quot;; [.C42]); &quot;REPLACE_CITIZENSHIP&quot;; [.D42]); &quot;REPLACE_CONTINENT&quot;; [.E42]); &quot;REPLACE_ISO_2&quot;; [.F42]); &quot;REPLACE_ISO_3&quot;; [.G42]); &quot;REPLACE_DESTATIS&quot;; [.H42])" office:value-type="string" office:string-value="nations.add(new Nation(searchTerm: &quot;Dominica&quot;, officialTermShort: &quot;Dominica&quot;, officialTermLong: &quot;das Commonwealth Dominica&quot;, citizenship: &quot;dominicanisch&quot;, continent: Continent.AME, iso3166_2: &quot;DM&quot;, iso3166_3: &quot;DMA&quot;, destatisBevCode: Integer.parseInt(&quot;333&quot;)))" calcext:value-type="string">
            <text:p>nations.add(new Nation(searchTerm: "Dominica", officialTermShort: "Dominica", officialTermLong: "das Commonwealth Dominica", citizenship: "dominicanisch", continent: Continent.AME, iso3166_2: "DM", iso3166_3: "DMA", destatisBevCode: Integer.parseInt("333")))</text:p>
          </table:table-cell>
        </table:table-row>
        <table:table-row table:style-name="ro1">
          <table:table-cell table:number-columns-repeated="2" office:value-type="string" calcext:value-type="string">
            <text:p>Dominikanische Republik</text:p>
          </table:table-cell>
          <table:table-cell office:value-type="string" calcext:value-type="string">
            <text:p>die Dominikanische Republik</text:p>
          </table:table-cell>
          <table:table-cell office:value-type="string" calcext:value-type="string">
            <text:p>dominikanisch</text:p>
          </table:table-cell>
          <table:table-cell office:value-type="string" calcext:value-type="string">
            <text:p>AME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335</text:p>
          </table:table-cell>
          <table:table-cell table:formula="of:=SUBSTITUTE(SUBSTITUTE(SUBSTITUTE(SUBSTITUTE(SUBSTITUTE(SUBSTITUTE(SUBSTITUTE(SUBSTITUTE([.$B$1]; &quot;REPLACE_SEARCH_TERM&quot;; [.A43]); &quot;REPLACE_SHORT_TERM&quot;; [.B43]); &quot;REPLACE_LONG_TERM&quot;; [.C43]); &quot;REPLACE_CITIZENSHIP&quot;; [.D43]); &quot;REPLACE_CONTINENT&quot;; [.E43]); &quot;REPLACE_ISO_2&quot;; [.F43]); &quot;REPLACE_ISO_3&quot;; [.G43]); &quot;REPLACE_DESTATIS&quot;; [.H43])" office:value-type="string" office:string-value="nations.add(new Nation(searchTerm: &quot;Dominikanische Republik&quot;, officialTermShort: &quot;Dominikanische Republik&quot;, officialTermLong: &quot;die Dominikanische Republik&quot;, citizenship: &quot;dominikanisch&quot;, continent: Continent.AME, iso3166_2: &quot;DO&quot;, iso3166_3: &quot;DOM&quot;, destatisBevCode: Integer.parseInt(&quot;335&quot;)))" calcext:value-type="string">
            <text:p>nations.add(new Nation(searchTerm: "Dominikanische Republik", officialTermShort: "Dominikanische Republik", officialTermLong: "die Dominikanische Republik", citizenship: "dominikanisch", continent: Continent.AME, iso3166_2: "DO", iso3166_3: "DOM", destatisBevCode: Integer.parseInt("335")))</text:p>
          </table:table-cell>
        </table:table-row>
        <table:table-row table:style-name="ro1">
          <table:table-cell table:number-columns-repeated="2" office:value-type="string" calcext:value-type="string">
            <text:p>Dschibuti</text:p>
          </table:table-cell>
          <table:table-cell office:value-type="string" calcext:value-type="string">
            <text:p>die Republik Dschibuti</text:p>
          </table:table-cell>
          <table:table-cell office:value-type="string" calcext:value-type="string">
            <text:p>dschibutisch</text:p>
          </table:table-cell>
          <table:table-cell office:value-type="string" calcext:value-type="string">
            <text:p>AFR</text:p>
          </table:table-cell>
          <table:table-cell office:value-type="string" calcext:value-type="string">
            <text:p>DJ</text:p>
          </table:table-cell>
          <table:table-cell office:value-type="string" calcext:value-type="string">
            <text:p>DJI</text:p>
          </table:table-cell>
          <table:table-cell office:value-type="string" calcext:value-type="string">
            <text:p>230</text:p>
          </table:table-cell>
          <table:table-cell table:formula="of:=SUBSTITUTE(SUBSTITUTE(SUBSTITUTE(SUBSTITUTE(SUBSTITUTE(SUBSTITUTE(SUBSTITUTE(SUBSTITUTE([.$B$1]; &quot;REPLACE_SEARCH_TERM&quot;; [.A44]); &quot;REPLACE_SHORT_TERM&quot;; [.B44]); &quot;REPLACE_LONG_TERM&quot;; [.C44]); &quot;REPLACE_CITIZENSHIP&quot;; [.D44]); &quot;REPLACE_CONTINENT&quot;; [.E44]); &quot;REPLACE_ISO_2&quot;; [.F44]); &quot;REPLACE_ISO_3&quot;; [.G44]); &quot;REPLACE_DESTATIS&quot;; [.H44])" office:value-type="string" office:string-value="nations.add(new Nation(searchTerm: &quot;Dschibuti&quot;, officialTermShort: &quot;Dschibuti&quot;, officialTermLong: &quot;die Republik Dschibuti&quot;, citizenship: &quot;dschibutisch&quot;, continent: Continent.AFR, iso3166_2: &quot;DJ&quot;, iso3166_3: &quot;DJI&quot;, destatisBevCode: Integer.parseInt(&quot;230&quot;)))" calcext:value-type="string">
            <text:p>nations.add(new Nation(searchTerm: "Dschibuti", officialTermShort: "Dschibuti", officialTermLong: "die Republik Dschibuti", citizenship: "dschibutisch", continent: Continent.AFR, iso3166_2: "DJ", iso3166_3: "DJI", destatisBevCode: Integer.parseInt("230")))</text:p>
          </table:table-cell>
        </table:table-row>
        <table:table-row table:style-name="ro1">
          <table:table-cell table:number-columns-repeated="2" office:value-type="string" calcext:value-type="string">
            <text:p>Ecuador</text:p>
          </table:table-cell>
          <table:table-cell office:value-type="string" calcext:value-type="string">
            <text:p>die Republik Ecuador</text:p>
          </table:table-cell>
          <table:table-cell office:value-type="string" calcext:value-type="string">
            <text:p>ecuadorianisch</text:p>
          </table:table-cell>
          <table:table-cell office:value-type="string" calcext:value-type="string">
            <text:p>AME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336</text:p>
          </table:table-cell>
          <table:table-cell table:formula="of:=SUBSTITUTE(SUBSTITUTE(SUBSTITUTE(SUBSTITUTE(SUBSTITUTE(SUBSTITUTE(SUBSTITUTE(SUBSTITUTE([.$B$1]; &quot;REPLACE_SEARCH_TERM&quot;; [.A45]); &quot;REPLACE_SHORT_TERM&quot;; [.B45]); &quot;REPLACE_LONG_TERM&quot;; [.C45]); &quot;REPLACE_CITIZENSHIP&quot;; [.D45]); &quot;REPLACE_CONTINENT&quot;; [.E45]); &quot;REPLACE_ISO_2&quot;; [.F45]); &quot;REPLACE_ISO_3&quot;; [.G45]); &quot;REPLACE_DESTATIS&quot;; [.H45])" office:value-type="string" office:string-value="nations.add(new Nation(searchTerm: &quot;Ecuador&quot;, officialTermShort: &quot;Ecuador&quot;, officialTermLong: &quot;die Republik Ecuador&quot;, citizenship: &quot;ecuadorianisch&quot;, continent: Continent.AME, iso3166_2: &quot;EC&quot;, iso3166_3: &quot;ECU&quot;, destatisBevCode: Integer.parseInt(&quot;336&quot;)))" calcext:value-type="string">
            <text:p>nations.add(new Nation(searchTerm: "Ecuador", officialTermShort: "Ecuador", officialTermLong: "die Republik Ecuador", citizenship: "ecuadorianisch", continent: Continent.AME, iso3166_2: "EC", iso3166_3: "ECU", destatisBevCode: Integer.parseInt("336")))</text:p>
          </table:table-cell>
        </table:table-row>
        <table:table-row table:style-name="ro1">
          <table:table-cell table:number-columns-repeated="2" office:value-type="string" calcext:value-type="string">
            <text:p>El Salvador</text:p>
          </table:table-cell>
          <table:table-cell office:value-type="string" calcext:value-type="string">
            <text:p>die Republik El Salvador</text:p>
          </table:table-cell>
          <table:table-cell office:value-type="string" calcext:value-type="string">
            <text:p>salvadorianisch</text:p>
          </table:table-cell>
          <table:table-cell office:value-type="string" calcext:value-type="string">
            <text:p>AME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SLV</text:p>
          </table:table-cell>
          <table:table-cell office:value-type="string" calcext:value-type="string">
            <text:p>337</text:p>
          </table:table-cell>
          <table:table-cell table:formula="of:=SUBSTITUTE(SUBSTITUTE(SUBSTITUTE(SUBSTITUTE(SUBSTITUTE(SUBSTITUTE(SUBSTITUTE(SUBSTITUTE([.$B$1]; &quot;REPLACE_SEARCH_TERM&quot;; [.A46]); &quot;REPLACE_SHORT_TERM&quot;; [.B46]); &quot;REPLACE_LONG_TERM&quot;; [.C46]); &quot;REPLACE_CITIZENSHIP&quot;; [.D46]); &quot;REPLACE_CONTINENT&quot;; [.E46]); &quot;REPLACE_ISO_2&quot;; [.F46]); &quot;REPLACE_ISO_3&quot;; [.G46]); &quot;REPLACE_DESTATIS&quot;; [.H46])" office:value-type="string" office:string-value="nations.add(new Nation(searchTerm: &quot;El Salvador&quot;, officialTermShort: &quot;El Salvador&quot;, officialTermLong: &quot;die Republik El Salvador&quot;, citizenship: &quot;salvadorianisch&quot;, continent: Continent.AME, iso3166_2: &quot;SV&quot;, iso3166_3: &quot;SLV&quot;, destatisBevCode: Integer.parseInt(&quot;337&quot;)))" calcext:value-type="string">
            <text:p>nations.add(new Nation(searchTerm: "El Salvador", officialTermShort: "El Salvador", officialTermLong: "die Republik El Salvador", citizenship: "salvadorianisch", continent: Continent.AME, iso3166_2: "SV", iso3166_3: "SLV", destatisBevCode: Integer.parseInt("337")))</text:p>
          </table:table-cell>
        </table:table-row>
        <table:table-row table:style-name="ro1">
          <table:table-cell table:number-columns-repeated="2" office:value-type="string" calcext:value-type="string">
            <text:p>Eritrea</text:p>
          </table:table-cell>
          <table:table-cell office:value-type="string" calcext:value-type="string">
            <text:p>der Staat Eritrea</text:p>
          </table:table-cell>
          <table:table-cell office:value-type="string" calcext:value-type="string">
            <text:p>eritreisch</text:p>
          </table:table-cell>
          <table:table-cell office:value-type="string" calcext:value-type="string">
            <text:p>AFR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ERI</text:p>
          </table:table-cell>
          <table:table-cell office:value-type="string" calcext:value-type="string">
            <text:p>224</text:p>
          </table:table-cell>
          <table:table-cell table:formula="of:=SUBSTITUTE(SUBSTITUTE(SUBSTITUTE(SUBSTITUTE(SUBSTITUTE(SUBSTITUTE(SUBSTITUTE(SUBSTITUTE([.$B$1]; &quot;REPLACE_SEARCH_TERM&quot;; [.A47]); &quot;REPLACE_SHORT_TERM&quot;; [.B47]); &quot;REPLACE_LONG_TERM&quot;; [.C47]); &quot;REPLACE_CITIZENSHIP&quot;; [.D47]); &quot;REPLACE_CONTINENT&quot;; [.E47]); &quot;REPLACE_ISO_2&quot;; [.F47]); &quot;REPLACE_ISO_3&quot;; [.G47]); &quot;REPLACE_DESTATIS&quot;; [.H47])" office:value-type="string" office:string-value="nations.add(new Nation(searchTerm: &quot;Eritrea&quot;, officialTermShort: &quot;Eritrea&quot;, officialTermLong: &quot;der Staat Eritrea&quot;, citizenship: &quot;eritreisch&quot;, continent: Continent.AFR, iso3166_2: &quot;ER&quot;, iso3166_3: &quot;ERI&quot;, destatisBevCode: Integer.parseInt(&quot;224&quot;)))" calcext:value-type="string">
            <text:p>nations.add(new Nation(searchTerm: "Eritrea", officialTermShort: "Eritrea", officialTermLong: "der Staat Eritrea", citizenship: "eritreisch", continent: Continent.AFR, iso3166_2: "ER", iso3166_3: "ERI", destatisBevCode: Integer.parseInt("224")))</text:p>
          </table:table-cell>
        </table:table-row>
        <table:table-row table:style-name="ro1">
          <table:table-cell table:number-columns-repeated="2" office:value-type="string" calcext:value-type="string">
            <text:p>Estland</text:p>
          </table:table-cell>
          <table:table-cell office:value-type="string" calcext:value-type="string">
            <text:p>die Republik Estland</text:p>
          </table:table-cell>
          <table:table-cell office:value-type="string" calcext:value-type="string">
            <text:p>estnisch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127</text:p>
          </table:table-cell>
          <table:table-cell table:formula="of:=SUBSTITUTE(SUBSTITUTE(SUBSTITUTE(SUBSTITUTE(SUBSTITUTE(SUBSTITUTE(SUBSTITUTE(SUBSTITUTE([.$B$1]; &quot;REPLACE_SEARCH_TERM&quot;; [.A48]); &quot;REPLACE_SHORT_TERM&quot;; [.B48]); &quot;REPLACE_LONG_TERM&quot;; [.C48]); &quot;REPLACE_CITIZENSHIP&quot;; [.D48]); &quot;REPLACE_CONTINENT&quot;; [.E48]); &quot;REPLACE_ISO_2&quot;; [.F48]); &quot;REPLACE_ISO_3&quot;; [.G48]); &quot;REPLACE_DESTATIS&quot;; [.H48])" office:value-type="string" office:string-value="nations.add(new Nation(searchTerm: &quot;Estland&quot;, officialTermShort: &quot;Estland&quot;, officialTermLong: &quot;die Republik Estland&quot;, citizenship: &quot;estnisch&quot;, continent: Continent.EUR, iso3166_2: &quot;EE&quot;, iso3166_3: &quot;EST&quot;, destatisBevCode: Integer.parseInt(&quot;127&quot;)))" calcext:value-type="string">
            <text:p>nations.add(new Nation(searchTerm: "Estland", officialTermShort: "Estland", officialTermLong: "die Republik Estland", citizenship: "estnisch", continent: Continent.EUR, iso3166_2: "EE", iso3166_3: "EST", destatisBevCode: Integer.parseInt("127")))</text:p>
          </table:table-cell>
        </table:table-row>
        <table:table-row table:style-name="ro1">
          <table:table-cell table:number-columns-repeated="2" office:value-type="string" calcext:value-type="string">
            <text:p>Eswatini</text:p>
          </table:table-cell>
          <table:table-cell office:value-type="string" calcext:value-type="string">
            <text:p>das Königreich Eswatini</text:p>
          </table:table-cell>
          <table:table-cell office:value-type="string" calcext:value-type="string">
            <text:p>eswatinisch</text:p>
          </table:table-cell>
          <table:table-cell office:value-type="string" calcext:value-type="string">
            <text:p>AFR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SWZ</text:p>
          </table:table-cell>
          <table:table-cell office:value-type="string" calcext:value-type="string">
            <text:p>281</text:p>
          </table:table-cell>
          <table:table-cell table:formula="of:=SUBSTITUTE(SUBSTITUTE(SUBSTITUTE(SUBSTITUTE(SUBSTITUTE(SUBSTITUTE(SUBSTITUTE(SUBSTITUTE([.$B$1]; &quot;REPLACE_SEARCH_TERM&quot;; [.A49]); &quot;REPLACE_SHORT_TERM&quot;; [.B49]); &quot;REPLACE_LONG_TERM&quot;; [.C49]); &quot;REPLACE_CITIZENSHIP&quot;; [.D49]); &quot;REPLACE_CONTINENT&quot;; [.E49]); &quot;REPLACE_ISO_2&quot;; [.F49]); &quot;REPLACE_ISO_3&quot;; [.G49]); &quot;REPLACE_DESTATIS&quot;; [.H49])" office:value-type="string" office:string-value="nations.add(new Nation(searchTerm: &quot;Eswatini&quot;, officialTermShort: &quot;Eswatini&quot;, officialTermLong: &quot;das Königreich Eswatini&quot;, citizenship: &quot;eswatinisch&quot;, continent: Continent.AFR, iso3166_2: &quot;SZ&quot;, iso3166_3: &quot;SWZ&quot;, destatisBevCode: Integer.parseInt(&quot;281&quot;)))" calcext:value-type="string">
            <text:p>nations.add(new Nation(searchTerm: "Eswatini", officialTermShort: "Eswatini", officialTermLong: "das Königreich Eswatini", citizenship: "eswatinisch", continent: Continent.AFR, iso3166_2: "SZ", iso3166_3: "SWZ", destatisBevCode: Integer.parseInt("281")))</text:p>
          </table:table-cell>
        </table:table-row>
        <table:table-row table:style-name="ro1">
          <table:table-cell table:number-columns-repeated="2" office:value-type="string" calcext:value-type="string">
            <text:p>Fidschi</text:p>
          </table:table-cell>
          <table:table-cell office:value-type="string" calcext:value-type="string">
            <text:p>die Republik Fidschi</text:p>
          </table:table-cell>
          <table:table-cell office:value-type="string" calcext:value-type="string">
            <text:p>fidschianisch</text:p>
          </table:table-cell>
          <table:table-cell office:value-type="string" calcext:value-type="string">
            <text:p>AOA</text:p>
          </table:table-cell>
          <table:table-cell office:value-type="string" calcext:value-type="string">
            <text:p>FJ</text:p>
          </table:table-cell>
          <table:table-cell office:value-type="string" calcext:value-type="string">
            <text:p>FJI</text:p>
          </table:table-cell>
          <table:table-cell office:value-type="string" calcext:value-type="string">
            <text:p>526</text:p>
          </table:table-cell>
          <table:table-cell table:formula="of:=SUBSTITUTE(SUBSTITUTE(SUBSTITUTE(SUBSTITUTE(SUBSTITUTE(SUBSTITUTE(SUBSTITUTE(SUBSTITUTE([.$B$1]; &quot;REPLACE_SEARCH_TERM&quot;; [.A50]); &quot;REPLACE_SHORT_TERM&quot;; [.B50]); &quot;REPLACE_LONG_TERM&quot;; [.C50]); &quot;REPLACE_CITIZENSHIP&quot;; [.D50]); &quot;REPLACE_CONTINENT&quot;; [.E50]); &quot;REPLACE_ISO_2&quot;; [.F50]); &quot;REPLACE_ISO_3&quot;; [.G50]); &quot;REPLACE_DESTATIS&quot;; [.H50])" office:value-type="string" office:string-value="nations.add(new Nation(searchTerm: &quot;Fidschi&quot;, officialTermShort: &quot;Fidschi&quot;, officialTermLong: &quot;die Republik Fidschi&quot;, citizenship: &quot;fidschianisch&quot;, continent: Continent.AOA, iso3166_2: &quot;FJ&quot;, iso3166_3: &quot;FJI&quot;, destatisBevCode: Integer.parseInt(&quot;526&quot;)))" calcext:value-type="string">
            <text:p>nations.add(new Nation(searchTerm: "Fidschi", officialTermShort: "Fidschi", officialTermLong: "die Republik Fidschi", citizenship: "fidschianisch", continent: Continent.AOA, iso3166_2: "FJ", iso3166_3: "FJI", destatisBevCode: Integer.parseInt("526")))</text:p>
          </table:table-cell>
        </table:table-row>
        <table:table-row table:style-name="ro1">
          <table:table-cell table:number-columns-repeated="2" office:value-type="string" calcext:value-type="string">
            <text:p>Finnland</text:p>
          </table:table-cell>
          <table:table-cell office:value-type="string" calcext:value-type="string">
            <text:p>die Republik Finnland</text:p>
          </table:table-cell>
          <table:table-cell office:value-type="string" calcext:value-type="string">
            <text:p>finnisch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128</text:p>
          </table:table-cell>
          <table:table-cell table:formula="of:=SUBSTITUTE(SUBSTITUTE(SUBSTITUTE(SUBSTITUTE(SUBSTITUTE(SUBSTITUTE(SUBSTITUTE(SUBSTITUTE([.$B$1]; &quot;REPLACE_SEARCH_TERM&quot;; [.A51]); &quot;REPLACE_SHORT_TERM&quot;; [.B51]); &quot;REPLACE_LONG_TERM&quot;; [.C51]); &quot;REPLACE_CITIZENSHIP&quot;; [.D51]); &quot;REPLACE_CONTINENT&quot;; [.E51]); &quot;REPLACE_ISO_2&quot;; [.F51]); &quot;REPLACE_ISO_3&quot;; [.G51]); &quot;REPLACE_DESTATIS&quot;; [.H51])" office:value-type="string" office:string-value="nations.add(new Nation(searchTerm: &quot;Finnland&quot;, officialTermShort: &quot;Finnland&quot;, officialTermLong: &quot;die Republik Finnland&quot;, citizenship: &quot;finnisch&quot;, continent: Continent.EUR, iso3166_2: &quot;FI&quot;, iso3166_3: &quot;FIN&quot;, destatisBevCode: Integer.parseInt(&quot;128&quot;)))" calcext:value-type="string">
            <text:p>nations.add(new Nation(searchTerm: "Finnland", officialTermShort: "Finnland", officialTermLong: "die Republik Finnland", citizenship: "finnisch", continent: Continent.EUR, iso3166_2: "FI", iso3166_3: "FIN", destatisBevCode: Integer.parseInt("128")))</text:p>
          </table:table-cell>
        </table:table-row>
        <table:table-row table:style-name="ro1">
          <table:table-cell table:number-columns-repeated="2" office:value-type="string" calcext:value-type="string">
            <text:p>Frankreich</text:p>
          </table:table-cell>
          <table:table-cell office:value-type="string" calcext:value-type="string">
            <text:p>die Französische Republik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129</text:p>
          </table:table-cell>
          <table:table-cell table:formula="of:=SUBSTITUTE(SUBSTITUTE(SUBSTITUTE(SUBSTITUTE(SUBSTITUTE(SUBSTITUTE(SUBSTITUTE(SUBSTITUTE([.$B$1]; &quot;REPLACE_SEARCH_TERM&quot;; [.A52]); &quot;REPLACE_SHORT_TERM&quot;; [.B52]); &quot;REPLACE_LONG_TERM&quot;; [.C52]); &quot;REPLACE_CITIZENSHIP&quot;; [.D52]); &quot;REPLACE_CONTINENT&quot;; [.E52]); &quot;REPLACE_ISO_2&quot;; [.F52]); &quot;REPLACE_ISO_3&quot;; [.G52]); &quot;REPLACE_DESTATIS&quot;; [.H52])" office:value-type="string" office:string-value="nations.add(new Nation(searchTerm: &quot;Frankreich&quot;, officialTermShort: &quot;Frankreich&quot;, officialTermLong: &quot;die Französische Republik&quot;, citizenship: &quot;französisch&quot;, continent: Continent.EUR, iso3166_2: &quot;FR&quot;, iso3166_3: &quot;FRA&quot;, destatisBevCode: Integer.parseInt(&quot;129&quot;)))" calcext:value-type="string">
            <text:p>nations.add(new Nation(searchTerm: "Frankreich", officialTermShort: "Frankreich", officialTermLong: "die Französische Republik", citizenship: "französisch", continent: Continent.EUR, iso3166_2: "FR", iso3166_3: "FRA", destatisBevCode: Integer.parseInt("129")))</text:p>
          </table:table-cell>
        </table:table-row>
        <table:table-row table:style-name="ro1">
          <table:table-cell table:number-columns-repeated="2" office:value-type="string" calcext:value-type="string">
            <text:p>Gabun</text:p>
          </table:table-cell>
          <table:table-cell office:value-type="string" calcext:value-type="string">
            <text:p>die Gabunische Republik</text:p>
          </table:table-cell>
          <table:table-cell office:value-type="string" calcext:value-type="string">
            <text:p>gabunisch</text:p>
          </table:table-cell>
          <table:table-cell office:value-type="string" calcext:value-type="string">
            <text:p>AFR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GAB</text:p>
          </table:table-cell>
          <table:table-cell office:value-type="string" calcext:value-type="string">
            <text:p>236</text:p>
          </table:table-cell>
          <table:table-cell table:formula="of:=SUBSTITUTE(SUBSTITUTE(SUBSTITUTE(SUBSTITUTE(SUBSTITUTE(SUBSTITUTE(SUBSTITUTE(SUBSTITUTE([.$B$1]; &quot;REPLACE_SEARCH_TERM&quot;; [.A53]); &quot;REPLACE_SHORT_TERM&quot;; [.B53]); &quot;REPLACE_LONG_TERM&quot;; [.C53]); &quot;REPLACE_CITIZENSHIP&quot;; [.D53]); &quot;REPLACE_CONTINENT&quot;; [.E53]); &quot;REPLACE_ISO_2&quot;; [.F53]); &quot;REPLACE_ISO_3&quot;; [.G53]); &quot;REPLACE_DESTATIS&quot;; [.H53])" office:value-type="string" office:string-value="nations.add(new Nation(searchTerm: &quot;Gabun&quot;, officialTermShort: &quot;Gabun&quot;, officialTermLong: &quot;die Gabunische Republik&quot;, citizenship: &quot;gabunisch&quot;, continent: Continent.AFR, iso3166_2: &quot;GA&quot;, iso3166_3: &quot;GAB&quot;, destatisBevCode: Integer.parseInt(&quot;236&quot;)))" calcext:value-type="string">
            <text:p>nations.add(new Nation(searchTerm: "Gabun", officialTermShort: "Gabun", officialTermLong: "die Gabunische Republik", citizenship: "gabunisch", continent: Continent.AFR, iso3166_2: "GA", iso3166_3: "GAB", destatisBevCode: Integer.parseInt("236")))</text:p>
          </table:table-cell>
        </table:table-row>
        <table:table-row table:style-name="ro1">
          <table:table-cell table:number-columns-repeated="2" office:value-type="string" calcext:value-type="string">
            <text:p>Gambia</text:p>
          </table:table-cell>
          <table:table-cell office:value-type="string" calcext:value-type="string">
            <text:p>die Republik Gambia</text:p>
          </table:table-cell>
          <table:table-cell office:value-type="string" calcext:value-type="string">
            <text:p>gambisch</text:p>
          </table:table-cell>
          <table:table-cell office:value-type="string" calcext:value-type="string">
            <text:p>AFR</text:p>
          </table:table-cell>
          <table:table-cell office:value-type="string" calcext:value-type="string">
            <text:p>GM</text:p>
          </table:table-cell>
          <table:table-cell office:value-type="string" calcext:value-type="string">
            <text:p>GMB</text:p>
          </table:table-cell>
          <table:table-cell office:value-type="string" calcext:value-type="string">
            <text:p>237</text:p>
          </table:table-cell>
          <table:table-cell table:formula="of:=SUBSTITUTE(SUBSTITUTE(SUBSTITUTE(SUBSTITUTE(SUBSTITUTE(SUBSTITUTE(SUBSTITUTE(SUBSTITUTE([.$B$1]; &quot;REPLACE_SEARCH_TERM&quot;; [.A54]); &quot;REPLACE_SHORT_TERM&quot;; [.B54]); &quot;REPLACE_LONG_TERM&quot;; [.C54]); &quot;REPLACE_CITIZENSHIP&quot;; [.D54]); &quot;REPLACE_CONTINENT&quot;; [.E54]); &quot;REPLACE_ISO_2&quot;; [.F54]); &quot;REPLACE_ISO_3&quot;; [.G54]); &quot;REPLACE_DESTATIS&quot;; [.H54])" office:value-type="string" office:string-value="nations.add(new Nation(searchTerm: &quot;Gambia&quot;, officialTermShort: &quot;Gambia&quot;, officialTermLong: &quot;die Republik Gambia&quot;, citizenship: &quot;gambisch&quot;, continent: Continent.AFR, iso3166_2: &quot;GM&quot;, iso3166_3: &quot;GMB&quot;, destatisBevCode: Integer.parseInt(&quot;237&quot;)))" calcext:value-type="string">
            <text:p>nations.add(new Nation(searchTerm: "Gambia", officialTermShort: "Gambia", officialTermLong: "die Republik Gambia", citizenship: "gambisch", continent: Continent.AFR, iso3166_2: "GM", iso3166_3: "GMB", destatisBevCode: Integer.parseInt("237")))</text:p>
          </table:table-cell>
        </table:table-row>
        <table:table-row table:style-name="ro1">
          <table:table-cell table:number-columns-repeated="3" office:value-type="string" calcext:value-type="string">
            <text:p>Georgien</text:p>
          </table:table-cell>
          <table:table-cell office:value-type="string" calcext:value-type="string">
            <text:p>georgisch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430</text:p>
          </table:table-cell>
          <table:table-cell table:formula="of:=SUBSTITUTE(SUBSTITUTE(SUBSTITUTE(SUBSTITUTE(SUBSTITUTE(SUBSTITUTE(SUBSTITUTE(SUBSTITUTE([.$B$1]; &quot;REPLACE_SEARCH_TERM&quot;; [.A55]); &quot;REPLACE_SHORT_TERM&quot;; [.B55]); &quot;REPLACE_LONG_TERM&quot;; [.C55]); &quot;REPLACE_CITIZENSHIP&quot;; [.D55]); &quot;REPLACE_CONTINENT&quot;; [.E55]); &quot;REPLACE_ISO_2&quot;; [.F55]); &quot;REPLACE_ISO_3&quot;; [.G55]); &quot;REPLACE_DESTATIS&quot;; [.H55])" office:value-type="string" office:string-value="nations.add(new Nation(searchTerm: &quot;Georgien&quot;, officialTermShort: &quot;Georgien&quot;, officialTermLong: &quot;Georgien&quot;, citizenship: &quot;georgisch&quot;, continent: Continent.ASI, iso3166_2: &quot;GE&quot;, iso3166_3: &quot;GEO&quot;, destatisBevCode: Integer.parseInt(&quot;430&quot;)))" calcext:value-type="string">
            <text:p>nations.add(new Nation(searchTerm: "Georgien", officialTermShort: "Georgien", officialTermLong: "Georgien", citizenship: "georgisch", continent: Continent.ASI, iso3166_2: "GE", iso3166_3: "GEO", destatisBevCode: Integer.parseInt("430")))</text:p>
          </table:table-cell>
        </table:table-row>
        <table:table-row table:style-name="ro1">
          <table:table-cell table:number-columns-repeated="2" office:value-type="string" calcext:value-type="string">
            <text:p>Ghana</text:p>
          </table:table-cell>
          <table:table-cell office:value-type="string" calcext:value-type="string">
            <text:p>die Republik Ghana</text:p>
          </table:table-cell>
          <table:table-cell office:value-type="string" calcext:value-type="string">
            <text:p>ghanaisch</text:p>
          </table:table-cell>
          <table:table-cell office:value-type="string" calcext:value-type="string">
            <text:p>AFR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GHA</text:p>
          </table:table-cell>
          <table:table-cell office:value-type="string" calcext:value-type="string">
            <text:p>238</text:p>
          </table:table-cell>
          <table:table-cell table:formula="of:=SUBSTITUTE(SUBSTITUTE(SUBSTITUTE(SUBSTITUTE(SUBSTITUTE(SUBSTITUTE(SUBSTITUTE(SUBSTITUTE([.$B$1]; &quot;REPLACE_SEARCH_TERM&quot;; [.A56]); &quot;REPLACE_SHORT_TERM&quot;; [.B56]); &quot;REPLACE_LONG_TERM&quot;; [.C56]); &quot;REPLACE_CITIZENSHIP&quot;; [.D56]); &quot;REPLACE_CONTINENT&quot;; [.E56]); &quot;REPLACE_ISO_2&quot;; [.F56]); &quot;REPLACE_ISO_3&quot;; [.G56]); &quot;REPLACE_DESTATIS&quot;; [.H56])" office:value-type="string" office:string-value="nations.add(new Nation(searchTerm: &quot;Ghana&quot;, officialTermShort: &quot;Ghana&quot;, officialTermLong: &quot;die Republik Ghana&quot;, citizenship: &quot;ghanaisch&quot;, continent: Continent.AFR, iso3166_2: &quot;GH&quot;, iso3166_3: &quot;GHA&quot;, destatisBevCode: Integer.parseInt(&quot;238&quot;)))" calcext:value-type="string">
            <text:p>nations.add(new Nation(searchTerm: "Ghana", officialTermShort: "Ghana", officialTermLong: "die Republik Ghana", citizenship: "ghanaisch", continent: Continent.AFR, iso3166_2: "GH", iso3166_3: "GHA", destatisBevCode: Integer.parseInt("238")))</text:p>
          </table:table-cell>
        </table:table-row>
        <table:table-row table:style-name="ro1">
          <table:table-cell table:number-columns-repeated="3" office:value-type="string" calcext:value-type="string">
            <text:p>Grenada</text:p>
          </table:table-cell>
          <table:table-cell office:value-type="string" calcext:value-type="string">
            <text:p>grenadisch</text:p>
          </table:table-cell>
          <table:table-cell office:value-type="string" calcext:value-type="string">
            <text:p>AME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GRD</text:p>
          </table:table-cell>
          <table:table-cell office:value-type="string" calcext:value-type="string">
            <text:p>340</text:p>
          </table:table-cell>
          <table:table-cell table:formula="of:=SUBSTITUTE(SUBSTITUTE(SUBSTITUTE(SUBSTITUTE(SUBSTITUTE(SUBSTITUTE(SUBSTITUTE(SUBSTITUTE([.$B$1]; &quot;REPLACE_SEARCH_TERM&quot;; [.A57]); &quot;REPLACE_SHORT_TERM&quot;; [.B57]); &quot;REPLACE_LONG_TERM&quot;; [.C57]); &quot;REPLACE_CITIZENSHIP&quot;; [.D57]); &quot;REPLACE_CONTINENT&quot;; [.E57]); &quot;REPLACE_ISO_2&quot;; [.F57]); &quot;REPLACE_ISO_3&quot;; [.G57]); &quot;REPLACE_DESTATIS&quot;; [.H57])" office:value-type="string" office:string-value="nations.add(new Nation(searchTerm: &quot;Grenada&quot;, officialTermShort: &quot;Grenada&quot;, officialTermLong: &quot;Grenada&quot;, citizenship: &quot;grenadisch&quot;, continent: Continent.AME, iso3166_2: &quot;GD&quot;, iso3166_3: &quot;GRD&quot;, destatisBevCode: Integer.parseInt(&quot;340&quot;)))" calcext:value-type="string">
            <text:p>nations.add(new Nation(searchTerm: "Grenada", officialTermShort: "Grenada", officialTermLong: "Grenada", citizenship: "grenadisch", continent: Continent.AME, iso3166_2: "GD", iso3166_3: "GRD", destatisBevCode: Integer.parseInt("340")))</text:p>
          </table:table-cell>
        </table:table-row>
        <table:table-row table:style-name="ro1">
          <table:table-cell table:number-columns-repeated="2" office:value-type="string" calcext:value-type="string">
            <text:p>Griechenland</text:p>
          </table:table-cell>
          <table:table-cell office:value-type="string" calcext:value-type="string">
            <text:p>die Hellenische Republik</text:p>
          </table:table-cell>
          <table:table-cell office:value-type="string" calcext:value-type="string">
            <text:p>griechisch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GRC</text:p>
          </table:table-cell>
          <table:table-cell office:value-type="string" calcext:value-type="string">
            <text:p>134</text:p>
          </table:table-cell>
          <table:table-cell table:formula="of:=SUBSTITUTE(SUBSTITUTE(SUBSTITUTE(SUBSTITUTE(SUBSTITUTE(SUBSTITUTE(SUBSTITUTE(SUBSTITUTE([.$B$1]; &quot;REPLACE_SEARCH_TERM&quot;; [.A58]); &quot;REPLACE_SHORT_TERM&quot;; [.B58]); &quot;REPLACE_LONG_TERM&quot;; [.C58]); &quot;REPLACE_CITIZENSHIP&quot;; [.D58]); &quot;REPLACE_CONTINENT&quot;; [.E58]); &quot;REPLACE_ISO_2&quot;; [.F58]); &quot;REPLACE_ISO_3&quot;; [.G58]); &quot;REPLACE_DESTATIS&quot;; [.H58])" office:value-type="string" office:string-value="nations.add(new Nation(searchTerm: &quot;Griechenland&quot;, officialTermShort: &quot;Griechenland&quot;, officialTermLong: &quot;die Hellenische Republik&quot;, citizenship: &quot;griechisch&quot;, continent: Continent.EUR, iso3166_2: &quot;GR&quot;, iso3166_3: &quot;GRC&quot;, destatisBevCode: Integer.parseInt(&quot;134&quot;)))" calcext:value-type="string">
            <text:p>nations.add(new Nation(searchTerm: "Griechenland", officialTermShort: "Griechenland", officialTermLong: "die Hellenische Republik", citizenship: "griechisch", continent: Continent.EUR, iso3166_2: "GR", iso3166_3: "GRC", destatisBevCode: Integer.parseInt("134")))</text:p>
          </table:table-cell>
        </table:table-row>
        <table:table-row table:style-name="ro1">
          <table:table-cell table:number-columns-repeated="2" office:value-type="string" calcext:value-type="string">
            <text:p>Guatemala</text:p>
          </table:table-cell>
          <table:table-cell office:value-type="string" calcext:value-type="string">
            <text:p>die Republik Guatemala</text:p>
          </table:table-cell>
          <table:table-cell office:value-type="string" calcext:value-type="string">
            <text:p>guatemaltekisch</text:p>
          </table:table-cell>
          <table:table-cell office:value-type="string" calcext:value-type="string">
            <text:p>AME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GTM</text:p>
          </table:table-cell>
          <table:table-cell office:value-type="string" calcext:value-type="string">
            <text:p>345</text:p>
          </table:table-cell>
          <table:table-cell table:formula="of:=SUBSTITUTE(SUBSTITUTE(SUBSTITUTE(SUBSTITUTE(SUBSTITUTE(SUBSTITUTE(SUBSTITUTE(SUBSTITUTE([.$B$1]; &quot;REPLACE_SEARCH_TERM&quot;; [.A59]); &quot;REPLACE_SHORT_TERM&quot;; [.B59]); &quot;REPLACE_LONG_TERM&quot;; [.C59]); &quot;REPLACE_CITIZENSHIP&quot;; [.D59]); &quot;REPLACE_CONTINENT&quot;; [.E59]); &quot;REPLACE_ISO_2&quot;; [.F59]); &quot;REPLACE_ISO_3&quot;; [.G59]); &quot;REPLACE_DESTATIS&quot;; [.H59])" office:value-type="string" office:string-value="nations.add(new Nation(searchTerm: &quot;Guatemala&quot;, officialTermShort: &quot;Guatemala&quot;, officialTermLong: &quot;die Republik Guatemala&quot;, citizenship: &quot;guatemaltekisch&quot;, continent: Continent.AME, iso3166_2: &quot;GT&quot;, iso3166_3: &quot;GTM&quot;, destatisBevCode: Integer.parseInt(&quot;345&quot;)))" calcext:value-type="string">
            <text:p>nations.add(new Nation(searchTerm: "Guatemala", officialTermShort: "Guatemala", officialTermLong: "die Republik Guatemala", citizenship: "guatemaltekisch", continent: Continent.AME, iso3166_2: "GT", iso3166_3: "GTM", destatisBevCode: Integer.parseInt("345")))</text:p>
          </table:table-cell>
        </table:table-row>
        <table:table-row table:style-name="ro1">
          <table:table-cell table:number-columns-repeated="2" office:value-type="string" calcext:value-type="string">
            <text:p>Guinea</text:p>
          </table:table-cell>
          <table:table-cell office:value-type="string" calcext:value-type="string">
            <text:p>die Republik Guinea</text:p>
          </table:table-cell>
          <table:table-cell office:value-type="string" calcext:value-type="string">
            <text:p>guineisch</text:p>
          </table:table-cell>
          <table:table-cell office:value-type="string" calcext:value-type="string">
            <text:p>AFR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GIN</text:p>
          </table:table-cell>
          <table:table-cell office:value-type="string" calcext:value-type="string">
            <text:p>261</text:p>
          </table:table-cell>
          <table:table-cell table:formula="of:=SUBSTITUTE(SUBSTITUTE(SUBSTITUTE(SUBSTITUTE(SUBSTITUTE(SUBSTITUTE(SUBSTITUTE(SUBSTITUTE([.$B$1]; &quot;REPLACE_SEARCH_TERM&quot;; [.A60]); &quot;REPLACE_SHORT_TERM&quot;; [.B60]); &quot;REPLACE_LONG_TERM&quot;; [.C60]); &quot;REPLACE_CITIZENSHIP&quot;; [.D60]); &quot;REPLACE_CONTINENT&quot;; [.E60]); &quot;REPLACE_ISO_2&quot;; [.F60]); &quot;REPLACE_ISO_3&quot;; [.G60]); &quot;REPLACE_DESTATIS&quot;; [.H60])" office:value-type="string" office:string-value="nations.add(new Nation(searchTerm: &quot;Guinea&quot;, officialTermShort: &quot;Guinea&quot;, officialTermLong: &quot;die Republik Guinea&quot;, citizenship: &quot;guineisch&quot;, continent: Continent.AFR, iso3166_2: &quot;GN&quot;, iso3166_3: &quot;GIN&quot;, destatisBevCode: Integer.parseInt(&quot;261&quot;)))" calcext:value-type="string">
            <text:p>nations.add(new Nation(searchTerm: "Guinea", officialTermShort: "Guinea", officialTermLong: "die Republik Guinea", citizenship: "guineisch", continent: Continent.AFR, iso3166_2: "GN", iso3166_3: "GIN", destatisBevCode: Integer.parseInt("261")))</text:p>
          </table:table-cell>
        </table:table-row>
        <table:table-row table:style-name="ro1">
          <table:table-cell table:number-columns-repeated="2" office:value-type="string" calcext:value-type="string">
            <text:p>Guinea-Bissau</text:p>
          </table:table-cell>
          <table:table-cell office:value-type="string" calcext:value-type="string">
            <text:p>die Republik Guinea-Bissau</text:p>
          </table:table-cell>
          <table:table-cell office:value-type="string" calcext:value-type="string">
            <text:p>guinea-bissauisch</text:p>
          </table:table-cell>
          <table:table-cell office:value-type="string" calcext:value-type="string">
            <text:p>AFR</text:p>
          </table:table-cell>
          <table:table-cell office:value-type="string" calcext:value-type="string">
            <text:p>GW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259</text:p>
          </table:table-cell>
          <table:table-cell table:formula="of:=SUBSTITUTE(SUBSTITUTE(SUBSTITUTE(SUBSTITUTE(SUBSTITUTE(SUBSTITUTE(SUBSTITUTE(SUBSTITUTE([.$B$1]; &quot;REPLACE_SEARCH_TERM&quot;; [.A61]); &quot;REPLACE_SHORT_TERM&quot;; [.B61]); &quot;REPLACE_LONG_TERM&quot;; [.C61]); &quot;REPLACE_CITIZENSHIP&quot;; [.D61]); &quot;REPLACE_CONTINENT&quot;; [.E61]); &quot;REPLACE_ISO_2&quot;; [.F61]); &quot;REPLACE_ISO_3&quot;; [.G61]); &quot;REPLACE_DESTATIS&quot;; [.H61])" office:value-type="string" office:string-value="nations.add(new Nation(searchTerm: &quot;Guinea-Bissau&quot;, officialTermShort: &quot;Guinea-Bissau&quot;, officialTermLong: &quot;die Republik Guinea-Bissau&quot;, citizenship: &quot;guinea-bissauisch&quot;, continent: Continent.AFR, iso3166_2: &quot;GW&quot;, iso3166_3: &quot;GNB&quot;, destatisBevCode: Integer.parseInt(&quot;259&quot;)))" calcext:value-type="string">
            <text:p>nations.add(new Nation(searchTerm: "Guinea-Bissau", officialTermShort: "Guinea-Bissau", officialTermLong: "die Republik Guinea-Bissau", citizenship: "guinea-bissauisch", continent: Continent.AFR, iso3166_2: "GW", iso3166_3: "GNB", destatisBevCode: Integer.parseInt("259")))</text:p>
          </table:table-cell>
        </table:table-row>
        <table:table-row table:style-name="ro1">
          <table:table-cell table:number-columns-repeated="2" office:value-type="string" calcext:value-type="string">
            <text:p>Guyana</text:p>
          </table:table-cell>
          <table:table-cell office:value-type="string" calcext:value-type="string">
            <text:p>die Kooperative Republik Guyana</text:p>
          </table:table-cell>
          <table:table-cell office:value-type="string" calcext:value-type="string">
            <text:p>guyanisch</text:p>
          </table:table-cell>
          <table:table-cell office:value-type="string" calcext:value-type="string">
            <text:p>AME</text:p>
          </table:table-cell>
          <table:table-cell office:value-type="string" calcext:value-type="string">
            <text:p>GY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328</text:p>
          </table:table-cell>
          <table:table-cell table:formula="of:=SUBSTITUTE(SUBSTITUTE(SUBSTITUTE(SUBSTITUTE(SUBSTITUTE(SUBSTITUTE(SUBSTITUTE(SUBSTITUTE([.$B$1]; &quot;REPLACE_SEARCH_TERM&quot;; [.A62]); &quot;REPLACE_SHORT_TERM&quot;; [.B62]); &quot;REPLACE_LONG_TERM&quot;; [.C62]); &quot;REPLACE_CITIZENSHIP&quot;; [.D62]); &quot;REPLACE_CONTINENT&quot;; [.E62]); &quot;REPLACE_ISO_2&quot;; [.F62]); &quot;REPLACE_ISO_3&quot;; [.G62]); &quot;REPLACE_DESTATIS&quot;; [.H62])" office:value-type="string" office:string-value="nations.add(new Nation(searchTerm: &quot;Guyana&quot;, officialTermShort: &quot;Guyana&quot;, officialTermLong: &quot;die Kooperative Republik Guyana&quot;, citizenship: &quot;guyanisch&quot;, continent: Continent.AME, iso3166_2: &quot;GY&quot;, iso3166_3: &quot;GUY&quot;, destatisBevCode: Integer.parseInt(&quot;328&quot;)))" calcext:value-type="string">
            <text:p>nations.add(new Nation(searchTerm: "Guyana", officialTermShort: "Guyana", officialTermLong: "die Kooperative Republik Guyana", citizenship: "guyanisch", continent: Continent.AME, iso3166_2: "GY", iso3166_3: "GUY", destatisBevCode: Integer.parseInt("328")))</text:p>
          </table:table-cell>
        </table:table-row>
        <table:table-row table:style-name="ro1">
          <table:table-cell table:number-columns-repeated="2" office:value-type="string" calcext:value-type="string">
            <text:p>Haiti</text:p>
          </table:table-cell>
          <table:table-cell office:value-type="string" calcext:value-type="string">
            <text:p>die Republik Haiti</text:p>
          </table:table-cell>
          <table:table-cell office:value-type="string" calcext:value-type="string">
            <text:p>haitianisch</text:p>
          </table:table-cell>
          <table:table-cell office:value-type="string" calcext:value-type="string">
            <text:p>AME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HTI</text:p>
          </table:table-cell>
          <table:table-cell office:value-type="string" calcext:value-type="string">
            <text:p>346</text:p>
          </table:table-cell>
          <table:table-cell table:formula="of:=SUBSTITUTE(SUBSTITUTE(SUBSTITUTE(SUBSTITUTE(SUBSTITUTE(SUBSTITUTE(SUBSTITUTE(SUBSTITUTE([.$B$1]; &quot;REPLACE_SEARCH_TERM&quot;; [.A63]); &quot;REPLACE_SHORT_TERM&quot;; [.B63]); &quot;REPLACE_LONG_TERM&quot;; [.C63]); &quot;REPLACE_CITIZENSHIP&quot;; [.D63]); &quot;REPLACE_CONTINENT&quot;; [.E63]); &quot;REPLACE_ISO_2&quot;; [.F63]); &quot;REPLACE_ISO_3&quot;; [.G63]); &quot;REPLACE_DESTATIS&quot;; [.H63])" office:value-type="string" office:string-value="nations.add(new Nation(searchTerm: &quot;Haiti&quot;, officialTermShort: &quot;Haiti&quot;, officialTermLong: &quot;die Republik Haiti&quot;, citizenship: &quot;haitianisch&quot;, continent: Continent.AME, iso3166_2: &quot;HT&quot;, iso3166_3: &quot;HTI&quot;, destatisBevCode: Integer.parseInt(&quot;346&quot;)))" calcext:value-type="string">
            <text:p>nations.add(new Nation(searchTerm: "Haiti", officialTermShort: "Haiti", officialTermLong: "die Republik Haiti", citizenship: "haitianisch", continent: Continent.AME, iso3166_2: "HT", iso3166_3: "HTI", destatisBevCode: Integer.parseInt("346")))</text:p>
          </table:table-cell>
        </table:table-row>
        <table:table-row table:style-name="ro1">
          <table:table-cell table:number-columns-repeated="2" office:value-type="string" calcext:value-type="string">
            <text:p>Honduras</text:p>
          </table:table-cell>
          <table:table-cell office:value-type="string" calcext:value-type="string">
            <text:p>die Republik Honduras</text:p>
          </table:table-cell>
          <table:table-cell office:value-type="string" calcext:value-type="string">
            <text:p>honduranisch</text:p>
          </table:table-cell>
          <table:table-cell office:value-type="string" calcext:value-type="string">
            <text:p>AME</text:p>
          </table:table-cell>
          <table:table-cell office:value-type="string" calcext:value-type="string">
            <text:p>HN</text:p>
          </table:table-cell>
          <table:table-cell office:value-type="string" calcext:value-type="string">
            <text:p>HND</text:p>
          </table:table-cell>
          <table:table-cell office:value-type="string" calcext:value-type="string">
            <text:p>347</text:p>
          </table:table-cell>
          <table:table-cell table:formula="of:=SUBSTITUTE(SUBSTITUTE(SUBSTITUTE(SUBSTITUTE(SUBSTITUTE(SUBSTITUTE(SUBSTITUTE(SUBSTITUTE([.$B$1]; &quot;REPLACE_SEARCH_TERM&quot;; [.A64]); &quot;REPLACE_SHORT_TERM&quot;; [.B64]); &quot;REPLACE_LONG_TERM&quot;; [.C64]); &quot;REPLACE_CITIZENSHIP&quot;; [.D64]); &quot;REPLACE_CONTINENT&quot;; [.E64]); &quot;REPLACE_ISO_2&quot;; [.F64]); &quot;REPLACE_ISO_3&quot;; [.G64]); &quot;REPLACE_DESTATIS&quot;; [.H64])" office:value-type="string" office:string-value="nations.add(new Nation(searchTerm: &quot;Honduras&quot;, officialTermShort: &quot;Honduras&quot;, officialTermLong: &quot;die Republik Honduras&quot;, citizenship: &quot;honduranisch&quot;, continent: Continent.AME, iso3166_2: &quot;HN&quot;, iso3166_3: &quot;HND&quot;, destatisBevCode: Integer.parseInt(&quot;347&quot;)))" calcext:value-type="string">
            <text:p>nations.add(new Nation(searchTerm: "Honduras", officialTermShort: "Honduras", officialTermLong: "die Republik Honduras", citizenship: "honduranisch", continent: Continent.AME, iso3166_2: "HN", iso3166_3: "HND", destatisBevCode: Integer.parseInt("347")))</text:p>
          </table:table-cell>
        </table:table-row>
        <table:table-row table:style-name="ro1">
          <table:table-cell table:number-columns-repeated="2" office:value-type="string" calcext:value-type="string">
            <text:p>Indien</text:p>
          </table:table-cell>
          <table:table-cell office:value-type="string" calcext:value-type="string">
            <text:p>die Republik Indien</text:p>
          </table:table-cell>
          <table:table-cell office:value-type="string" calcext:value-type="string">
            <text:p>indisch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436</text:p>
          </table:table-cell>
          <table:table-cell table:formula="of:=SUBSTITUTE(SUBSTITUTE(SUBSTITUTE(SUBSTITUTE(SUBSTITUTE(SUBSTITUTE(SUBSTITUTE(SUBSTITUTE([.$B$1]; &quot;REPLACE_SEARCH_TERM&quot;; [.A65]); &quot;REPLACE_SHORT_TERM&quot;; [.B65]); &quot;REPLACE_LONG_TERM&quot;; [.C65]); &quot;REPLACE_CITIZENSHIP&quot;; [.D65]); &quot;REPLACE_CONTINENT&quot;; [.E65]); &quot;REPLACE_ISO_2&quot;; [.F65]); &quot;REPLACE_ISO_3&quot;; [.G65]); &quot;REPLACE_DESTATIS&quot;; [.H65])" office:value-type="string" office:string-value="nations.add(new Nation(searchTerm: &quot;Indien&quot;, officialTermShort: &quot;Indien&quot;, officialTermLong: &quot;die Republik Indien&quot;, citizenship: &quot;indisch&quot;, continent: Continent.ASI, iso3166_2: &quot;IN&quot;, iso3166_3: &quot;IND&quot;, destatisBevCode: Integer.parseInt(&quot;436&quot;)))" calcext:value-type="string">
            <text:p>nations.add(new Nation(searchTerm: "Indien", officialTermShort: "Indien", officialTermLong: "die Republik Indien", citizenship: "indisch", continent: Continent.ASI, iso3166_2: "IN", iso3166_3: "IND", destatisBevCode: Integer.parseInt("436")))</text:p>
          </table:table-cell>
        </table:table-row>
        <table:table-row table:style-name="ro1">
          <table:table-cell table:number-columns-repeated="2" office:value-type="string" calcext:value-type="string">
            <text:p>Indonesien</text:p>
          </table:table-cell>
          <table:table-cell office:value-type="string" calcext:value-type="string">
            <text:p>die Republik Indonesien</text:p>
          </table:table-cell>
          <table:table-cell office:value-type="string" calcext:value-type="string">
            <text:p>indonesisch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437</text:p>
          </table:table-cell>
          <table:table-cell table:formula="of:=SUBSTITUTE(SUBSTITUTE(SUBSTITUTE(SUBSTITUTE(SUBSTITUTE(SUBSTITUTE(SUBSTITUTE(SUBSTITUTE([.$B$1]; &quot;REPLACE_SEARCH_TERM&quot;; [.A66]); &quot;REPLACE_SHORT_TERM&quot;; [.B66]); &quot;REPLACE_LONG_TERM&quot;; [.C66]); &quot;REPLACE_CITIZENSHIP&quot;; [.D66]); &quot;REPLACE_CONTINENT&quot;; [.E66]); &quot;REPLACE_ISO_2&quot;; [.F66]); &quot;REPLACE_ISO_3&quot;; [.G66]); &quot;REPLACE_DESTATIS&quot;; [.H66])" office:value-type="string" office:string-value="nations.add(new Nation(searchTerm: &quot;Indonesien&quot;, officialTermShort: &quot;Indonesien&quot;, officialTermLong: &quot;die Republik Indonesien&quot;, citizenship: &quot;indonesisch&quot;, continent: Continent.ASI, iso3166_2: &quot;ID&quot;, iso3166_3: &quot;IDN&quot;, destatisBevCode: Integer.parseInt(&quot;437&quot;)))" calcext:value-type="string">
            <text:p>nations.add(new Nation(searchTerm: "Indonesien", officialTermShort: "Indonesien", officialTermLong: "die Republik Indonesien", citizenship: "indonesisch", continent: Continent.ASI, iso3166_2: "ID", iso3166_3: "IDN", destatisBevCode: Integer.parseInt("437")))</text:p>
          </table:table-cell>
        </table:table-row>
        <table:table-row table:style-name="ro1">
          <table:table-cell table:number-columns-repeated="2" office:value-type="string" calcext:value-type="string">
            <text:p>Irak</text:p>
          </table:table-cell>
          <table:table-cell office:value-type="string" calcext:value-type="string">
            <text:p>die Republik Irak</text:p>
          </table:table-cell>
          <table:table-cell office:value-type="string" calcext:value-type="string">
            <text:p>irakisch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IRQ</text:p>
          </table:table-cell>
          <table:table-cell office:value-type="string" calcext:value-type="string">
            <text:p>438</text:p>
          </table:table-cell>
          <table:table-cell table:formula="of:=SUBSTITUTE(SUBSTITUTE(SUBSTITUTE(SUBSTITUTE(SUBSTITUTE(SUBSTITUTE(SUBSTITUTE(SUBSTITUTE([.$B$1]; &quot;REPLACE_SEARCH_TERM&quot;; [.A67]); &quot;REPLACE_SHORT_TERM&quot;; [.B67]); &quot;REPLACE_LONG_TERM&quot;; [.C67]); &quot;REPLACE_CITIZENSHIP&quot;; [.D67]); &quot;REPLACE_CONTINENT&quot;; [.E67]); &quot;REPLACE_ISO_2&quot;; [.F67]); &quot;REPLACE_ISO_3&quot;; [.G67]); &quot;REPLACE_DESTATIS&quot;; [.H67])" office:value-type="string" office:string-value="nations.add(new Nation(searchTerm: &quot;Irak&quot;, officialTermShort: &quot;Irak&quot;, officialTermLong: &quot;die Republik Irak&quot;, citizenship: &quot;irakisch&quot;, continent: Continent.ASI, iso3166_2: &quot;IQ&quot;, iso3166_3: &quot;IRQ&quot;, destatisBevCode: Integer.parseInt(&quot;438&quot;)))" calcext:value-type="string">
            <text:p>nations.add(new Nation(searchTerm: "Irak", officialTermShort: "Irak", officialTermLong: "die Republik Irak", citizenship: "irakisch", continent: Continent.ASI, iso3166_2: "IQ", iso3166_3: "IRQ", destatisBevCode: Integer.parseInt("438")))</text:p>
          </table:table-cell>
        </table:table-row>
        <table:table-row table:style-name="ro1">
          <table:table-cell office:value-type="string" calcext:value-type="string">
            <text:p>Iran</text:p>
          </table:table-cell>
          <table:table-cell office:value-type="string" calcext:value-type="string">
            <text:p>Islamische Republik Iran</text:p>
          </table:table-cell>
          <table:table-cell office:value-type="string" calcext:value-type="string">
            <text:p>die Islamische Republik Iran</text:p>
          </table:table-cell>
          <table:table-cell office:value-type="string" calcext:value-type="string">
            <text:p>iranisch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IRN</text:p>
          </table:table-cell>
          <table:table-cell office:value-type="string" calcext:value-type="string">
            <text:p>439</text:p>
          </table:table-cell>
          <table:table-cell table:formula="of:=SUBSTITUTE(SUBSTITUTE(SUBSTITUTE(SUBSTITUTE(SUBSTITUTE(SUBSTITUTE(SUBSTITUTE(SUBSTITUTE([.$B$1]; &quot;REPLACE_SEARCH_TERM&quot;; [.A68]); &quot;REPLACE_SHORT_TERM&quot;; [.B68]); &quot;REPLACE_LONG_TERM&quot;; [.C68]); &quot;REPLACE_CITIZENSHIP&quot;; [.D68]); &quot;REPLACE_CONTINENT&quot;; [.E68]); &quot;REPLACE_ISO_2&quot;; [.F68]); &quot;REPLACE_ISO_3&quot;; [.G68]); &quot;REPLACE_DESTATIS&quot;; [.H68])" office:value-type="string" office:string-value="nations.add(new Nation(searchTerm: &quot;Islamische Republik Iran&quot;, officialTermShort: &quot;Islamische Republik Iran&quot;, officialTermLong: &quot;die Islamische Republik Iran&quot;, citizenship: &quot;iranisch&quot;, continent: Continent.ASI, iso3166_2: &quot;IR&quot;, iso3166_3: &quot;IRN&quot;, destatisBevCode: Integer.parseInt(&quot;439&quot;)))" calcext:value-type="string">
            <text:p>nations.add(new Nation(searchTerm: "Islamische Republik Iran", officialTermShort: "Islamische Republik Iran", officialTermLong: "die Islamische Republik Iran", citizenship: "iranisch", continent: Continent.ASI, iso3166_2: "IR", iso3166_3: "IRN", destatisBevCode: Integer.parseInt("439")))</text:p>
          </table:table-cell>
        </table:table-row>
        <table:table-row table:style-name="ro1">
          <table:table-cell table:number-columns-repeated="3" office:value-type="string" calcext:value-type="string">
            <text:p>Irland</text:p>
          </table:table-cell>
          <table:table-cell office:value-type="string" calcext:value-type="string">
            <text:p>irisch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L</text:p>
          </table:table-cell>
          <table:table-cell office:value-type="string" calcext:value-type="string">
            <text:p>135</text:p>
          </table:table-cell>
          <table:table-cell table:formula="of:=SUBSTITUTE(SUBSTITUTE(SUBSTITUTE(SUBSTITUTE(SUBSTITUTE(SUBSTITUTE(SUBSTITUTE(SUBSTITUTE([.$B$1]; &quot;REPLACE_SEARCH_TERM&quot;; [.A69]); &quot;REPLACE_SHORT_TERM&quot;; [.B69]); &quot;REPLACE_LONG_TERM&quot;; [.C69]); &quot;REPLACE_CITIZENSHIP&quot;; [.D69]); &quot;REPLACE_CONTINENT&quot;; [.E69]); &quot;REPLACE_ISO_2&quot;; [.F69]); &quot;REPLACE_ISO_3&quot;; [.G69]); &quot;REPLACE_DESTATIS&quot;; [.H69])" office:value-type="string" office:string-value="nations.add(new Nation(searchTerm: &quot;Irland&quot;, officialTermShort: &quot;Irland&quot;, officialTermLong: &quot;Irland&quot;, citizenship: &quot;irisch&quot;, continent: Continent.EUR, iso3166_2: &quot;IE&quot;, iso3166_3: &quot;IRL&quot;, destatisBevCode: Integer.parseInt(&quot;135&quot;)))" calcext:value-type="string">
            <text:p>nations.add(new Nation(searchTerm: "Irland", officialTermShort: "Irland", officialTermLong: "Irland", citizenship: "irisch", continent: Continent.EUR, iso3166_2: "IE", iso3166_3: "IRL", destatisBevCode: Integer.parseInt("135")))</text:p>
          </table:table-cell>
        </table:table-row>
        <table:table-row table:style-name="ro1">
          <table:table-cell table:number-columns-repeated="3" office:value-type="string" calcext:value-type="string">
            <text:p>Island</text:p>
          </table:table-cell>
          <table:table-cell office:value-type="string" calcext:value-type="string">
            <text:p>isländisch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136</text:p>
          </table:table-cell>
          <table:table-cell table:formula="of:=SUBSTITUTE(SUBSTITUTE(SUBSTITUTE(SUBSTITUTE(SUBSTITUTE(SUBSTITUTE(SUBSTITUTE(SUBSTITUTE([.$B$1]; &quot;REPLACE_SEARCH_TERM&quot;; [.A70]); &quot;REPLACE_SHORT_TERM&quot;; [.B70]); &quot;REPLACE_LONG_TERM&quot;; [.C70]); &quot;REPLACE_CITIZENSHIP&quot;; [.D70]); &quot;REPLACE_CONTINENT&quot;; [.E70]); &quot;REPLACE_ISO_2&quot;; [.F70]); &quot;REPLACE_ISO_3&quot;; [.G70]); &quot;REPLACE_DESTATIS&quot;; [.H70])" office:value-type="string" office:string-value="nations.add(new Nation(searchTerm: &quot;Island&quot;, officialTermShort: &quot;Island&quot;, officialTermLong: &quot;Island&quot;, citizenship: &quot;isländisch&quot;, continent: Continent.EUR, iso3166_2: &quot;IS&quot;, iso3166_3: &quot;ISL&quot;, destatisBevCode: Integer.parseInt(&quot;136&quot;)))" calcext:value-type="string">
            <text:p>nations.add(new Nation(searchTerm: "Island", officialTermShort: "Island", officialTermLong: "Island", citizenship: "isländisch", continent: Continent.EUR, iso3166_2: "IS", iso3166_3: "ISL", destatisBevCode: Integer.parseInt("136")))</text:p>
          </table:table-cell>
        </table:table-row>
        <table:table-row table:style-name="ro1">
          <table:table-cell table:number-columns-repeated="2" office:value-type="string" calcext:value-type="string">
            <text:p>Israel</text:p>
          </table:table-cell>
          <table:table-cell office:value-type="string" calcext:value-type="string">
            <text:p>der Staat Israel</text:p>
          </table:table-cell>
          <table:table-cell office:value-type="string" calcext:value-type="string">
            <text:p>israelisch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441</text:p>
          </table:table-cell>
          <table:table-cell table:formula="of:=SUBSTITUTE(SUBSTITUTE(SUBSTITUTE(SUBSTITUTE(SUBSTITUTE(SUBSTITUTE(SUBSTITUTE(SUBSTITUTE([.$B$1]; &quot;REPLACE_SEARCH_TERM&quot;; [.A71]); &quot;REPLACE_SHORT_TERM&quot;; [.B71]); &quot;REPLACE_LONG_TERM&quot;; [.C71]); &quot;REPLACE_CITIZENSHIP&quot;; [.D71]); &quot;REPLACE_CONTINENT&quot;; [.E71]); &quot;REPLACE_ISO_2&quot;; [.F71]); &quot;REPLACE_ISO_3&quot;; [.G71]); &quot;REPLACE_DESTATIS&quot;; [.H71])" office:value-type="string" office:string-value="nations.add(new Nation(searchTerm: &quot;Israel&quot;, officialTermShort: &quot;Israel&quot;, officialTermLong: &quot;der Staat Israel&quot;, citizenship: &quot;israelisch&quot;, continent: Continent.ASI, iso3166_2: &quot;IL&quot;, iso3166_3: &quot;ISR&quot;, destatisBevCode: Integer.parseInt(&quot;441&quot;)))" calcext:value-type="string">
            <text:p>nations.add(new Nation(searchTerm: "Israel", officialTermShort: "Israel", officialTermLong: "der Staat Israel", citizenship: "israelisch", continent: Continent.ASI, iso3166_2: "IL", iso3166_3: "ISR", destatisBevCode: Integer.parseInt("441")))</text:p>
          </table:table-cell>
        </table:table-row>
        <table:table-row table:style-name="ro1">
          <table:table-cell table:number-columns-repeated="2" office:value-type="string" calcext:value-type="string">
            <text:p>Italien</text:p>
          </table:table-cell>
          <table:table-cell office:value-type="string" calcext:value-type="string">
            <text:p>die Italienische Republik</text:p>
          </table:table-cell>
          <table:table-cell office:value-type="string" calcext:value-type="string">
            <text:p>italienisch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137</text:p>
          </table:table-cell>
          <table:table-cell table:formula="of:=SUBSTITUTE(SUBSTITUTE(SUBSTITUTE(SUBSTITUTE(SUBSTITUTE(SUBSTITUTE(SUBSTITUTE(SUBSTITUTE([.$B$1]; &quot;REPLACE_SEARCH_TERM&quot;; [.A72]); &quot;REPLACE_SHORT_TERM&quot;; [.B72]); &quot;REPLACE_LONG_TERM&quot;; [.C72]); &quot;REPLACE_CITIZENSHIP&quot;; [.D72]); &quot;REPLACE_CONTINENT&quot;; [.E72]); &quot;REPLACE_ISO_2&quot;; [.F72]); &quot;REPLACE_ISO_3&quot;; [.G72]); &quot;REPLACE_DESTATIS&quot;; [.H72])" office:value-type="string" office:string-value="nations.add(new Nation(searchTerm: &quot;Italien&quot;, officialTermShort: &quot;Italien&quot;, officialTermLong: &quot;die Italienische Republik&quot;, citizenship: &quot;italienisch&quot;, continent: Continent.EUR, iso3166_2: &quot;IT&quot;, iso3166_3: &quot;ITA&quot;, destatisBevCode: Integer.parseInt(&quot;137&quot;)))" calcext:value-type="string">
            <text:p>nations.add(new Nation(searchTerm: "Italien", officialTermShort: "Italien", officialTermLong: "die Italienische Republik", citizenship: "italienisch", continent: Continent.EUR, iso3166_2: "IT", iso3166_3: "ITA", destatisBevCode: Integer.parseInt("137")))</text:p>
          </table:table-cell>
        </table:table-row>
        <table:table-row table:style-name="ro1">
          <table:table-cell table:number-columns-repeated="3" office:value-type="string" calcext:value-type="string">
            <text:p>Jamaika</text:p>
          </table:table-cell>
          <table:table-cell office:value-type="string" calcext:value-type="string">
            <text:p>jamaikanisch</text:p>
          </table:table-cell>
          <table:table-cell office:value-type="string" calcext:value-type="string">
            <text:p>AME</text:p>
          </table:table-cell>
          <table:table-cell office:value-type="string" calcext:value-type="string">
            <text:p>JM</text:p>
          </table:table-cell>
          <table:table-cell office:value-type="string" calcext:value-type="string">
            <text:p>JAM</text:p>
          </table:table-cell>
          <table:table-cell office:value-type="string" calcext:value-type="string">
            <text:p>355</text:p>
          </table:table-cell>
          <table:table-cell table:formula="of:=SUBSTITUTE(SUBSTITUTE(SUBSTITUTE(SUBSTITUTE(SUBSTITUTE(SUBSTITUTE(SUBSTITUTE(SUBSTITUTE([.$B$1]; &quot;REPLACE_SEARCH_TERM&quot;; [.A73]); &quot;REPLACE_SHORT_TERM&quot;; [.B73]); &quot;REPLACE_LONG_TERM&quot;; [.C73]); &quot;REPLACE_CITIZENSHIP&quot;; [.D73]); &quot;REPLACE_CONTINENT&quot;; [.E73]); &quot;REPLACE_ISO_2&quot;; [.F73]); &quot;REPLACE_ISO_3&quot;; [.G73]); &quot;REPLACE_DESTATIS&quot;; [.H73])" office:value-type="string" office:string-value="nations.add(new Nation(searchTerm: &quot;Jamaika&quot;, officialTermShort: &quot;Jamaika&quot;, officialTermLong: &quot;Jamaika&quot;, citizenship: &quot;jamaikanisch&quot;, continent: Continent.AME, iso3166_2: &quot;JM&quot;, iso3166_3: &quot;JAM&quot;, destatisBevCode: Integer.parseInt(&quot;355&quot;)))" calcext:value-type="string">
            <text:p>nations.add(new Nation(searchTerm: "Jamaika", officialTermShort: "Jamaika", officialTermLong: "Jamaika", citizenship: "jamaikanisch", continent: Continent.AME, iso3166_2: "JM", iso3166_3: "JAM", destatisBevCode: Integer.parseInt("355")))</text:p>
          </table:table-cell>
        </table:table-row>
        <table:table-row table:style-name="ro1">
          <table:table-cell table:number-columns-repeated="3" office:value-type="string" calcext:value-type="string">
            <text:p>Japan</text:p>
          </table:table-cell>
          <table:table-cell office:value-type="string" calcext:value-type="string">
            <text:p>japanisch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442</text:p>
          </table:table-cell>
          <table:table-cell table:formula="of:=SUBSTITUTE(SUBSTITUTE(SUBSTITUTE(SUBSTITUTE(SUBSTITUTE(SUBSTITUTE(SUBSTITUTE(SUBSTITUTE([.$B$1]; &quot;REPLACE_SEARCH_TERM&quot;; [.A74]); &quot;REPLACE_SHORT_TERM&quot;; [.B74]); &quot;REPLACE_LONG_TERM&quot;; [.C74]); &quot;REPLACE_CITIZENSHIP&quot;; [.D74]); &quot;REPLACE_CONTINENT&quot;; [.E74]); &quot;REPLACE_ISO_2&quot;; [.F74]); &quot;REPLACE_ISO_3&quot;; [.G74]); &quot;REPLACE_DESTATIS&quot;; [.H74])" office:value-type="string" office:string-value="nations.add(new Nation(searchTerm: &quot;Japan&quot;, officialTermShort: &quot;Japan&quot;, officialTermLong: &quot;Japan&quot;, citizenship: &quot;japanisch&quot;, continent: Continent.ASI, iso3166_2: &quot;JP&quot;, iso3166_3: &quot;JPN&quot;, destatisBevCode: Integer.parseInt(&quot;442&quot;)))" calcext:value-type="string">
            <text:p>nations.add(new Nation(searchTerm: "Japan", officialTermShort: "Japan", officialTermLong: "Japan", citizenship: "japanisch", continent: Continent.ASI, iso3166_2: "JP", iso3166_3: "JPN", destatisBevCode: Integer.parseInt("442")))</text:p>
          </table:table-cell>
        </table:table-row>
        <table:table-row table:style-name="ro1">
          <table:table-cell table:number-columns-repeated="2" office:value-type="string" calcext:value-type="string">
            <text:p>Jemen</text:p>
          </table:table-cell>
          <table:table-cell office:value-type="string" calcext:value-type="string">
            <text:p>die Republik Jemen</text:p>
          </table:table-cell>
          <table:table-cell office:value-type="string" calcext:value-type="string">
            <text:p>jemenitisch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YE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421</text:p>
          </table:table-cell>
          <table:table-cell table:formula="of:=SUBSTITUTE(SUBSTITUTE(SUBSTITUTE(SUBSTITUTE(SUBSTITUTE(SUBSTITUTE(SUBSTITUTE(SUBSTITUTE([.$B$1]; &quot;REPLACE_SEARCH_TERM&quot;; [.A75]); &quot;REPLACE_SHORT_TERM&quot;; [.B75]); &quot;REPLACE_LONG_TERM&quot;; [.C75]); &quot;REPLACE_CITIZENSHIP&quot;; [.D75]); &quot;REPLACE_CONTINENT&quot;; [.E75]); &quot;REPLACE_ISO_2&quot;; [.F75]); &quot;REPLACE_ISO_3&quot;; [.G75]); &quot;REPLACE_DESTATIS&quot;; [.H75])" office:value-type="string" office:string-value="nations.add(new Nation(searchTerm: &quot;Jemen&quot;, officialTermShort: &quot;Jemen&quot;, officialTermLong: &quot;die Republik Jemen&quot;, citizenship: &quot;jemenitisch&quot;, continent: Continent.ASI, iso3166_2: &quot;YE&quot;, iso3166_3: &quot;YEM&quot;, destatisBevCode: Integer.parseInt(&quot;421&quot;)))" calcext:value-type="string">
            <text:p>nations.add(new Nation(searchTerm: "Jemen", officialTermShort: "Jemen", officialTermLong: "die Republik Jemen", citizenship: "jemenitisch", continent: Continent.ASI, iso3166_2: "YE", iso3166_3: "YEM", destatisBevCode: Integer.parseInt("421")))</text:p>
          </table:table-cell>
        </table:table-row>
        <table:table-row table:style-name="ro1">
          <table:table-cell table:number-columns-repeated="2" office:value-type="string" calcext:value-type="string">
            <text:p>Jordanien</text:p>
          </table:table-cell>
          <table:table-cell office:value-type="string" calcext:value-type="string">
            <text:p>das Haschemitische Königreich Jordanien</text:p>
          </table:table-cell>
          <table:table-cell office:value-type="string" calcext:value-type="string">
            <text:p>jordanisch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445</text:p>
          </table:table-cell>
          <table:table-cell table:formula="of:=SUBSTITUTE(SUBSTITUTE(SUBSTITUTE(SUBSTITUTE(SUBSTITUTE(SUBSTITUTE(SUBSTITUTE(SUBSTITUTE([.$B$1]; &quot;REPLACE_SEARCH_TERM&quot;; [.A76]); &quot;REPLACE_SHORT_TERM&quot;; [.B76]); &quot;REPLACE_LONG_TERM&quot;; [.C76]); &quot;REPLACE_CITIZENSHIP&quot;; [.D76]); &quot;REPLACE_CONTINENT&quot;; [.E76]); &quot;REPLACE_ISO_2&quot;; [.F76]); &quot;REPLACE_ISO_3&quot;; [.G76]); &quot;REPLACE_DESTATIS&quot;; [.H76])" office:value-type="string" office:string-value="nations.add(new Nation(searchTerm: &quot;Jordanien&quot;, officialTermShort: &quot;Jordanien&quot;, officialTermLong: &quot;das Haschemitische Königreich Jordanien&quot;, citizenship: &quot;jordanisch&quot;, continent: Continent.ASI, iso3166_2: &quot;JO&quot;, iso3166_3: &quot;JOR&quot;, destatisBevCode: Integer.parseInt(&quot;445&quot;)))" calcext:value-type="string">
            <text:p>nations.add(new Nation(searchTerm: "Jordanien", officialTermShort: "Jordanien", officialTermLong: "das Haschemitische Königreich Jordanien", citizenship: "jordanisch", continent: Continent.ASI, iso3166_2: "JO", iso3166_3: "JOR", destatisBevCode: Integer.parseInt("445")))</text:p>
          </table:table-cell>
        </table:table-row>
        <table:table-row table:style-name="ro1">
          <table:table-cell table:number-columns-repeated="2" office:value-type="string" calcext:value-type="string">
            <text:p>Kambodscha</text:p>
          </table:table-cell>
          <table:table-cell office:value-type="string" calcext:value-type="string">
            <text:p>das Königreich Kambodscha</text:p>
          </table:table-cell>
          <table:table-cell office:value-type="string" calcext:value-type="string">
            <text:p>kambodschanisch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KH</text:p>
          </table:table-cell>
          <table:table-cell office:value-type="string" calcext:value-type="string">
            <text:p>KHM</text:p>
          </table:table-cell>
          <table:table-cell office:value-type="string" calcext:value-type="string">
            <text:p>446</text:p>
          </table:table-cell>
          <table:table-cell table:formula="of:=SUBSTITUTE(SUBSTITUTE(SUBSTITUTE(SUBSTITUTE(SUBSTITUTE(SUBSTITUTE(SUBSTITUTE(SUBSTITUTE([.$B$1]; &quot;REPLACE_SEARCH_TERM&quot;; [.A77]); &quot;REPLACE_SHORT_TERM&quot;; [.B77]); &quot;REPLACE_LONG_TERM&quot;; [.C77]); &quot;REPLACE_CITIZENSHIP&quot;; [.D77]); &quot;REPLACE_CONTINENT&quot;; [.E77]); &quot;REPLACE_ISO_2&quot;; [.F77]); &quot;REPLACE_ISO_3&quot;; [.G77]); &quot;REPLACE_DESTATIS&quot;; [.H77])" office:value-type="string" office:string-value="nations.add(new Nation(searchTerm: &quot;Kambodscha&quot;, officialTermShort: &quot;Kambodscha&quot;, officialTermLong: &quot;das Königreich Kambodscha&quot;, citizenship: &quot;kambodschanisch&quot;, continent: Continent.ASI, iso3166_2: &quot;KH&quot;, iso3166_3: &quot;KHM&quot;, destatisBevCode: Integer.parseInt(&quot;446&quot;)))" calcext:value-type="string">
            <text:p>nations.add(new Nation(searchTerm: "Kambodscha", officialTermShort: "Kambodscha", officialTermLong: "das Königreich Kambodscha", citizenship: "kambodschanisch", continent: Continent.ASI, iso3166_2: "KH", iso3166_3: "KHM", destatisBevCode: Integer.parseInt("446")))</text:p>
          </table:table-cell>
        </table:table-row>
        <table:table-row table:style-name="ro1">
          <table:table-cell table:number-columns-repeated="2" office:value-type="string" calcext:value-type="string">
            <text:p>Kamerun</text:p>
          </table:table-cell>
          <table:table-cell office:value-type="string" calcext:value-type="string">
            <text:p>die Republik Kamerun</text:p>
          </table:table-cell>
          <table:table-cell office:value-type="string" calcext:value-type="string">
            <text:p>kamerunisch</text:p>
          </table:table-cell>
          <table:table-cell office:value-type="string" calcext:value-type="string">
            <text:p>AFR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262</text:p>
          </table:table-cell>
          <table:table-cell table:formula="of:=SUBSTITUTE(SUBSTITUTE(SUBSTITUTE(SUBSTITUTE(SUBSTITUTE(SUBSTITUTE(SUBSTITUTE(SUBSTITUTE([.$B$1]; &quot;REPLACE_SEARCH_TERM&quot;; [.A78]); &quot;REPLACE_SHORT_TERM&quot;; [.B78]); &quot;REPLACE_LONG_TERM&quot;; [.C78]); &quot;REPLACE_CITIZENSHIP&quot;; [.D78]); &quot;REPLACE_CONTINENT&quot;; [.E78]); &quot;REPLACE_ISO_2&quot;; [.F78]); &quot;REPLACE_ISO_3&quot;; [.G78]); &quot;REPLACE_DESTATIS&quot;; [.H78])" office:value-type="string" office:string-value="nations.add(new Nation(searchTerm: &quot;Kamerun&quot;, officialTermShort: &quot;Kamerun&quot;, officialTermLong: &quot;die Republik Kamerun&quot;, citizenship: &quot;kamerunisch&quot;, continent: Continent.AFR, iso3166_2: &quot;CM&quot;, iso3166_3: &quot;CMR&quot;, destatisBevCode: Integer.parseInt(&quot;262&quot;)))" calcext:value-type="string">
            <text:p>nations.add(new Nation(searchTerm: "Kamerun", officialTermShort: "Kamerun", officialTermLong: "die Republik Kamerun", citizenship: "kamerunisch", continent: Continent.AFR, iso3166_2: "CM", iso3166_3: "CMR", destatisBevCode: Integer.parseInt("262")))</text:p>
          </table:table-cell>
        </table:table-row>
        <table:table-row table:style-name="ro1">
          <table:table-cell table:number-columns-repeated="3" office:value-type="string" calcext:value-type="string">
            <text:p>Kanada</text:p>
          </table:table-cell>
          <table:table-cell office:value-type="string" calcext:value-type="string">
            <text:p>kanadisch</text:p>
          </table:table-cell>
          <table:table-cell office:value-type="string" calcext:value-type="string">
            <text:p>AM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348</text:p>
          </table:table-cell>
          <table:table-cell table:formula="of:=SUBSTITUTE(SUBSTITUTE(SUBSTITUTE(SUBSTITUTE(SUBSTITUTE(SUBSTITUTE(SUBSTITUTE(SUBSTITUTE([.$B$1]; &quot;REPLACE_SEARCH_TERM&quot;; [.A79]); &quot;REPLACE_SHORT_TERM&quot;; [.B79]); &quot;REPLACE_LONG_TERM&quot;; [.C79]); &quot;REPLACE_CITIZENSHIP&quot;; [.D79]); &quot;REPLACE_CONTINENT&quot;; [.E79]); &quot;REPLACE_ISO_2&quot;; [.F79]); &quot;REPLACE_ISO_3&quot;; [.G79]); &quot;REPLACE_DESTATIS&quot;; [.H79])" office:value-type="string" office:string-value="nations.add(new Nation(searchTerm: &quot;Kanada&quot;, officialTermShort: &quot;Kanada&quot;, officialTermLong: &quot;Kanada&quot;, citizenship: &quot;kanadisch&quot;, continent: Continent.AME, iso3166_2: &quot;CA&quot;, iso3166_3: &quot;CAN&quot;, destatisBevCode: Integer.parseInt(&quot;348&quot;)))" calcext:value-type="string">
            <text:p>nations.add(new Nation(searchTerm: "Kanada", officialTermShort: "Kanada", officialTermLong: "Kanada", citizenship: "kanadisch", continent: Continent.AME, iso3166_2: "CA", iso3166_3: "CAN", destatisBevCode: Integer.parseInt("348")))</text:p>
          </table:table-cell>
        </table:table-row>
        <table:table-row table:style-name="ro1">
          <table:table-cell table:number-columns-repeated="2" office:value-type="string" calcext:value-type="string">
            <text:p>Kasachstan</text:p>
          </table:table-cell>
          <table:table-cell office:value-type="string" calcext:value-type="string">
            <text:p>die Republik Kasachstan</text:p>
          </table:table-cell>
          <table:table-cell office:value-type="string" calcext:value-type="string">
            <text:p>kasachisch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KZ</text:p>
          </table:table-cell>
          <table:table-cell office:value-type="string" calcext:value-type="string">
            <text:p>KAZ</text:p>
          </table:table-cell>
          <table:table-cell office:value-type="string" calcext:value-type="string">
            <text:p>444</text:p>
          </table:table-cell>
          <table:table-cell table:formula="of:=SUBSTITUTE(SUBSTITUTE(SUBSTITUTE(SUBSTITUTE(SUBSTITUTE(SUBSTITUTE(SUBSTITUTE(SUBSTITUTE([.$B$1]; &quot;REPLACE_SEARCH_TERM&quot;; [.A80]); &quot;REPLACE_SHORT_TERM&quot;; [.B80]); &quot;REPLACE_LONG_TERM&quot;; [.C80]); &quot;REPLACE_CITIZENSHIP&quot;; [.D80]); &quot;REPLACE_CONTINENT&quot;; [.E80]); &quot;REPLACE_ISO_2&quot;; [.F80]); &quot;REPLACE_ISO_3&quot;; [.G80]); &quot;REPLACE_DESTATIS&quot;; [.H80])" office:value-type="string" office:string-value="nations.add(new Nation(searchTerm: &quot;Kasachstan&quot;, officialTermShort: &quot;Kasachstan&quot;, officialTermLong: &quot;die Republik Kasachstan&quot;, citizenship: &quot;kasachisch&quot;, continent: Continent.ASI, iso3166_2: &quot;KZ&quot;, iso3166_3: &quot;KAZ&quot;, destatisBevCode: Integer.parseInt(&quot;444&quot;)))" calcext:value-type="string">
            <text:p>nations.add(new Nation(searchTerm: "Kasachstan", officialTermShort: "Kasachstan", officialTermLong: "die Republik Kasachstan", citizenship: "kasachisch", continent: Continent.ASI, iso3166_2: "KZ", iso3166_3: "KAZ", destatisBevCode: Integer.parseInt("444")))</text:p>
          </table:table-cell>
        </table:table-row>
        <table:table-row table:style-name="ro1">
          <table:table-cell table:number-columns-repeated="2" office:value-type="string" calcext:value-type="string">
            <text:p>Katar</text:p>
          </table:table-cell>
          <table:table-cell office:value-type="string" calcext:value-type="string">
            <text:p>der Staat Katar</text:p>
          </table:table-cell>
          <table:table-cell office:value-type="string" calcext:value-type="string">
            <text:p>katarisch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QAT</text:p>
          </table:table-cell>
          <table:table-cell office:value-type="string" calcext:value-type="string">
            <text:p>447</text:p>
          </table:table-cell>
          <table:table-cell table:formula="of:=SUBSTITUTE(SUBSTITUTE(SUBSTITUTE(SUBSTITUTE(SUBSTITUTE(SUBSTITUTE(SUBSTITUTE(SUBSTITUTE([.$B$1]; &quot;REPLACE_SEARCH_TERM&quot;; [.A81]); &quot;REPLACE_SHORT_TERM&quot;; [.B81]); &quot;REPLACE_LONG_TERM&quot;; [.C81]); &quot;REPLACE_CITIZENSHIP&quot;; [.D81]); &quot;REPLACE_CONTINENT&quot;; [.E81]); &quot;REPLACE_ISO_2&quot;; [.F81]); &quot;REPLACE_ISO_3&quot;; [.G81]); &quot;REPLACE_DESTATIS&quot;; [.H81])" office:value-type="string" office:string-value="nations.add(new Nation(searchTerm: &quot;Katar&quot;, officialTermShort: &quot;Katar&quot;, officialTermLong: &quot;der Staat Katar&quot;, citizenship: &quot;katarisch&quot;, continent: Continent.ASI, iso3166_2: &quot;QA&quot;, iso3166_3: &quot;QAT&quot;, destatisBevCode: Integer.parseInt(&quot;447&quot;)))" calcext:value-type="string">
            <text:p>nations.add(new Nation(searchTerm: "Katar", officialTermShort: "Katar", officialTermLong: "der Staat Katar", citizenship: "katarisch", continent: Continent.ASI, iso3166_2: "QA", iso3166_3: "QAT", destatisBevCode: Integer.parseInt("447")))</text:p>
          </table:table-cell>
        </table:table-row>
        <table:table-row table:style-name="ro1">
          <table:table-cell table:number-columns-repeated="2" office:value-type="string" calcext:value-type="string">
            <text:p>Kenia</text:p>
          </table:table-cell>
          <table:table-cell office:value-type="string" calcext:value-type="string">
            <text:p>die Republik Kenia</text:p>
          </table:table-cell>
          <table:table-cell office:value-type="string" calcext:value-type="string">
            <text:p>kenianisch</text:p>
          </table:table-cell>
          <table:table-cell office:value-type="string" calcext:value-type="string">
            <text:p>AFR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243</text:p>
          </table:table-cell>
          <table:table-cell table:formula="of:=SUBSTITUTE(SUBSTITUTE(SUBSTITUTE(SUBSTITUTE(SUBSTITUTE(SUBSTITUTE(SUBSTITUTE(SUBSTITUTE([.$B$1]; &quot;REPLACE_SEARCH_TERM&quot;; [.A82]); &quot;REPLACE_SHORT_TERM&quot;; [.B82]); &quot;REPLACE_LONG_TERM&quot;; [.C82]); &quot;REPLACE_CITIZENSHIP&quot;; [.D82]); &quot;REPLACE_CONTINENT&quot;; [.E82]); &quot;REPLACE_ISO_2&quot;; [.F82]); &quot;REPLACE_ISO_3&quot;; [.G82]); &quot;REPLACE_DESTATIS&quot;; [.H82])" office:value-type="string" office:string-value="nations.add(new Nation(searchTerm: &quot;Kenia&quot;, officialTermShort: &quot;Kenia&quot;, officialTermLong: &quot;die Republik Kenia&quot;, citizenship: &quot;kenianisch&quot;, continent: Continent.AFR, iso3166_2: &quot;KE&quot;, iso3166_3: &quot;KEN&quot;, destatisBevCode: Integer.parseInt(&quot;243&quot;)))" calcext:value-type="string">
            <text:p>nations.add(new Nation(searchTerm: "Kenia", officialTermShort: "Kenia", officialTermLong: "die Republik Kenia", citizenship: "kenianisch", continent: Continent.AFR, iso3166_2: "KE", iso3166_3: "KEN", destatisBevCode: Integer.parseInt("243")))</text:p>
          </table:table-cell>
        </table:table-row>
        <table:table-row table:style-name="ro1">
          <table:table-cell table:number-columns-repeated="2" office:value-type="string" calcext:value-type="string">
            <text:p>Kirgisistan</text:p>
          </table:table-cell>
          <table:table-cell office:value-type="string" calcext:value-type="string">
            <text:p>die Kirgisische Republik</text:p>
          </table:table-cell>
          <table:table-cell office:value-type="string" calcext:value-type="string">
            <text:p>kirgisisch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KGZ</text:p>
          </table:table-cell>
          <table:table-cell office:value-type="string" calcext:value-type="string">
            <text:p>450</text:p>
          </table:table-cell>
          <table:table-cell table:formula="of:=SUBSTITUTE(SUBSTITUTE(SUBSTITUTE(SUBSTITUTE(SUBSTITUTE(SUBSTITUTE(SUBSTITUTE(SUBSTITUTE([.$B$1]; &quot;REPLACE_SEARCH_TERM&quot;; [.A83]); &quot;REPLACE_SHORT_TERM&quot;; [.B83]); &quot;REPLACE_LONG_TERM&quot;; [.C83]); &quot;REPLACE_CITIZENSHIP&quot;; [.D83]); &quot;REPLACE_CONTINENT&quot;; [.E83]); &quot;REPLACE_ISO_2&quot;; [.F83]); &quot;REPLACE_ISO_3&quot;; [.G83]); &quot;REPLACE_DESTATIS&quot;; [.H83])" office:value-type="string" office:string-value="nations.add(new Nation(searchTerm: &quot;Kirgisistan&quot;, officialTermShort: &quot;Kirgisistan&quot;, officialTermLong: &quot;die Kirgisische Republik&quot;, citizenship: &quot;kirgisisch&quot;, continent: Continent.ASI, iso3166_2: &quot;KG&quot;, iso3166_3: &quot;KGZ&quot;, destatisBevCode: Integer.parseInt(&quot;450&quot;)))" calcext:value-type="string">
            <text:p>nations.add(new Nation(searchTerm: "Kirgisistan", officialTermShort: "Kirgisistan", officialTermLong: "die Kirgisische Republik", citizenship: "kirgisisch", continent: Continent.ASI, iso3166_2: "KG", iso3166_3: "KGZ", destatisBevCode: Integer.parseInt("450")))</text:p>
          </table:table-cell>
        </table:table-row>
        <table:table-row table:style-name="ro1">
          <table:table-cell table:number-columns-repeated="2" office:value-type="string" calcext:value-type="string">
            <text:p>Kiribati</text:p>
          </table:table-cell>
          <table:table-cell office:value-type="string" calcext:value-type="string">
            <text:p>die Republik Kiribati</text:p>
          </table:table-cell>
          <table:table-cell office:value-type="string" calcext:value-type="string">
            <text:p>kiribatisch</text:p>
          </table:table-cell>
          <table:table-cell office:value-type="string" calcext:value-type="string">
            <text:p>AOA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KIR</text:p>
          </table:table-cell>
          <table:table-cell office:value-type="string" calcext:value-type="string">
            <text:p>530</text:p>
          </table:table-cell>
          <table:table-cell table:formula="of:=SUBSTITUTE(SUBSTITUTE(SUBSTITUTE(SUBSTITUTE(SUBSTITUTE(SUBSTITUTE(SUBSTITUTE(SUBSTITUTE([.$B$1]; &quot;REPLACE_SEARCH_TERM&quot;; [.A84]); &quot;REPLACE_SHORT_TERM&quot;; [.B84]); &quot;REPLACE_LONG_TERM&quot;; [.C84]); &quot;REPLACE_CITIZENSHIP&quot;; [.D84]); &quot;REPLACE_CONTINENT&quot;; [.E84]); &quot;REPLACE_ISO_2&quot;; [.F84]); &quot;REPLACE_ISO_3&quot;; [.G84]); &quot;REPLACE_DESTATIS&quot;; [.H84])" office:value-type="string" office:string-value="nations.add(new Nation(searchTerm: &quot;Kiribati&quot;, officialTermShort: &quot;Kiribati&quot;, officialTermLong: &quot;die Republik Kiribati&quot;, citizenship: &quot;kiribatisch&quot;, continent: Continent.AOA, iso3166_2: &quot;KI&quot;, iso3166_3: &quot;KIR&quot;, destatisBevCode: Integer.parseInt(&quot;530&quot;)))" calcext:value-type="string">
            <text:p>nations.add(new Nation(searchTerm: "Kiribati", officialTermShort: "Kiribati", officialTermLong: "die Republik Kiribati", citizenship: "kiribatisch", continent: Continent.AOA, iso3166_2: "KI", iso3166_3: "KIR", destatisBevCode: Integer.parseInt("530")))</text:p>
          </table:table-cell>
        </table:table-row>
        <table:table-row table:style-name="ro1">
          <table:table-cell table:number-columns-repeated="2" office:value-type="string" calcext:value-type="string">
            <text:p>Kolumbien</text:p>
          </table:table-cell>
          <table:table-cell office:value-type="string" calcext:value-type="string">
            <text:p>die Republik Kolumbien</text:p>
          </table:table-cell>
          <table:table-cell office:value-type="string" calcext:value-type="string">
            <text:p>kolumbianisch</text:p>
          </table:table-cell>
          <table:table-cell office:value-type="string" calcext:value-type="string">
            <text:p>AME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349</text:p>
          </table:table-cell>
          <table:table-cell table:formula="of:=SUBSTITUTE(SUBSTITUTE(SUBSTITUTE(SUBSTITUTE(SUBSTITUTE(SUBSTITUTE(SUBSTITUTE(SUBSTITUTE([.$B$1]; &quot;REPLACE_SEARCH_TERM&quot;; [.A85]); &quot;REPLACE_SHORT_TERM&quot;; [.B85]); &quot;REPLACE_LONG_TERM&quot;; [.C85]); &quot;REPLACE_CITIZENSHIP&quot;; [.D85]); &quot;REPLACE_CONTINENT&quot;; [.E85]); &quot;REPLACE_ISO_2&quot;; [.F85]); &quot;REPLACE_ISO_3&quot;; [.G85]); &quot;REPLACE_DESTATIS&quot;; [.H85])" office:value-type="string" office:string-value="nations.add(new Nation(searchTerm: &quot;Kolumbien&quot;, officialTermShort: &quot;Kolumbien&quot;, officialTermLong: &quot;die Republik Kolumbien&quot;, citizenship: &quot;kolumbianisch&quot;, continent: Continent.AME, iso3166_2: &quot;CO&quot;, iso3166_3: &quot;COL&quot;, destatisBevCode: Integer.parseInt(&quot;349&quot;)))" calcext:value-type="string">
            <text:p>nations.add(new Nation(searchTerm: "Kolumbien", officialTermShort: "Kolumbien", officialTermLong: "die Republik Kolumbien", citizenship: "kolumbianisch", continent: Continent.AME, iso3166_2: "CO", iso3166_3: "COL", destatisBevCode: Integer.parseInt("349")))</text:p>
          </table:table-cell>
        </table:table-row>
        <table:table-row table:style-name="ro1">
          <table:table-cell table:number-columns-repeated="2" office:value-type="string" calcext:value-type="string">
            <text:p>Komoren</text:p>
          </table:table-cell>
          <table:table-cell office:value-type="string" calcext:value-type="string">
            <text:p>die Union der Komoren</text:p>
          </table:table-cell>
          <table:table-cell office:value-type="string" calcext:value-type="string">
            <text:p>komorisch</text:p>
          </table:table-cell>
          <table:table-cell office:value-type="string" calcext:value-type="string">
            <text:p>AFR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244</text:p>
          </table:table-cell>
          <table:table-cell table:formula="of:=SUBSTITUTE(SUBSTITUTE(SUBSTITUTE(SUBSTITUTE(SUBSTITUTE(SUBSTITUTE(SUBSTITUTE(SUBSTITUTE([.$B$1]; &quot;REPLACE_SEARCH_TERM&quot;; [.A86]); &quot;REPLACE_SHORT_TERM&quot;; [.B86]); &quot;REPLACE_LONG_TERM&quot;; [.C86]); &quot;REPLACE_CITIZENSHIP&quot;; [.D86]); &quot;REPLACE_CONTINENT&quot;; [.E86]); &quot;REPLACE_ISO_2&quot;; [.F86]); &quot;REPLACE_ISO_3&quot;; [.G86]); &quot;REPLACE_DESTATIS&quot;; [.H86])" office:value-type="string" office:string-value="nations.add(new Nation(searchTerm: &quot;Komoren&quot;, officialTermShort: &quot;Komoren&quot;, officialTermLong: &quot;die Union der Komoren&quot;, citizenship: &quot;komorisch&quot;, continent: Continent.AFR, iso3166_2: &quot;KM&quot;, iso3166_3: &quot;COM&quot;, destatisBevCode: Integer.parseInt(&quot;244&quot;)))" calcext:value-type="string">
            <text:p>nations.add(new Nation(searchTerm: "Komoren", officialTermShort: "Komoren", officialTermLong: "die Union der Komoren", citizenship: "komorisch", continent: Continent.AFR, iso3166_2: "KM", iso3166_3: "COM", destatisBevCode: Integer.parseInt("244")))</text:p>
          </table:table-cell>
        </table:table-row>
        <table:table-row table:style-name="ro1">
          <table:table-cell table:number-columns-repeated="2" office:value-type="string" calcext:value-type="string">
            <text:p>Kongo</text:p>
          </table:table-cell>
          <table:table-cell office:value-type="string" calcext:value-type="string">
            <text:p>die Republik Kongo</text:p>
          </table:table-cell>
          <table:table-cell office:value-type="string" calcext:value-type="string">
            <text:p>kongolesisch</text:p>
          </table:table-cell>
          <table:table-cell office:value-type="string" calcext:value-type="string">
            <text:p>AFR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COG</text:p>
          </table:table-cell>
          <table:table-cell office:value-type="string" calcext:value-type="string">
            <text:p>245</text:p>
          </table:table-cell>
          <table:table-cell table:formula="of:=SUBSTITUTE(SUBSTITUTE(SUBSTITUTE(SUBSTITUTE(SUBSTITUTE(SUBSTITUTE(SUBSTITUTE(SUBSTITUTE([.$B$1]; &quot;REPLACE_SEARCH_TERM&quot;; [.A87]); &quot;REPLACE_SHORT_TERM&quot;; [.B87]); &quot;REPLACE_LONG_TERM&quot;; [.C87]); &quot;REPLACE_CITIZENSHIP&quot;; [.D87]); &quot;REPLACE_CONTINENT&quot;; [.E87]); &quot;REPLACE_ISO_2&quot;; [.F87]); &quot;REPLACE_ISO_3&quot;; [.G87]); &quot;REPLACE_DESTATIS&quot;; [.H87])" office:value-type="string" office:string-value="nations.add(new Nation(searchTerm: &quot;Kongo&quot;, officialTermShort: &quot;Kongo&quot;, officialTermLong: &quot;die Republik Kongo&quot;, citizenship: &quot;kongolesisch&quot;, continent: Continent.AFR, iso3166_2: &quot;CG&quot;, iso3166_3: &quot;COG&quot;, destatisBevCode: Integer.parseInt(&quot;245&quot;)))" calcext:value-type="string">
            <text:p>nations.add(new Nation(searchTerm: "Kongo", officialTermShort: "Kongo", officialTermLong: "die Republik Kongo", citizenship: "kongolesisch", continent: Continent.AFR, iso3166_2: "CG", iso3166_3: "COG", destatisBevCode: Integer.parseInt("245")))</text:p>
          </table:table-cell>
        </table:table-row>
        <table:table-row table:style-name="ro1">
          <table:table-cell office:value-type="string" calcext:value-type="string">
            <text:p>Kongo, Demokratische Republik</text:p>
          </table:table-cell>
          <table:table-cell office:value-type="string" calcext:value-type="string">
            <text:p>Demokratische Republik Kongo</text:p>
          </table:table-cell>
          <table:table-cell office:value-type="string" calcext:value-type="string">
            <text:p>die Demokratische Republik Kongo</text:p>
          </table:table-cell>
          <table:table-cell office:value-type="string" calcext:value-type="string">
            <text:p>der Demokratischen Republik Kongo</text:p>
          </table:table-cell>
          <table:table-cell office:value-type="string" calcext:value-type="string">
            <text:p>AFR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246</text:p>
          </table:table-cell>
          <table:table-cell table:formula="of:=SUBSTITUTE(SUBSTITUTE(SUBSTITUTE(SUBSTITUTE(SUBSTITUTE(SUBSTITUTE(SUBSTITUTE(SUBSTITUTE([.$B$1]; &quot;REPLACE_SEARCH_TERM&quot;; [.A88]); &quot;REPLACE_SHORT_TERM&quot;; [.B88]); &quot;REPLACE_LONG_TERM&quot;; [.C88]); &quot;REPLACE_CITIZENSHIP&quot;; [.D88]); &quot;REPLACE_CONTINENT&quot;; [.E88]); &quot;REPLACE_ISO_2&quot;; [.F88]); &quot;REPLACE_ISO_3&quot;; [.G88]); &quot;REPLACE_DESTATIS&quot;; [.H88])" office:value-type="string" office:string-value="nations.add(new Nation(searchTerm: &quot;Demokratische Republik Kongo&quot;, officialTermShort: &quot;Demokratische Republik Kongo&quot;, officialTermLong: &quot;die Demokratische Republik Kongo&quot;, citizenship: &quot;der Demokratischen Republik Kongo&quot;, continent: Continent.AFR, iso3166_2: &quot;CD&quot;, iso3166_3: &quot;COD&quot;, destatisBevCode: Integer.parseInt(&quot;246&quot;)))" calcext:value-type="string">
            <text:p>nations.add(new Nation(searchTerm: "Demokratische Republik Kongo", officialTermShort: "Demokratische Republik Kongo", officialTermLong: "die Demokratische Republik Kongo", citizenship: "der Demokratischen Republik Kongo", continent: Continent.AFR, iso3166_2: "CD", iso3166_3: "COD", destatisBevCode: Integer.parseInt("246")))</text:p>
          </table:table-cell>
        </table:table-row>
        <table:table-row table:style-name="ro1">
          <table:table-cell office:value-type="string" calcext:value-type="string">
            <text:p>Korea, Demokratische Volksrepublik</text:p>
          </table:table-cell>
          <table:table-cell office:value-type="string" calcext:value-type="string">
            <text:p>Demokratische Volksrepublik Korea</text:p>
          </table:table-cell>
          <table:table-cell office:value-type="string" calcext:value-type="string">
            <text:p>die Demokratische Volksrepublik Korea</text:p>
          </table:table-cell>
          <table:table-cell office:value-type="string" calcext:value-type="string">
            <text:p>der Demokratischen Volksrepublik Korea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KP</text:p>
          </table:table-cell>
          <table:table-cell office:value-type="string" calcext:value-type="string">
            <text:p>PRK</text:p>
          </table:table-cell>
          <table:table-cell office:value-type="string" calcext:value-type="string">
            <text:p>434</text:p>
          </table:table-cell>
          <table:table-cell table:formula="of:=SUBSTITUTE(SUBSTITUTE(SUBSTITUTE(SUBSTITUTE(SUBSTITUTE(SUBSTITUTE(SUBSTITUTE(SUBSTITUTE([.$B$1]; &quot;REPLACE_SEARCH_TERM&quot;; [.A89]); &quot;REPLACE_SHORT_TERM&quot;; [.B89]); &quot;REPLACE_LONG_TERM&quot;; [.C89]); &quot;REPLACE_CITIZENSHIP&quot;; [.D89]); &quot;REPLACE_CONTINENT&quot;; [.E89]); &quot;REPLACE_ISO_2&quot;; [.F89]); &quot;REPLACE_ISO_3&quot;; [.G89]); &quot;REPLACE_DESTATIS&quot;; [.H89])" office:value-type="string" office:string-value="nations.add(new Nation(searchTerm: &quot;Demokratische Volksrepublik Korea&quot;, officialTermShort: &quot;Demokratische Volksrepublik Korea&quot;, officialTermLong: &quot;die Demokratische Volksrepublik Korea&quot;, citizenship: &quot;der Demokratischen Volksrepublik Korea&quot;, continent: Continent.ASI, iso3166_2: &quot;KP&quot;, iso3166_3: &quot;PRK&quot;, destatisBevCode: Integer.parseInt(&quot;434&quot;)))" calcext:value-type="string">
            <text:p>nations.add(new Nation(searchTerm: "Demokratische Volksrepublik Korea", officialTermShort: "Demokratische Volksrepublik Korea", officialTermLong: "die Demokratische Volksrepublik Korea", citizenship: "der Demokratischen Volksrepublik Korea", continent: Continent.ASI, iso3166_2: "KP", iso3166_3: "PRK", destatisBevCode: Integer.parseInt("434")))</text:p>
          </table:table-cell>
        </table:table-row>
        <table:table-row table:style-name="ro1">
          <table:table-cell office:value-type="string" calcext:value-type="string">
            <text:p>Korea, Republik</text:p>
          </table:table-cell>
          <table:table-cell office:value-type="string" calcext:value-type="string">
            <text:p>Republik Korea</text:p>
          </table:table-cell>
          <table:table-cell office:value-type="string" calcext:value-type="string">
            <text:p>die Republik Korea</text:p>
          </table:table-cell>
          <table:table-cell office:value-type="string" calcext:value-type="string">
            <text:p>der Republik Korea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467</text:p>
          </table:table-cell>
          <table:table-cell table:formula="of:=SUBSTITUTE(SUBSTITUTE(SUBSTITUTE(SUBSTITUTE(SUBSTITUTE(SUBSTITUTE(SUBSTITUTE(SUBSTITUTE([.$B$1]; &quot;REPLACE_SEARCH_TERM&quot;; [.A90]); &quot;REPLACE_SHORT_TERM&quot;; [.B90]); &quot;REPLACE_LONG_TERM&quot;; [.C90]); &quot;REPLACE_CITIZENSHIP&quot;; [.D90]); &quot;REPLACE_CONTINENT&quot;; [.E90]); &quot;REPLACE_ISO_2&quot;; [.F90]); &quot;REPLACE_ISO_3&quot;; [.G90]); &quot;REPLACE_DESTATIS&quot;; [.H90])" office:value-type="string" office:string-value="nations.add(new Nation(searchTerm: &quot;Republik Korea&quot;, officialTermShort: &quot;Republik Korea&quot;, officialTermLong: &quot;die Republik Korea&quot;, citizenship: &quot;der Republik Korea&quot;, continent: Continent.ASI, iso3166_2: &quot;KR&quot;, iso3166_3: &quot;KOR&quot;, destatisBevCode: Integer.parseInt(&quot;467&quot;)))" calcext:value-type="string">
            <text:p>nations.add(new Nation(searchTerm: "Republik Korea", officialTermShort: "Republik Korea", officialTermLong: "die Republik Korea", citizenship: "der Republik Korea", continent: Continent.ASI, iso3166_2: "KR", iso3166_3: "KOR", destatisBevCode: Integer.parseInt("467")))</text:p>
          </table:table-cell>
        </table:table-row>
        <table:table-row table:style-name="ro1">
          <table:table-cell table:number-columns-repeated="2" office:value-type="string" calcext:value-type="string">
            <text:p>Kosovo</text:p>
          </table:table-cell>
          <table:table-cell office:value-type="string" calcext:value-type="string">
            <text:p>die Republik Kosovo</text:p>
          </table:table-cell>
          <table:table-cell office:value-type="string" calcext:value-type="string">
            <text:p>kosovarisch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XXK</text:p>
          </table:table-cell>
          <table:table-cell office:value-type="string" calcext:value-type="string">
            <text:p>150</text:p>
          </table:table-cell>
          <table:table-cell table:formula="of:=SUBSTITUTE(SUBSTITUTE(SUBSTITUTE(SUBSTITUTE(SUBSTITUTE(SUBSTITUTE(SUBSTITUTE(SUBSTITUTE([.$B$1]; &quot;REPLACE_SEARCH_TERM&quot;; [.A91]); &quot;REPLACE_SHORT_TERM&quot;; [.B91]); &quot;REPLACE_LONG_TERM&quot;; [.C91]); &quot;REPLACE_CITIZENSHIP&quot;; [.D91]); &quot;REPLACE_CONTINENT&quot;; [.E91]); &quot;REPLACE_ISO_2&quot;; [.F91]); &quot;REPLACE_ISO_3&quot;; [.G91]); &quot;REPLACE_DESTATIS&quot;; [.H91])" office:value-type="string" office:string-value="nations.add(new Nation(searchTerm: &quot;Kosovo&quot;, officialTermShort: &quot;Kosovo&quot;, officialTermLong: &quot;die Republik Kosovo&quot;, citizenship: &quot;kosovarisch&quot;, continent: Continent.EUR, iso3166_2: &quot;XK&quot;, iso3166_3: &quot;XXK&quot;, destatisBevCode: Integer.parseInt(&quot;150&quot;)))" calcext:value-type="string">
            <text:p>nations.add(new Nation(searchTerm: "Kosovo", officialTermShort: "Kosovo", officialTermLong: "die Republik Kosovo", citizenship: "kosovarisch", continent: Continent.EUR, iso3166_2: "XK", iso3166_3: "XXK", destatisBevCode: Integer.parseInt("150")))</text:p>
          </table:table-cell>
        </table:table-row>
        <table:table-row table:style-name="ro1">
          <table:table-cell table:number-columns-repeated="2" office:value-type="string" calcext:value-type="string">
            <text:p>Kroatien</text:p>
          </table:table-cell>
          <table:table-cell office:value-type="string" calcext:value-type="string">
            <text:p>die Republik Kroatien</text:p>
          </table:table-cell>
          <table:table-cell office:value-type="string" calcext:value-type="string">
            <text:p>kroatisch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HRV</text:p>
          </table:table-cell>
          <table:table-cell office:value-type="string" calcext:value-type="string">
            <text:p>130</text:p>
          </table:table-cell>
          <table:table-cell table:formula="of:=SUBSTITUTE(SUBSTITUTE(SUBSTITUTE(SUBSTITUTE(SUBSTITUTE(SUBSTITUTE(SUBSTITUTE(SUBSTITUTE([.$B$1]; &quot;REPLACE_SEARCH_TERM&quot;; [.A92]); &quot;REPLACE_SHORT_TERM&quot;; [.B92]); &quot;REPLACE_LONG_TERM&quot;; [.C92]); &quot;REPLACE_CITIZENSHIP&quot;; [.D92]); &quot;REPLACE_CONTINENT&quot;; [.E92]); &quot;REPLACE_ISO_2&quot;; [.F92]); &quot;REPLACE_ISO_3&quot;; [.G92]); &quot;REPLACE_DESTATIS&quot;; [.H92])" office:value-type="string" office:string-value="nations.add(new Nation(searchTerm: &quot;Kroatien&quot;, officialTermShort: &quot;Kroatien&quot;, officialTermLong: &quot;die Republik Kroatien&quot;, citizenship: &quot;kroatisch&quot;, continent: Continent.EUR, iso3166_2: &quot;HR&quot;, iso3166_3: &quot;HRV&quot;, destatisBevCode: Integer.parseInt(&quot;130&quot;)))" calcext:value-type="string">
            <text:p>nations.add(new Nation(searchTerm: "Kroatien", officialTermShort: "Kroatien", officialTermLong: "die Republik Kroatien", citizenship: "kroatisch", continent: Continent.EUR, iso3166_2: "HR", iso3166_3: "HRV", destatisBevCode: Integer.parseInt("130")))</text:p>
          </table:table-cell>
        </table:table-row>
        <table:table-row table:style-name="ro1">
          <table:table-cell table:number-columns-repeated="2" office:value-type="string" calcext:value-type="string">
            <text:p>Kuba</text:p>
          </table:table-cell>
          <table:table-cell office:value-type="string" calcext:value-type="string">
            <text:p>die Republik Kuba</text:p>
          </table:table-cell>
          <table:table-cell office:value-type="string" calcext:value-type="string">
            <text:p>kubanisch</text:p>
          </table:table-cell>
          <table:table-cell office:value-type="string" calcext:value-type="string">
            <text:p>AME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351</text:p>
          </table:table-cell>
          <table:table-cell table:formula="of:=SUBSTITUTE(SUBSTITUTE(SUBSTITUTE(SUBSTITUTE(SUBSTITUTE(SUBSTITUTE(SUBSTITUTE(SUBSTITUTE([.$B$1]; &quot;REPLACE_SEARCH_TERM&quot;; [.A93]); &quot;REPLACE_SHORT_TERM&quot;; [.B93]); &quot;REPLACE_LONG_TERM&quot;; [.C93]); &quot;REPLACE_CITIZENSHIP&quot;; [.D93]); &quot;REPLACE_CONTINENT&quot;; [.E93]); &quot;REPLACE_ISO_2&quot;; [.F93]); &quot;REPLACE_ISO_3&quot;; [.G93]); &quot;REPLACE_DESTATIS&quot;; [.H93])" office:value-type="string" office:string-value="nations.add(new Nation(searchTerm: &quot;Kuba&quot;, officialTermShort: &quot;Kuba&quot;, officialTermLong: &quot;die Republik Kuba&quot;, citizenship: &quot;kubanisch&quot;, continent: Continent.AME, iso3166_2: &quot;CU&quot;, iso3166_3: &quot;CUB&quot;, destatisBevCode: Integer.parseInt(&quot;351&quot;)))" calcext:value-type="string">
            <text:p>nations.add(new Nation(searchTerm: "Kuba", officialTermShort: "Kuba", officialTermLong: "die Republik Kuba", citizenship: "kubanisch", continent: Continent.AME, iso3166_2: "CU", iso3166_3: "CUB", destatisBevCode: Integer.parseInt("351")))</text:p>
          </table:table-cell>
        </table:table-row>
        <table:table-row table:style-name="ro1">
          <table:table-cell table:number-columns-repeated="2" office:value-type="string" calcext:value-type="string">
            <text:p>Kuwait</text:p>
          </table:table-cell>
          <table:table-cell office:value-type="string" calcext:value-type="string">
            <text:p>der Staat Kuwait</text:p>
          </table:table-cell>
          <table:table-cell office:value-type="string" calcext:value-type="string">
            <text:p>kuwaitisch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KWT</text:p>
          </table:table-cell>
          <table:table-cell office:value-type="string" calcext:value-type="string">
            <text:p>448</text:p>
          </table:table-cell>
          <table:table-cell table:formula="of:=SUBSTITUTE(SUBSTITUTE(SUBSTITUTE(SUBSTITUTE(SUBSTITUTE(SUBSTITUTE(SUBSTITUTE(SUBSTITUTE([.$B$1]; &quot;REPLACE_SEARCH_TERM&quot;; [.A94]); &quot;REPLACE_SHORT_TERM&quot;; [.B94]); &quot;REPLACE_LONG_TERM&quot;; [.C94]); &quot;REPLACE_CITIZENSHIP&quot;; [.D94]); &quot;REPLACE_CONTINENT&quot;; [.E94]); &quot;REPLACE_ISO_2&quot;; [.F94]); &quot;REPLACE_ISO_3&quot;; [.G94]); &quot;REPLACE_DESTATIS&quot;; [.H94])" office:value-type="string" office:string-value="nations.add(new Nation(searchTerm: &quot;Kuwait&quot;, officialTermShort: &quot;Kuwait&quot;, officialTermLong: &quot;der Staat Kuwait&quot;, citizenship: &quot;kuwaitisch&quot;, continent: Continent.ASI, iso3166_2: &quot;KW&quot;, iso3166_3: &quot;KWT&quot;, destatisBevCode: Integer.parseInt(&quot;448&quot;)))" calcext:value-type="string">
            <text:p>nations.add(new Nation(searchTerm: "Kuwait", officialTermShort: "Kuwait", officialTermLong: "der Staat Kuwait", citizenship: "kuwaitisch", continent: Continent.ASI, iso3166_2: "KW", iso3166_3: "KWT", destatisBevCode: Integer.parseInt("448")))</text:p>
          </table:table-cell>
        </table:table-row>
        <table:table-row table:style-name="ro1">
          <table:table-cell office:value-type="string" calcext:value-type="string">
            <text:p>Laos</text:p>
          </table:table-cell>
          <table:table-cell office:value-type="string" calcext:value-type="string">
            <text:p>Demokratische Volksrepublik Laos</text:p>
          </table:table-cell>
          <table:table-cell office:value-type="string" calcext:value-type="string">
            <text:p>die Demokratische Volksrepublik Laos</text:p>
          </table:table-cell>
          <table:table-cell office:value-type="string" calcext:value-type="string">
            <text:p>laotisch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AO</text:p>
          </table:table-cell>
          <table:table-cell office:value-type="string" calcext:value-type="string">
            <text:p>449</text:p>
          </table:table-cell>
          <table:table-cell table:formula="of:=SUBSTITUTE(SUBSTITUTE(SUBSTITUTE(SUBSTITUTE(SUBSTITUTE(SUBSTITUTE(SUBSTITUTE(SUBSTITUTE([.$B$1]; &quot;REPLACE_SEARCH_TERM&quot;; [.A95]); &quot;REPLACE_SHORT_TERM&quot;; [.B95]); &quot;REPLACE_LONG_TERM&quot;; [.C95]); &quot;REPLACE_CITIZENSHIP&quot;; [.D95]); &quot;REPLACE_CONTINENT&quot;; [.E95]); &quot;REPLACE_ISO_2&quot;; [.F95]); &quot;REPLACE_ISO_3&quot;; [.G95]); &quot;REPLACE_DESTATIS&quot;; [.H95])" office:value-type="string" office:string-value="nations.add(new Nation(searchTerm: &quot;Demokratische Volksrepublik Laos&quot;, officialTermShort: &quot;Demokratische Volksrepublik Laos&quot;, officialTermLong: &quot;die Demokratische Volksrepublik Laos&quot;, citizenship: &quot;laotisch&quot;, continent: Continent.ASI, iso3166_2: &quot;LA&quot;, iso3166_3: &quot;LAO&quot;, destatisBevCode: Integer.parseInt(&quot;449&quot;)))" calcext:value-type="string">
            <text:p>nations.add(new Nation(searchTerm: "Demokratische Volksrepublik Laos", officialTermShort: "Demokratische Volksrepublik Laos", officialTermLong: "die Demokratische Volksrepublik Laos", citizenship: "laotisch", continent: Continent.ASI, iso3166_2: "LA", iso3166_3: "LAO", destatisBevCode: Integer.parseInt("449")))</text:p>
          </table:table-cell>
        </table:table-row>
        <table:table-row table:style-name="ro1">
          <table:table-cell table:number-columns-repeated="2" office:value-type="string" calcext:value-type="string">
            <text:p>Lesotho</text:p>
          </table:table-cell>
          <table:table-cell office:value-type="string" calcext:value-type="string">
            <text:p>das Königreich Lesotho</text:p>
          </table:table-cell>
          <table:table-cell office:value-type="string" calcext:value-type="string">
            <text:p>lesothisch</text:p>
          </table:table-cell>
          <table:table-cell office:value-type="string" calcext:value-type="string">
            <text:p>AFR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LSO</text:p>
          </table:table-cell>
          <table:table-cell office:value-type="string" calcext:value-type="string">
            <text:p>226</text:p>
          </table:table-cell>
          <table:table-cell table:formula="of:=SUBSTITUTE(SUBSTITUTE(SUBSTITUTE(SUBSTITUTE(SUBSTITUTE(SUBSTITUTE(SUBSTITUTE(SUBSTITUTE([.$B$1]; &quot;REPLACE_SEARCH_TERM&quot;; [.A96]); &quot;REPLACE_SHORT_TERM&quot;; [.B96]); &quot;REPLACE_LONG_TERM&quot;; [.C96]); &quot;REPLACE_CITIZENSHIP&quot;; [.D96]); &quot;REPLACE_CONTINENT&quot;; [.E96]); &quot;REPLACE_ISO_2&quot;; [.F96]); &quot;REPLACE_ISO_3&quot;; [.G96]); &quot;REPLACE_DESTATIS&quot;; [.H96])" office:value-type="string" office:string-value="nations.add(new Nation(searchTerm: &quot;Lesotho&quot;, officialTermShort: &quot;Lesotho&quot;, officialTermLong: &quot;das Königreich Lesotho&quot;, citizenship: &quot;lesothisch&quot;, continent: Continent.AFR, iso3166_2: &quot;LS&quot;, iso3166_3: &quot;LSO&quot;, destatisBevCode: Integer.parseInt(&quot;226&quot;)))" calcext:value-type="string">
            <text:p>nations.add(new Nation(searchTerm: "Lesotho", officialTermShort: "Lesotho", officialTermLong: "das Königreich Lesotho", citizenship: "lesothisch", continent: Continent.AFR, iso3166_2: "LS", iso3166_3: "LSO", destatisBevCode: Integer.parseInt("226")))</text:p>
          </table:table-cell>
        </table:table-row>
        <table:table-row table:style-name="ro1">
          <table:table-cell table:number-columns-repeated="2" office:value-type="string" calcext:value-type="string">
            <text:p>Lettland</text:p>
          </table:table-cell>
          <table:table-cell office:value-type="string" calcext:value-type="string">
            <text:p>die Republik Lettland</text:p>
          </table:table-cell>
          <table:table-cell office:value-type="string" calcext:value-type="string">
            <text:p>lettisch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LVA</text:p>
          </table:table-cell>
          <table:table-cell office:value-type="string" calcext:value-type="string">
            <text:p>139</text:p>
          </table:table-cell>
          <table:table-cell table:formula="of:=SUBSTITUTE(SUBSTITUTE(SUBSTITUTE(SUBSTITUTE(SUBSTITUTE(SUBSTITUTE(SUBSTITUTE(SUBSTITUTE([.$B$1]; &quot;REPLACE_SEARCH_TERM&quot;; [.A97]); &quot;REPLACE_SHORT_TERM&quot;; [.B97]); &quot;REPLACE_LONG_TERM&quot;; [.C97]); &quot;REPLACE_CITIZENSHIP&quot;; [.D97]); &quot;REPLACE_CONTINENT&quot;; [.E97]); &quot;REPLACE_ISO_2&quot;; [.F97]); &quot;REPLACE_ISO_3&quot;; [.G97]); &quot;REPLACE_DESTATIS&quot;; [.H97])" office:value-type="string" office:string-value="nations.add(new Nation(searchTerm: &quot;Lettland&quot;, officialTermShort: &quot;Lettland&quot;, officialTermLong: &quot;die Republik Lettland&quot;, citizenship: &quot;lettisch&quot;, continent: Continent.EUR, iso3166_2: &quot;LV&quot;, iso3166_3: &quot;LVA&quot;, destatisBevCode: Integer.parseInt(&quot;139&quot;)))" calcext:value-type="string">
            <text:p>nations.add(new Nation(searchTerm: "Lettland", officialTermShort: "Lettland", officialTermLong: "die Republik Lettland", citizenship: "lettisch", continent: Continent.EUR, iso3166_2: "LV", iso3166_3: "LVA", destatisBevCode: Integer.parseInt("139")))</text:p>
          </table:table-cell>
        </table:table-row>
        <table:table-row table:style-name="ro1">
          <table:table-cell table:number-columns-repeated="2" office:value-type="string" calcext:value-type="string">
            <text:p>Libanon</text:p>
          </table:table-cell>
          <table:table-cell office:value-type="string" calcext:value-type="string">
            <text:p>die Libanesische Republik</text:p>
          </table:table-cell>
          <table:table-cell office:value-type="string" calcext:value-type="string">
            <text:p>libanesisch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LBN</text:p>
          </table:table-cell>
          <table:table-cell office:value-type="string" calcext:value-type="string">
            <text:p>451</text:p>
          </table:table-cell>
          <table:table-cell table:formula="of:=SUBSTITUTE(SUBSTITUTE(SUBSTITUTE(SUBSTITUTE(SUBSTITUTE(SUBSTITUTE(SUBSTITUTE(SUBSTITUTE([.$B$1]; &quot;REPLACE_SEARCH_TERM&quot;; [.A98]); &quot;REPLACE_SHORT_TERM&quot;; [.B98]); &quot;REPLACE_LONG_TERM&quot;; [.C98]); &quot;REPLACE_CITIZENSHIP&quot;; [.D98]); &quot;REPLACE_CONTINENT&quot;; [.E98]); &quot;REPLACE_ISO_2&quot;; [.F98]); &quot;REPLACE_ISO_3&quot;; [.G98]); &quot;REPLACE_DESTATIS&quot;; [.H98])" office:value-type="string" office:string-value="nations.add(new Nation(searchTerm: &quot;Libanon&quot;, officialTermShort: &quot;Libanon&quot;, officialTermLong: &quot;die Libanesische Republik&quot;, citizenship: &quot;libanesisch&quot;, continent: Continent.ASI, iso3166_2: &quot;LB&quot;, iso3166_3: &quot;LBN&quot;, destatisBevCode: Integer.parseInt(&quot;451&quot;)))" calcext:value-type="string">
            <text:p>nations.add(new Nation(searchTerm: "Libanon", officialTermShort: "Libanon", officialTermLong: "die Libanesische Republik", citizenship: "libanesisch", continent: Continent.ASI, iso3166_2: "LB", iso3166_3: "LBN", destatisBevCode: Integer.parseInt("451")))</text:p>
          </table:table-cell>
        </table:table-row>
        <table:table-row table:style-name="ro1">
          <table:table-cell table:number-columns-repeated="2" office:value-type="string" calcext:value-type="string">
            <text:p>Liberia</text:p>
          </table:table-cell>
          <table:table-cell office:value-type="string" calcext:value-type="string">
            <text:p>die Republik Liberia</text:p>
          </table:table-cell>
          <table:table-cell office:value-type="string" calcext:value-type="string">
            <text:p>liberianisch</text:p>
          </table:table-cell>
          <table:table-cell office:value-type="string" calcext:value-type="string">
            <text:p>AFR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LBR</text:p>
          </table:table-cell>
          <table:table-cell office:value-type="string" calcext:value-type="string">
            <text:p>247</text:p>
          </table:table-cell>
          <table:table-cell table:formula="of:=SUBSTITUTE(SUBSTITUTE(SUBSTITUTE(SUBSTITUTE(SUBSTITUTE(SUBSTITUTE(SUBSTITUTE(SUBSTITUTE([.$B$1]; &quot;REPLACE_SEARCH_TERM&quot;; [.A99]); &quot;REPLACE_SHORT_TERM&quot;; [.B99]); &quot;REPLACE_LONG_TERM&quot;; [.C99]); &quot;REPLACE_CITIZENSHIP&quot;; [.D99]); &quot;REPLACE_CONTINENT&quot;; [.E99]); &quot;REPLACE_ISO_2&quot;; [.F99]); &quot;REPLACE_ISO_3&quot;; [.G99]); &quot;REPLACE_DESTATIS&quot;; [.H99])" office:value-type="string" office:string-value="nations.add(new Nation(searchTerm: &quot;Liberia&quot;, officialTermShort: &quot;Liberia&quot;, officialTermLong: &quot;die Republik Liberia&quot;, citizenship: &quot;liberianisch&quot;, continent: Continent.AFR, iso3166_2: &quot;LR&quot;, iso3166_3: &quot;LBR&quot;, destatisBevCode: Integer.parseInt(&quot;247&quot;)))" calcext:value-type="string">
            <text:p>nations.add(new Nation(searchTerm: "Liberia", officialTermShort: "Liberia", officialTermLong: "die Republik Liberia", citizenship: "liberianisch", continent: Continent.AFR, iso3166_2: "LR", iso3166_3: "LBR", destatisBevCode: Integer.parseInt("247")))</text:p>
          </table:table-cell>
        </table:table-row>
        <table:table-row table:style-name="ro1">
          <table:table-cell table:number-columns-repeated="2" office:value-type="string" calcext:value-type="string">
            <text:p>Libyen</text:p>
          </table:table-cell>
          <table:table-cell office:value-type="string" calcext:value-type="string">
            <text:p>der Staat Libyen</text:p>
          </table:table-cell>
          <table:table-cell office:value-type="string" calcext:value-type="string">
            <text:p>libysch</text:p>
          </table:table-cell>
          <table:table-cell office:value-type="string" calcext:value-type="string">
            <text:p>AFR</text:p>
          </table:table-cell>
          <table:table-cell office:value-type="string" calcext:value-type="string">
            <text:p>LY</text:p>
          </table:table-cell>
          <table:table-cell office:value-type="string" calcext:value-type="string">
            <text:p>LBY</text:p>
          </table:table-cell>
          <table:table-cell office:value-type="string" calcext:value-type="string">
            <text:p>248</text:p>
          </table:table-cell>
          <table:table-cell table:formula="of:=SUBSTITUTE(SUBSTITUTE(SUBSTITUTE(SUBSTITUTE(SUBSTITUTE(SUBSTITUTE(SUBSTITUTE(SUBSTITUTE([.$B$1]; &quot;REPLACE_SEARCH_TERM&quot;; [.A100]); &quot;REPLACE_SHORT_TERM&quot;; [.B100]); &quot;REPLACE_LONG_TERM&quot;; [.C100]); &quot;REPLACE_CITIZENSHIP&quot;; [.D100]); &quot;REPLACE_CONTINENT&quot;; [.E100]); &quot;REPLACE_ISO_2&quot;; [.F100]); &quot;REPLACE_ISO_3&quot;; [.G100]); &quot;REPLACE_DESTATIS&quot;; [.H100])" office:value-type="string" office:string-value="nations.add(new Nation(searchTerm: &quot;Libyen&quot;, officialTermShort: &quot;Libyen&quot;, officialTermLong: &quot;der Staat Libyen&quot;, citizenship: &quot;libysch&quot;, continent: Continent.AFR, iso3166_2: &quot;LY&quot;, iso3166_3: &quot;LBY&quot;, destatisBevCode: Integer.parseInt(&quot;248&quot;)))" calcext:value-type="string">
            <text:p>nations.add(new Nation(searchTerm: "Libyen", officialTermShort: "Libyen", officialTermLong: "der Staat Libyen", citizenship: "libysch", continent: Continent.AFR, iso3166_2: "LY", iso3166_3: "LBY", destatisBevCode: Integer.parseInt("248")))</text:p>
          </table:table-cell>
        </table:table-row>
        <table:table-row table:style-name="ro1">
          <table:table-cell table:number-columns-repeated="2" office:value-type="string" calcext:value-type="string">
            <text:p>Liechtenstein</text:p>
          </table:table-cell>
          <table:table-cell office:value-type="string" calcext:value-type="string">
            <text:p>das Fürstentum Liechtenstein</text:p>
          </table:table-cell>
          <table:table-cell office:value-type="string" calcext:value-type="string">
            <text:p>liechtensteinisch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IE</text:p>
          </table:table-cell>
          <table:table-cell office:value-type="string" calcext:value-type="string">
            <text:p>141</text:p>
          </table:table-cell>
          <table:table-cell table:formula="of:=SUBSTITUTE(SUBSTITUTE(SUBSTITUTE(SUBSTITUTE(SUBSTITUTE(SUBSTITUTE(SUBSTITUTE(SUBSTITUTE([.$B$1]; &quot;REPLACE_SEARCH_TERM&quot;; [.A101]); &quot;REPLACE_SHORT_TERM&quot;; [.B101]); &quot;REPLACE_LONG_TERM&quot;; [.C101]); &quot;REPLACE_CITIZENSHIP&quot;; [.D101]); &quot;REPLACE_CONTINENT&quot;; [.E101]); &quot;REPLACE_ISO_2&quot;; [.F101]); &quot;REPLACE_ISO_3&quot;; [.G101]); &quot;REPLACE_DESTATIS&quot;; [.H101])" office:value-type="string" office:string-value="nations.add(new Nation(searchTerm: &quot;Liechtenstein&quot;, officialTermShort: &quot;Liechtenstein&quot;, officialTermLong: &quot;das Fürstentum Liechtenstein&quot;, citizenship: &quot;liechtensteinisch&quot;, continent: Continent.EUR, iso3166_2: &quot;LI&quot;, iso3166_3: &quot;LIE&quot;, destatisBevCode: Integer.parseInt(&quot;141&quot;)))" calcext:value-type="string">
            <text:p>nations.add(new Nation(searchTerm: "Liechtenstein", officialTermShort: "Liechtenstein", officialTermLong: "das Fürstentum Liechtenstein", citizenship: "liechtensteinisch", continent: Continent.EUR, iso3166_2: "LI", iso3166_3: "LIE", destatisBevCode: Integer.parseInt("141")))</text:p>
          </table:table-cell>
        </table:table-row>
        <table:table-row table:style-name="ro1">
          <table:table-cell table:number-columns-repeated="2" office:value-type="string" calcext:value-type="string">
            <text:p>Litauen</text:p>
          </table:table-cell>
          <table:table-cell office:value-type="string" calcext:value-type="string">
            <text:p>die Republik Litauen</text:p>
          </table:table-cell>
          <table:table-cell office:value-type="string" calcext:value-type="string">
            <text:p>litauisch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LTU</text:p>
          </table:table-cell>
          <table:table-cell office:value-type="string" calcext:value-type="string">
            <text:p>142</text:p>
          </table:table-cell>
          <table:table-cell table:formula="of:=SUBSTITUTE(SUBSTITUTE(SUBSTITUTE(SUBSTITUTE(SUBSTITUTE(SUBSTITUTE(SUBSTITUTE(SUBSTITUTE([.$B$1]; &quot;REPLACE_SEARCH_TERM&quot;; [.A102]); &quot;REPLACE_SHORT_TERM&quot;; [.B102]); &quot;REPLACE_LONG_TERM&quot;; [.C102]); &quot;REPLACE_CITIZENSHIP&quot;; [.D102]); &quot;REPLACE_CONTINENT&quot;; [.E102]); &quot;REPLACE_ISO_2&quot;; [.F102]); &quot;REPLACE_ISO_3&quot;; [.G102]); &quot;REPLACE_DESTATIS&quot;; [.H102])" office:value-type="string" office:string-value="nations.add(new Nation(searchTerm: &quot;Litauen&quot;, officialTermShort: &quot;Litauen&quot;, officialTermLong: &quot;die Republik Litauen&quot;, citizenship: &quot;litauisch&quot;, continent: Continent.EUR, iso3166_2: &quot;LT&quot;, iso3166_3: &quot;LTU&quot;, destatisBevCode: Integer.parseInt(&quot;142&quot;)))" calcext:value-type="string">
            <text:p>nations.add(new Nation(searchTerm: "Litauen", officialTermShort: "Litauen", officialTermLong: "die Republik Litauen", citizenship: "litauisch", continent: Continent.EUR, iso3166_2: "LT", iso3166_3: "LTU", destatisBevCode: Integer.parseInt("142")))</text:p>
          </table:table-cell>
        </table:table-row>
        <table:table-row table:style-name="ro1">
          <table:table-cell table:number-columns-repeated="2" office:value-type="string" calcext:value-type="string">
            <text:p>Luxemburg</text:p>
          </table:table-cell>
          <table:table-cell office:value-type="string" calcext:value-type="string">
            <text:p>das Großherzogtum Luxemburg</text:p>
          </table:table-cell>
          <table:table-cell office:value-type="string" calcext:value-type="string">
            <text:p>luxemburgisch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LUX</text:p>
          </table:table-cell>
          <table:table-cell office:value-type="string" calcext:value-type="string">
            <text:p>143</text:p>
          </table:table-cell>
          <table:table-cell table:formula="of:=SUBSTITUTE(SUBSTITUTE(SUBSTITUTE(SUBSTITUTE(SUBSTITUTE(SUBSTITUTE(SUBSTITUTE(SUBSTITUTE([.$B$1]; &quot;REPLACE_SEARCH_TERM&quot;; [.A103]); &quot;REPLACE_SHORT_TERM&quot;; [.B103]); &quot;REPLACE_LONG_TERM&quot;; [.C103]); &quot;REPLACE_CITIZENSHIP&quot;; [.D103]); &quot;REPLACE_CONTINENT&quot;; [.E103]); &quot;REPLACE_ISO_2&quot;; [.F103]); &quot;REPLACE_ISO_3&quot;; [.G103]); &quot;REPLACE_DESTATIS&quot;; [.H103])" office:value-type="string" office:string-value="nations.add(new Nation(searchTerm: &quot;Luxemburg&quot;, officialTermShort: &quot;Luxemburg&quot;, officialTermLong: &quot;das Großherzogtum Luxemburg&quot;, citizenship: &quot;luxemburgisch&quot;, continent: Continent.EUR, iso3166_2: &quot;LU&quot;, iso3166_3: &quot;LUX&quot;, destatisBevCode: Integer.parseInt(&quot;143&quot;)))" calcext:value-type="string">
            <text:p>nations.add(new Nation(searchTerm: "Luxemburg", officialTermShort: "Luxemburg", officialTermLong: "das Großherzogtum Luxemburg", citizenship: "luxemburgisch", continent: Continent.EUR, iso3166_2: "LU", iso3166_3: "LUX", destatisBevCode: Integer.parseInt("143")))</text:p>
          </table:table-cell>
        </table:table-row>
        <table:table-row table:style-name="ro1">
          <table:table-cell table:number-columns-repeated="2" office:value-type="string" calcext:value-type="string">
            <text:p>Madagaskar</text:p>
          </table:table-cell>
          <table:table-cell office:value-type="string" calcext:value-type="string">
            <text:p>die Republik Madagaskar</text:p>
          </table:table-cell>
          <table:table-cell office:value-type="string" calcext:value-type="string">
            <text:p>madagassisch</text:p>
          </table:table-cell>
          <table:table-cell office:value-type="string" calcext:value-type="string">
            <text:p>AFR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DG</text:p>
          </table:table-cell>
          <table:table-cell office:value-type="string" calcext:value-type="string">
            <text:p>249</text:p>
          </table:table-cell>
          <table:table-cell table:formula="of:=SUBSTITUTE(SUBSTITUTE(SUBSTITUTE(SUBSTITUTE(SUBSTITUTE(SUBSTITUTE(SUBSTITUTE(SUBSTITUTE([.$B$1]; &quot;REPLACE_SEARCH_TERM&quot;; [.A104]); &quot;REPLACE_SHORT_TERM&quot;; [.B104]); &quot;REPLACE_LONG_TERM&quot;; [.C104]); &quot;REPLACE_CITIZENSHIP&quot;; [.D104]); &quot;REPLACE_CONTINENT&quot;; [.E104]); &quot;REPLACE_ISO_2&quot;; [.F104]); &quot;REPLACE_ISO_3&quot;; [.G104]); &quot;REPLACE_DESTATIS&quot;; [.H104])" office:value-type="string" office:string-value="nations.add(new Nation(searchTerm: &quot;Madagaskar&quot;, officialTermShort: &quot;Madagaskar&quot;, officialTermLong: &quot;die Republik Madagaskar&quot;, citizenship: &quot;madagassisch&quot;, continent: Continent.AFR, iso3166_2: &quot;MG&quot;, iso3166_3: &quot;MDG&quot;, destatisBevCode: Integer.parseInt(&quot;249&quot;)))" calcext:value-type="string">
            <text:p>nations.add(new Nation(searchTerm: "Madagaskar", officialTermShort: "Madagaskar", officialTermLong: "die Republik Madagaskar", citizenship: "madagassisch", continent: Continent.AFR, iso3166_2: "MG", iso3166_3: "MDG", destatisBevCode: Integer.parseInt("249")))</text:p>
          </table:table-cell>
        </table:table-row>
        <table:table-row table:style-name="ro1">
          <table:table-cell table:number-columns-repeated="2" office:value-type="string" calcext:value-type="string">
            <text:p>Malawi</text:p>
          </table:table-cell>
          <table:table-cell office:value-type="string" calcext:value-type="string">
            <text:p>die Republik Malawi</text:p>
          </table:table-cell>
          <table:table-cell office:value-type="string" calcext:value-type="string">
            <text:p>malawisch</text:p>
          </table:table-cell>
          <table:table-cell office:value-type="string" calcext:value-type="string">
            <text:p>AFR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MWI</text:p>
          </table:table-cell>
          <table:table-cell office:value-type="string" calcext:value-type="string">
            <text:p>256</text:p>
          </table:table-cell>
          <table:table-cell table:formula="of:=SUBSTITUTE(SUBSTITUTE(SUBSTITUTE(SUBSTITUTE(SUBSTITUTE(SUBSTITUTE(SUBSTITUTE(SUBSTITUTE([.$B$1]; &quot;REPLACE_SEARCH_TERM&quot;; [.A105]); &quot;REPLACE_SHORT_TERM&quot;; [.B105]); &quot;REPLACE_LONG_TERM&quot;; [.C105]); &quot;REPLACE_CITIZENSHIP&quot;; [.D105]); &quot;REPLACE_CONTINENT&quot;; [.E105]); &quot;REPLACE_ISO_2&quot;; [.F105]); &quot;REPLACE_ISO_3&quot;; [.G105]); &quot;REPLACE_DESTATIS&quot;; [.H105])" office:value-type="string" office:string-value="nations.add(new Nation(searchTerm: &quot;Malawi&quot;, officialTermShort: &quot;Malawi&quot;, officialTermLong: &quot;die Republik Malawi&quot;, citizenship: &quot;malawisch&quot;, continent: Continent.AFR, iso3166_2: &quot;MW&quot;, iso3166_3: &quot;MWI&quot;, destatisBevCode: Integer.parseInt(&quot;256&quot;)))" calcext:value-type="string">
            <text:p>nations.add(new Nation(searchTerm: "Malawi", officialTermShort: "Malawi", officialTermLong: "die Republik Malawi", citizenship: "malawisch", continent: Continent.AFR, iso3166_2: "MW", iso3166_3: "MWI", destatisBevCode: Integer.parseInt("256")))</text:p>
          </table:table-cell>
        </table:table-row>
        <table:table-row table:style-name="ro1">
          <table:table-cell table:number-columns-repeated="3" office:value-type="string" calcext:value-type="string">
            <text:p>Malaysia</text:p>
          </table:table-cell>
          <table:table-cell office:value-type="string" calcext:value-type="string">
            <text:p>malaysisch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482</text:p>
          </table:table-cell>
          <table:table-cell table:formula="of:=SUBSTITUTE(SUBSTITUTE(SUBSTITUTE(SUBSTITUTE(SUBSTITUTE(SUBSTITUTE(SUBSTITUTE(SUBSTITUTE([.$B$1]; &quot;REPLACE_SEARCH_TERM&quot;; [.A106]); &quot;REPLACE_SHORT_TERM&quot;; [.B106]); &quot;REPLACE_LONG_TERM&quot;; [.C106]); &quot;REPLACE_CITIZENSHIP&quot;; [.D106]); &quot;REPLACE_CONTINENT&quot;; [.E106]); &quot;REPLACE_ISO_2&quot;; [.F106]); &quot;REPLACE_ISO_3&quot;; [.G106]); &quot;REPLACE_DESTATIS&quot;; [.H106])" office:value-type="string" office:string-value="nations.add(new Nation(searchTerm: &quot;Malaysia&quot;, officialTermShort: &quot;Malaysia&quot;, officialTermLong: &quot;Malaysia&quot;, citizenship: &quot;malaysisch&quot;, continent: Continent.ASI, iso3166_2: &quot;MY&quot;, iso3166_3: &quot;MYS&quot;, destatisBevCode: Integer.parseInt(&quot;482&quot;)))" calcext:value-type="string">
            <text:p>nations.add(new Nation(searchTerm: "Malaysia", officialTermShort: "Malaysia", officialTermLong: "Malaysia", citizenship: "malaysisch", continent: Continent.ASI, iso3166_2: "MY", iso3166_3: "MYS", destatisBevCode: Integer.parseInt("482")))</text:p>
          </table:table-cell>
        </table:table-row>
        <table:table-row table:style-name="ro1">
          <table:table-cell table:number-columns-repeated="2" office:value-type="string" calcext:value-type="string">
            <text:p>Malediven</text:p>
          </table:table-cell>
          <table:table-cell office:value-type="string" calcext:value-type="string">
            <text:p>die Republik Malediven</text:p>
          </table:table-cell>
          <table:table-cell office:value-type="string" calcext:value-type="string">
            <text:p>maledivisch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MDV</text:p>
          </table:table-cell>
          <table:table-cell office:value-type="string" calcext:value-type="string">
            <text:p>454</text:p>
          </table:table-cell>
          <table:table-cell table:formula="of:=SUBSTITUTE(SUBSTITUTE(SUBSTITUTE(SUBSTITUTE(SUBSTITUTE(SUBSTITUTE(SUBSTITUTE(SUBSTITUTE([.$B$1]; &quot;REPLACE_SEARCH_TERM&quot;; [.A107]); &quot;REPLACE_SHORT_TERM&quot;; [.B107]); &quot;REPLACE_LONG_TERM&quot;; [.C107]); &quot;REPLACE_CITIZENSHIP&quot;; [.D107]); &quot;REPLACE_CONTINENT&quot;; [.E107]); &quot;REPLACE_ISO_2&quot;; [.F107]); &quot;REPLACE_ISO_3&quot;; [.G107]); &quot;REPLACE_DESTATIS&quot;; [.H107])" office:value-type="string" office:string-value="nations.add(new Nation(searchTerm: &quot;Malediven&quot;, officialTermShort: &quot;Malediven&quot;, officialTermLong: &quot;die Republik Malediven&quot;, citizenship: &quot;maledivisch&quot;, continent: Continent.ASI, iso3166_2: &quot;MV&quot;, iso3166_3: &quot;MDV&quot;, destatisBevCode: Integer.parseInt(&quot;454&quot;)))" calcext:value-type="string">
            <text:p>nations.add(new Nation(searchTerm: "Malediven", officialTermShort: "Malediven", officialTermLong: "die Republik Malediven", citizenship: "maledivisch", continent: Continent.ASI, iso3166_2: "MV", iso3166_3: "MDV", destatisBevCode: Integer.parseInt("454")))</text:p>
          </table:table-cell>
        </table:table-row>
        <table:table-row table:style-name="ro1">
          <table:table-cell table:number-columns-repeated="2" office:value-type="string" calcext:value-type="string">
            <text:p>Mali</text:p>
          </table:table-cell>
          <table:table-cell office:value-type="string" calcext:value-type="string">
            <text:p>die Republik Mali</text:p>
          </table:table-cell>
          <table:table-cell office:value-type="string" calcext:value-type="string">
            <text:p>malisch</text:p>
          </table:table-cell>
          <table:table-cell office:value-type="string" calcext:value-type="string">
            <text:p>AFR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251</text:p>
          </table:table-cell>
          <table:table-cell table:formula="of:=SUBSTITUTE(SUBSTITUTE(SUBSTITUTE(SUBSTITUTE(SUBSTITUTE(SUBSTITUTE(SUBSTITUTE(SUBSTITUTE([.$B$1]; &quot;REPLACE_SEARCH_TERM&quot;; [.A108]); &quot;REPLACE_SHORT_TERM&quot;; [.B108]); &quot;REPLACE_LONG_TERM&quot;; [.C108]); &quot;REPLACE_CITIZENSHIP&quot;; [.D108]); &quot;REPLACE_CONTINENT&quot;; [.E108]); &quot;REPLACE_ISO_2&quot;; [.F108]); &quot;REPLACE_ISO_3&quot;; [.G108]); &quot;REPLACE_DESTATIS&quot;; [.H108])" office:value-type="string" office:string-value="nations.add(new Nation(searchTerm: &quot;Mali&quot;, officialTermShort: &quot;Mali&quot;, officialTermLong: &quot;die Republik Mali&quot;, citizenship: &quot;malisch&quot;, continent: Continent.AFR, iso3166_2: &quot;ML&quot;, iso3166_3: &quot;MLI&quot;, destatisBevCode: Integer.parseInt(&quot;251&quot;)))" calcext:value-type="string">
            <text:p>nations.add(new Nation(searchTerm: "Mali", officialTermShort: "Mali", officialTermLong: "die Republik Mali", citizenship: "malisch", continent: Continent.AFR, iso3166_2: "ML", iso3166_3: "MLI", destatisBevCode: Integer.parseInt("251")))</text:p>
          </table:table-cell>
        </table:table-row>
        <table:table-row table:style-name="ro1">
          <table:table-cell table:number-columns-repeated="2" office:value-type="string" calcext:value-type="string">
            <text:p>Malta</text:p>
          </table:table-cell>
          <table:table-cell office:value-type="string" calcext:value-type="string">
            <text:p>die Republik Malta</text:p>
          </table:table-cell>
          <table:table-cell office:value-type="string" calcext:value-type="string">
            <text:p>maltesisch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MLT</text:p>
          </table:table-cell>
          <table:table-cell office:value-type="string" calcext:value-type="string">
            <text:p>145</text:p>
          </table:table-cell>
          <table:table-cell table:formula="of:=SUBSTITUTE(SUBSTITUTE(SUBSTITUTE(SUBSTITUTE(SUBSTITUTE(SUBSTITUTE(SUBSTITUTE(SUBSTITUTE([.$B$1]; &quot;REPLACE_SEARCH_TERM&quot;; [.A109]); &quot;REPLACE_SHORT_TERM&quot;; [.B109]); &quot;REPLACE_LONG_TERM&quot;; [.C109]); &quot;REPLACE_CITIZENSHIP&quot;; [.D109]); &quot;REPLACE_CONTINENT&quot;; [.E109]); &quot;REPLACE_ISO_2&quot;; [.F109]); &quot;REPLACE_ISO_3&quot;; [.G109]); &quot;REPLACE_DESTATIS&quot;; [.H109])" office:value-type="string" office:string-value="nations.add(new Nation(searchTerm: &quot;Malta&quot;, officialTermShort: &quot;Malta&quot;, officialTermLong: &quot;die Republik Malta&quot;, citizenship: &quot;maltesisch&quot;, continent: Continent.EUR, iso3166_2: &quot;MT&quot;, iso3166_3: &quot;MLT&quot;, destatisBevCode: Integer.parseInt(&quot;145&quot;)))" calcext:value-type="string">
            <text:p>nations.add(new Nation(searchTerm: "Malta", officialTermShort: "Malta", officialTermLong: "die Republik Malta", citizenship: "maltesisch", continent: Continent.EUR, iso3166_2: "MT", iso3166_3: "MLT", destatisBevCode: Integer.parseInt("145")))</text:p>
          </table:table-cell>
        </table:table-row>
        <table:table-row table:style-name="ro1">
          <table:table-cell table:number-columns-repeated="2" office:value-type="string" calcext:value-type="string">
            <text:p>Marokko</text:p>
          </table:table-cell>
          <table:table-cell office:value-type="string" calcext:value-type="string">
            <text:p>das Königreich Marokko</text:p>
          </table:table-cell>
          <table:table-cell office:value-type="string" calcext:value-type="string">
            <text:p>marokkanisch</text:p>
          </table:table-cell>
          <table:table-cell office:value-type="string" calcext:value-type="string">
            <text:p>AF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252</text:p>
          </table:table-cell>
          <table:table-cell table:formula="of:=SUBSTITUTE(SUBSTITUTE(SUBSTITUTE(SUBSTITUTE(SUBSTITUTE(SUBSTITUTE(SUBSTITUTE(SUBSTITUTE([.$B$1]; &quot;REPLACE_SEARCH_TERM&quot;; [.A110]); &quot;REPLACE_SHORT_TERM&quot;; [.B110]); &quot;REPLACE_LONG_TERM&quot;; [.C110]); &quot;REPLACE_CITIZENSHIP&quot;; [.D110]); &quot;REPLACE_CONTINENT&quot;; [.E110]); &quot;REPLACE_ISO_2&quot;; [.F110]); &quot;REPLACE_ISO_3&quot;; [.G110]); &quot;REPLACE_DESTATIS&quot;; [.H110])" office:value-type="string" office:string-value="nations.add(new Nation(searchTerm: &quot;Marokko&quot;, officialTermShort: &quot;Marokko&quot;, officialTermLong: &quot;das Königreich Marokko&quot;, citizenship: &quot;marokkanisch&quot;, continent: Continent.AFR, iso3166_2: &quot;MA&quot;, iso3166_3: &quot;MAR&quot;, destatisBevCode: Integer.parseInt(&quot;252&quot;)))" calcext:value-type="string">
            <text:p>nations.add(new Nation(searchTerm: "Marokko", officialTermShort: "Marokko", officialTermLong: "das Königreich Marokko", citizenship: "marokkanisch", continent: Continent.AFR, iso3166_2: "MA", iso3166_3: "MAR", destatisBevCode: Integer.parseInt("252")))</text:p>
          </table:table-cell>
        </table:table-row>
        <table:table-row table:style-name="ro1">
          <table:table-cell table:number-columns-repeated="2" office:value-type="string" calcext:value-type="string">
            <text:p>Marshallinseln</text:p>
          </table:table-cell>
          <table:table-cell office:value-type="string" calcext:value-type="string">
            <text:p>die Republik Marshallinseln</text:p>
          </table:table-cell>
          <table:table-cell office:value-type="string" calcext:value-type="string">
            <text:p>marshallisch</text:p>
          </table:table-cell>
          <table:table-cell office:value-type="string" calcext:value-type="string">
            <text:p>AOA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MHL</text:p>
          </table:table-cell>
          <table:table-cell office:value-type="string" calcext:value-type="string">
            <text:p>544</text:p>
          </table:table-cell>
          <table:table-cell table:formula="of:=SUBSTITUTE(SUBSTITUTE(SUBSTITUTE(SUBSTITUTE(SUBSTITUTE(SUBSTITUTE(SUBSTITUTE(SUBSTITUTE([.$B$1]; &quot;REPLACE_SEARCH_TERM&quot;; [.A111]); &quot;REPLACE_SHORT_TERM&quot;; [.B111]); &quot;REPLACE_LONG_TERM&quot;; [.C111]); &quot;REPLACE_CITIZENSHIP&quot;; [.D111]); &quot;REPLACE_CONTINENT&quot;; [.E111]); &quot;REPLACE_ISO_2&quot;; [.F111]); &quot;REPLACE_ISO_3&quot;; [.G111]); &quot;REPLACE_DESTATIS&quot;; [.H111])" office:value-type="string" office:string-value="nations.add(new Nation(searchTerm: &quot;Marshallinseln&quot;, officialTermShort: &quot;Marshallinseln&quot;, officialTermLong: &quot;die Republik Marshallinseln&quot;, citizenship: &quot;marshallisch&quot;, continent: Continent.AOA, iso3166_2: &quot;MH&quot;, iso3166_3: &quot;MHL&quot;, destatisBevCode: Integer.parseInt(&quot;544&quot;)))" calcext:value-type="string">
            <text:p>nations.add(new Nation(searchTerm: "Marshallinseln", officialTermShort: "Marshallinseln", officialTermLong: "die Republik Marshallinseln", citizenship: "marshallisch", continent: Continent.AOA, iso3166_2: "MH", iso3166_3: "MHL", destatisBevCode: Integer.parseInt("544")))</text:p>
          </table:table-cell>
        </table:table-row>
        <table:table-row table:style-name="ro1">
          <table:table-cell table:number-columns-repeated="2" office:value-type="string" calcext:value-type="string">
            <text:p>Mauretanien</text:p>
          </table:table-cell>
          <table:table-cell office:value-type="string" calcext:value-type="string">
            <text:p>die Islamische Republik Mauretanien</text:p>
          </table:table-cell>
          <table:table-cell office:value-type="string" calcext:value-type="string">
            <text:p>mauretanisch</text:p>
          </table:table-cell>
          <table:table-cell office:value-type="string" calcext:value-type="string">
            <text:p>AFR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MRT</text:p>
          </table:table-cell>
          <table:table-cell office:value-type="string" calcext:value-type="string">
            <text:p>239</text:p>
          </table:table-cell>
          <table:table-cell table:formula="of:=SUBSTITUTE(SUBSTITUTE(SUBSTITUTE(SUBSTITUTE(SUBSTITUTE(SUBSTITUTE(SUBSTITUTE(SUBSTITUTE([.$B$1]; &quot;REPLACE_SEARCH_TERM&quot;; [.A112]); &quot;REPLACE_SHORT_TERM&quot;; [.B112]); &quot;REPLACE_LONG_TERM&quot;; [.C112]); &quot;REPLACE_CITIZENSHIP&quot;; [.D112]); &quot;REPLACE_CONTINENT&quot;; [.E112]); &quot;REPLACE_ISO_2&quot;; [.F112]); &quot;REPLACE_ISO_3&quot;; [.G112]); &quot;REPLACE_DESTATIS&quot;; [.H112])" office:value-type="string" office:string-value="nations.add(new Nation(searchTerm: &quot;Mauretanien&quot;, officialTermShort: &quot;Mauretanien&quot;, officialTermLong: &quot;die Islamische Republik Mauretanien&quot;, citizenship: &quot;mauretanisch&quot;, continent: Continent.AFR, iso3166_2: &quot;MR&quot;, iso3166_3: &quot;MRT&quot;, destatisBevCode: Integer.parseInt(&quot;239&quot;)))" calcext:value-type="string">
            <text:p>nations.add(new Nation(searchTerm: "Mauretanien", officialTermShort: "Mauretanien", officialTermLong: "die Islamische Republik Mauretanien", citizenship: "mauretanisch", continent: Continent.AFR, iso3166_2: "MR", iso3166_3: "MRT", destatisBevCode: Integer.parseInt("239")))</text:p>
          </table:table-cell>
        </table:table-row>
        <table:table-row table:style-name="ro1">
          <table:table-cell table:number-columns-repeated="2" office:value-type="string" calcext:value-type="string">
            <text:p>Mauritius</text:p>
          </table:table-cell>
          <table:table-cell office:value-type="string" calcext:value-type="string">
            <text:p>die Republik Mauritius</text:p>
          </table:table-cell>
          <table:table-cell office:value-type="string" calcext:value-type="string">
            <text:p>mauritisch</text:p>
          </table:table-cell>
          <table:table-cell office:value-type="string" calcext:value-type="string">
            <text:p>AFR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MUS</text:p>
          </table:table-cell>
          <table:table-cell office:value-type="string" calcext:value-type="string">
            <text:p>253</text:p>
          </table:table-cell>
          <table:table-cell table:formula="of:=SUBSTITUTE(SUBSTITUTE(SUBSTITUTE(SUBSTITUTE(SUBSTITUTE(SUBSTITUTE(SUBSTITUTE(SUBSTITUTE([.$B$1]; &quot;REPLACE_SEARCH_TERM&quot;; [.A113]); &quot;REPLACE_SHORT_TERM&quot;; [.B113]); &quot;REPLACE_LONG_TERM&quot;; [.C113]); &quot;REPLACE_CITIZENSHIP&quot;; [.D113]); &quot;REPLACE_CONTINENT&quot;; [.E113]); &quot;REPLACE_ISO_2&quot;; [.F113]); &quot;REPLACE_ISO_3&quot;; [.G113]); &quot;REPLACE_DESTATIS&quot;; [.H113])" office:value-type="string" office:string-value="nations.add(new Nation(searchTerm: &quot;Mauritius&quot;, officialTermShort: &quot;Mauritius&quot;, officialTermLong: &quot;die Republik Mauritius&quot;, citizenship: &quot;mauritisch&quot;, continent: Continent.AFR, iso3166_2: &quot;MU&quot;, iso3166_3: &quot;MUS&quot;, destatisBevCode: Integer.parseInt(&quot;253&quot;)))" calcext:value-type="string">
            <text:p>nations.add(new Nation(searchTerm: "Mauritius", officialTermShort: "Mauritius", officialTermLong: "die Republik Mauritius", citizenship: "mauritisch", continent: Continent.AFR, iso3166_2: "MU", iso3166_3: "MUS", destatisBevCode: Integer.parseInt("253")))</text:p>
          </table:table-cell>
        </table:table-row>
        <table:table-row table:style-name="ro1">
          <table:table-cell table:number-columns-repeated="2" office:value-type="string" calcext:value-type="string">
            <text:p>Mexiko</text:p>
          </table:table-cell>
          <table:table-cell office:value-type="string" calcext:value-type="string">
            <text:p>die Vereinigten Mexikanischen Staaten</text:p>
          </table:table-cell>
          <table:table-cell office:value-type="string" calcext:value-type="string">
            <text:p>mexikanisch</text:p>
          </table:table-cell>
          <table:table-cell office:value-type="string" calcext:value-type="string">
            <text:p>AME</text:p>
          </table:table-cell>
          <table:table-cell office:value-type="string" calcext:value-type="string">
            <text:p>MX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353</text:p>
          </table:table-cell>
          <table:table-cell table:formula="of:=SUBSTITUTE(SUBSTITUTE(SUBSTITUTE(SUBSTITUTE(SUBSTITUTE(SUBSTITUTE(SUBSTITUTE(SUBSTITUTE([.$B$1]; &quot;REPLACE_SEARCH_TERM&quot;; [.A114]); &quot;REPLACE_SHORT_TERM&quot;; [.B114]); &quot;REPLACE_LONG_TERM&quot;; [.C114]); &quot;REPLACE_CITIZENSHIP&quot;; [.D114]); &quot;REPLACE_CONTINENT&quot;; [.E114]); &quot;REPLACE_ISO_2&quot;; [.F114]); &quot;REPLACE_ISO_3&quot;; [.G114]); &quot;REPLACE_DESTATIS&quot;; [.H114])" office:value-type="string" office:string-value="nations.add(new Nation(searchTerm: &quot;Mexiko&quot;, officialTermShort: &quot;Mexiko&quot;, officialTermLong: &quot;die Vereinigten Mexikanischen Staaten&quot;, citizenship: &quot;mexikanisch&quot;, continent: Continent.AME, iso3166_2: &quot;MX&quot;, iso3166_3: &quot;MEX&quot;, destatisBevCode: Integer.parseInt(&quot;353&quot;)))" calcext:value-type="string">
            <text:p>nations.add(new Nation(searchTerm: "Mexiko", officialTermShort: "Mexiko", officialTermLong: "die Vereinigten Mexikanischen Staaten", citizenship: "mexikanisch", continent: Continent.AME, iso3166_2: "MX", iso3166_3: "MEX", destatisBevCode: Integer.parseInt("353")))</text:p>
          </table:table-cell>
        </table:table-row>
        <table:table-row table:style-name="ro1">
          <table:table-cell office:value-type="string" calcext:value-type="string">
            <text:p>Mikronesien</text:p>
          </table:table-cell>
          <table:table-cell office:value-type="string" calcext:value-type="string">
            <text:p>Föderierte Staaten von Mikronesien</text:p>
          </table:table-cell>
          <table:table-cell office:value-type="string" calcext:value-type="string">
            <text:p>die Föderierten Staaten von Mikronesien</text:p>
          </table:table-cell>
          <table:table-cell office:value-type="string" calcext:value-type="string">
            <text:p>mikronesisch</text:p>
          </table:table-cell>
          <table:table-cell office:value-type="string" calcext:value-type="string">
            <text:p>AOA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FSM</text:p>
          </table:table-cell>
          <table:table-cell office:value-type="string" calcext:value-type="string">
            <text:p>545</text:p>
          </table:table-cell>
          <table:table-cell table:formula="of:=SUBSTITUTE(SUBSTITUTE(SUBSTITUTE(SUBSTITUTE(SUBSTITUTE(SUBSTITUTE(SUBSTITUTE(SUBSTITUTE([.$B$1]; &quot;REPLACE_SEARCH_TERM&quot;; [.A115]); &quot;REPLACE_SHORT_TERM&quot;; [.B115]); &quot;REPLACE_LONG_TERM&quot;; [.C115]); &quot;REPLACE_CITIZENSHIP&quot;; [.D115]); &quot;REPLACE_CONTINENT&quot;; [.E115]); &quot;REPLACE_ISO_2&quot;; [.F115]); &quot;REPLACE_ISO_3&quot;; [.G115]); &quot;REPLACE_DESTATIS&quot;; [.H115])" office:value-type="string" office:string-value="nations.add(new Nation(searchTerm: &quot;Föderierte Staaten von Mikronesien&quot;, officialTermShort: &quot;Föderierte Staaten von Mikronesien&quot;, officialTermLong: &quot;die Föderierten Staaten von Mikronesien&quot;, citizenship: &quot;mikronesisch&quot;, continent: Continent.AOA, iso3166_2: &quot;FM&quot;, iso3166_3: &quot;FSM&quot;, destatisBevCode: Integer.parseInt(&quot;545&quot;)))" calcext:value-type="string">
            <text:p>nations.add(new Nation(searchTerm: "Föderierte Staaten von Mikronesien", officialTermShort: "Föderierte Staaten von Mikronesien", officialTermLong: "die Föderierten Staaten von Mikronesien", citizenship: "mikronesisch", continent: Continent.AOA, iso3166_2: "FM", iso3166_3: "FSM", destatisBevCode: Integer.parseInt("545")))</text:p>
          </table:table-cell>
        </table:table-row>
        <table:table-row table:style-name="ro1">
          <table:table-cell office:value-type="string" calcext:value-type="string">
            <text:p>Moldau</text:p>
          </table:table-cell>
          <table:table-cell office:value-type="string" calcext:value-type="string">
            <text:p>Republik Moldau</text:p>
          </table:table-cell>
          <table:table-cell office:value-type="string" calcext:value-type="string">
            <text:p>die Republik Moldau</text:p>
          </table:table-cell>
          <table:table-cell office:value-type="string" calcext:value-type="string">
            <text:p>moldauisch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MDA</text:p>
          </table:table-cell>
          <table:table-cell office:value-type="string" calcext:value-type="string">
            <text:p>146</text:p>
          </table:table-cell>
          <table:table-cell table:formula="of:=SUBSTITUTE(SUBSTITUTE(SUBSTITUTE(SUBSTITUTE(SUBSTITUTE(SUBSTITUTE(SUBSTITUTE(SUBSTITUTE([.$B$1]; &quot;REPLACE_SEARCH_TERM&quot;; [.A116]); &quot;REPLACE_SHORT_TERM&quot;; [.B116]); &quot;REPLACE_LONG_TERM&quot;; [.C116]); &quot;REPLACE_CITIZENSHIP&quot;; [.D116]); &quot;REPLACE_CONTINENT&quot;; [.E116]); &quot;REPLACE_ISO_2&quot;; [.F116]); &quot;REPLACE_ISO_3&quot;; [.G116]); &quot;REPLACE_DESTATIS&quot;; [.H116])" office:value-type="string" office:string-value="nations.add(new Nation(searchTerm: &quot;Republik Moldau&quot;, officialTermShort: &quot;Republik Moldau&quot;, officialTermLong: &quot;die Republik Moldau&quot;, citizenship: &quot;moldauisch&quot;, continent: Continent.EUR, iso3166_2: &quot;MD&quot;, iso3166_3: &quot;MDA&quot;, destatisBevCode: Integer.parseInt(&quot;146&quot;)))" calcext:value-type="string">
            <text:p>nations.add(new Nation(searchTerm: "Republik Moldau", officialTermShort: "Republik Moldau", officialTermLong: "die Republik Moldau", citizenship: "moldauisch", continent: Continent.EUR, iso3166_2: "MD", iso3166_3: "MDA", destatisBevCode: Integer.parseInt("146")))</text:p>
          </table:table-cell>
        </table:table-row>
        <table:table-row table:style-name="ro1">
          <table:table-cell table:number-columns-repeated="2" office:value-type="string" calcext:value-type="string">
            <text:p>Monaco</text:p>
          </table:table-cell>
          <table:table-cell office:value-type="string" calcext:value-type="string">
            <text:p>das Fürstentum Monaco</text:p>
          </table:table-cell>
          <table:table-cell office:value-type="string" calcext:value-type="string">
            <text:p>monegassisch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MCO</text:p>
          </table:table-cell>
          <table:table-cell office:value-type="string" calcext:value-type="string">
            <text:p>147</text:p>
          </table:table-cell>
          <table:table-cell table:formula="of:=SUBSTITUTE(SUBSTITUTE(SUBSTITUTE(SUBSTITUTE(SUBSTITUTE(SUBSTITUTE(SUBSTITUTE(SUBSTITUTE([.$B$1]; &quot;REPLACE_SEARCH_TERM&quot;; [.A117]); &quot;REPLACE_SHORT_TERM&quot;; [.B117]); &quot;REPLACE_LONG_TERM&quot;; [.C117]); &quot;REPLACE_CITIZENSHIP&quot;; [.D117]); &quot;REPLACE_CONTINENT&quot;; [.E117]); &quot;REPLACE_ISO_2&quot;; [.F117]); &quot;REPLACE_ISO_3&quot;; [.G117]); &quot;REPLACE_DESTATIS&quot;; [.H117])" office:value-type="string" office:string-value="nations.add(new Nation(searchTerm: &quot;Monaco&quot;, officialTermShort: &quot;Monaco&quot;, officialTermLong: &quot;das Fürstentum Monaco&quot;, citizenship: &quot;monegassisch&quot;, continent: Continent.EUR, iso3166_2: &quot;MC&quot;, iso3166_3: &quot;MCO&quot;, destatisBevCode: Integer.parseInt(&quot;147&quot;)))" calcext:value-type="string">
            <text:p>nations.add(new Nation(searchTerm: "Monaco", officialTermShort: "Monaco", officialTermLong: "das Fürstentum Monaco", citizenship: "monegassisch", continent: Continent.EUR, iso3166_2: "MC", iso3166_3: "MCO", destatisBevCode: Integer.parseInt("147")))</text:p>
          </table:table-cell>
        </table:table-row>
        <table:table-row table:style-name="ro1">
          <table:table-cell table:number-columns-repeated="2" office:value-type="string" calcext:value-type="string">
            <text:p>Mongolei</text:p>
          </table:table-cell>
          <table:table-cell office:value-type="string" calcext:value-type="string">
            <text:p>die Mongolei</text:p>
          </table:table-cell>
          <table:table-cell office:value-type="string" calcext:value-type="string">
            <text:p>mongolisch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MNG</text:p>
          </table:table-cell>
          <table:table-cell office:value-type="string" calcext:value-type="string">
            <text:p>457</text:p>
          </table:table-cell>
          <table:table-cell table:formula="of:=SUBSTITUTE(SUBSTITUTE(SUBSTITUTE(SUBSTITUTE(SUBSTITUTE(SUBSTITUTE(SUBSTITUTE(SUBSTITUTE([.$B$1]; &quot;REPLACE_SEARCH_TERM&quot;; [.A118]); &quot;REPLACE_SHORT_TERM&quot;; [.B118]); &quot;REPLACE_LONG_TERM&quot;; [.C118]); &quot;REPLACE_CITIZENSHIP&quot;; [.D118]); &quot;REPLACE_CONTINENT&quot;; [.E118]); &quot;REPLACE_ISO_2&quot;; [.F118]); &quot;REPLACE_ISO_3&quot;; [.G118]); &quot;REPLACE_DESTATIS&quot;; [.H118])" office:value-type="string" office:string-value="nations.add(new Nation(searchTerm: &quot;Mongolei&quot;, officialTermShort: &quot;Mongolei&quot;, officialTermLong: &quot;die Mongolei&quot;, citizenship: &quot;mongolisch&quot;, continent: Continent.ASI, iso3166_2: &quot;MN&quot;, iso3166_3: &quot;MNG&quot;, destatisBevCode: Integer.parseInt(&quot;457&quot;)))" calcext:value-type="string">
            <text:p>nations.add(new Nation(searchTerm: "Mongolei", officialTermShort: "Mongolei", officialTermLong: "die Mongolei", citizenship: "mongolisch", continent: Continent.ASI, iso3166_2: "MN", iso3166_3: "MNG", destatisBevCode: Integer.parseInt("457")))</text:p>
          </table:table-cell>
        </table:table-row>
        <table:table-row table:style-name="ro1">
          <table:table-cell table:number-columns-repeated="3" office:value-type="string" calcext:value-type="string">
            <text:p>Montenegro</text:p>
          </table:table-cell>
          <table:table-cell office:value-type="string" calcext:value-type="string">
            <text:p>montenegrinisch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MNE</text:p>
          </table:table-cell>
          <table:table-cell office:value-type="string" calcext:value-type="string">
            <text:p>140</text:p>
          </table:table-cell>
          <table:table-cell table:formula="of:=SUBSTITUTE(SUBSTITUTE(SUBSTITUTE(SUBSTITUTE(SUBSTITUTE(SUBSTITUTE(SUBSTITUTE(SUBSTITUTE([.$B$1]; &quot;REPLACE_SEARCH_TERM&quot;; [.A119]); &quot;REPLACE_SHORT_TERM&quot;; [.B119]); &quot;REPLACE_LONG_TERM&quot;; [.C119]); &quot;REPLACE_CITIZENSHIP&quot;; [.D119]); &quot;REPLACE_CONTINENT&quot;; [.E119]); &quot;REPLACE_ISO_2&quot;; [.F119]); &quot;REPLACE_ISO_3&quot;; [.G119]); &quot;REPLACE_DESTATIS&quot;; [.H119])" office:value-type="string" office:string-value="nations.add(new Nation(searchTerm: &quot;Montenegro&quot;, officialTermShort: &quot;Montenegro&quot;, officialTermLong: &quot;Montenegro&quot;, citizenship: &quot;montenegrinisch&quot;, continent: Continent.EUR, iso3166_2: &quot;ME&quot;, iso3166_3: &quot;MNE&quot;, destatisBevCode: Integer.parseInt(&quot;140&quot;)))" calcext:value-type="string">
            <text:p>nations.add(new Nation(searchTerm: "Montenegro", officialTermShort: "Montenegro", officialTermLong: "Montenegro", citizenship: "montenegrinisch", continent: Continent.EUR, iso3166_2: "ME", iso3166_3: "MNE", destatisBevCode: Integer.parseInt("140")))</text:p>
          </table:table-cell>
        </table:table-row>
        <table:table-row table:style-name="ro1">
          <table:table-cell table:number-columns-repeated="2" office:value-type="string" calcext:value-type="string">
            <text:p>Mosambik</text:p>
          </table:table-cell>
          <table:table-cell office:value-type="string" calcext:value-type="string">
            <text:p>die Republik Mosambik</text:p>
          </table:table-cell>
          <table:table-cell office:value-type="string" calcext:value-type="string">
            <text:p>mosambikanisch</text:p>
          </table:table-cell>
          <table:table-cell office:value-type="string" calcext:value-type="string">
            <text:p>AFR</text:p>
          </table:table-cell>
          <table:table-cell office:value-type="string" calcext:value-type="string">
            <text:p>MZ</text:p>
          </table:table-cell>
          <table:table-cell office:value-type="string" calcext:value-type="string">
            <text:p>MOZ</text:p>
          </table:table-cell>
          <table:table-cell office:value-type="string" calcext:value-type="string">
            <text:p>254</text:p>
          </table:table-cell>
          <table:table-cell table:formula="of:=SUBSTITUTE(SUBSTITUTE(SUBSTITUTE(SUBSTITUTE(SUBSTITUTE(SUBSTITUTE(SUBSTITUTE(SUBSTITUTE([.$B$1]; &quot;REPLACE_SEARCH_TERM&quot;; [.A120]); &quot;REPLACE_SHORT_TERM&quot;; [.B120]); &quot;REPLACE_LONG_TERM&quot;; [.C120]); &quot;REPLACE_CITIZENSHIP&quot;; [.D120]); &quot;REPLACE_CONTINENT&quot;; [.E120]); &quot;REPLACE_ISO_2&quot;; [.F120]); &quot;REPLACE_ISO_3&quot;; [.G120]); &quot;REPLACE_DESTATIS&quot;; [.H120])" office:value-type="string" office:string-value="nations.add(new Nation(searchTerm: &quot;Mosambik&quot;, officialTermShort: &quot;Mosambik&quot;, officialTermLong: &quot;die Republik Mosambik&quot;, citizenship: &quot;mosambikanisch&quot;, continent: Continent.AFR, iso3166_2: &quot;MZ&quot;, iso3166_3: &quot;MOZ&quot;, destatisBevCode: Integer.parseInt(&quot;254&quot;)))" calcext:value-type="string">
            <text:p>nations.add(new Nation(searchTerm: "Mosambik", officialTermShort: "Mosambik", officialTermLong: "die Republik Mosambik", citizenship: "mosambikanisch", continent: Continent.AFR, iso3166_2: "MZ", iso3166_3: "MOZ", destatisBevCode: Integer.parseInt("254")))</text:p>
          </table:table-cell>
        </table:table-row>
        <table:table-row table:style-name="ro1">
          <table:table-cell table:number-columns-repeated="2" office:value-type="string" calcext:value-type="string">
            <text:p>Myanmar</text:p>
          </table:table-cell>
          <table:table-cell office:value-type="string" calcext:value-type="string">
            <text:p>die Republik der Union Myanmar</text:p>
          </table:table-cell>
          <table:table-cell office:value-type="string" calcext:value-type="string">
            <text:p>myanmarisch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427</text:p>
          </table:table-cell>
          <table:table-cell table:formula="of:=SUBSTITUTE(SUBSTITUTE(SUBSTITUTE(SUBSTITUTE(SUBSTITUTE(SUBSTITUTE(SUBSTITUTE(SUBSTITUTE([.$B$1]; &quot;REPLACE_SEARCH_TERM&quot;; [.A121]); &quot;REPLACE_SHORT_TERM&quot;; [.B121]); &quot;REPLACE_LONG_TERM&quot;; [.C121]); &quot;REPLACE_CITIZENSHIP&quot;; [.D121]); &quot;REPLACE_CONTINENT&quot;; [.E121]); &quot;REPLACE_ISO_2&quot;; [.F121]); &quot;REPLACE_ISO_3&quot;; [.G121]); &quot;REPLACE_DESTATIS&quot;; [.H121])" office:value-type="string" office:string-value="nations.add(new Nation(searchTerm: &quot;Myanmar&quot;, officialTermShort: &quot;Myanmar&quot;, officialTermLong: &quot;die Republik der Union Myanmar&quot;, citizenship: &quot;myanmarisch&quot;, continent: Continent.ASI, iso3166_2: &quot;MM&quot;, iso3166_3: &quot;MMR&quot;, destatisBevCode: Integer.parseInt(&quot;427&quot;)))" calcext:value-type="string">
            <text:p>nations.add(new Nation(searchTerm: "Myanmar", officialTermShort: "Myanmar", officialTermLong: "die Republik der Union Myanmar", citizenship: "myanmarisch", continent: Continent.ASI, iso3166_2: "MM", iso3166_3: "MMR", destatisBevCode: Integer.parseInt("427")))</text:p>
          </table:table-cell>
        </table:table-row>
        <table:table-row table:style-name="ro1">
          <table:table-cell table:number-columns-repeated="2" office:value-type="string" calcext:value-type="string">
            <text:p>Namibia</text:p>
          </table:table-cell>
          <table:table-cell office:value-type="string" calcext:value-type="string">
            <text:p>die Republik Namibia</text:p>
          </table:table-cell>
          <table:table-cell office:value-type="string" calcext:value-type="string">
            <text:p>namibisch</text:p>
          </table:table-cell>
          <table:table-cell office:value-type="string" calcext:value-type="string">
            <text:p>AF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M</text:p>
          </table:table-cell>
          <table:table-cell office:value-type="string" calcext:value-type="string">
            <text:p>267</text:p>
          </table:table-cell>
          <table:table-cell table:formula="of:=SUBSTITUTE(SUBSTITUTE(SUBSTITUTE(SUBSTITUTE(SUBSTITUTE(SUBSTITUTE(SUBSTITUTE(SUBSTITUTE([.$B$1]; &quot;REPLACE_SEARCH_TERM&quot;; [.A122]); &quot;REPLACE_SHORT_TERM&quot;; [.B122]); &quot;REPLACE_LONG_TERM&quot;; [.C122]); &quot;REPLACE_CITIZENSHIP&quot;; [.D122]); &quot;REPLACE_CONTINENT&quot;; [.E122]); &quot;REPLACE_ISO_2&quot;; [.F122]); &quot;REPLACE_ISO_3&quot;; [.G122]); &quot;REPLACE_DESTATIS&quot;; [.H122])" office:value-type="string" office:string-value="nations.add(new Nation(searchTerm: &quot;Namibia&quot;, officialTermShort: &quot;Namibia&quot;, officialTermLong: &quot;die Republik Namibia&quot;, citizenship: &quot;namibisch&quot;, continent: Continent.AFR, iso3166_2: &quot;NA&quot;, iso3166_3: &quot;NAM&quot;, destatisBevCode: Integer.parseInt(&quot;267&quot;)))" calcext:value-type="string">
            <text:p>nations.add(new Nation(searchTerm: "Namibia", officialTermShort: "Namibia", officialTermLong: "die Republik Namibia", citizenship: "namibisch", continent: Continent.AFR, iso3166_2: "NA", iso3166_3: "NAM", destatisBevCode: Integer.parseInt("267")))</text:p>
          </table:table-cell>
        </table:table-row>
        <table:table-row table:style-name="ro1">
          <table:table-cell table:number-columns-repeated="2" office:value-type="string" calcext:value-type="string">
            <text:p>Nauru</text:p>
          </table:table-cell>
          <table:table-cell office:value-type="string" calcext:value-type="string">
            <text:p>die Republik Nauru</text:p>
          </table:table-cell>
          <table:table-cell office:value-type="string" calcext:value-type="string">
            <text:p>nauruisch</text:p>
          </table:table-cell>
          <table:table-cell office:value-type="string" calcext:value-type="string">
            <text:p>AOA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NRU</text:p>
          </table:table-cell>
          <table:table-cell office:value-type="string" calcext:value-type="string">
            <text:p>531</text:p>
          </table:table-cell>
          <table:table-cell table:formula="of:=SUBSTITUTE(SUBSTITUTE(SUBSTITUTE(SUBSTITUTE(SUBSTITUTE(SUBSTITUTE(SUBSTITUTE(SUBSTITUTE([.$B$1]; &quot;REPLACE_SEARCH_TERM&quot;; [.A123]); &quot;REPLACE_SHORT_TERM&quot;; [.B123]); &quot;REPLACE_LONG_TERM&quot;; [.C123]); &quot;REPLACE_CITIZENSHIP&quot;; [.D123]); &quot;REPLACE_CONTINENT&quot;; [.E123]); &quot;REPLACE_ISO_2&quot;; [.F123]); &quot;REPLACE_ISO_3&quot;; [.G123]); &quot;REPLACE_DESTATIS&quot;; [.H123])" office:value-type="string" office:string-value="nations.add(new Nation(searchTerm: &quot;Nauru&quot;, officialTermShort: &quot;Nauru&quot;, officialTermLong: &quot;die Republik Nauru&quot;, citizenship: &quot;nauruisch&quot;, continent: Continent.AOA, iso3166_2: &quot;NR&quot;, iso3166_3: &quot;NRU&quot;, destatisBevCode: Integer.parseInt(&quot;531&quot;)))" calcext:value-type="string">
            <text:p>nations.add(new Nation(searchTerm: "Nauru", officialTermShort: "Nauru", officialTermLong: "die Republik Nauru", citizenship: "nauruisch", continent: Continent.AOA, iso3166_2: "NR", iso3166_3: "NRU", destatisBevCode: Integer.parseInt("531")))</text:p>
          </table:table-cell>
        </table:table-row>
        <table:table-row table:style-name="ro1">
          <table:table-cell table:number-columns-repeated="3" office:value-type="string" calcext:value-type="string">
            <text:p>Nepal</text:p>
          </table:table-cell>
          <table:table-cell office:value-type="string" calcext:value-type="string">
            <text:p>nepalesisch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458</text:p>
          </table:table-cell>
          <table:table-cell table:formula="of:=SUBSTITUTE(SUBSTITUTE(SUBSTITUTE(SUBSTITUTE(SUBSTITUTE(SUBSTITUTE(SUBSTITUTE(SUBSTITUTE([.$B$1]; &quot;REPLACE_SEARCH_TERM&quot;; [.A124]); &quot;REPLACE_SHORT_TERM&quot;; [.B124]); &quot;REPLACE_LONG_TERM&quot;; [.C124]); &quot;REPLACE_CITIZENSHIP&quot;; [.D124]); &quot;REPLACE_CONTINENT&quot;; [.E124]); &quot;REPLACE_ISO_2&quot;; [.F124]); &quot;REPLACE_ISO_3&quot;; [.G124]); &quot;REPLACE_DESTATIS&quot;; [.H124])" office:value-type="string" office:string-value="nations.add(new Nation(searchTerm: &quot;Nepal&quot;, officialTermShort: &quot;Nepal&quot;, officialTermLong: &quot;Nepal&quot;, citizenship: &quot;nepalesisch&quot;, continent: Continent.ASI, iso3166_2: &quot;NP&quot;, iso3166_3: &quot;NPL&quot;, destatisBevCode: Integer.parseInt(&quot;458&quot;)))" calcext:value-type="string">
            <text:p>nations.add(new Nation(searchTerm: "Nepal", officialTermShort: "Nepal", officialTermLong: "Nepal", citizenship: "nepalesisch", continent: Continent.ASI, iso3166_2: "NP", iso3166_3: "NPL", destatisBevCode: Integer.parseInt("458")))</text:p>
          </table:table-cell>
        </table:table-row>
        <table:table-row table:style-name="ro1">
          <table:table-cell table:number-columns-repeated="3" office:value-type="string" calcext:value-type="string">
            <text:p>Neuseeland</text:p>
          </table:table-cell>
          <table:table-cell office:value-type="string" calcext:value-type="string">
            <text:p>neuseeländisch</text:p>
          </table:table-cell>
          <table:table-cell office:value-type="string" calcext:value-type="string">
            <text:p>AOA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ZL</text:p>
          </table:table-cell>
          <table:table-cell office:value-type="string" calcext:value-type="string">
            <text:p>536</text:p>
          </table:table-cell>
          <table:table-cell table:formula="of:=SUBSTITUTE(SUBSTITUTE(SUBSTITUTE(SUBSTITUTE(SUBSTITUTE(SUBSTITUTE(SUBSTITUTE(SUBSTITUTE([.$B$1]; &quot;REPLACE_SEARCH_TERM&quot;; [.A125]); &quot;REPLACE_SHORT_TERM&quot;; [.B125]); &quot;REPLACE_LONG_TERM&quot;; [.C125]); &quot;REPLACE_CITIZENSHIP&quot;; [.D125]); &quot;REPLACE_CONTINENT&quot;; [.E125]); &quot;REPLACE_ISO_2&quot;; [.F125]); &quot;REPLACE_ISO_3&quot;; [.G125]); &quot;REPLACE_DESTATIS&quot;; [.H125])" office:value-type="string" office:string-value="nations.add(new Nation(searchTerm: &quot;Neuseeland&quot;, officialTermShort: &quot;Neuseeland&quot;, officialTermLong: &quot;Neuseeland&quot;, citizenship: &quot;neuseeländisch&quot;, continent: Continent.AOA, iso3166_2: &quot;NZ&quot;, iso3166_3: &quot;NZL&quot;, destatisBevCode: Integer.parseInt(&quot;536&quot;)))" calcext:value-type="string">
            <text:p>nations.add(new Nation(searchTerm: "Neuseeland", officialTermShort: "Neuseeland", officialTermLong: "Neuseeland", citizenship: "neuseeländisch", continent: Continent.AOA, iso3166_2: "NZ", iso3166_3: "NZL", destatisBevCode: Integer.parseInt("536")))</text:p>
          </table:table-cell>
        </table:table-row>
        <table:table-row table:style-name="ro1">
          <table:table-cell table:number-columns-repeated="2" office:value-type="string" calcext:value-type="string">
            <text:p>Nicaragua</text:p>
          </table:table-cell>
          <table:table-cell office:value-type="string" calcext:value-type="string">
            <text:p>die Republik Nicaragua</text:p>
          </table:table-cell>
          <table:table-cell office:value-type="string" calcext:value-type="string">
            <text:p>nicaraguanisch</text:p>
          </table:table-cell>
          <table:table-cell office:value-type="string" calcext:value-type="string">
            <text:p>AME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354</text:p>
          </table:table-cell>
          <table:table-cell table:formula="of:=SUBSTITUTE(SUBSTITUTE(SUBSTITUTE(SUBSTITUTE(SUBSTITUTE(SUBSTITUTE(SUBSTITUTE(SUBSTITUTE([.$B$1]; &quot;REPLACE_SEARCH_TERM&quot;; [.A126]); &quot;REPLACE_SHORT_TERM&quot;; [.B126]); &quot;REPLACE_LONG_TERM&quot;; [.C126]); &quot;REPLACE_CITIZENSHIP&quot;; [.D126]); &quot;REPLACE_CONTINENT&quot;; [.E126]); &quot;REPLACE_ISO_2&quot;; [.F126]); &quot;REPLACE_ISO_3&quot;; [.G126]); &quot;REPLACE_DESTATIS&quot;; [.H126])" office:value-type="string" office:string-value="nations.add(new Nation(searchTerm: &quot;Nicaragua&quot;, officialTermShort: &quot;Nicaragua&quot;, officialTermLong: &quot;die Republik Nicaragua&quot;, citizenship: &quot;nicaraguanisch&quot;, continent: Continent.AME, iso3166_2: &quot;NI&quot;, iso3166_3: &quot;NIC&quot;, destatisBevCode: Integer.parseInt(&quot;354&quot;)))" calcext:value-type="string">
            <text:p>nations.add(new Nation(searchTerm: "Nicaragua", officialTermShort: "Nicaragua", officialTermLong: "die Republik Nicaragua", citizenship: "nicaraguanisch", continent: Continent.AME, iso3166_2: "NI", iso3166_3: "NIC", destatisBevCode: Integer.parseInt("354")))</text:p>
          </table:table-cell>
        </table:table-row>
        <table:table-row table:style-name="ro1">
          <table:table-cell table:number-columns-repeated="2" office:value-type="string" calcext:value-type="string">
            <text:p>Niederlande</text:p>
          </table:table-cell>
          <table:table-cell office:value-type="string" calcext:value-type="string">
            <text:p>das Königreich der Niederlande</text:p>
          </table:table-cell>
          <table:table-cell office:value-type="string" calcext:value-type="string">
            <text:p>niederländisch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LD</text:p>
          </table:table-cell>
          <table:table-cell office:value-type="string" calcext:value-type="string">
            <text:p>148</text:p>
          </table:table-cell>
          <table:table-cell table:formula="of:=SUBSTITUTE(SUBSTITUTE(SUBSTITUTE(SUBSTITUTE(SUBSTITUTE(SUBSTITUTE(SUBSTITUTE(SUBSTITUTE([.$B$1]; &quot;REPLACE_SEARCH_TERM&quot;; [.A127]); &quot;REPLACE_SHORT_TERM&quot;; [.B127]); &quot;REPLACE_LONG_TERM&quot;; [.C127]); &quot;REPLACE_CITIZENSHIP&quot;; [.D127]); &quot;REPLACE_CONTINENT&quot;; [.E127]); &quot;REPLACE_ISO_2&quot;; [.F127]); &quot;REPLACE_ISO_3&quot;; [.G127]); &quot;REPLACE_DESTATIS&quot;; [.H127])" office:value-type="string" office:string-value="nations.add(new Nation(searchTerm: &quot;Niederlande&quot;, officialTermShort: &quot;Niederlande&quot;, officialTermLong: &quot;das Königreich der Niederlande&quot;, citizenship: &quot;niederländisch&quot;, continent: Continent.EUR, iso3166_2: &quot;NL&quot;, iso3166_3: &quot;NLD&quot;, destatisBevCode: Integer.parseInt(&quot;148&quot;)))" calcext:value-type="string">
            <text:p>nations.add(new Nation(searchTerm: "Niederlande", officialTermShort: "Niederlande", officialTermLong: "das Königreich der Niederlande", citizenship: "niederländisch", continent: Continent.EUR, iso3166_2: "NL", iso3166_3: "NLD", destatisBevCode: Integer.parseInt("148")))</text:p>
          </table:table-cell>
        </table:table-row>
        <table:table-row table:style-name="ro1">
          <table:table-cell table:number-columns-repeated="2" office:value-type="string" calcext:value-type="string">
            <text:p>Niger</text:p>
          </table:table-cell>
          <table:table-cell office:value-type="string" calcext:value-type="string">
            <text:p>die Republik Niger</text:p>
          </table:table-cell>
          <table:table-cell office:value-type="string" calcext:value-type="string">
            <text:p>nigrisch</text:p>
          </table:table-cell>
          <table:table-cell office:value-type="string" calcext:value-type="string">
            <text:p>AFR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R</text:p>
          </table:table-cell>
          <table:table-cell office:value-type="string" calcext:value-type="string">
            <text:p>255</text:p>
          </table:table-cell>
          <table:table-cell table:formula="of:=SUBSTITUTE(SUBSTITUTE(SUBSTITUTE(SUBSTITUTE(SUBSTITUTE(SUBSTITUTE(SUBSTITUTE(SUBSTITUTE([.$B$1]; &quot;REPLACE_SEARCH_TERM&quot;; [.A128]); &quot;REPLACE_SHORT_TERM&quot;; [.B128]); &quot;REPLACE_LONG_TERM&quot;; [.C128]); &quot;REPLACE_CITIZENSHIP&quot;; [.D128]); &quot;REPLACE_CONTINENT&quot;; [.E128]); &quot;REPLACE_ISO_2&quot;; [.F128]); &quot;REPLACE_ISO_3&quot;; [.G128]); &quot;REPLACE_DESTATIS&quot;; [.H128])" office:value-type="string" office:string-value="nations.add(new Nation(searchTerm: &quot;Niger&quot;, officialTermShort: &quot;Niger&quot;, officialTermLong: &quot;die Republik Niger&quot;, citizenship: &quot;nigrisch&quot;, continent: Continent.AFR, iso3166_2: &quot;NE&quot;, iso3166_3: &quot;NER&quot;, destatisBevCode: Integer.parseInt(&quot;255&quot;)))" calcext:value-type="string">
            <text:p>nations.add(new Nation(searchTerm: "Niger", officialTermShort: "Niger", officialTermLong: "die Republik Niger", citizenship: "nigrisch", continent: Continent.AFR, iso3166_2: "NE", iso3166_3: "NER", destatisBevCode: Integer.parseInt("255")))</text:p>
          </table:table-cell>
        </table:table-row>
        <table:table-row table:style-name="ro1">
          <table:table-cell table:number-columns-repeated="2" office:value-type="string" calcext:value-type="string">
            <text:p>Nigeria</text:p>
          </table:table-cell>
          <table:table-cell office:value-type="string" calcext:value-type="string">
            <text:p>die Bundesrepublik Nigeria</text:p>
          </table:table-cell>
          <table:table-cell office:value-type="string" calcext:value-type="string">
            <text:p>nigerianisch</text:p>
          </table:table-cell>
          <table:table-cell office:value-type="string" calcext:value-type="string">
            <text:p>AFR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232</text:p>
          </table:table-cell>
          <table:table-cell table:formula="of:=SUBSTITUTE(SUBSTITUTE(SUBSTITUTE(SUBSTITUTE(SUBSTITUTE(SUBSTITUTE(SUBSTITUTE(SUBSTITUTE([.$B$1]; &quot;REPLACE_SEARCH_TERM&quot;; [.A129]); &quot;REPLACE_SHORT_TERM&quot;; [.B129]); &quot;REPLACE_LONG_TERM&quot;; [.C129]); &quot;REPLACE_CITIZENSHIP&quot;; [.D129]); &quot;REPLACE_CONTINENT&quot;; [.E129]); &quot;REPLACE_ISO_2&quot;; [.F129]); &quot;REPLACE_ISO_3&quot;; [.G129]); &quot;REPLACE_DESTATIS&quot;; [.H129])" office:value-type="string" office:string-value="nations.add(new Nation(searchTerm: &quot;Nigeria&quot;, officialTermShort: &quot;Nigeria&quot;, officialTermLong: &quot;die Bundesrepublik Nigeria&quot;, citizenship: &quot;nigerianisch&quot;, continent: Continent.AFR, iso3166_2: &quot;NG&quot;, iso3166_3: &quot;NGA&quot;, destatisBevCode: Integer.parseInt(&quot;232&quot;)))" calcext:value-type="string">
            <text:p>nations.add(new Nation(searchTerm: "Nigeria", officialTermShort: "Nigeria", officialTermLong: "die Bundesrepublik Nigeria", citizenship: "nigerianisch", continent: Continent.AFR, iso3166_2: "NG", iso3166_3: "NGA", destatisBevCode: Integer.parseInt("232")))</text:p>
          </table:table-cell>
        </table:table-row>
        <table:table-row table:style-name="ro1">
          <table:table-cell table:number-columns-repeated="3" office:value-type="string" calcext:value-type="string">
            <text:p>Niue</text:p>
          </table:table-cell>
          <table:table-cell office:value-type="string" calcext:value-type="string">
            <text:p>neuseeländisch</text:p>
          </table:table-cell>
          <table:table-cell office:value-type="string" calcext:value-type="string">
            <text:p>AOA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NIU</text:p>
          </table:table-cell>
          <table:table-cell office:value-type="string" calcext:value-type="string">
            <text:p>533</text:p>
          </table:table-cell>
          <table:table-cell table:formula="of:=SUBSTITUTE(SUBSTITUTE(SUBSTITUTE(SUBSTITUTE(SUBSTITUTE(SUBSTITUTE(SUBSTITUTE(SUBSTITUTE([.$B$1]; &quot;REPLACE_SEARCH_TERM&quot;; [.A130]); &quot;REPLACE_SHORT_TERM&quot;; [.B130]); &quot;REPLACE_LONG_TERM&quot;; [.C130]); &quot;REPLACE_CITIZENSHIP&quot;; [.D130]); &quot;REPLACE_CONTINENT&quot;; [.E130]); &quot;REPLACE_ISO_2&quot;; [.F130]); &quot;REPLACE_ISO_3&quot;; [.G130]); &quot;REPLACE_DESTATIS&quot;; [.H130])" office:value-type="string" office:string-value="nations.add(new Nation(searchTerm: &quot;Niue&quot;, officialTermShort: &quot;Niue&quot;, officialTermLong: &quot;Niue&quot;, citizenship: &quot;neuseeländisch&quot;, continent: Continent.AOA, iso3166_2: &quot;NU&quot;, iso3166_3: &quot;NIU&quot;, destatisBevCode: Integer.parseInt(&quot;533&quot;)))" calcext:value-type="string">
            <text:p>nations.add(new Nation(searchTerm: "Niue", officialTermShort: "Niue", officialTermLong: "Niue", citizenship: "neuseeländisch", continent: Continent.AOA, iso3166_2: "NU", iso3166_3: "NIU", destatisBevCode: Integer.parseInt("533")))</text:p>
          </table:table-cell>
        </table:table-row>
        <table:table-row table:style-name="ro1">
          <table:table-cell table:number-columns-repeated="2" office:value-type="string" calcext:value-type="string">
            <text:p>Nordmazedonien</text:p>
          </table:table-cell>
          <table:table-cell office:value-type="string" calcext:value-type="string">
            <text:p>die Republik Nordmazedonien</text:p>
          </table:table-cell>
          <table:table-cell office:value-type="string" calcext:value-type="string">
            <text:p>mazedonisch/Bürger der Republik Nordmazedonien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MKD</text:p>
          </table:table-cell>
          <table:table-cell office:value-type="string" calcext:value-type="string">
            <text:p>144</text:p>
          </table:table-cell>
          <table:table-cell table:formula="of:=SUBSTITUTE(SUBSTITUTE(SUBSTITUTE(SUBSTITUTE(SUBSTITUTE(SUBSTITUTE(SUBSTITUTE(SUBSTITUTE([.$B$1]; &quot;REPLACE_SEARCH_TERM&quot;; [.A131]); &quot;REPLACE_SHORT_TERM&quot;; [.B131]); &quot;REPLACE_LONG_TERM&quot;; [.C131]); &quot;REPLACE_CITIZENSHIP&quot;; [.D131]); &quot;REPLACE_CONTINENT&quot;; [.E131]); &quot;REPLACE_ISO_2&quot;; [.F131]); &quot;REPLACE_ISO_3&quot;; [.G131]); &quot;REPLACE_DESTATIS&quot;; [.H131])" office:value-type="string" office:string-value="nations.add(new Nation(searchTerm: &quot;Nordmazedonien&quot;, officialTermShort: &quot;Nordmazedonien&quot;, officialTermLong: &quot;die Republik Nordmazedonien&quot;, citizenship: &quot;mazedonisch/Bürger der Republik Nordmazedonien&quot;, continent: Continent.EUR, iso3166_2: &quot;MK&quot;, iso3166_3: &quot;MKD&quot;, destatisBevCode: Integer.parseInt(&quot;144&quot;)))" calcext:value-type="string">
            <text:p>nations.add(new Nation(searchTerm: "Nordmazedonien", officialTermShort: "Nordmazedonien", officialTermLong: "die Republik Nordmazedonien", citizenship: "mazedonisch/Bürger der Republik Nordmazedonien", continent: Continent.EUR, iso3166_2: "MK", iso3166_3: "MKD", destatisBevCode: Integer.parseInt("144")))</text:p>
          </table:table-cell>
        </table:table-row>
        <table:table-row table:style-name="ro1">
          <table:table-cell table:number-columns-repeated="2" office:value-type="string" calcext:value-type="string">
            <text:p>Norwegen</text:p>
          </table:table-cell>
          <table:table-cell office:value-type="string" calcext:value-type="string">
            <text:p>das Königreich Norwegen</text:p>
          </table:table-cell>
          <table:table-cell office:value-type="string" calcext:value-type="string">
            <text:p>norwegisch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149</text:p>
          </table:table-cell>
          <table:table-cell table:formula="of:=SUBSTITUTE(SUBSTITUTE(SUBSTITUTE(SUBSTITUTE(SUBSTITUTE(SUBSTITUTE(SUBSTITUTE(SUBSTITUTE([.$B$1]; &quot;REPLACE_SEARCH_TERM&quot;; [.A132]); &quot;REPLACE_SHORT_TERM&quot;; [.B132]); &quot;REPLACE_LONG_TERM&quot;; [.C132]); &quot;REPLACE_CITIZENSHIP&quot;; [.D132]); &quot;REPLACE_CONTINENT&quot;; [.E132]); &quot;REPLACE_ISO_2&quot;; [.F132]); &quot;REPLACE_ISO_3&quot;; [.G132]); &quot;REPLACE_DESTATIS&quot;; [.H132])" office:value-type="string" office:string-value="nations.add(new Nation(searchTerm: &quot;Norwegen&quot;, officialTermShort: &quot;Norwegen&quot;, officialTermLong: &quot;das Königreich Norwegen&quot;, citizenship: &quot;norwegisch&quot;, continent: Continent.EUR, iso3166_2: &quot;NO&quot;, iso3166_3: &quot;NOR&quot;, destatisBevCode: Integer.parseInt(&quot;149&quot;)))" calcext:value-type="string">
            <text:p>nations.add(new Nation(searchTerm: "Norwegen", officialTermShort: "Norwegen", officialTermLong: "das Königreich Norwegen", citizenship: "norwegisch", continent: Continent.EUR, iso3166_2: "NO", iso3166_3: "NOR", destatisBevCode: Integer.parseInt("149")))</text:p>
          </table:table-cell>
        </table:table-row>
        <table:table-row table:style-name="ro1">
          <table:table-cell table:number-columns-repeated="2" office:value-type="string" calcext:value-type="string">
            <text:p>Oman</text:p>
          </table:table-cell>
          <table:table-cell office:value-type="string" calcext:value-type="string">
            <text:p>das Sultanat Oman</text:p>
          </table:table-cell>
          <table:table-cell office:value-type="string" calcext:value-type="string">
            <text:p>omanisch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OM</text:p>
          </table:table-cell>
          <table:table-cell office:value-type="string" calcext:value-type="string">
            <text:p>OMN</text:p>
          </table:table-cell>
          <table:table-cell office:value-type="string" calcext:value-type="string">
            <text:p>456</text:p>
          </table:table-cell>
          <table:table-cell table:formula="of:=SUBSTITUTE(SUBSTITUTE(SUBSTITUTE(SUBSTITUTE(SUBSTITUTE(SUBSTITUTE(SUBSTITUTE(SUBSTITUTE([.$B$1]; &quot;REPLACE_SEARCH_TERM&quot;; [.A133]); &quot;REPLACE_SHORT_TERM&quot;; [.B133]); &quot;REPLACE_LONG_TERM&quot;; [.C133]); &quot;REPLACE_CITIZENSHIP&quot;; [.D133]); &quot;REPLACE_CONTINENT&quot;; [.E133]); &quot;REPLACE_ISO_2&quot;; [.F133]); &quot;REPLACE_ISO_3&quot;; [.G133]); &quot;REPLACE_DESTATIS&quot;; [.H133])" office:value-type="string" office:string-value="nations.add(new Nation(searchTerm: &quot;Oman&quot;, officialTermShort: &quot;Oman&quot;, officialTermLong: &quot;das Sultanat Oman&quot;, citizenship: &quot;omanisch&quot;, continent: Continent.ASI, iso3166_2: &quot;OM&quot;, iso3166_3: &quot;OMN&quot;, destatisBevCode: Integer.parseInt(&quot;456&quot;)))" calcext:value-type="string">
            <text:p>nations.add(new Nation(searchTerm: "Oman", officialTermShort: "Oman", officialTermLong: "das Sultanat Oman", citizenship: "omanisch", continent: Continent.ASI, iso3166_2: "OM", iso3166_3: "OMN", destatisBevCode: Integer.parseInt("456")))</text:p>
          </table:table-cell>
        </table:table-row>
        <table:table-row table:style-name="ro1">
          <table:table-cell table:number-columns-repeated="2" office:value-type="string" calcext:value-type="string">
            <text:p>Österreich</text:p>
          </table:table-cell>
          <table:table-cell office:value-type="string" calcext:value-type="string">
            <text:p>die Republik Österreich</text:p>
          </table:table-cell>
          <table:table-cell office:value-type="string" calcext:value-type="string">
            <text:p>österreichisch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151</text:p>
          </table:table-cell>
          <table:table-cell table:formula="of:=SUBSTITUTE(SUBSTITUTE(SUBSTITUTE(SUBSTITUTE(SUBSTITUTE(SUBSTITUTE(SUBSTITUTE(SUBSTITUTE([.$B$1]; &quot;REPLACE_SEARCH_TERM&quot;; [.A134]); &quot;REPLACE_SHORT_TERM&quot;; [.B134]); &quot;REPLACE_LONG_TERM&quot;; [.C134]); &quot;REPLACE_CITIZENSHIP&quot;; [.D134]); &quot;REPLACE_CONTINENT&quot;; [.E134]); &quot;REPLACE_ISO_2&quot;; [.F134]); &quot;REPLACE_ISO_3&quot;; [.G134]); &quot;REPLACE_DESTATIS&quot;; [.H134])" office:value-type="string" office:string-value="nations.add(new Nation(searchTerm: &quot;Österreich&quot;, officialTermShort: &quot;Österreich&quot;, officialTermLong: &quot;die Republik Österreich&quot;, citizenship: &quot;österreichisch&quot;, continent: Continent.EUR, iso3166_2: &quot;AT&quot;, iso3166_3: &quot;AUT&quot;, destatisBevCode: Integer.parseInt(&quot;151&quot;)))" calcext:value-type="string">
            <text:p>nations.add(new Nation(searchTerm: "Österreich", officialTermShort: "Österreich", officialTermLong: "die Republik Österreich", citizenship: "österreichisch", continent: Continent.EUR, iso3166_2: "AT", iso3166_3: "AUT", destatisBevCode: Integer.parseInt("151")))</text:p>
          </table:table-cell>
        </table:table-row>
        <table:table-row table:style-name="ro1">
          <table:table-cell table:number-columns-repeated="2" office:value-type="string" calcext:value-type="string">
            <text:p>Pakistan</text:p>
          </table:table-cell>
          <table:table-cell office:value-type="string" calcext:value-type="string">
            <text:p>die Islamische Republik Pakistan</text:p>
          </table:table-cell>
          <table:table-cell office:value-type="string" calcext:value-type="string">
            <text:p>pakistanisch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461</text:p>
          </table:table-cell>
          <table:table-cell table:formula="of:=SUBSTITUTE(SUBSTITUTE(SUBSTITUTE(SUBSTITUTE(SUBSTITUTE(SUBSTITUTE(SUBSTITUTE(SUBSTITUTE([.$B$1]; &quot;REPLACE_SEARCH_TERM&quot;; [.A135]); &quot;REPLACE_SHORT_TERM&quot;; [.B135]); &quot;REPLACE_LONG_TERM&quot;; [.C135]); &quot;REPLACE_CITIZENSHIP&quot;; [.D135]); &quot;REPLACE_CONTINENT&quot;; [.E135]); &quot;REPLACE_ISO_2&quot;; [.F135]); &quot;REPLACE_ISO_3&quot;; [.G135]); &quot;REPLACE_DESTATIS&quot;; [.H135])" office:value-type="string" office:string-value="nations.add(new Nation(searchTerm: &quot;Pakistan&quot;, officialTermShort: &quot;Pakistan&quot;, officialTermLong: &quot;die Islamische Republik Pakistan&quot;, citizenship: &quot;pakistanisch&quot;, continent: Continent.ASI, iso3166_2: &quot;PK&quot;, iso3166_3: &quot;PAK&quot;, destatisBevCode: Integer.parseInt(&quot;461&quot;)))" calcext:value-type="string">
            <text:p>nations.add(new Nation(searchTerm: "Pakistan", officialTermShort: "Pakistan", officialTermLong: "die Islamische Republik Pakistan", citizenship: "pakistanisch", continent: Continent.ASI, iso3166_2: "PK", iso3166_3: "PAK", destatisBevCode: Integer.parseInt("461")))</text:p>
          </table:table-cell>
        </table:table-row>
        <table:table-row table:style-name="ro1">
          <table:table-cell table:number-columns-repeated="2" office:value-type="string" calcext:value-type="string">
            <text:p>Palau</text:p>
          </table:table-cell>
          <table:table-cell office:value-type="string" calcext:value-type="string">
            <text:p>die Republik Palau</text:p>
          </table:table-cell>
          <table:table-cell office:value-type="string" calcext:value-type="string">
            <text:p>palauisch</text:p>
          </table:table-cell>
          <table:table-cell office:value-type="string" calcext:value-type="string">
            <text:p>AOA</text:p>
          </table:table-cell>
          <table:table-cell office:value-type="string" calcext:value-type="string">
            <text:p>PW</text:p>
          </table:table-cell>
          <table:table-cell office:value-type="string" calcext:value-type="string">
            <text:p>PLW</text:p>
          </table:table-cell>
          <table:table-cell office:value-type="string" calcext:value-type="string">
            <text:p>537</text:p>
          </table:table-cell>
          <table:table-cell table:formula="of:=SUBSTITUTE(SUBSTITUTE(SUBSTITUTE(SUBSTITUTE(SUBSTITUTE(SUBSTITUTE(SUBSTITUTE(SUBSTITUTE([.$B$1]; &quot;REPLACE_SEARCH_TERM&quot;; [.A136]); &quot;REPLACE_SHORT_TERM&quot;; [.B136]); &quot;REPLACE_LONG_TERM&quot;; [.C136]); &quot;REPLACE_CITIZENSHIP&quot;; [.D136]); &quot;REPLACE_CONTINENT&quot;; [.E136]); &quot;REPLACE_ISO_2&quot;; [.F136]); &quot;REPLACE_ISO_3&quot;; [.G136]); &quot;REPLACE_DESTATIS&quot;; [.H136])" office:value-type="string" office:string-value="nations.add(new Nation(searchTerm: &quot;Palau&quot;, officialTermShort: &quot;Palau&quot;, officialTermLong: &quot;die Republik Palau&quot;, citizenship: &quot;palauisch&quot;, continent: Continent.AOA, iso3166_2: &quot;PW&quot;, iso3166_3: &quot;PLW&quot;, destatisBevCode: Integer.parseInt(&quot;537&quot;)))" calcext:value-type="string">
            <text:p>nations.add(new Nation(searchTerm: "Palau", officialTermShort: "Palau", officialTermLong: "die Republik Palau", citizenship: "palauisch", continent: Continent.AOA, iso3166_2: "PW", iso3166_3: "PLW", destatisBevCode: Integer.parseInt("537")))</text:p>
          </table:table-cell>
        </table:table-row>
        <table:table-row table:style-name="ro1">
          <table:table-cell table:number-columns-repeated="2" office:value-type="string" calcext:value-type="string">
            <text:p>Panama</text:p>
          </table:table-cell>
          <table:table-cell office:value-type="string" calcext:value-type="string">
            <text:p>die Republik Panama</text:p>
          </table:table-cell>
          <table:table-cell office:value-type="string" calcext:value-type="string">
            <text:p>panamaisch</text:p>
          </table:table-cell>
          <table:table-cell office:value-type="string" calcext:value-type="string">
            <text:p>AME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357</text:p>
          </table:table-cell>
          <table:table-cell table:formula="of:=SUBSTITUTE(SUBSTITUTE(SUBSTITUTE(SUBSTITUTE(SUBSTITUTE(SUBSTITUTE(SUBSTITUTE(SUBSTITUTE([.$B$1]; &quot;REPLACE_SEARCH_TERM&quot;; [.A137]); &quot;REPLACE_SHORT_TERM&quot;; [.B137]); &quot;REPLACE_LONG_TERM&quot;; [.C137]); &quot;REPLACE_CITIZENSHIP&quot;; [.D137]); &quot;REPLACE_CONTINENT&quot;; [.E137]); &quot;REPLACE_ISO_2&quot;; [.F137]); &quot;REPLACE_ISO_3&quot;; [.G137]); &quot;REPLACE_DESTATIS&quot;; [.H137])" office:value-type="string" office:string-value="nations.add(new Nation(searchTerm: &quot;Panama&quot;, officialTermShort: &quot;Panama&quot;, officialTermLong: &quot;die Republik Panama&quot;, citizenship: &quot;panamaisch&quot;, continent: Continent.AME, iso3166_2: &quot;PA&quot;, iso3166_3: &quot;PAN&quot;, destatisBevCode: Integer.parseInt(&quot;357&quot;)))" calcext:value-type="string">
            <text:p>nations.add(new Nation(searchTerm: "Panama", officialTermShort: "Panama", officialTermLong: "die Republik Panama", citizenship: "panamaisch", continent: Continent.AME, iso3166_2: "PA", iso3166_3: "PAN", destatisBevCode: Integer.parseInt("357")))</text:p>
          </table:table-cell>
        </table:table-row>
        <table:table-row table:style-name="ro1">
          <table:table-cell table:number-columns-repeated="2" office:value-type="string" calcext:value-type="string">
            <text:p>Papua-Neuguinea</text:p>
          </table:table-cell>
          <table:table-cell office:value-type="string" calcext:value-type="string">
            <text:p>der Unabhängige Staat Papua-Neuguinea</text:p>
          </table:table-cell>
          <table:table-cell office:value-type="string" calcext:value-type="string">
            <text:p>papua-neuguineisch</text:p>
          </table:table-cell>
          <table:table-cell office:value-type="string" calcext:value-type="string">
            <text:p>AOA</text:p>
          </table:table-cell>
          <table:table-cell office:value-type="string" calcext:value-type="string">
            <text:p>PG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538</text:p>
          </table:table-cell>
          <table:table-cell table:formula="of:=SUBSTITUTE(SUBSTITUTE(SUBSTITUTE(SUBSTITUTE(SUBSTITUTE(SUBSTITUTE(SUBSTITUTE(SUBSTITUTE([.$B$1]; &quot;REPLACE_SEARCH_TERM&quot;; [.A138]); &quot;REPLACE_SHORT_TERM&quot;; [.B138]); &quot;REPLACE_LONG_TERM&quot;; [.C138]); &quot;REPLACE_CITIZENSHIP&quot;; [.D138]); &quot;REPLACE_CONTINENT&quot;; [.E138]); &quot;REPLACE_ISO_2&quot;; [.F138]); &quot;REPLACE_ISO_3&quot;; [.G138]); &quot;REPLACE_DESTATIS&quot;; [.H138])" office:value-type="string" office:string-value="nations.add(new Nation(searchTerm: &quot;Papua-Neuguinea&quot;, officialTermShort: &quot;Papua-Neuguinea&quot;, officialTermLong: &quot;der Unabhängige Staat Papua-Neuguinea&quot;, citizenship: &quot;papua-neuguineisch&quot;, continent: Continent.AOA, iso3166_2: &quot;PG&quot;, iso3166_3: &quot;PNG&quot;, destatisBevCode: Integer.parseInt(&quot;538&quot;)))" calcext:value-type="string">
            <text:p>nations.add(new Nation(searchTerm: "Papua-Neuguinea", officialTermShort: "Papua-Neuguinea", officialTermLong: "der Unabhängige Staat Papua-Neuguinea", citizenship: "papua-neuguineisch", continent: Continent.AOA, iso3166_2: "PG", iso3166_3: "PNG", destatisBevCode: Integer.parseInt("538")))</text:p>
          </table:table-cell>
        </table:table-row>
        <table:table-row table:style-name="ro1">
          <table:table-cell table:number-columns-repeated="2" office:value-type="string" calcext:value-type="string">
            <text:p>Paraguay</text:p>
          </table:table-cell>
          <table:table-cell office:value-type="string" calcext:value-type="string">
            <text:p>die Republik Paraguay</text:p>
          </table:table-cell>
          <table:table-cell office:value-type="string" calcext:value-type="string">
            <text:p>paraguayisch</text:p>
          </table:table-cell>
          <table:table-cell office:value-type="string" calcext:value-type="string">
            <text:p>AME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PRY</text:p>
          </table:table-cell>
          <table:table-cell office:value-type="string" calcext:value-type="string">
            <text:p>359</text:p>
          </table:table-cell>
          <table:table-cell table:formula="of:=SUBSTITUTE(SUBSTITUTE(SUBSTITUTE(SUBSTITUTE(SUBSTITUTE(SUBSTITUTE(SUBSTITUTE(SUBSTITUTE([.$B$1]; &quot;REPLACE_SEARCH_TERM&quot;; [.A139]); &quot;REPLACE_SHORT_TERM&quot;; [.B139]); &quot;REPLACE_LONG_TERM&quot;; [.C139]); &quot;REPLACE_CITIZENSHIP&quot;; [.D139]); &quot;REPLACE_CONTINENT&quot;; [.E139]); &quot;REPLACE_ISO_2&quot;; [.F139]); &quot;REPLACE_ISO_3&quot;; [.G139]); &quot;REPLACE_DESTATIS&quot;; [.H139])" office:value-type="string" office:string-value="nations.add(new Nation(searchTerm: &quot;Paraguay&quot;, officialTermShort: &quot;Paraguay&quot;, officialTermLong: &quot;die Republik Paraguay&quot;, citizenship: &quot;paraguayisch&quot;, continent: Continent.AME, iso3166_2: &quot;PY&quot;, iso3166_3: &quot;PRY&quot;, destatisBevCode: Integer.parseInt(&quot;359&quot;)))" calcext:value-type="string">
            <text:p>nations.add(new Nation(searchTerm: "Paraguay", officialTermShort: "Paraguay", officialTermLong: "die Republik Paraguay", citizenship: "paraguayisch", continent: Continent.AME, iso3166_2: "PY", iso3166_3: "PRY", destatisBevCode: Integer.parseInt("359")))</text:p>
          </table:table-cell>
        </table:table-row>
        <table:table-row table:style-name="ro1">
          <table:table-cell table:number-columns-repeated="2" office:value-type="string" calcext:value-type="string">
            <text:p>Peru</text:p>
          </table:table-cell>
          <table:table-cell office:value-type="string" calcext:value-type="string">
            <text:p>die Republik Peru</text:p>
          </table:table-cell>
          <table:table-cell office:value-type="string" calcext:value-type="string">
            <text:p>peruanisch</text:p>
          </table:table-cell>
          <table:table-cell office:value-type="string" calcext:value-type="string">
            <text:p>AM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361</text:p>
          </table:table-cell>
          <table:table-cell table:formula="of:=SUBSTITUTE(SUBSTITUTE(SUBSTITUTE(SUBSTITUTE(SUBSTITUTE(SUBSTITUTE(SUBSTITUTE(SUBSTITUTE([.$B$1]; &quot;REPLACE_SEARCH_TERM&quot;; [.A140]); &quot;REPLACE_SHORT_TERM&quot;; [.B140]); &quot;REPLACE_LONG_TERM&quot;; [.C140]); &quot;REPLACE_CITIZENSHIP&quot;; [.D140]); &quot;REPLACE_CONTINENT&quot;; [.E140]); &quot;REPLACE_ISO_2&quot;; [.F140]); &quot;REPLACE_ISO_3&quot;; [.G140]); &quot;REPLACE_DESTATIS&quot;; [.H140])" office:value-type="string" office:string-value="nations.add(new Nation(searchTerm: &quot;Peru&quot;, officialTermShort: &quot;Peru&quot;, officialTermLong: &quot;die Republik Peru&quot;, citizenship: &quot;peruanisch&quot;, continent: Continent.AME, iso3166_2: &quot;PE&quot;, iso3166_3: &quot;PER&quot;, destatisBevCode: Integer.parseInt(&quot;361&quot;)))" calcext:value-type="string">
            <text:p>nations.add(new Nation(searchTerm: "Peru", officialTermShort: "Peru", officialTermLong: "die Republik Peru", citizenship: "peruanisch", continent: Continent.AME, iso3166_2: "PE", iso3166_3: "PER", destatisBevCode: Integer.parseInt("361")))</text:p>
          </table:table-cell>
        </table:table-row>
        <table:table-row table:style-name="ro1">
          <table:table-cell table:number-columns-repeated="2" office:value-type="string" calcext:value-type="string">
            <text:p>Philippinen</text:p>
          </table:table-cell>
          <table:table-cell office:value-type="string" calcext:value-type="string">
            <text:p>die Republik der Philippinen</text:p>
          </table:table-cell>
          <table:table-cell office:value-type="string" calcext:value-type="string">
            <text:p>philippinisch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462</text:p>
          </table:table-cell>
          <table:table-cell table:formula="of:=SUBSTITUTE(SUBSTITUTE(SUBSTITUTE(SUBSTITUTE(SUBSTITUTE(SUBSTITUTE(SUBSTITUTE(SUBSTITUTE([.$B$1]; &quot;REPLACE_SEARCH_TERM&quot;; [.A141]); &quot;REPLACE_SHORT_TERM&quot;; [.B141]); &quot;REPLACE_LONG_TERM&quot;; [.C141]); &quot;REPLACE_CITIZENSHIP&quot;; [.D141]); &quot;REPLACE_CONTINENT&quot;; [.E141]); &quot;REPLACE_ISO_2&quot;; [.F141]); &quot;REPLACE_ISO_3&quot;; [.G141]); &quot;REPLACE_DESTATIS&quot;; [.H141])" office:value-type="string" office:string-value="nations.add(new Nation(searchTerm: &quot;Philippinen&quot;, officialTermShort: &quot;Philippinen&quot;, officialTermLong: &quot;die Republik der Philippinen&quot;, citizenship: &quot;philippinisch&quot;, continent: Continent.ASI, iso3166_2: &quot;PH&quot;, iso3166_3: &quot;PHL&quot;, destatisBevCode: Integer.parseInt(&quot;462&quot;)))" calcext:value-type="string">
            <text:p>nations.add(new Nation(searchTerm: "Philippinen", officialTermShort: "Philippinen", officialTermLong: "die Republik der Philippinen", citizenship: "philippinisch", continent: Continent.ASI, iso3166_2: "PH", iso3166_3: "PHL", destatisBevCode: Integer.parseInt("462")))</text:p>
          </table:table-cell>
        </table:table-row>
        <table:table-row table:style-name="ro1">
          <table:table-cell table:number-columns-repeated="2" office:value-type="string" calcext:value-type="string">
            <text:p>Polen</text:p>
          </table:table-cell>
          <table:table-cell office:value-type="string" calcext:value-type="string">
            <text:p>die Republik Polen</text:p>
          </table:table-cell>
          <table:table-cell office:value-type="string" calcext:value-type="string">
            <text:p>polnisch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152</text:p>
          </table:table-cell>
          <table:table-cell table:formula="of:=SUBSTITUTE(SUBSTITUTE(SUBSTITUTE(SUBSTITUTE(SUBSTITUTE(SUBSTITUTE(SUBSTITUTE(SUBSTITUTE([.$B$1]; &quot;REPLACE_SEARCH_TERM&quot;; [.A142]); &quot;REPLACE_SHORT_TERM&quot;; [.B142]); &quot;REPLACE_LONG_TERM&quot;; [.C142]); &quot;REPLACE_CITIZENSHIP&quot;; [.D142]); &quot;REPLACE_CONTINENT&quot;; [.E142]); &quot;REPLACE_ISO_2&quot;; [.F142]); &quot;REPLACE_ISO_3&quot;; [.G142]); &quot;REPLACE_DESTATIS&quot;; [.H142])" office:value-type="string" office:string-value="nations.add(new Nation(searchTerm: &quot;Polen&quot;, officialTermShort: &quot;Polen&quot;, officialTermLong: &quot;die Republik Polen&quot;, citizenship: &quot;polnisch&quot;, continent: Continent.EUR, iso3166_2: &quot;PL&quot;, iso3166_3: &quot;POL&quot;, destatisBevCode: Integer.parseInt(&quot;152&quot;)))" calcext:value-type="string">
            <text:p>nations.add(new Nation(searchTerm: "Polen", officialTermShort: "Polen", officialTermLong: "die Republik Polen", citizenship: "polnisch", continent: Continent.EUR, iso3166_2: "PL", iso3166_3: "POL", destatisBevCode: Integer.parseInt("152")))</text:p>
          </table:table-cell>
        </table:table-row>
        <table:table-row table:style-name="ro1">
          <table:table-cell table:number-columns-repeated="2" office:value-type="string" calcext:value-type="string">
            <text:p>Portugal</text:p>
          </table:table-cell>
          <table:table-cell office:value-type="string" calcext:value-type="string">
            <text:p>die Portugiesische Republik</text:p>
          </table:table-cell>
          <table:table-cell office:value-type="string" calcext:value-type="string">
            <text:p>portugiesisch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RT</text:p>
          </table:table-cell>
          <table:table-cell office:value-type="string" calcext:value-type="string">
            <text:p>153</text:p>
          </table:table-cell>
          <table:table-cell table:formula="of:=SUBSTITUTE(SUBSTITUTE(SUBSTITUTE(SUBSTITUTE(SUBSTITUTE(SUBSTITUTE(SUBSTITUTE(SUBSTITUTE([.$B$1]; &quot;REPLACE_SEARCH_TERM&quot;; [.A143]); &quot;REPLACE_SHORT_TERM&quot;; [.B143]); &quot;REPLACE_LONG_TERM&quot;; [.C143]); &quot;REPLACE_CITIZENSHIP&quot;; [.D143]); &quot;REPLACE_CONTINENT&quot;; [.E143]); &quot;REPLACE_ISO_2&quot;; [.F143]); &quot;REPLACE_ISO_3&quot;; [.G143]); &quot;REPLACE_DESTATIS&quot;; [.H143])" office:value-type="string" office:string-value="nations.add(new Nation(searchTerm: &quot;Portugal&quot;, officialTermShort: &quot;Portugal&quot;, officialTermLong: &quot;die Portugiesische Republik&quot;, citizenship: &quot;portugiesisch&quot;, continent: Continent.EUR, iso3166_2: &quot;PT&quot;, iso3166_3: &quot;PRT&quot;, destatisBevCode: Integer.parseInt(&quot;153&quot;)))" calcext:value-type="string">
            <text:p>nations.add(new Nation(searchTerm: "Portugal", officialTermShort: "Portugal", officialTermLong: "die Portugiesische Republik", citizenship: "portugiesisch", continent: Continent.EUR, iso3166_2: "PT", iso3166_3: "PRT", destatisBevCode: Integer.parseInt("153")))</text:p>
          </table:table-cell>
        </table:table-row>
        <table:table-row table:style-name="ro1">
          <table:table-cell table:number-columns-repeated="2" office:value-type="string" calcext:value-type="string">
            <text:p>Ruanda</text:p>
          </table:table-cell>
          <table:table-cell office:value-type="string" calcext:value-type="string">
            <text:p>die Republik Ruanda</text:p>
          </table:table-cell>
          <table:table-cell office:value-type="string" calcext:value-type="string">
            <text:p>ruandisch</text:p>
          </table:table-cell>
          <table:table-cell office:value-type="string" calcext:value-type="string">
            <text:p>AF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RWA</text:p>
          </table:table-cell>
          <table:table-cell office:value-type="string" calcext:value-type="string">
            <text:p>265</text:p>
          </table:table-cell>
          <table:table-cell table:formula="of:=SUBSTITUTE(SUBSTITUTE(SUBSTITUTE(SUBSTITUTE(SUBSTITUTE(SUBSTITUTE(SUBSTITUTE(SUBSTITUTE([.$B$1]; &quot;REPLACE_SEARCH_TERM&quot;; [.A144]); &quot;REPLACE_SHORT_TERM&quot;; [.B144]); &quot;REPLACE_LONG_TERM&quot;; [.C144]); &quot;REPLACE_CITIZENSHIP&quot;; [.D144]); &quot;REPLACE_CONTINENT&quot;; [.E144]); &quot;REPLACE_ISO_2&quot;; [.F144]); &quot;REPLACE_ISO_3&quot;; [.G144]); &quot;REPLACE_DESTATIS&quot;; [.H144])" office:value-type="string" office:string-value="nations.add(new Nation(searchTerm: &quot;Ruanda&quot;, officialTermShort: &quot;Ruanda&quot;, officialTermLong: &quot;die Republik Ruanda&quot;, citizenship: &quot;ruandisch&quot;, continent: Continent.AFR, iso3166_2: &quot;RW&quot;, iso3166_3: &quot;RWA&quot;, destatisBevCode: Integer.parseInt(&quot;265&quot;)))" calcext:value-type="string">
            <text:p>nations.add(new Nation(searchTerm: "Ruanda", officialTermShort: "Ruanda", officialTermLong: "die Republik Ruanda", citizenship: "ruandisch", continent: Continent.AFR, iso3166_2: "RW", iso3166_3: "RWA", destatisBevCode: Integer.parseInt("265")))</text:p>
          </table:table-cell>
        </table:table-row>
        <table:table-row table:style-name="ro1">
          <table:table-cell table:number-columns-repeated="3" office:value-type="string" calcext:value-type="string">
            <text:p>Rumänien</text:p>
          </table:table-cell>
          <table:table-cell office:value-type="string" calcext:value-type="string">
            <text:p>rumänisch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U</text:p>
          </table:table-cell>
          <table:table-cell office:value-type="string" calcext:value-type="string">
            <text:p>154</text:p>
          </table:table-cell>
          <table:table-cell table:formula="of:=SUBSTITUTE(SUBSTITUTE(SUBSTITUTE(SUBSTITUTE(SUBSTITUTE(SUBSTITUTE(SUBSTITUTE(SUBSTITUTE([.$B$1]; &quot;REPLACE_SEARCH_TERM&quot;; [.A145]); &quot;REPLACE_SHORT_TERM&quot;; [.B145]); &quot;REPLACE_LONG_TERM&quot;; [.C145]); &quot;REPLACE_CITIZENSHIP&quot;; [.D145]); &quot;REPLACE_CONTINENT&quot;; [.E145]); &quot;REPLACE_ISO_2&quot;; [.F145]); &quot;REPLACE_ISO_3&quot;; [.G145]); &quot;REPLACE_DESTATIS&quot;; [.H145])" office:value-type="string" office:string-value="nations.add(new Nation(searchTerm: &quot;Rumänien&quot;, officialTermShort: &quot;Rumänien&quot;, officialTermLong: &quot;Rumänien&quot;, citizenship: &quot;rumänisch&quot;, continent: Continent.EUR, iso3166_2: &quot;RO&quot;, iso3166_3: &quot;ROU&quot;, destatisBevCode: Integer.parseInt(&quot;154&quot;)))" calcext:value-type="string">
            <text:p>nations.add(new Nation(searchTerm: "Rumänien", officialTermShort: "Rumänien", officialTermLong: "Rumänien", citizenship: "rumänisch", continent: Continent.EUR, iso3166_2: "RO", iso3166_3: "ROU", destatisBevCode: Integer.parseInt("154")))</text:p>
          </table:table-cell>
        </table:table-row>
        <table:table-row table:style-name="ro1">
          <table:table-cell table:number-columns-repeated="2" office:value-type="string" calcext:value-type="string">
            <text:p>Russische Föderation</text:p>
          </table:table-cell>
          <table:table-cell office:value-type="string" calcext:value-type="string">
            <text:p>die Russische Föderation</text:p>
          </table:table-cell>
          <table:table-cell office:value-type="string" calcext:value-type="string">
            <text:p>russisch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160</text:p>
          </table:table-cell>
          <table:table-cell table:formula="of:=SUBSTITUTE(SUBSTITUTE(SUBSTITUTE(SUBSTITUTE(SUBSTITUTE(SUBSTITUTE(SUBSTITUTE(SUBSTITUTE([.$B$1]; &quot;REPLACE_SEARCH_TERM&quot;; [.A146]); &quot;REPLACE_SHORT_TERM&quot;; [.B146]); &quot;REPLACE_LONG_TERM&quot;; [.C146]); &quot;REPLACE_CITIZENSHIP&quot;; [.D146]); &quot;REPLACE_CONTINENT&quot;; [.E146]); &quot;REPLACE_ISO_2&quot;; [.F146]); &quot;REPLACE_ISO_3&quot;; [.G146]); &quot;REPLACE_DESTATIS&quot;; [.H146])" office:value-type="string" office:string-value="nations.add(new Nation(searchTerm: &quot;Russische Föderation&quot;, officialTermShort: &quot;Russische Föderation&quot;, officialTermLong: &quot;die Russische Föderation&quot;, citizenship: &quot;russisch&quot;, continent: Continent.EUR, iso3166_2: &quot;RU&quot;, iso3166_3: &quot;RUS&quot;, destatisBevCode: Integer.parseInt(&quot;160&quot;)))" calcext:value-type="string">
            <text:p>nations.add(new Nation(searchTerm: "Russische Föderation", officialTermShort: "Russische Föderation", officialTermLong: "die Russische Föderation", citizenship: "russisch", continent: Continent.EUR, iso3166_2: "RU", iso3166_3: "RUS", destatisBevCode: Integer.parseInt("160")))</text:p>
          </table:table-cell>
        </table:table-row>
        <table:table-row table:style-name="ro1">
          <table:table-cell table:number-columns-repeated="2" office:value-type="string" calcext:value-type="string">
            <text:p>Salomonen</text:p>
          </table:table-cell>
          <table:table-cell office:value-type="string" calcext:value-type="string">
            <text:p>die Salomonen</text:p>
          </table:table-cell>
          <table:table-cell office:value-type="string" calcext:value-type="string">
            <text:p>salomonisch</text:p>
          </table:table-cell>
          <table:table-cell office:value-type="string" calcext:value-type="string">
            <text:p>AOA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SLB</text:p>
          </table:table-cell>
          <table:table-cell office:value-type="string" calcext:value-type="string">
            <text:p>524</text:p>
          </table:table-cell>
          <table:table-cell table:formula="of:=SUBSTITUTE(SUBSTITUTE(SUBSTITUTE(SUBSTITUTE(SUBSTITUTE(SUBSTITUTE(SUBSTITUTE(SUBSTITUTE([.$B$1]; &quot;REPLACE_SEARCH_TERM&quot;; [.A147]); &quot;REPLACE_SHORT_TERM&quot;; [.B147]); &quot;REPLACE_LONG_TERM&quot;; [.C147]); &quot;REPLACE_CITIZENSHIP&quot;; [.D147]); &quot;REPLACE_CONTINENT&quot;; [.E147]); &quot;REPLACE_ISO_2&quot;; [.F147]); &quot;REPLACE_ISO_3&quot;; [.G147]); &quot;REPLACE_DESTATIS&quot;; [.H147])" office:value-type="string" office:string-value="nations.add(new Nation(searchTerm: &quot;Salomonen&quot;, officialTermShort: &quot;Salomonen&quot;, officialTermLong: &quot;die Salomonen&quot;, citizenship: &quot;salomonisch&quot;, continent: Continent.AOA, iso3166_2: &quot;SB&quot;, iso3166_3: &quot;SLB&quot;, destatisBevCode: Integer.parseInt(&quot;524&quot;)))" calcext:value-type="string">
            <text:p>nations.add(new Nation(searchTerm: "Salomonen", officialTermShort: "Salomonen", officialTermLong: "die Salomonen", citizenship: "salomonisch", continent: Continent.AOA, iso3166_2: "SB", iso3166_3: "SLB", destatisBevCode: Integer.parseInt("524")))</text:p>
          </table:table-cell>
        </table:table-row>
        <table:table-row table:style-name="ro1">
          <table:table-cell table:number-columns-repeated="2" office:value-type="string" calcext:value-type="string">
            <text:p>Sambia</text:p>
          </table:table-cell>
          <table:table-cell office:value-type="string" calcext:value-type="string">
            <text:p>die Republik Sambia</text:p>
          </table:table-cell>
          <table:table-cell office:value-type="string" calcext:value-type="string">
            <text:p>sambisch</text:p>
          </table:table-cell>
          <table:table-cell office:value-type="string" calcext:value-type="string">
            <text:p>AFR</text:p>
          </table:table-cell>
          <table:table-cell office:value-type="string" calcext:value-type="string">
            <text:p>ZM</text:p>
          </table:table-cell>
          <table:table-cell office:value-type="string" calcext:value-type="string">
            <text:p>ZMB</text:p>
          </table:table-cell>
          <table:table-cell office:value-type="string" calcext:value-type="string">
            <text:p>257</text:p>
          </table:table-cell>
          <table:table-cell table:formula="of:=SUBSTITUTE(SUBSTITUTE(SUBSTITUTE(SUBSTITUTE(SUBSTITUTE(SUBSTITUTE(SUBSTITUTE(SUBSTITUTE([.$B$1]; &quot;REPLACE_SEARCH_TERM&quot;; [.A148]); &quot;REPLACE_SHORT_TERM&quot;; [.B148]); &quot;REPLACE_LONG_TERM&quot;; [.C148]); &quot;REPLACE_CITIZENSHIP&quot;; [.D148]); &quot;REPLACE_CONTINENT&quot;; [.E148]); &quot;REPLACE_ISO_2&quot;; [.F148]); &quot;REPLACE_ISO_3&quot;; [.G148]); &quot;REPLACE_DESTATIS&quot;; [.H148])" office:value-type="string" office:string-value="nations.add(new Nation(searchTerm: &quot;Sambia&quot;, officialTermShort: &quot;Sambia&quot;, officialTermLong: &quot;die Republik Sambia&quot;, citizenship: &quot;sambisch&quot;, continent: Continent.AFR, iso3166_2: &quot;ZM&quot;, iso3166_3: &quot;ZMB&quot;, destatisBevCode: Integer.parseInt(&quot;257&quot;)))" calcext:value-type="string">
            <text:p>nations.add(new Nation(searchTerm: "Sambia", officialTermShort: "Sambia", officialTermLong: "die Republik Sambia", citizenship: "sambisch", continent: Continent.AFR, iso3166_2: "ZM", iso3166_3: "ZMB", destatisBevCode: Integer.parseInt("257")))</text:p>
          </table:table-cell>
        </table:table-row>
        <table:table-row table:style-name="ro1">
          <table:table-cell table:number-columns-repeated="2" office:value-type="string" calcext:value-type="string">
            <text:p>Samoa</text:p>
          </table:table-cell>
          <table:table-cell office:value-type="string" calcext:value-type="string">
            <text:p>der Unabhängige Staat Samoa</text:p>
          </table:table-cell>
          <table:table-cell office:value-type="string" calcext:value-type="string">
            <text:p>samoanisch</text:p>
          </table:table-cell>
          <table:table-cell office:value-type="string" calcext:value-type="string">
            <text:p>AOA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WSM</text:p>
          </table:table-cell>
          <table:table-cell office:value-type="string" calcext:value-type="string">
            <text:p>543</text:p>
          </table:table-cell>
          <table:table-cell table:formula="of:=SUBSTITUTE(SUBSTITUTE(SUBSTITUTE(SUBSTITUTE(SUBSTITUTE(SUBSTITUTE(SUBSTITUTE(SUBSTITUTE([.$B$1]; &quot;REPLACE_SEARCH_TERM&quot;; [.A149]); &quot;REPLACE_SHORT_TERM&quot;; [.B149]); &quot;REPLACE_LONG_TERM&quot;; [.C149]); &quot;REPLACE_CITIZENSHIP&quot;; [.D149]); &quot;REPLACE_CONTINENT&quot;; [.E149]); &quot;REPLACE_ISO_2&quot;; [.F149]); &quot;REPLACE_ISO_3&quot;; [.G149]); &quot;REPLACE_DESTATIS&quot;; [.H149])" office:value-type="string" office:string-value="nations.add(new Nation(searchTerm: &quot;Samoa&quot;, officialTermShort: &quot;Samoa&quot;, officialTermLong: &quot;der Unabhängige Staat Samoa&quot;, citizenship: &quot;samoanisch&quot;, continent: Continent.AOA, iso3166_2: &quot;WS&quot;, iso3166_3: &quot;WSM&quot;, destatisBevCode: Integer.parseInt(&quot;543&quot;)))" calcext:value-type="string">
            <text:p>nations.add(new Nation(searchTerm: "Samoa", officialTermShort: "Samoa", officialTermLong: "der Unabhängige Staat Samoa", citizenship: "samoanisch", continent: Continent.AOA, iso3166_2: "WS", iso3166_3: "WSM", destatisBevCode: Integer.parseInt("543")))</text:p>
          </table:table-cell>
        </table:table-row>
        <table:table-row table:style-name="ro1">
          <table:table-cell table:number-columns-repeated="2" office:value-type="string" calcext:value-type="string">
            <text:p>San Marino</text:p>
          </table:table-cell>
          <table:table-cell office:value-type="string" calcext:value-type="string">
            <text:p>die Republik San Marino</text:p>
          </table:table-cell>
          <table:table-cell office:value-type="string" calcext:value-type="string">
            <text:p>san-marinesisch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SMR</text:p>
          </table:table-cell>
          <table:table-cell office:value-type="string" calcext:value-type="string">
            <text:p>156</text:p>
          </table:table-cell>
          <table:table-cell table:formula="of:=SUBSTITUTE(SUBSTITUTE(SUBSTITUTE(SUBSTITUTE(SUBSTITUTE(SUBSTITUTE(SUBSTITUTE(SUBSTITUTE([.$B$1]; &quot;REPLACE_SEARCH_TERM&quot;; [.A150]); &quot;REPLACE_SHORT_TERM&quot;; [.B150]); &quot;REPLACE_LONG_TERM&quot;; [.C150]); &quot;REPLACE_CITIZENSHIP&quot;; [.D150]); &quot;REPLACE_CONTINENT&quot;; [.E150]); &quot;REPLACE_ISO_2&quot;; [.F150]); &quot;REPLACE_ISO_3&quot;; [.G150]); &quot;REPLACE_DESTATIS&quot;; [.H150])" office:value-type="string" office:string-value="nations.add(new Nation(searchTerm: &quot;San Marino&quot;, officialTermShort: &quot;San Marino&quot;, officialTermLong: &quot;die Republik San Marino&quot;, citizenship: &quot;san-marinesisch&quot;, continent: Continent.EUR, iso3166_2: &quot;SM&quot;, iso3166_3: &quot;SMR&quot;, destatisBevCode: Integer.parseInt(&quot;156&quot;)))" calcext:value-type="string">
            <text:p>nations.add(new Nation(searchTerm: "San Marino", officialTermShort: "San Marino", officialTermLong: "die Republik San Marino", citizenship: "san-marinesisch", continent: Continent.EUR, iso3166_2: "SM", iso3166_3: "SMR", destatisBevCode: Integer.parseInt("156")))</text:p>
          </table:table-cell>
        </table:table-row>
        <table:table-row table:style-name="ro1">
          <table:table-cell table:number-columns-repeated="2" office:value-type="string" calcext:value-type="string">
            <text:p>São Tomé und Príncipe</text:p>
          </table:table-cell>
          <table:table-cell office:value-type="string" calcext:value-type="string">
            <text:p>die Demokratische Republik São Tomé und Príncipe</text:p>
          </table:table-cell>
          <table:table-cell office:value-type="string" calcext:value-type="string">
            <text:p>são-toméisch</text:p>
          </table:table-cell>
          <table:table-cell office:value-type="string" calcext:value-type="string">
            <text:p>AFR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P</text:p>
          </table:table-cell>
          <table:table-cell office:value-type="string" calcext:value-type="string">
            <text:p>268</text:p>
          </table:table-cell>
          <table:table-cell table:formula="of:=SUBSTITUTE(SUBSTITUTE(SUBSTITUTE(SUBSTITUTE(SUBSTITUTE(SUBSTITUTE(SUBSTITUTE(SUBSTITUTE([.$B$1]; &quot;REPLACE_SEARCH_TERM&quot;; [.A151]); &quot;REPLACE_SHORT_TERM&quot;; [.B151]); &quot;REPLACE_LONG_TERM&quot;; [.C151]); &quot;REPLACE_CITIZENSHIP&quot;; [.D151]); &quot;REPLACE_CONTINENT&quot;; [.E151]); &quot;REPLACE_ISO_2&quot;; [.F151]); &quot;REPLACE_ISO_3&quot;; [.G151]); &quot;REPLACE_DESTATIS&quot;; [.H151])" office:value-type="string" office:string-value="nations.add(new Nation(searchTerm: &quot;São Tomé und Príncipe&quot;, officialTermShort: &quot;São Tomé und Príncipe&quot;, officialTermLong: &quot;die Demokratische Republik São Tomé und Príncipe&quot;, citizenship: &quot;são-toméisch&quot;, continent: Continent.AFR, iso3166_2: &quot;ST&quot;, iso3166_3: &quot;STP&quot;, destatisBevCode: Integer.parseInt(&quot;268&quot;)))" calcext:value-type="string">
            <text:p>nations.add(new Nation(searchTerm: "São Tomé und Príncipe", officialTermShort: "São Tomé und Príncipe", officialTermLong: "die Demokratische Republik São Tomé und Príncipe", citizenship: "são-toméisch", continent: Continent.AFR, iso3166_2: "ST", iso3166_3: "STP", destatisBevCode: Integer.parseInt("268")))</text:p>
          </table:table-cell>
        </table:table-row>
        <table:table-row table:style-name="ro1">
          <table:table-cell table:number-columns-repeated="2" office:value-type="string" calcext:value-type="string">
            <text:p>Saudi-Arabien</text:p>
          </table:table-cell>
          <table:table-cell office:value-type="string" calcext:value-type="string">
            <text:p>das Königreich Saudi-Arabien</text:p>
          </table:table-cell>
          <table:table-cell office:value-type="string" calcext:value-type="string">
            <text:p>saudi-arabisch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AU</text:p>
          </table:table-cell>
          <table:table-cell office:value-type="string" calcext:value-type="string">
            <text:p>472</text:p>
          </table:table-cell>
          <table:table-cell table:formula="of:=SUBSTITUTE(SUBSTITUTE(SUBSTITUTE(SUBSTITUTE(SUBSTITUTE(SUBSTITUTE(SUBSTITUTE(SUBSTITUTE([.$B$1]; &quot;REPLACE_SEARCH_TERM&quot;; [.A152]); &quot;REPLACE_SHORT_TERM&quot;; [.B152]); &quot;REPLACE_LONG_TERM&quot;; [.C152]); &quot;REPLACE_CITIZENSHIP&quot;; [.D152]); &quot;REPLACE_CONTINENT&quot;; [.E152]); &quot;REPLACE_ISO_2&quot;; [.F152]); &quot;REPLACE_ISO_3&quot;; [.G152]); &quot;REPLACE_DESTATIS&quot;; [.H152])" office:value-type="string" office:string-value="nations.add(new Nation(searchTerm: &quot;Saudi-Arabien&quot;, officialTermShort: &quot;Saudi-Arabien&quot;, officialTermLong: &quot;das Königreich Saudi-Arabien&quot;, citizenship: &quot;saudi-arabisch&quot;, continent: Continent.ASI, iso3166_2: &quot;SA&quot;, iso3166_3: &quot;SAU&quot;, destatisBevCode: Integer.parseInt(&quot;472&quot;)))" calcext:value-type="string">
            <text:p>nations.add(new Nation(searchTerm: "Saudi-Arabien", officialTermShort: "Saudi-Arabien", officialTermLong: "das Königreich Saudi-Arabien", citizenship: "saudi-arabisch", continent: Continent.ASI, iso3166_2: "SA", iso3166_3: "SAU", destatisBevCode: Integer.parseInt("472")))</text:p>
          </table:table-cell>
        </table:table-row>
        <table:table-row table:style-name="ro1">
          <table:table-cell table:number-columns-repeated="2" office:value-type="string" calcext:value-type="string">
            <text:p>Schweden</text:p>
          </table:table-cell>
          <table:table-cell office:value-type="string" calcext:value-type="string">
            <text:p>das Königreich Schweden</text:p>
          </table:table-cell>
          <table:table-cell office:value-type="string" calcext:value-type="string">
            <text:p>schwedisch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WE</text:p>
          </table:table-cell>
          <table:table-cell office:value-type="string" calcext:value-type="string">
            <text:p>157</text:p>
          </table:table-cell>
          <table:table-cell table:formula="of:=SUBSTITUTE(SUBSTITUTE(SUBSTITUTE(SUBSTITUTE(SUBSTITUTE(SUBSTITUTE(SUBSTITUTE(SUBSTITUTE([.$B$1]; &quot;REPLACE_SEARCH_TERM&quot;; [.A153]); &quot;REPLACE_SHORT_TERM&quot;; [.B153]); &quot;REPLACE_LONG_TERM&quot;; [.C153]); &quot;REPLACE_CITIZENSHIP&quot;; [.D153]); &quot;REPLACE_CONTINENT&quot;; [.E153]); &quot;REPLACE_ISO_2&quot;; [.F153]); &quot;REPLACE_ISO_3&quot;; [.G153]); &quot;REPLACE_DESTATIS&quot;; [.H153])" office:value-type="string" office:string-value="nations.add(new Nation(searchTerm: &quot;Schweden&quot;, officialTermShort: &quot;Schweden&quot;, officialTermLong: &quot;das Königreich Schweden&quot;, citizenship: &quot;schwedisch&quot;, continent: Continent.EUR, iso3166_2: &quot;SE&quot;, iso3166_3: &quot;SWE&quot;, destatisBevCode: Integer.parseInt(&quot;157&quot;)))" calcext:value-type="string">
            <text:p>nations.add(new Nation(searchTerm: "Schweden", officialTermShort: "Schweden", officialTermLong: "das Königreich Schweden", citizenship: "schwedisch", continent: Continent.EUR, iso3166_2: "SE", iso3166_3: "SWE", destatisBevCode: Integer.parseInt("157")))</text:p>
          </table:table-cell>
        </table:table-row>
        <table:table-row table:style-name="ro1">
          <table:table-cell table:number-columns-repeated="2" office:value-type="string" calcext:value-type="string">
            <text:p>Schweiz</text:p>
          </table:table-cell>
          <table:table-cell office:value-type="string" calcext:value-type="string">
            <text:p>die Schweizerische Eidgenossenschaft</text:p>
          </table:table-cell>
          <table:table-cell office:value-type="string" calcext:value-type="string">
            <text:p>schweizerisch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158</text:p>
          </table:table-cell>
          <table:table-cell table:formula="of:=SUBSTITUTE(SUBSTITUTE(SUBSTITUTE(SUBSTITUTE(SUBSTITUTE(SUBSTITUTE(SUBSTITUTE(SUBSTITUTE([.$B$1]; &quot;REPLACE_SEARCH_TERM&quot;; [.A154]); &quot;REPLACE_SHORT_TERM&quot;; [.B154]); &quot;REPLACE_LONG_TERM&quot;; [.C154]); &quot;REPLACE_CITIZENSHIP&quot;; [.D154]); &quot;REPLACE_CONTINENT&quot;; [.E154]); &quot;REPLACE_ISO_2&quot;; [.F154]); &quot;REPLACE_ISO_3&quot;; [.G154]); &quot;REPLACE_DESTATIS&quot;; [.H154])" office:value-type="string" office:string-value="nations.add(new Nation(searchTerm: &quot;Schweiz&quot;, officialTermShort: &quot;Schweiz&quot;, officialTermLong: &quot;die Schweizerische Eidgenossenschaft&quot;, citizenship: &quot;schweizerisch&quot;, continent: Continent.EUR, iso3166_2: &quot;CH&quot;, iso3166_3: &quot;CHE&quot;, destatisBevCode: Integer.parseInt(&quot;158&quot;)))" calcext:value-type="string">
            <text:p>nations.add(new Nation(searchTerm: "Schweiz", officialTermShort: "Schweiz", officialTermLong: "die Schweizerische Eidgenossenschaft", citizenship: "schweizerisch", continent: Continent.EUR, iso3166_2: "CH", iso3166_3: "CHE", destatisBevCode: Integer.parseInt("158")))</text:p>
          </table:table-cell>
        </table:table-row>
        <table:table-row table:style-name="ro1">
          <table:table-cell table:number-columns-repeated="2" office:value-type="string" calcext:value-type="string">
            <text:p>Senegal</text:p>
          </table:table-cell>
          <table:table-cell office:value-type="string" calcext:value-type="string">
            <text:p>die Republik Senegal</text:p>
          </table:table-cell>
          <table:table-cell office:value-type="string" calcext:value-type="string">
            <text:p>senegalesisch</text:p>
          </table:table-cell>
          <table:table-cell office:value-type="string" calcext:value-type="string">
            <text:p>AFR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269</text:p>
          </table:table-cell>
          <table:table-cell table:formula="of:=SUBSTITUTE(SUBSTITUTE(SUBSTITUTE(SUBSTITUTE(SUBSTITUTE(SUBSTITUTE(SUBSTITUTE(SUBSTITUTE([.$B$1]; &quot;REPLACE_SEARCH_TERM&quot;; [.A155]); &quot;REPLACE_SHORT_TERM&quot;; [.B155]); &quot;REPLACE_LONG_TERM&quot;; [.C155]); &quot;REPLACE_CITIZENSHIP&quot;; [.D155]); &quot;REPLACE_CONTINENT&quot;; [.E155]); &quot;REPLACE_ISO_2&quot;; [.F155]); &quot;REPLACE_ISO_3&quot;; [.G155]); &quot;REPLACE_DESTATIS&quot;; [.H155])" office:value-type="string" office:string-value="nations.add(new Nation(searchTerm: &quot;Senegal&quot;, officialTermShort: &quot;Senegal&quot;, officialTermLong: &quot;die Republik Senegal&quot;, citizenship: &quot;senegalesisch&quot;, continent: Continent.AFR, iso3166_2: &quot;SN&quot;, iso3166_3: &quot;SEN&quot;, destatisBevCode: Integer.parseInt(&quot;269&quot;)))" calcext:value-type="string">
            <text:p>nations.add(new Nation(searchTerm: "Senegal", officialTermShort: "Senegal", officialTermLong: "die Republik Senegal", citizenship: "senegalesisch", continent: Continent.AFR, iso3166_2: "SN", iso3166_3: "SEN", destatisBevCode: Integer.parseInt("269")))</text:p>
          </table:table-cell>
        </table:table-row>
        <table:table-row table:style-name="ro1">
          <table:table-cell table:number-columns-repeated="2" office:value-type="string" calcext:value-type="string">
            <text:p>Serbien</text:p>
          </table:table-cell>
          <table:table-cell office:value-type="string" calcext:value-type="string">
            <text:p>die Republik Serbien</text:p>
          </table:table-cell>
          <table:table-cell office:value-type="string" calcext:value-type="string">
            <text:p>serbisch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SRB</text:p>
          </table:table-cell>
          <table:table-cell office:value-type="string" calcext:value-type="string">
            <text:p>170</text:p>
          </table:table-cell>
          <table:table-cell table:formula="of:=SUBSTITUTE(SUBSTITUTE(SUBSTITUTE(SUBSTITUTE(SUBSTITUTE(SUBSTITUTE(SUBSTITUTE(SUBSTITUTE([.$B$1]; &quot;REPLACE_SEARCH_TERM&quot;; [.A156]); &quot;REPLACE_SHORT_TERM&quot;; [.B156]); &quot;REPLACE_LONG_TERM&quot;; [.C156]); &quot;REPLACE_CITIZENSHIP&quot;; [.D156]); &quot;REPLACE_CONTINENT&quot;; [.E156]); &quot;REPLACE_ISO_2&quot;; [.F156]); &quot;REPLACE_ISO_3&quot;; [.G156]); &quot;REPLACE_DESTATIS&quot;; [.H156])" office:value-type="string" office:string-value="nations.add(new Nation(searchTerm: &quot;Serbien&quot;, officialTermShort: &quot;Serbien&quot;, officialTermLong: &quot;die Republik Serbien&quot;, citizenship: &quot;serbisch&quot;, continent: Continent.EUR, iso3166_2: &quot;RS&quot;, iso3166_3: &quot;SRB&quot;, destatisBevCode: Integer.parseInt(&quot;170&quot;)))" calcext:value-type="string">
            <text:p>nations.add(new Nation(searchTerm: "Serbien", officialTermShort: "Serbien", officialTermLong: "die Republik Serbien", citizenship: "serbisch", continent: Continent.EUR, iso3166_2: "RS", iso3166_3: "SRB", destatisBevCode: Integer.parseInt("170")))</text:p>
          </table:table-cell>
        </table:table-row>
        <table:table-row table:style-name="ro1">
          <table:table-cell table:number-columns-repeated="2" office:value-type="string" calcext:value-type="string">
            <text:p>Seychellen</text:p>
          </table:table-cell>
          <table:table-cell office:value-type="string" calcext:value-type="string">
            <text:p>die Republik Seychellen</text:p>
          </table:table-cell>
          <table:table-cell office:value-type="string" calcext:value-type="string">
            <text:p>seychellisch</text:p>
          </table:table-cell>
          <table:table-cell office:value-type="string" calcext:value-type="string">
            <text:p>AFR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YC</text:p>
          </table:table-cell>
          <table:table-cell office:value-type="string" calcext:value-type="string">
            <text:p>271</text:p>
          </table:table-cell>
          <table:table-cell table:formula="of:=SUBSTITUTE(SUBSTITUTE(SUBSTITUTE(SUBSTITUTE(SUBSTITUTE(SUBSTITUTE(SUBSTITUTE(SUBSTITUTE([.$B$1]; &quot;REPLACE_SEARCH_TERM&quot;; [.A157]); &quot;REPLACE_SHORT_TERM&quot;; [.B157]); &quot;REPLACE_LONG_TERM&quot;; [.C157]); &quot;REPLACE_CITIZENSHIP&quot;; [.D157]); &quot;REPLACE_CONTINENT&quot;; [.E157]); &quot;REPLACE_ISO_2&quot;; [.F157]); &quot;REPLACE_ISO_3&quot;; [.G157]); &quot;REPLACE_DESTATIS&quot;; [.H157])" office:value-type="string" office:string-value="nations.add(new Nation(searchTerm: &quot;Seychellen&quot;, officialTermShort: &quot;Seychellen&quot;, officialTermLong: &quot;die Republik Seychellen&quot;, citizenship: &quot;seychellisch&quot;, continent: Continent.AFR, iso3166_2: &quot;SC&quot;, iso3166_3: &quot;SYC&quot;, destatisBevCode: Integer.parseInt(&quot;271&quot;)))" calcext:value-type="string">
            <text:p>nations.add(new Nation(searchTerm: "Seychellen", officialTermShort: "Seychellen", officialTermLong: "die Republik Seychellen", citizenship: "seychellisch", continent: Continent.AFR, iso3166_2: "SC", iso3166_3: "SYC", destatisBevCode: Integer.parseInt("271")))</text:p>
          </table:table-cell>
        </table:table-row>
        <table:table-row table:style-name="ro1">
          <table:table-cell table:number-columns-repeated="2" office:value-type="string" calcext:value-type="string">
            <text:p>Sierra Leone</text:p>
          </table:table-cell>
          <table:table-cell office:value-type="string" calcext:value-type="string">
            <text:p>die Republik Sierra Leone</text:p>
          </table:table-cell>
          <table:table-cell office:value-type="string" calcext:value-type="string">
            <text:p>sierra-leonisch</text:p>
          </table:table-cell>
          <table:table-cell office:value-type="string" calcext:value-type="string">
            <text:p>AFR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SLE</text:p>
          </table:table-cell>
          <table:table-cell office:value-type="string" calcext:value-type="string">
            <text:p>272</text:p>
          </table:table-cell>
          <table:table-cell table:formula="of:=SUBSTITUTE(SUBSTITUTE(SUBSTITUTE(SUBSTITUTE(SUBSTITUTE(SUBSTITUTE(SUBSTITUTE(SUBSTITUTE([.$B$1]; &quot;REPLACE_SEARCH_TERM&quot;; [.A158]); &quot;REPLACE_SHORT_TERM&quot;; [.B158]); &quot;REPLACE_LONG_TERM&quot;; [.C158]); &quot;REPLACE_CITIZENSHIP&quot;; [.D158]); &quot;REPLACE_CONTINENT&quot;; [.E158]); &quot;REPLACE_ISO_2&quot;; [.F158]); &quot;REPLACE_ISO_3&quot;; [.G158]); &quot;REPLACE_DESTATIS&quot;; [.H158])" office:value-type="string" office:string-value="nations.add(new Nation(searchTerm: &quot;Sierra Leone&quot;, officialTermShort: &quot;Sierra Leone&quot;, officialTermLong: &quot;die Republik Sierra Leone&quot;, citizenship: &quot;sierra-leonisch&quot;, continent: Continent.AFR, iso3166_2: &quot;SL&quot;, iso3166_3: &quot;SLE&quot;, destatisBevCode: Integer.parseInt(&quot;272&quot;)))" calcext:value-type="string">
            <text:p>nations.add(new Nation(searchTerm: "Sierra Leone", officialTermShort: "Sierra Leone", officialTermLong: "die Republik Sierra Leone", citizenship: "sierra-leonisch", continent: Continent.AFR, iso3166_2: "SL", iso3166_3: "SLE", destatisBevCode: Integer.parseInt("272")))</text:p>
          </table:table-cell>
        </table:table-row>
        <table:table-row table:style-name="ro1">
          <table:table-cell table:number-columns-repeated="2" office:value-type="string" calcext:value-type="string">
            <text:p>Simbabwe</text:p>
          </table:table-cell>
          <table:table-cell office:value-type="string" calcext:value-type="string">
            <text:p>die Republik Simbabwe</text:p>
          </table:table-cell>
          <table:table-cell office:value-type="string" calcext:value-type="string">
            <text:p>simbabwisch</text:p>
          </table:table-cell>
          <table:table-cell office:value-type="string" calcext:value-type="string">
            <text:p>AFR</text:p>
          </table:table-cell>
          <table:table-cell office:value-type="string" calcext:value-type="string">
            <text:p>ZW</text:p>
          </table:table-cell>
          <table:table-cell office:value-type="string" calcext:value-type="string">
            <text:p>ZWE</text:p>
          </table:table-cell>
          <table:table-cell office:value-type="string" calcext:value-type="string">
            <text:p>233</text:p>
          </table:table-cell>
          <table:table-cell table:formula="of:=SUBSTITUTE(SUBSTITUTE(SUBSTITUTE(SUBSTITUTE(SUBSTITUTE(SUBSTITUTE(SUBSTITUTE(SUBSTITUTE([.$B$1]; &quot;REPLACE_SEARCH_TERM&quot;; [.A159]); &quot;REPLACE_SHORT_TERM&quot;; [.B159]); &quot;REPLACE_LONG_TERM&quot;; [.C159]); &quot;REPLACE_CITIZENSHIP&quot;; [.D159]); &quot;REPLACE_CONTINENT&quot;; [.E159]); &quot;REPLACE_ISO_2&quot;; [.F159]); &quot;REPLACE_ISO_3&quot;; [.G159]); &quot;REPLACE_DESTATIS&quot;; [.H159])" office:value-type="string" office:string-value="nations.add(new Nation(searchTerm: &quot;Simbabwe&quot;, officialTermShort: &quot;Simbabwe&quot;, officialTermLong: &quot;die Republik Simbabwe&quot;, citizenship: &quot;simbabwisch&quot;, continent: Continent.AFR, iso3166_2: &quot;ZW&quot;, iso3166_3: &quot;ZWE&quot;, destatisBevCode: Integer.parseInt(&quot;233&quot;)))" calcext:value-type="string">
            <text:p>nations.add(new Nation(searchTerm: "Simbabwe", officialTermShort: "Simbabwe", officialTermLong: "die Republik Simbabwe", citizenship: "simbabwisch", continent: Continent.AFR, iso3166_2: "ZW", iso3166_3: "ZWE", destatisBevCode: Integer.parseInt("233")))</text:p>
          </table:table-cell>
        </table:table-row>
        <table:table-row table:style-name="ro1">
          <table:table-cell table:number-columns-repeated="2" office:value-type="string" calcext:value-type="string">
            <text:p>Singapur</text:p>
          </table:table-cell>
          <table:table-cell office:value-type="string" calcext:value-type="string">
            <text:p>die Republik Singapur</text:p>
          </table:table-cell>
          <table:table-cell office:value-type="string" calcext:value-type="string">
            <text:p>singapurisch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GP</text:p>
          </table:table-cell>
          <table:table-cell office:value-type="string" calcext:value-type="string">
            <text:p>474</text:p>
          </table:table-cell>
          <table:table-cell table:formula="of:=SUBSTITUTE(SUBSTITUTE(SUBSTITUTE(SUBSTITUTE(SUBSTITUTE(SUBSTITUTE(SUBSTITUTE(SUBSTITUTE([.$B$1]; &quot;REPLACE_SEARCH_TERM&quot;; [.A160]); &quot;REPLACE_SHORT_TERM&quot;; [.B160]); &quot;REPLACE_LONG_TERM&quot;; [.C160]); &quot;REPLACE_CITIZENSHIP&quot;; [.D160]); &quot;REPLACE_CONTINENT&quot;; [.E160]); &quot;REPLACE_ISO_2&quot;; [.F160]); &quot;REPLACE_ISO_3&quot;; [.G160]); &quot;REPLACE_DESTATIS&quot;; [.H160])" office:value-type="string" office:string-value="nations.add(new Nation(searchTerm: &quot;Singapur&quot;, officialTermShort: &quot;Singapur&quot;, officialTermLong: &quot;die Republik Singapur&quot;, citizenship: &quot;singapurisch&quot;, continent: Continent.ASI, iso3166_2: &quot;SG&quot;, iso3166_3: &quot;SGP&quot;, destatisBevCode: Integer.parseInt(&quot;474&quot;)))" calcext:value-type="string">
            <text:p>nations.add(new Nation(searchTerm: "Singapur", officialTermShort: "Singapur", officialTermLong: "die Republik Singapur", citizenship: "singapurisch", continent: Continent.ASI, iso3166_2: "SG", iso3166_3: "SGP", destatisBevCode: Integer.parseInt("474")))</text:p>
          </table:table-cell>
        </table:table-row>
        <table:table-row table:style-name="ro1">
          <table:table-cell table:number-columns-repeated="2" office:value-type="string" calcext:value-type="string">
            <text:p>Slowakei</text:p>
          </table:table-cell>
          <table:table-cell office:value-type="string" calcext:value-type="string">
            <text:p>die Slowakische Republik</text:p>
          </table:table-cell>
          <table:table-cell office:value-type="string" calcext:value-type="string">
            <text:p>slowakisch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SVK</text:p>
          </table:table-cell>
          <table:table-cell office:value-type="string" calcext:value-type="string">
            <text:p>155</text:p>
          </table:table-cell>
          <table:table-cell table:formula="of:=SUBSTITUTE(SUBSTITUTE(SUBSTITUTE(SUBSTITUTE(SUBSTITUTE(SUBSTITUTE(SUBSTITUTE(SUBSTITUTE([.$B$1]; &quot;REPLACE_SEARCH_TERM&quot;; [.A161]); &quot;REPLACE_SHORT_TERM&quot;; [.B161]); &quot;REPLACE_LONG_TERM&quot;; [.C161]); &quot;REPLACE_CITIZENSHIP&quot;; [.D161]); &quot;REPLACE_CONTINENT&quot;; [.E161]); &quot;REPLACE_ISO_2&quot;; [.F161]); &quot;REPLACE_ISO_3&quot;; [.G161]); &quot;REPLACE_DESTATIS&quot;; [.H161])" office:value-type="string" office:string-value="nations.add(new Nation(searchTerm: &quot;Slowakei&quot;, officialTermShort: &quot;Slowakei&quot;, officialTermLong: &quot;die Slowakische Republik&quot;, citizenship: &quot;slowakisch&quot;, continent: Continent.EUR, iso3166_2: &quot;SK&quot;, iso3166_3: &quot;SVK&quot;, destatisBevCode: Integer.parseInt(&quot;155&quot;)))" calcext:value-type="string">
            <text:p>nations.add(new Nation(searchTerm: "Slowakei", officialTermShort: "Slowakei", officialTermLong: "die Slowakische Republik", citizenship: "slowakisch", continent: Continent.EUR, iso3166_2: "SK", iso3166_3: "SVK", destatisBevCode: Integer.parseInt("155")))</text:p>
          </table:table-cell>
        </table:table-row>
        <table:table-row table:style-name="ro1">
          <table:table-cell table:number-columns-repeated="2" office:value-type="string" calcext:value-type="string">
            <text:p>Slowenien</text:p>
          </table:table-cell>
          <table:table-cell office:value-type="string" calcext:value-type="string">
            <text:p>die Republik Slowenien</text:p>
          </table:table-cell>
          <table:table-cell office:value-type="string" calcext:value-type="string">
            <text:p>slowenisch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VN</text:p>
          </table:table-cell>
          <table:table-cell office:value-type="string" calcext:value-type="string">
            <text:p>131</text:p>
          </table:table-cell>
          <table:table-cell table:formula="of:=SUBSTITUTE(SUBSTITUTE(SUBSTITUTE(SUBSTITUTE(SUBSTITUTE(SUBSTITUTE(SUBSTITUTE(SUBSTITUTE([.$B$1]; &quot;REPLACE_SEARCH_TERM&quot;; [.A162]); &quot;REPLACE_SHORT_TERM&quot;; [.B162]); &quot;REPLACE_LONG_TERM&quot;; [.C162]); &quot;REPLACE_CITIZENSHIP&quot;; [.D162]); &quot;REPLACE_CONTINENT&quot;; [.E162]); &quot;REPLACE_ISO_2&quot;; [.F162]); &quot;REPLACE_ISO_3&quot;; [.G162]); &quot;REPLACE_DESTATIS&quot;; [.H162])" office:value-type="string" office:string-value="nations.add(new Nation(searchTerm: &quot;Slowenien&quot;, officialTermShort: &quot;Slowenien&quot;, officialTermLong: &quot;die Republik Slowenien&quot;, citizenship: &quot;slowenisch&quot;, continent: Continent.EUR, iso3166_2: &quot;SI&quot;, iso3166_3: &quot;SVN&quot;, destatisBevCode: Integer.parseInt(&quot;131&quot;)))" calcext:value-type="string">
            <text:p>nations.add(new Nation(searchTerm: "Slowenien", officialTermShort: "Slowenien", officialTermLong: "die Republik Slowenien", citizenship: "slowenisch", continent: Continent.EUR, iso3166_2: "SI", iso3166_3: "SVN", destatisBevCode: Integer.parseInt("131")))</text:p>
          </table:table-cell>
        </table:table-row>
        <table:table-row table:style-name="ro1">
          <table:table-cell table:number-columns-repeated="2" office:value-type="string" calcext:value-type="string">
            <text:p>Somalia</text:p>
          </table:table-cell>
          <table:table-cell office:value-type="string" calcext:value-type="string">
            <text:p>die Bundesrepublik Somalia</text:p>
          </table:table-cell>
          <table:table-cell office:value-type="string" calcext:value-type="string">
            <text:p>somalisch</text:p>
          </table:table-cell>
          <table:table-cell office:value-type="string" calcext:value-type="string">
            <text:p>AFR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SOM</text:p>
          </table:table-cell>
          <table:table-cell office:value-type="string" calcext:value-type="string">
            <text:p>273</text:p>
          </table:table-cell>
          <table:table-cell table:formula="of:=SUBSTITUTE(SUBSTITUTE(SUBSTITUTE(SUBSTITUTE(SUBSTITUTE(SUBSTITUTE(SUBSTITUTE(SUBSTITUTE([.$B$1]; &quot;REPLACE_SEARCH_TERM&quot;; [.A163]); &quot;REPLACE_SHORT_TERM&quot;; [.B163]); &quot;REPLACE_LONG_TERM&quot;; [.C163]); &quot;REPLACE_CITIZENSHIP&quot;; [.D163]); &quot;REPLACE_CONTINENT&quot;; [.E163]); &quot;REPLACE_ISO_2&quot;; [.F163]); &quot;REPLACE_ISO_3&quot;; [.G163]); &quot;REPLACE_DESTATIS&quot;; [.H163])" office:value-type="string" office:string-value="nations.add(new Nation(searchTerm: &quot;Somalia&quot;, officialTermShort: &quot;Somalia&quot;, officialTermLong: &quot;die Bundesrepublik Somalia&quot;, citizenship: &quot;somalisch&quot;, continent: Continent.AFR, iso3166_2: &quot;SO&quot;, iso3166_3: &quot;SOM&quot;, destatisBevCode: Integer.parseInt(&quot;273&quot;)))" calcext:value-type="string">
            <text:p>nations.add(new Nation(searchTerm: "Somalia", officialTermShort: "Somalia", officialTermLong: "die Bundesrepublik Somalia", citizenship: "somalisch", continent: Continent.AFR, iso3166_2: "SO", iso3166_3: "SOM", destatisBevCode: Integer.parseInt("273")))</text:p>
          </table:table-cell>
        </table:table-row>
        <table:table-row table:style-name="ro1">
          <table:table-cell table:number-columns-repeated="2" office:value-type="string" calcext:value-type="string">
            <text:p>Spanien</text:p>
          </table:table-cell>
          <table:table-cell office:value-type="string" calcext:value-type="string">
            <text:p>das Königreich Spanien</text:p>
          </table:table-cell>
          <table:table-cell office:value-type="string" calcext:value-type="string">
            <text:p>spanisch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161</text:p>
          </table:table-cell>
          <table:table-cell table:formula="of:=SUBSTITUTE(SUBSTITUTE(SUBSTITUTE(SUBSTITUTE(SUBSTITUTE(SUBSTITUTE(SUBSTITUTE(SUBSTITUTE([.$B$1]; &quot;REPLACE_SEARCH_TERM&quot;; [.A164]); &quot;REPLACE_SHORT_TERM&quot;; [.B164]); &quot;REPLACE_LONG_TERM&quot;; [.C164]); &quot;REPLACE_CITIZENSHIP&quot;; [.D164]); &quot;REPLACE_CONTINENT&quot;; [.E164]); &quot;REPLACE_ISO_2&quot;; [.F164]); &quot;REPLACE_ISO_3&quot;; [.G164]); &quot;REPLACE_DESTATIS&quot;; [.H164])" office:value-type="string" office:string-value="nations.add(new Nation(searchTerm: &quot;Spanien&quot;, officialTermShort: &quot;Spanien&quot;, officialTermLong: &quot;das Königreich Spanien&quot;, citizenship: &quot;spanisch&quot;, continent: Continent.EUR, iso3166_2: &quot;ES&quot;, iso3166_3: &quot;ESP&quot;, destatisBevCode: Integer.parseInt(&quot;161&quot;)))" calcext:value-type="string">
            <text:p>nations.add(new Nation(searchTerm: "Spanien", officialTermShort: "Spanien", officialTermLong: "das Königreich Spanien", citizenship: "spanisch", continent: Continent.EUR, iso3166_2: "ES", iso3166_3: "ESP", destatisBevCode: Integer.parseInt("161")))</text:p>
          </table:table-cell>
        </table:table-row>
        <table:table-row table:style-name="ro1">
          <table:table-cell table:number-columns-repeated="2" office:value-type="string" calcext:value-type="string">
            <text:p>Sri Lanka</text:p>
          </table:table-cell>
          <table:table-cell office:value-type="string" calcext:value-type="string">
            <text:p>die Demokratische Sozialistische Republik Sri Lanka</text:p>
          </table:table-cell>
          <table:table-cell office:value-type="string" calcext:value-type="string">
            <text:p>sri-lankisch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LKA</text:p>
          </table:table-cell>
          <table:table-cell office:value-type="string" calcext:value-type="string">
            <text:p>431</text:p>
          </table:table-cell>
          <table:table-cell table:formula="of:=SUBSTITUTE(SUBSTITUTE(SUBSTITUTE(SUBSTITUTE(SUBSTITUTE(SUBSTITUTE(SUBSTITUTE(SUBSTITUTE([.$B$1]; &quot;REPLACE_SEARCH_TERM&quot;; [.A165]); &quot;REPLACE_SHORT_TERM&quot;; [.B165]); &quot;REPLACE_LONG_TERM&quot;; [.C165]); &quot;REPLACE_CITIZENSHIP&quot;; [.D165]); &quot;REPLACE_CONTINENT&quot;; [.E165]); &quot;REPLACE_ISO_2&quot;; [.F165]); &quot;REPLACE_ISO_3&quot;; [.G165]); &quot;REPLACE_DESTATIS&quot;; [.H165])" office:value-type="string" office:string-value="nations.add(new Nation(searchTerm: &quot;Sri Lanka&quot;, officialTermShort: &quot;Sri Lanka&quot;, officialTermLong: &quot;die Demokratische Sozialistische Republik Sri Lanka&quot;, citizenship: &quot;sri-lankisch&quot;, continent: Continent.ASI, iso3166_2: &quot;LK&quot;, iso3166_3: &quot;LKA&quot;, destatisBevCode: Integer.parseInt(&quot;431&quot;)))" calcext:value-type="string">
            <text:p>nations.add(new Nation(searchTerm: "Sri Lanka", officialTermShort: "Sri Lanka", officialTermLong: "die Demokratische Sozialistische Republik Sri Lanka", citizenship: "sri-lankisch", continent: Continent.ASI, iso3166_2: "LK", iso3166_3: "LKA", destatisBevCode: Integer.parseInt("431")))</text:p>
          </table:table-cell>
        </table:table-row>
        <table:table-row table:style-name="ro1">
          <table:table-cell table:number-columns-repeated="2" office:value-type="string" calcext:value-type="string">
            <text:p>St. Kitts und Nevis</text:p>
          </table:table-cell>
          <table:table-cell office:value-type="string" calcext:value-type="string">
            <text:p>die Föderation St. Kitts und Nevis</text:p>
          </table:table-cell>
          <table:table-cell office:value-type="string" calcext:value-type="string">
            <text:p>von St. Kitts und Nevis</text:p>
          </table:table-cell>
          <table:table-cell office:value-type="string" calcext:value-type="string">
            <text:p>AME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A</text:p>
          </table:table-cell>
          <table:table-cell office:value-type="string" calcext:value-type="string">
            <text:p>370</text:p>
          </table:table-cell>
          <table:table-cell table:formula="of:=SUBSTITUTE(SUBSTITUTE(SUBSTITUTE(SUBSTITUTE(SUBSTITUTE(SUBSTITUTE(SUBSTITUTE(SUBSTITUTE([.$B$1]; &quot;REPLACE_SEARCH_TERM&quot;; [.A166]); &quot;REPLACE_SHORT_TERM&quot;; [.B166]); &quot;REPLACE_LONG_TERM&quot;; [.C166]); &quot;REPLACE_CITIZENSHIP&quot;; [.D166]); &quot;REPLACE_CONTINENT&quot;; [.E166]); &quot;REPLACE_ISO_2&quot;; [.F166]); &quot;REPLACE_ISO_3&quot;; [.G166]); &quot;REPLACE_DESTATIS&quot;; [.H166])" office:value-type="string" office:string-value="nations.add(new Nation(searchTerm: &quot;St. Kitts und Nevis&quot;, officialTermShort: &quot;St. Kitts und Nevis&quot;, officialTermLong: &quot;die Föderation St. Kitts und Nevis&quot;, citizenship: &quot;von St. Kitts und Nevis&quot;, continent: Continent.AME, iso3166_2: &quot;KN&quot;, iso3166_3: &quot;KNA&quot;, destatisBevCode: Integer.parseInt(&quot;370&quot;)))" calcext:value-type="string">
            <text:p>nations.add(new Nation(searchTerm: "St. Kitts und Nevis", officialTermShort: "St. Kitts und Nevis", officialTermLong: "die Föderation St. Kitts und Nevis", citizenship: "von St. Kitts und Nevis", continent: Continent.AME, iso3166_2: "KN", iso3166_3: "KNA", destatisBevCode: Integer.parseInt("370")))</text:p>
          </table:table-cell>
        </table:table-row>
        <table:table-row table:style-name="ro1">
          <table:table-cell table:number-columns-repeated="3" office:value-type="string" calcext:value-type="string">
            <text:p>St. Lucia</text:p>
          </table:table-cell>
          <table:table-cell office:value-type="string" calcext:value-type="string">
            <text:p>lucianisch</text:p>
          </table:table-cell>
          <table:table-cell office:value-type="string" calcext:value-type="string">
            <text:p>AME</text:p>
          </table:table-cell>
          <table:table-cell office:value-type="string" calcext:value-type="string">
            <text:p>LC</text:p>
          </table:table-cell>
          <table:table-cell office:value-type="string" calcext:value-type="string">
            <text:p>LCA</text:p>
          </table:table-cell>
          <table:table-cell office:value-type="string" calcext:value-type="string">
            <text:p>366</text:p>
          </table:table-cell>
          <table:table-cell table:formula="of:=SUBSTITUTE(SUBSTITUTE(SUBSTITUTE(SUBSTITUTE(SUBSTITUTE(SUBSTITUTE(SUBSTITUTE(SUBSTITUTE([.$B$1]; &quot;REPLACE_SEARCH_TERM&quot;; [.A167]); &quot;REPLACE_SHORT_TERM&quot;; [.B167]); &quot;REPLACE_LONG_TERM&quot;; [.C167]); &quot;REPLACE_CITIZENSHIP&quot;; [.D167]); &quot;REPLACE_CONTINENT&quot;; [.E167]); &quot;REPLACE_ISO_2&quot;; [.F167]); &quot;REPLACE_ISO_3&quot;; [.G167]); &quot;REPLACE_DESTATIS&quot;; [.H167])" office:value-type="string" office:string-value="nations.add(new Nation(searchTerm: &quot;St. Lucia&quot;, officialTermShort: &quot;St. Lucia&quot;, officialTermLong: &quot;St. Lucia&quot;, citizenship: &quot;lucianisch&quot;, continent: Continent.AME, iso3166_2: &quot;LC&quot;, iso3166_3: &quot;LCA&quot;, destatisBevCode: Integer.parseInt(&quot;366&quot;)))" calcext:value-type="string">
            <text:p>nations.add(new Nation(searchTerm: "St. Lucia", officialTermShort: "St. Lucia", officialTermLong: "St. Lucia", citizenship: "lucianisch", continent: Continent.AME, iso3166_2: "LC", iso3166_3: "LCA", destatisBevCode: Integer.parseInt("366")))</text:p>
          </table:table-cell>
        </table:table-row>
        <table:table-row table:style-name="ro1">
          <table:table-cell table:number-columns-repeated="3" office:value-type="string" calcext:value-type="string">
            <text:p>St. Vincent und die Grenadinen</text:p>
          </table:table-cell>
          <table:table-cell office:value-type="string" calcext:value-type="string">
            <text:p>vincentisch</text:p>
          </table:table-cell>
          <table:table-cell office:value-type="string" calcext:value-type="string">
            <text:p>AME</text:p>
          </table:table-cell>
          <table:table-cell office:value-type="string" calcext:value-type="string">
            <text:p>VC</text:p>
          </table:table-cell>
          <table:table-cell office:value-type="string" calcext:value-type="string">
            <text:p>VCT</text:p>
          </table:table-cell>
          <table:table-cell office:value-type="string" calcext:value-type="string">
            <text:p>369</text:p>
          </table:table-cell>
          <table:table-cell table:formula="of:=SUBSTITUTE(SUBSTITUTE(SUBSTITUTE(SUBSTITUTE(SUBSTITUTE(SUBSTITUTE(SUBSTITUTE(SUBSTITUTE([.$B$1]; &quot;REPLACE_SEARCH_TERM&quot;; [.A168]); &quot;REPLACE_SHORT_TERM&quot;; [.B168]); &quot;REPLACE_LONG_TERM&quot;; [.C168]); &quot;REPLACE_CITIZENSHIP&quot;; [.D168]); &quot;REPLACE_CONTINENT&quot;; [.E168]); &quot;REPLACE_ISO_2&quot;; [.F168]); &quot;REPLACE_ISO_3&quot;; [.G168]); &quot;REPLACE_DESTATIS&quot;; [.H168])" office:value-type="string" office:string-value="nations.add(new Nation(searchTerm: &quot;St. Vincent und die Grenadinen&quot;, officialTermShort: &quot;St. Vincent und die Grenadinen&quot;, officialTermLong: &quot;St. Vincent und die Grenadinen&quot;, citizenship: &quot;vincentisch&quot;, continent: Continent.AME, iso3166_2: &quot;VC&quot;, iso3166_3: &quot;VCT&quot;, destatisBevCode: Integer.parseInt(&quot;369&quot;)))" calcext:value-type="string">
            <text:p>nations.add(new Nation(searchTerm: "St. Vincent und die Grenadinen", officialTermShort: "St. Vincent und die Grenadinen", officialTermLong: "St. Vincent und die Grenadinen", citizenship: "vincentisch", continent: Continent.AME, iso3166_2: "VC", iso3166_3: "VCT", destatisBevCode: Integer.parseInt("369")))</text:p>
          </table:table-cell>
        </table:table-row>
        <table:table-row table:style-name="ro1">
          <table:table-cell table:number-columns-repeated="2" office:value-type="string" calcext:value-type="string">
            <text:p>Südafrika</text:p>
          </table:table-cell>
          <table:table-cell office:value-type="string" calcext:value-type="string">
            <text:p>die Republik Südafrika</text:p>
          </table:table-cell>
          <table:table-cell office:value-type="string" calcext:value-type="string">
            <text:p>südafrikanisch</text:p>
          </table:table-cell>
          <table:table-cell office:value-type="string" calcext:value-type="string">
            <text:p>AFR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ZAF</text:p>
          </table:table-cell>
          <table:table-cell office:value-type="string" calcext:value-type="string">
            <text:p>263</text:p>
          </table:table-cell>
          <table:table-cell table:formula="of:=SUBSTITUTE(SUBSTITUTE(SUBSTITUTE(SUBSTITUTE(SUBSTITUTE(SUBSTITUTE(SUBSTITUTE(SUBSTITUTE([.$B$1]; &quot;REPLACE_SEARCH_TERM&quot;; [.A169]); &quot;REPLACE_SHORT_TERM&quot;; [.B169]); &quot;REPLACE_LONG_TERM&quot;; [.C169]); &quot;REPLACE_CITIZENSHIP&quot;; [.D169]); &quot;REPLACE_CONTINENT&quot;; [.E169]); &quot;REPLACE_ISO_2&quot;; [.F169]); &quot;REPLACE_ISO_3&quot;; [.G169]); &quot;REPLACE_DESTATIS&quot;; [.H169])" office:value-type="string" office:string-value="nations.add(new Nation(searchTerm: &quot;Südafrika&quot;, officialTermShort: &quot;Südafrika&quot;, officialTermLong: &quot;die Republik Südafrika&quot;, citizenship: &quot;südafrikanisch&quot;, continent: Continent.AFR, iso3166_2: &quot;ZA&quot;, iso3166_3: &quot;ZAF&quot;, destatisBevCode: Integer.parseInt(&quot;263&quot;)))" calcext:value-type="string">
            <text:p>nations.add(new Nation(searchTerm: "Südafrika", officialTermShort: "Südafrika", officialTermLong: "die Republik Südafrika", citizenship: "südafrikanisch", continent: Continent.AFR, iso3166_2: "ZA", iso3166_3: "ZAF", destatisBevCode: Integer.parseInt("263")))</text:p>
          </table:table-cell>
        </table:table-row>
        <table:table-row table:style-name="ro1">
          <table:table-cell table:number-columns-repeated="2" office:value-type="string" calcext:value-type="string">
            <text:p>Sudan</text:p>
          </table:table-cell>
          <table:table-cell office:value-type="string" calcext:value-type="string">
            <text:p>die Republik Sudan</text:p>
          </table:table-cell>
          <table:table-cell office:value-type="string" calcext:value-type="string">
            <text:p>sudanesisch</text:p>
          </table:table-cell>
          <table:table-cell office:value-type="string" calcext:value-type="string">
            <text:p>AFR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277</text:p>
          </table:table-cell>
          <table:table-cell table:formula="of:=SUBSTITUTE(SUBSTITUTE(SUBSTITUTE(SUBSTITUTE(SUBSTITUTE(SUBSTITUTE(SUBSTITUTE(SUBSTITUTE([.$B$1]; &quot;REPLACE_SEARCH_TERM&quot;; [.A170]); &quot;REPLACE_SHORT_TERM&quot;; [.B170]); &quot;REPLACE_LONG_TERM&quot;; [.C170]); &quot;REPLACE_CITIZENSHIP&quot;; [.D170]); &quot;REPLACE_CONTINENT&quot;; [.E170]); &quot;REPLACE_ISO_2&quot;; [.F170]); &quot;REPLACE_ISO_3&quot;; [.G170]); &quot;REPLACE_DESTATIS&quot;; [.H170])" office:value-type="string" office:string-value="nations.add(new Nation(searchTerm: &quot;Sudan&quot;, officialTermShort: &quot;Sudan&quot;, officialTermLong: &quot;die Republik Sudan&quot;, citizenship: &quot;sudanesisch&quot;, continent: Continent.AFR, iso3166_2: &quot;SD&quot;, iso3166_3: &quot;SDN&quot;, destatisBevCode: Integer.parseInt(&quot;277&quot;)))" calcext:value-type="string">
            <text:p>nations.add(new Nation(searchTerm: "Sudan", officialTermShort: "Sudan", officialTermLong: "die Republik Sudan", citizenship: "sudanesisch", continent: Continent.AFR, iso3166_2: "SD", iso3166_3: "SDN", destatisBevCode: Integer.parseInt("277")))</text:p>
          </table:table-cell>
        </table:table-row>
        <table:table-row table:style-name="ro1">
          <table:table-cell table:number-columns-repeated="2" office:value-type="string" calcext:value-type="string">
            <text:p>Südsudan</text:p>
          </table:table-cell>
          <table:table-cell office:value-type="string" calcext:value-type="string">
            <text:p>die Republik Südsudan</text:p>
          </table:table-cell>
          <table:table-cell office:value-type="string" calcext:value-type="string">
            <text:p>südsudanesisch</text:p>
          </table:table-cell>
          <table:table-cell office:value-type="string" calcext:value-type="string">
            <text:p>AFR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278</text:p>
          </table:table-cell>
          <table:table-cell table:formula="of:=SUBSTITUTE(SUBSTITUTE(SUBSTITUTE(SUBSTITUTE(SUBSTITUTE(SUBSTITUTE(SUBSTITUTE(SUBSTITUTE([.$B$1]; &quot;REPLACE_SEARCH_TERM&quot;; [.A171]); &quot;REPLACE_SHORT_TERM&quot;; [.B171]); &quot;REPLACE_LONG_TERM&quot;; [.C171]); &quot;REPLACE_CITIZENSHIP&quot;; [.D171]); &quot;REPLACE_CONTINENT&quot;; [.E171]); &quot;REPLACE_ISO_2&quot;; [.F171]); &quot;REPLACE_ISO_3&quot;; [.G171]); &quot;REPLACE_DESTATIS&quot;; [.H171])" office:value-type="string" office:string-value="nations.add(new Nation(searchTerm: &quot;Südsudan&quot;, officialTermShort: &quot;Südsudan&quot;, officialTermLong: &quot;die Republik Südsudan&quot;, citizenship: &quot;südsudanesisch&quot;, continent: Continent.AFR, iso3166_2: &quot;SS&quot;, iso3166_3: &quot;SSD&quot;, destatisBevCode: Integer.parseInt(&quot;278&quot;)))" calcext:value-type="string">
            <text:p>nations.add(new Nation(searchTerm: "Südsudan", officialTermShort: "Südsudan", officialTermLong: "die Republik Südsudan", citizenship: "südsudanesisch", continent: Continent.AFR, iso3166_2: "SS", iso3166_3: "SSD", destatisBevCode: Integer.parseInt("278")))</text:p>
          </table:table-cell>
        </table:table-row>
        <table:table-row table:style-name="ro1">
          <table:table-cell table:number-columns-repeated="2" office:value-type="string" calcext:value-type="string">
            <text:p>Suriname</text:p>
          </table:table-cell>
          <table:table-cell office:value-type="string" calcext:value-type="string">
            <text:p>die Republik Suriname</text:p>
          </table:table-cell>
          <table:table-cell office:value-type="string" calcext:value-type="string">
            <text:p>surinamisch</text:p>
          </table:table-cell>
          <table:table-cell office:value-type="string" calcext:value-type="string">
            <text:p>AME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364</text:p>
          </table:table-cell>
          <table:table-cell table:formula="of:=SUBSTITUTE(SUBSTITUTE(SUBSTITUTE(SUBSTITUTE(SUBSTITUTE(SUBSTITUTE(SUBSTITUTE(SUBSTITUTE([.$B$1]; &quot;REPLACE_SEARCH_TERM&quot;; [.A172]); &quot;REPLACE_SHORT_TERM&quot;; [.B172]); &quot;REPLACE_LONG_TERM&quot;; [.C172]); &quot;REPLACE_CITIZENSHIP&quot;; [.D172]); &quot;REPLACE_CONTINENT&quot;; [.E172]); &quot;REPLACE_ISO_2&quot;; [.F172]); &quot;REPLACE_ISO_3&quot;; [.G172]); &quot;REPLACE_DESTATIS&quot;; [.H172])" office:value-type="string" office:string-value="nations.add(new Nation(searchTerm: &quot;Suriname&quot;, officialTermShort: &quot;Suriname&quot;, officialTermLong: &quot;die Republik Suriname&quot;, citizenship: &quot;surinamisch&quot;, continent: Continent.AME, iso3166_2: &quot;SR&quot;, iso3166_3: &quot;SUR&quot;, destatisBevCode: Integer.parseInt(&quot;364&quot;)))" calcext:value-type="string">
            <text:p>nations.add(new Nation(searchTerm: "Suriname", officialTermShort: "Suriname", officialTermLong: "die Republik Suriname", citizenship: "surinamisch", continent: Continent.AME, iso3166_2: "SR", iso3166_3: "SUR", destatisBevCode: Integer.parseInt("364")))</text:p>
          </table:table-cell>
        </table:table-row>
        <table:table-row table:style-name="ro1">
          <table:table-cell office:value-type="string" calcext:value-type="string">
            <text:p>Syrien</text:p>
          </table:table-cell>
          <table:table-cell office:value-type="string" calcext:value-type="string">
            <text:p>Arabische Republik Syrien</text:p>
          </table:table-cell>
          <table:table-cell office:value-type="string" calcext:value-type="string">
            <text:p>die Arabische Republik Syrien</text:p>
          </table:table-cell>
          <table:table-cell office:value-type="string" calcext:value-type="string">
            <text:p>syrisch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475</text:p>
          </table:table-cell>
          <table:table-cell table:formula="of:=SUBSTITUTE(SUBSTITUTE(SUBSTITUTE(SUBSTITUTE(SUBSTITUTE(SUBSTITUTE(SUBSTITUTE(SUBSTITUTE([.$B$1]; &quot;REPLACE_SEARCH_TERM&quot;; [.A173]); &quot;REPLACE_SHORT_TERM&quot;; [.B173]); &quot;REPLACE_LONG_TERM&quot;; [.C173]); &quot;REPLACE_CITIZENSHIP&quot;; [.D173]); &quot;REPLACE_CONTINENT&quot;; [.E173]); &quot;REPLACE_ISO_2&quot;; [.F173]); &quot;REPLACE_ISO_3&quot;; [.G173]); &quot;REPLACE_DESTATIS&quot;; [.H173])" office:value-type="string" office:string-value="nations.add(new Nation(searchTerm: &quot;Arabische Republik Syrien&quot;, officialTermShort: &quot;Arabische Republik Syrien&quot;, officialTermLong: &quot;die Arabische Republik Syrien&quot;, citizenship: &quot;syrisch&quot;, continent: Continent.ASI, iso3166_2: &quot;SY&quot;, iso3166_3: &quot;SYR&quot;, destatisBevCode: Integer.parseInt(&quot;475&quot;)))" calcext:value-type="string">
            <text:p>nations.add(new Nation(searchTerm: "Arabische Republik Syrien", officialTermShort: "Arabische Republik Syrien", officialTermLong: "die Arabische Republik Syrien", citizenship: "syrisch", continent: Continent.ASI, iso3166_2: "SY", iso3166_3: "SYR", destatisBevCode: Integer.parseInt("475")))</text:p>
          </table:table-cell>
        </table:table-row>
        <table:table-row table:style-name="ro1">
          <table:table-cell table:number-columns-repeated="2" office:value-type="string" calcext:value-type="string">
            <text:p>Tadschikistan</text:p>
          </table:table-cell>
          <table:table-cell office:value-type="string" calcext:value-type="string">
            <text:p>die Republik Tadschikistan</text:p>
          </table:table-cell>
          <table:table-cell office:value-type="string" calcext:value-type="string">
            <text:p>tadschikisch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TJ</text:p>
          </table:table-cell>
          <table:table-cell office:value-type="string" calcext:value-type="string">
            <text:p>TJK</text:p>
          </table:table-cell>
          <table:table-cell office:value-type="string" calcext:value-type="string">
            <text:p>470</text:p>
          </table:table-cell>
          <table:table-cell table:formula="of:=SUBSTITUTE(SUBSTITUTE(SUBSTITUTE(SUBSTITUTE(SUBSTITUTE(SUBSTITUTE(SUBSTITUTE(SUBSTITUTE([.$B$1]; &quot;REPLACE_SEARCH_TERM&quot;; [.A174]); &quot;REPLACE_SHORT_TERM&quot;; [.B174]); &quot;REPLACE_LONG_TERM&quot;; [.C174]); &quot;REPLACE_CITIZENSHIP&quot;; [.D174]); &quot;REPLACE_CONTINENT&quot;; [.E174]); &quot;REPLACE_ISO_2&quot;; [.F174]); &quot;REPLACE_ISO_3&quot;; [.G174]); &quot;REPLACE_DESTATIS&quot;; [.H174])" office:value-type="string" office:string-value="nations.add(new Nation(searchTerm: &quot;Tadschikistan&quot;, officialTermShort: &quot;Tadschikistan&quot;, officialTermLong: &quot;die Republik Tadschikistan&quot;, citizenship: &quot;tadschikisch&quot;, continent: Continent.ASI, iso3166_2: &quot;TJ&quot;, iso3166_3: &quot;TJK&quot;, destatisBevCode: Integer.parseInt(&quot;470&quot;)))" calcext:value-type="string">
            <text:p>nations.add(new Nation(searchTerm: "Tadschikistan", officialTermShort: "Tadschikistan", officialTermLong: "die Republik Tadschikistan", citizenship: "tadschikisch", continent: Continent.ASI, iso3166_2: "TJ", iso3166_3: "TJK", destatisBevCode: Integer.parseInt("470")))</text:p>
          </table:table-cell>
        </table:table-row>
        <table:table-row table:style-name="ro1">
          <table:table-cell office:value-type="string" calcext:value-type="string">
            <text:p>Tansania</text:p>
          </table:table-cell>
          <table:table-cell office:value-type="string" calcext:value-type="string">
            <text:p>Vereinigte Republik Tansania</text:p>
          </table:table-cell>
          <table:table-cell office:value-type="string" calcext:value-type="string">
            <text:p>die Vereinigte Republik Tansania</text:p>
          </table:table-cell>
          <table:table-cell office:value-type="string" calcext:value-type="string">
            <text:p>tansanisch</text:p>
          </table:table-cell>
          <table:table-cell office:value-type="string" calcext:value-type="string">
            <text:p>AFR</text:p>
          </table:table-cell>
          <table:table-cell office:value-type="string" calcext:value-type="string">
            <text:p>TZ</text:p>
          </table:table-cell>
          <table:table-cell office:value-type="string" calcext:value-type="string">
            <text:p>TZA</text:p>
          </table:table-cell>
          <table:table-cell office:value-type="string" calcext:value-type="string">
            <text:p>282</text:p>
          </table:table-cell>
          <table:table-cell table:formula="of:=SUBSTITUTE(SUBSTITUTE(SUBSTITUTE(SUBSTITUTE(SUBSTITUTE(SUBSTITUTE(SUBSTITUTE(SUBSTITUTE([.$B$1]; &quot;REPLACE_SEARCH_TERM&quot;; [.A175]); &quot;REPLACE_SHORT_TERM&quot;; [.B175]); &quot;REPLACE_LONG_TERM&quot;; [.C175]); &quot;REPLACE_CITIZENSHIP&quot;; [.D175]); &quot;REPLACE_CONTINENT&quot;; [.E175]); &quot;REPLACE_ISO_2&quot;; [.F175]); &quot;REPLACE_ISO_3&quot;; [.G175]); &quot;REPLACE_DESTATIS&quot;; [.H175])" office:value-type="string" office:string-value="nations.add(new Nation(searchTerm: &quot;Vereinigte Republik Tansania&quot;, officialTermShort: &quot;Vereinigte Republik Tansania&quot;, officialTermLong: &quot;die Vereinigte Republik Tansania&quot;, citizenship: &quot;tansanisch&quot;, continent: Continent.AFR, iso3166_2: &quot;TZ&quot;, iso3166_3: &quot;TZA&quot;, destatisBevCode: Integer.parseInt(&quot;282&quot;)))" calcext:value-type="string">
            <text:p>nations.add(new Nation(searchTerm: "Vereinigte Republik Tansania", officialTermShort: "Vereinigte Republik Tansania", officialTermLong: "die Vereinigte Republik Tansania", citizenship: "tansanisch", continent: Continent.AFR, iso3166_2: "TZ", iso3166_3: "TZA", destatisBevCode: Integer.parseInt("282")))</text:p>
          </table:table-cell>
        </table:table-row>
        <table:table-row table:style-name="ro1">
          <table:table-cell table:number-columns-repeated="2" office:value-type="string" calcext:value-type="string">
            <text:p>Thailand</text:p>
          </table:table-cell>
          <table:table-cell office:value-type="string" calcext:value-type="string">
            <text:p>das Königreich Thailand</text:p>
          </table:table-cell>
          <table:table-cell office:value-type="string" calcext:value-type="string">
            <text:p>thailändisch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476</text:p>
          </table:table-cell>
          <table:table-cell table:formula="of:=SUBSTITUTE(SUBSTITUTE(SUBSTITUTE(SUBSTITUTE(SUBSTITUTE(SUBSTITUTE(SUBSTITUTE(SUBSTITUTE([.$B$1]; &quot;REPLACE_SEARCH_TERM&quot;; [.A176]); &quot;REPLACE_SHORT_TERM&quot;; [.B176]); &quot;REPLACE_LONG_TERM&quot;; [.C176]); &quot;REPLACE_CITIZENSHIP&quot;; [.D176]); &quot;REPLACE_CONTINENT&quot;; [.E176]); &quot;REPLACE_ISO_2&quot;; [.F176]); &quot;REPLACE_ISO_3&quot;; [.G176]); &quot;REPLACE_DESTATIS&quot;; [.H176])" office:value-type="string" office:string-value="nations.add(new Nation(searchTerm: &quot;Thailand&quot;, officialTermShort: &quot;Thailand&quot;, officialTermLong: &quot;das Königreich Thailand&quot;, citizenship: &quot;thailändisch&quot;, continent: Continent.ASI, iso3166_2: &quot;TH&quot;, iso3166_3: &quot;THA&quot;, destatisBevCode: Integer.parseInt(&quot;476&quot;)))" calcext:value-type="string">
            <text:p>nations.add(new Nation(searchTerm: "Thailand", officialTermShort: "Thailand", officialTermLong: "das Königreich Thailand", citizenship: "thailändisch", continent: Continent.ASI, iso3166_2: "TH", iso3166_3: "THA", destatisBevCode: Integer.parseInt("476")))</text:p>
          </table:table-cell>
        </table:table-row>
        <table:table-row table:style-name="ro1">
          <table:table-cell table:number-columns-repeated="2" office:value-type="string" calcext:value-type="string">
            <text:p>Timor-Leste</text:p>
          </table:table-cell>
          <table:table-cell office:value-type="string" calcext:value-type="string">
            <text:p>die Demokratische Republik Timor-Leste</text:p>
          </table:table-cell>
          <table:table-cell office:value-type="string" calcext:value-type="string">
            <text:p>von Timor-Leste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TLS</text:p>
          </table:table-cell>
          <table:table-cell office:value-type="string" calcext:value-type="string">
            <text:p>483</text:p>
          </table:table-cell>
          <table:table-cell table:formula="of:=SUBSTITUTE(SUBSTITUTE(SUBSTITUTE(SUBSTITUTE(SUBSTITUTE(SUBSTITUTE(SUBSTITUTE(SUBSTITUTE([.$B$1]; &quot;REPLACE_SEARCH_TERM&quot;; [.A177]); &quot;REPLACE_SHORT_TERM&quot;; [.B177]); &quot;REPLACE_LONG_TERM&quot;; [.C177]); &quot;REPLACE_CITIZENSHIP&quot;; [.D177]); &quot;REPLACE_CONTINENT&quot;; [.E177]); &quot;REPLACE_ISO_2&quot;; [.F177]); &quot;REPLACE_ISO_3&quot;; [.G177]); &quot;REPLACE_DESTATIS&quot;; [.H177])" office:value-type="string" office:string-value="nations.add(new Nation(searchTerm: &quot;Timor-Leste&quot;, officialTermShort: &quot;Timor-Leste&quot;, officialTermLong: &quot;die Demokratische Republik Timor-Leste&quot;, citizenship: &quot;von Timor-Leste&quot;, continent: Continent.ASI, iso3166_2: &quot;TL&quot;, iso3166_3: &quot;TLS&quot;, destatisBevCode: Integer.parseInt(&quot;483&quot;)))" calcext:value-type="string">
            <text:p>nations.add(new Nation(searchTerm: "Timor-Leste", officialTermShort: "Timor-Leste", officialTermLong: "die Demokratische Republik Timor-Leste", citizenship: "von Timor-Leste", continent: Continent.ASI, iso3166_2: "TL", iso3166_3: "TLS", destatisBevCode: Integer.parseInt("483")))</text:p>
          </table:table-cell>
        </table:table-row>
        <table:table-row table:style-name="ro1">
          <table:table-cell table:number-columns-repeated="2" office:value-type="string" calcext:value-type="string">
            <text:p>Togo</text:p>
          </table:table-cell>
          <table:table-cell office:value-type="string" calcext:value-type="string">
            <text:p>die Republik Togo</text:p>
          </table:table-cell>
          <table:table-cell office:value-type="string" calcext:value-type="string">
            <text:p>togoisch</text:p>
          </table:table-cell>
          <table:table-cell office:value-type="string" calcext:value-type="string">
            <text:p>AFR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TGO</text:p>
          </table:table-cell>
          <table:table-cell office:value-type="string" calcext:value-type="string">
            <text:p>283</text:p>
          </table:table-cell>
          <table:table-cell table:formula="of:=SUBSTITUTE(SUBSTITUTE(SUBSTITUTE(SUBSTITUTE(SUBSTITUTE(SUBSTITUTE(SUBSTITUTE(SUBSTITUTE([.$B$1]; &quot;REPLACE_SEARCH_TERM&quot;; [.A178]); &quot;REPLACE_SHORT_TERM&quot;; [.B178]); &quot;REPLACE_LONG_TERM&quot;; [.C178]); &quot;REPLACE_CITIZENSHIP&quot;; [.D178]); &quot;REPLACE_CONTINENT&quot;; [.E178]); &quot;REPLACE_ISO_2&quot;; [.F178]); &quot;REPLACE_ISO_3&quot;; [.G178]); &quot;REPLACE_DESTATIS&quot;; [.H178])" office:value-type="string" office:string-value="nations.add(new Nation(searchTerm: &quot;Togo&quot;, officialTermShort: &quot;Togo&quot;, officialTermLong: &quot;die Republik Togo&quot;, citizenship: &quot;togoisch&quot;, continent: Continent.AFR, iso3166_2: &quot;TG&quot;, iso3166_3: &quot;TGO&quot;, destatisBevCode: Integer.parseInt(&quot;283&quot;)))" calcext:value-type="string">
            <text:p>nations.add(new Nation(searchTerm: "Togo", officialTermShort: "Togo", officialTermLong: "die Republik Togo", citizenship: "togoisch", continent: Continent.AFR, iso3166_2: "TG", iso3166_3: "TGO", destatisBevCode: Integer.parseInt("283")))</text:p>
          </table:table-cell>
        </table:table-row>
        <table:table-row table:style-name="ro1">
          <table:table-cell table:number-columns-repeated="2" office:value-type="string" calcext:value-type="string">
            <text:p>Tonga</text:p>
          </table:table-cell>
          <table:table-cell office:value-type="string" calcext:value-type="string">
            <text:p>das Königreich Tonga</text:p>
          </table:table-cell>
          <table:table-cell office:value-type="string" calcext:value-type="string">
            <text:p>tongaisch</text:p>
          </table:table-cell>
          <table:table-cell office:value-type="string" calcext:value-type="string">
            <text:p>AOA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>541</text:p>
          </table:table-cell>
          <table:table-cell table:formula="of:=SUBSTITUTE(SUBSTITUTE(SUBSTITUTE(SUBSTITUTE(SUBSTITUTE(SUBSTITUTE(SUBSTITUTE(SUBSTITUTE([.$B$1]; &quot;REPLACE_SEARCH_TERM&quot;; [.A179]); &quot;REPLACE_SHORT_TERM&quot;; [.B179]); &quot;REPLACE_LONG_TERM&quot;; [.C179]); &quot;REPLACE_CITIZENSHIP&quot;; [.D179]); &quot;REPLACE_CONTINENT&quot;; [.E179]); &quot;REPLACE_ISO_2&quot;; [.F179]); &quot;REPLACE_ISO_3&quot;; [.G179]); &quot;REPLACE_DESTATIS&quot;; [.H179])" office:value-type="string" office:string-value="nations.add(new Nation(searchTerm: &quot;Tonga&quot;, officialTermShort: &quot;Tonga&quot;, officialTermLong: &quot;das Königreich Tonga&quot;, citizenship: &quot;tongaisch&quot;, continent: Continent.AOA, iso3166_2: &quot;TO&quot;, iso3166_3: &quot;TON&quot;, destatisBevCode: Integer.parseInt(&quot;541&quot;)))" calcext:value-type="string">
            <text:p>nations.add(new Nation(searchTerm: "Tonga", officialTermShort: "Tonga", officialTermLong: "das Königreich Tonga", citizenship: "tongaisch", continent: Continent.AOA, iso3166_2: "TO", iso3166_3: "TON", destatisBevCode: Integer.parseInt("541")))</text:p>
          </table:table-cell>
        </table:table-row>
        <table:table-row table:style-name="ro1">
          <table:table-cell table:number-columns-repeated="2" office:value-type="string" calcext:value-type="string">
            <text:p>Trinidad und Tobago</text:p>
          </table:table-cell>
          <table:table-cell office:value-type="string" calcext:value-type="string">
            <text:p>die Republik Trinidad und Tobago</text:p>
          </table:table-cell>
          <table:table-cell office:value-type="string" calcext:value-type="string">
            <text:p>von Trinidad und Tobago</text:p>
          </table:table-cell>
          <table:table-cell office:value-type="string" calcext:value-type="string">
            <text:p>AME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TTO</text:p>
          </table:table-cell>
          <table:table-cell office:value-type="string" calcext:value-type="string">
            <text:p>371</text:p>
          </table:table-cell>
          <table:table-cell table:formula="of:=SUBSTITUTE(SUBSTITUTE(SUBSTITUTE(SUBSTITUTE(SUBSTITUTE(SUBSTITUTE(SUBSTITUTE(SUBSTITUTE([.$B$1]; &quot;REPLACE_SEARCH_TERM&quot;; [.A180]); &quot;REPLACE_SHORT_TERM&quot;; [.B180]); &quot;REPLACE_LONG_TERM&quot;; [.C180]); &quot;REPLACE_CITIZENSHIP&quot;; [.D180]); &quot;REPLACE_CONTINENT&quot;; [.E180]); &quot;REPLACE_ISO_2&quot;; [.F180]); &quot;REPLACE_ISO_3&quot;; [.G180]); &quot;REPLACE_DESTATIS&quot;; [.H180])" office:value-type="string" office:string-value="nations.add(new Nation(searchTerm: &quot;Trinidad und Tobago&quot;, officialTermShort: &quot;Trinidad und Tobago&quot;, officialTermLong: &quot;die Republik Trinidad und Tobago&quot;, citizenship: &quot;von Trinidad und Tobago&quot;, continent: Continent.AME, iso3166_2: &quot;TT&quot;, iso3166_3: &quot;TTO&quot;, destatisBevCode: Integer.parseInt(&quot;371&quot;)))" calcext:value-type="string">
            <text:p>nations.add(new Nation(searchTerm: "Trinidad und Tobago", officialTermShort: "Trinidad und Tobago", officialTermLong: "die Republik Trinidad und Tobago", citizenship: "von Trinidad und Tobago", continent: Continent.AME, iso3166_2: "TT", iso3166_3: "TTO", destatisBevCode: Integer.parseInt("371")))</text:p>
          </table:table-cell>
        </table:table-row>
        <table:table-row table:style-name="ro1">
          <table:table-cell table:number-columns-repeated="2" office:value-type="string" calcext:value-type="string">
            <text:p>Tschad</text:p>
          </table:table-cell>
          <table:table-cell office:value-type="string" calcext:value-type="string">
            <text:p>die Republik Tschad</text:p>
          </table:table-cell>
          <table:table-cell office:value-type="string" calcext:value-type="string">
            <text:p>tschadisch</text:p>
          </table:table-cell>
          <table:table-cell office:value-type="string" calcext:value-type="string">
            <text:p>AFR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TCD</text:p>
          </table:table-cell>
          <table:table-cell office:value-type="string" calcext:value-type="string">
            <text:p>284</text:p>
          </table:table-cell>
          <table:table-cell table:formula="of:=SUBSTITUTE(SUBSTITUTE(SUBSTITUTE(SUBSTITUTE(SUBSTITUTE(SUBSTITUTE(SUBSTITUTE(SUBSTITUTE([.$B$1]; &quot;REPLACE_SEARCH_TERM&quot;; [.A181]); &quot;REPLACE_SHORT_TERM&quot;; [.B181]); &quot;REPLACE_LONG_TERM&quot;; [.C181]); &quot;REPLACE_CITIZENSHIP&quot;; [.D181]); &quot;REPLACE_CONTINENT&quot;; [.E181]); &quot;REPLACE_ISO_2&quot;; [.F181]); &quot;REPLACE_ISO_3&quot;; [.G181]); &quot;REPLACE_DESTATIS&quot;; [.H181])" office:value-type="string" office:string-value="nations.add(new Nation(searchTerm: &quot;Tschad&quot;, officialTermShort: &quot;Tschad&quot;, officialTermLong: &quot;die Republik Tschad&quot;, citizenship: &quot;tschadisch&quot;, continent: Continent.AFR, iso3166_2: &quot;TD&quot;, iso3166_3: &quot;TCD&quot;, destatisBevCode: Integer.parseInt(&quot;284&quot;)))" calcext:value-type="string">
            <text:p>nations.add(new Nation(searchTerm: "Tschad", officialTermShort: "Tschad", officialTermLong: "die Republik Tschad", citizenship: "tschadisch", continent: Continent.AFR, iso3166_2: "TD", iso3166_3: "TCD", destatisBevCode: Integer.parseInt("284")))</text:p>
          </table:table-cell>
        </table:table-row>
        <table:table-row table:style-name="ro1">
          <table:table-cell table:number-columns-repeated="2" office:value-type="string" calcext:value-type="string">
            <text:p>Tschechien</text:p>
          </table:table-cell>
          <table:table-cell office:value-type="string" calcext:value-type="string">
            <text:p>die Tschechische Republik</text:p>
          </table:table-cell>
          <table:table-cell office:value-type="string" calcext:value-type="string">
            <text:p>tschechisch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CZE</text:p>
          </table:table-cell>
          <table:table-cell office:value-type="string" calcext:value-type="string">
            <text:p>164</text:p>
          </table:table-cell>
          <table:table-cell table:formula="of:=SUBSTITUTE(SUBSTITUTE(SUBSTITUTE(SUBSTITUTE(SUBSTITUTE(SUBSTITUTE(SUBSTITUTE(SUBSTITUTE([.$B$1]; &quot;REPLACE_SEARCH_TERM&quot;; [.A182]); &quot;REPLACE_SHORT_TERM&quot;; [.B182]); &quot;REPLACE_LONG_TERM&quot;; [.C182]); &quot;REPLACE_CITIZENSHIP&quot;; [.D182]); &quot;REPLACE_CONTINENT&quot;; [.E182]); &quot;REPLACE_ISO_2&quot;; [.F182]); &quot;REPLACE_ISO_3&quot;; [.G182]); &quot;REPLACE_DESTATIS&quot;; [.H182])" office:value-type="string" office:string-value="nations.add(new Nation(searchTerm: &quot;Tschechien&quot;, officialTermShort: &quot;Tschechien&quot;, officialTermLong: &quot;die Tschechische Republik&quot;, citizenship: &quot;tschechisch&quot;, continent: Continent.EUR, iso3166_2: &quot;CZ&quot;, iso3166_3: &quot;CZE&quot;, destatisBevCode: Integer.parseInt(&quot;164&quot;)))" calcext:value-type="string">
            <text:p>nations.add(new Nation(searchTerm: "Tschechien", officialTermShort: "Tschechien", officialTermLong: "die Tschechische Republik", citizenship: "tschechisch", continent: Continent.EUR, iso3166_2: "CZ", iso3166_3: "CZE", destatisBevCode: Integer.parseInt("164")))</text:p>
          </table:table-cell>
        </table:table-row>
        <table:table-row table:style-name="ro1">
          <table:table-cell table:number-columns-repeated="2" office:value-type="string" calcext:value-type="string">
            <text:p>Tunesien</text:p>
          </table:table-cell>
          <table:table-cell office:value-type="string" calcext:value-type="string">
            <text:p>die Tunesische Republik</text:p>
          </table:table-cell>
          <table:table-cell office:value-type="string" calcext:value-type="string">
            <text:p>tunesisch</text:p>
          </table:table-cell>
          <table:table-cell office:value-type="string" calcext:value-type="string">
            <text:p>AFR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285</text:p>
          </table:table-cell>
          <table:table-cell table:formula="of:=SUBSTITUTE(SUBSTITUTE(SUBSTITUTE(SUBSTITUTE(SUBSTITUTE(SUBSTITUTE(SUBSTITUTE(SUBSTITUTE([.$B$1]; &quot;REPLACE_SEARCH_TERM&quot;; [.A183]); &quot;REPLACE_SHORT_TERM&quot;; [.B183]); &quot;REPLACE_LONG_TERM&quot;; [.C183]); &quot;REPLACE_CITIZENSHIP&quot;; [.D183]); &quot;REPLACE_CONTINENT&quot;; [.E183]); &quot;REPLACE_ISO_2&quot;; [.F183]); &quot;REPLACE_ISO_3&quot;; [.G183]); &quot;REPLACE_DESTATIS&quot;; [.H183])" office:value-type="string" office:string-value="nations.add(new Nation(searchTerm: &quot;Tunesien&quot;, officialTermShort: &quot;Tunesien&quot;, officialTermLong: &quot;die Tunesische Republik&quot;, citizenship: &quot;tunesisch&quot;, continent: Continent.AFR, iso3166_2: &quot;TN&quot;, iso3166_3: &quot;TUN&quot;, destatisBevCode: Integer.parseInt(&quot;285&quot;)))" calcext:value-type="string">
            <text:p>nations.add(new Nation(searchTerm: "Tunesien", officialTermShort: "Tunesien", officialTermLong: "die Tunesische Republik", citizenship: "tunesisch", continent: Continent.AFR, iso3166_2: "TN", iso3166_3: "TUN", destatisBevCode: Integer.parseInt("285")))</text:p>
          </table:table-cell>
        </table:table-row>
        <table:table-row table:style-name="ro1">
          <table:table-cell table:number-columns-repeated="2" office:value-type="string" calcext:value-type="string">
            <text:p>Türkei</text:p>
          </table:table-cell>
          <table:table-cell office:value-type="string" calcext:value-type="string">
            <text:p>die Republik Türkei</text:p>
          </table:table-cell>
          <table:table-cell office:value-type="string" calcext:value-type="string">
            <text:p>türkisch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163</text:p>
          </table:table-cell>
          <table:table-cell table:formula="of:=SUBSTITUTE(SUBSTITUTE(SUBSTITUTE(SUBSTITUTE(SUBSTITUTE(SUBSTITUTE(SUBSTITUTE(SUBSTITUTE([.$B$1]; &quot;REPLACE_SEARCH_TERM&quot;; [.A184]); &quot;REPLACE_SHORT_TERM&quot;; [.B184]); &quot;REPLACE_LONG_TERM&quot;; [.C184]); &quot;REPLACE_CITIZENSHIP&quot;; [.D184]); &quot;REPLACE_CONTINENT&quot;; [.E184]); &quot;REPLACE_ISO_2&quot;; [.F184]); &quot;REPLACE_ISO_3&quot;; [.G184]); &quot;REPLACE_DESTATIS&quot;; [.H184])" office:value-type="string" office:string-value="nations.add(new Nation(searchTerm: &quot;Türkei&quot;, officialTermShort: &quot;Türkei&quot;, officialTermLong: &quot;die Republik Türkei&quot;, citizenship: &quot;türkisch&quot;, continent: Continent.EUR, iso3166_2: &quot;TR&quot;, iso3166_3: &quot;TUR&quot;, destatisBevCode: Integer.parseInt(&quot;163&quot;)))" calcext:value-type="string">
            <text:p>nations.add(new Nation(searchTerm: "Türkei", officialTermShort: "Türkei", officialTermLong: "die Republik Türkei", citizenship: "türkisch", continent: Continent.EUR, iso3166_2: "TR", iso3166_3: "TUR", destatisBevCode: Integer.parseInt("163")))</text:p>
          </table:table-cell>
        </table:table-row>
        <table:table-row table:style-name="ro1">
          <table:table-cell table:number-columns-repeated="3" office:value-type="string" calcext:value-type="string">
            <text:p>Turkmenistan</text:p>
          </table:table-cell>
          <table:table-cell office:value-type="string" calcext:value-type="string">
            <text:p>turkmenisch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TKM</text:p>
          </table:table-cell>
          <table:table-cell office:value-type="string" calcext:value-type="string">
            <text:p>471</text:p>
          </table:table-cell>
          <table:table-cell table:formula="of:=SUBSTITUTE(SUBSTITUTE(SUBSTITUTE(SUBSTITUTE(SUBSTITUTE(SUBSTITUTE(SUBSTITUTE(SUBSTITUTE([.$B$1]; &quot;REPLACE_SEARCH_TERM&quot;; [.A185]); &quot;REPLACE_SHORT_TERM&quot;; [.B185]); &quot;REPLACE_LONG_TERM&quot;; [.C185]); &quot;REPLACE_CITIZENSHIP&quot;; [.D185]); &quot;REPLACE_CONTINENT&quot;; [.E185]); &quot;REPLACE_ISO_2&quot;; [.F185]); &quot;REPLACE_ISO_3&quot;; [.G185]); &quot;REPLACE_DESTATIS&quot;; [.H185])" office:value-type="string" office:string-value="nations.add(new Nation(searchTerm: &quot;Turkmenistan&quot;, officialTermShort: &quot;Turkmenistan&quot;, officialTermLong: &quot;Turkmenistan&quot;, citizenship: &quot;turkmenisch&quot;, continent: Continent.ASI, iso3166_2: &quot;TM&quot;, iso3166_3: &quot;TKM&quot;, destatisBevCode: Integer.parseInt(&quot;471&quot;)))" calcext:value-type="string">
            <text:p>nations.add(new Nation(searchTerm: "Turkmenistan", officialTermShort: "Turkmenistan", officialTermLong: "Turkmenistan", citizenship: "turkmenisch", continent: Continent.ASI, iso3166_2: "TM", iso3166_3: "TKM", destatisBevCode: Integer.parseInt("471")))</text:p>
          </table:table-cell>
        </table:table-row>
        <table:table-row table:style-name="ro1">
          <table:table-cell table:number-columns-repeated="3" office:value-type="string" calcext:value-type="string">
            <text:p>Tuvalu</text:p>
          </table:table-cell>
          <table:table-cell office:value-type="string" calcext:value-type="string">
            <text:p>tuvaluisch</text:p>
          </table:table-cell>
          <table:table-cell office:value-type="string" calcext:value-type="string">
            <text:p>AOA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TUV</text:p>
          </table:table-cell>
          <table:table-cell office:value-type="string" calcext:value-type="string">
            <text:p>540</text:p>
          </table:table-cell>
          <table:table-cell table:formula="of:=SUBSTITUTE(SUBSTITUTE(SUBSTITUTE(SUBSTITUTE(SUBSTITUTE(SUBSTITUTE(SUBSTITUTE(SUBSTITUTE([.$B$1]; &quot;REPLACE_SEARCH_TERM&quot;; [.A186]); &quot;REPLACE_SHORT_TERM&quot;; [.B186]); &quot;REPLACE_LONG_TERM&quot;; [.C186]); &quot;REPLACE_CITIZENSHIP&quot;; [.D186]); &quot;REPLACE_CONTINENT&quot;; [.E186]); &quot;REPLACE_ISO_2&quot;; [.F186]); &quot;REPLACE_ISO_3&quot;; [.G186]); &quot;REPLACE_DESTATIS&quot;; [.H186])" office:value-type="string" office:string-value="nations.add(new Nation(searchTerm: &quot;Tuvalu&quot;, officialTermShort: &quot;Tuvalu&quot;, officialTermLong: &quot;Tuvalu&quot;, citizenship: &quot;tuvaluisch&quot;, continent: Continent.AOA, iso3166_2: &quot;TV&quot;, iso3166_3: &quot;TUV&quot;, destatisBevCode: Integer.parseInt(&quot;540&quot;)))" calcext:value-type="string">
            <text:p>nations.add(new Nation(searchTerm: "Tuvalu", officialTermShort: "Tuvalu", officialTermLong: "Tuvalu", citizenship: "tuvaluisch", continent: Continent.AOA, iso3166_2: "TV", iso3166_3: "TUV", destatisBevCode: Integer.parseInt("540")))</text:p>
          </table:table-cell>
        </table:table-row>
        <table:table-row table:style-name="ro1">
          <table:table-cell table:number-columns-repeated="2" office:value-type="string" calcext:value-type="string">
            <text:p>Uganda</text:p>
          </table:table-cell>
          <table:table-cell office:value-type="string" calcext:value-type="string">
            <text:p>die Republik Uganda</text:p>
          </table:table-cell>
          <table:table-cell office:value-type="string" calcext:value-type="string">
            <text:p>ugandisch</text:p>
          </table:table-cell>
          <table:table-cell office:value-type="string" calcext:value-type="string">
            <text:p>AFR</text:p>
          </table:table-cell>
          <table:table-cell office:value-type="string" calcext:value-type="string">
            <text:p>UG</text:p>
          </table:table-cell>
          <table:table-cell office:value-type="string" calcext:value-type="string">
            <text:p>UGA</text:p>
          </table:table-cell>
          <table:table-cell office:value-type="string" calcext:value-type="string">
            <text:p>286</text:p>
          </table:table-cell>
          <table:table-cell table:formula="of:=SUBSTITUTE(SUBSTITUTE(SUBSTITUTE(SUBSTITUTE(SUBSTITUTE(SUBSTITUTE(SUBSTITUTE(SUBSTITUTE([.$B$1]; &quot;REPLACE_SEARCH_TERM&quot;; [.A187]); &quot;REPLACE_SHORT_TERM&quot;; [.B187]); &quot;REPLACE_LONG_TERM&quot;; [.C187]); &quot;REPLACE_CITIZENSHIP&quot;; [.D187]); &quot;REPLACE_CONTINENT&quot;; [.E187]); &quot;REPLACE_ISO_2&quot;; [.F187]); &quot;REPLACE_ISO_3&quot;; [.G187]); &quot;REPLACE_DESTATIS&quot;; [.H187])" office:value-type="string" office:string-value="nations.add(new Nation(searchTerm: &quot;Uganda&quot;, officialTermShort: &quot;Uganda&quot;, officialTermLong: &quot;die Republik Uganda&quot;, citizenship: &quot;ugandisch&quot;, continent: Continent.AFR, iso3166_2: &quot;UG&quot;, iso3166_3: &quot;UGA&quot;, destatisBevCode: Integer.parseInt(&quot;286&quot;)))" calcext:value-type="string">
            <text:p>nations.add(new Nation(searchTerm: "Uganda", officialTermShort: "Uganda", officialTermLong: "die Republik Uganda", citizenship: "ugandisch", continent: Continent.AFR, iso3166_2: "UG", iso3166_3: "UGA", destatisBevCode: Integer.parseInt("286")))</text:p>
          </table:table-cell>
        </table:table-row>
        <table:table-row table:style-name="ro1">
          <table:table-cell table:number-columns-repeated="2" office:value-type="string" calcext:value-type="string">
            <text:p>Ukraine</text:p>
          </table:table-cell>
          <table:table-cell office:value-type="string" calcext:value-type="string">
            <text:p>die Ukraine</text:p>
          </table:table-cell>
          <table:table-cell office:value-type="string" calcext:value-type="string">
            <text:p>ukrainisch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166</text:p>
          </table:table-cell>
          <table:table-cell table:formula="of:=SUBSTITUTE(SUBSTITUTE(SUBSTITUTE(SUBSTITUTE(SUBSTITUTE(SUBSTITUTE(SUBSTITUTE(SUBSTITUTE([.$B$1]; &quot;REPLACE_SEARCH_TERM&quot;; [.A188]); &quot;REPLACE_SHORT_TERM&quot;; [.B188]); &quot;REPLACE_LONG_TERM&quot;; [.C188]); &quot;REPLACE_CITIZENSHIP&quot;; [.D188]); &quot;REPLACE_CONTINENT&quot;; [.E188]); &quot;REPLACE_ISO_2&quot;; [.F188]); &quot;REPLACE_ISO_3&quot;; [.G188]); &quot;REPLACE_DESTATIS&quot;; [.H188])" office:value-type="string" office:string-value="nations.add(new Nation(searchTerm: &quot;Ukraine&quot;, officialTermShort: &quot;Ukraine&quot;, officialTermLong: &quot;die Ukraine&quot;, citizenship: &quot;ukrainisch&quot;, continent: Continent.EUR, iso3166_2: &quot;UA&quot;, iso3166_3: &quot;UKR&quot;, destatisBevCode: Integer.parseInt(&quot;166&quot;)))" calcext:value-type="string">
            <text:p>nations.add(new Nation(searchTerm: "Ukraine", officialTermShort: "Ukraine", officialTermLong: "die Ukraine", citizenship: "ukrainisch", continent: Continent.EUR, iso3166_2: "UA", iso3166_3: "UKR", destatisBevCode: Integer.parseInt("166")))</text:p>
          </table:table-cell>
        </table:table-row>
        <table:table-row table:style-name="ro1">
          <table:table-cell table:number-columns-repeated="3" office:value-type="string" calcext:value-type="string">
            <text:p>Ungarn</text:p>
          </table:table-cell>
          <table:table-cell office:value-type="string" calcext:value-type="string">
            <text:p>ungarisch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165</text:p>
          </table:table-cell>
          <table:table-cell table:formula="of:=SUBSTITUTE(SUBSTITUTE(SUBSTITUTE(SUBSTITUTE(SUBSTITUTE(SUBSTITUTE(SUBSTITUTE(SUBSTITUTE([.$B$1]; &quot;REPLACE_SEARCH_TERM&quot;; [.A189]); &quot;REPLACE_SHORT_TERM&quot;; [.B189]); &quot;REPLACE_LONG_TERM&quot;; [.C189]); &quot;REPLACE_CITIZENSHIP&quot;; [.D189]); &quot;REPLACE_CONTINENT&quot;; [.E189]); &quot;REPLACE_ISO_2&quot;; [.F189]); &quot;REPLACE_ISO_3&quot;; [.G189]); &quot;REPLACE_DESTATIS&quot;; [.H189])" office:value-type="string" office:string-value="nations.add(new Nation(searchTerm: &quot;Ungarn&quot;, officialTermShort: &quot;Ungarn&quot;, officialTermLong: &quot;Ungarn&quot;, citizenship: &quot;ungarisch&quot;, continent: Continent.EUR, iso3166_2: &quot;HU&quot;, iso3166_3: &quot;HUN&quot;, destatisBevCode: Integer.parseInt(&quot;165&quot;)))" calcext:value-type="string">
            <text:p>nations.add(new Nation(searchTerm: "Ungarn", officialTermShort: "Ungarn", officialTermLong: "Ungarn", citizenship: "ungarisch", continent: Continent.EUR, iso3166_2: "HU", iso3166_3: "HUN", destatisBevCode: Integer.parseInt("165")))</text:p>
          </table:table-cell>
        </table:table-row>
        <table:table-row table:style-name="ro1">
          <table:table-cell table:number-columns-repeated="2" office:value-type="string" calcext:value-type="string">
            <text:p>Uruguay</text:p>
          </table:table-cell>
          <table:table-cell office:value-type="string" calcext:value-type="string">
            <text:p>die Republik Östlich des Uruguay</text:p>
          </table:table-cell>
          <table:table-cell office:value-type="string" calcext:value-type="string">
            <text:p>uruguayisch</text:p>
          </table:table-cell>
          <table:table-cell office:value-type="string" calcext:value-type="string">
            <text:p>AME</text:p>
          </table:table-cell>
          <table:table-cell office:value-type="string" calcext:value-type="string">
            <text:p>UY</text:p>
          </table:table-cell>
          <table:table-cell office:value-type="string" calcext:value-type="string">
            <text:p>URY</text:p>
          </table:table-cell>
          <table:table-cell office:value-type="string" calcext:value-type="string">
            <text:p>365</text:p>
          </table:table-cell>
          <table:table-cell table:formula="of:=SUBSTITUTE(SUBSTITUTE(SUBSTITUTE(SUBSTITUTE(SUBSTITUTE(SUBSTITUTE(SUBSTITUTE(SUBSTITUTE([.$B$1]; &quot;REPLACE_SEARCH_TERM&quot;; [.A190]); &quot;REPLACE_SHORT_TERM&quot;; [.B190]); &quot;REPLACE_LONG_TERM&quot;; [.C190]); &quot;REPLACE_CITIZENSHIP&quot;; [.D190]); &quot;REPLACE_CONTINENT&quot;; [.E190]); &quot;REPLACE_ISO_2&quot;; [.F190]); &quot;REPLACE_ISO_3&quot;; [.G190]); &quot;REPLACE_DESTATIS&quot;; [.H190])" office:value-type="string" office:string-value="nations.add(new Nation(searchTerm: &quot;Uruguay&quot;, officialTermShort: &quot;Uruguay&quot;, officialTermLong: &quot;die Republik Östlich des Uruguay&quot;, citizenship: &quot;uruguayisch&quot;, continent: Continent.AME, iso3166_2: &quot;UY&quot;, iso3166_3: &quot;URY&quot;, destatisBevCode: Integer.parseInt(&quot;365&quot;)))" calcext:value-type="string">
            <text:p>nations.add(new Nation(searchTerm: "Uruguay", officialTermShort: "Uruguay", officialTermLong: "die Republik Östlich des Uruguay", citizenship: "uruguayisch", continent: Continent.AME, iso3166_2: "UY", iso3166_3: "URY", destatisBevCode: Integer.parseInt("365")))</text:p>
          </table:table-cell>
        </table:table-row>
        <table:table-row table:style-name="ro1">
          <table:table-cell table:number-columns-repeated="2" office:value-type="string" calcext:value-type="string">
            <text:p>Usbekistan</text:p>
          </table:table-cell>
          <table:table-cell office:value-type="string" calcext:value-type="string">
            <text:p>die Republik Usbekistan</text:p>
          </table:table-cell>
          <table:table-cell office:value-type="string" calcext:value-type="string">
            <text:p>usbekisch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UZ</text:p>
          </table:table-cell>
          <table:table-cell office:value-type="string" calcext:value-type="string">
            <text:p>UZB</text:p>
          </table:table-cell>
          <table:table-cell office:value-type="string" calcext:value-type="string">
            <text:p>477</text:p>
          </table:table-cell>
          <table:table-cell table:formula="of:=SUBSTITUTE(SUBSTITUTE(SUBSTITUTE(SUBSTITUTE(SUBSTITUTE(SUBSTITUTE(SUBSTITUTE(SUBSTITUTE([.$B$1]; &quot;REPLACE_SEARCH_TERM&quot;; [.A191]); &quot;REPLACE_SHORT_TERM&quot;; [.B191]); &quot;REPLACE_LONG_TERM&quot;; [.C191]); &quot;REPLACE_CITIZENSHIP&quot;; [.D191]); &quot;REPLACE_CONTINENT&quot;; [.E191]); &quot;REPLACE_ISO_2&quot;; [.F191]); &quot;REPLACE_ISO_3&quot;; [.G191]); &quot;REPLACE_DESTATIS&quot;; [.H191])" office:value-type="string" office:string-value="nations.add(new Nation(searchTerm: &quot;Usbekistan&quot;, officialTermShort: &quot;Usbekistan&quot;, officialTermLong: &quot;die Republik Usbekistan&quot;, citizenship: &quot;usbekisch&quot;, continent: Continent.ASI, iso3166_2: &quot;UZ&quot;, iso3166_3: &quot;UZB&quot;, destatisBevCode: Integer.parseInt(&quot;477&quot;)))" calcext:value-type="string">
            <text:p>nations.add(new Nation(searchTerm: "Usbekistan", officialTermShort: "Usbekistan", officialTermLong: "die Republik Usbekistan", citizenship: "usbekisch", continent: Continent.ASI, iso3166_2: "UZ", iso3166_3: "UZB", destatisBevCode: Integer.parseInt("477")))</text:p>
          </table:table-cell>
        </table:table-row>
        <table:table-row table:style-name="ro1">
          <table:table-cell table:number-columns-repeated="2" office:value-type="string" calcext:value-type="string">
            <text:p>Vanuatu</text:p>
          </table:table-cell>
          <table:table-cell office:value-type="string" calcext:value-type="string">
            <text:p>die Republik Vanuatu</text:p>
          </table:table-cell>
          <table:table-cell office:value-type="string" calcext:value-type="string">
            <text:p>vanuatuisch</text:p>
          </table:table-cell>
          <table:table-cell office:value-type="string" calcext:value-type="string">
            <text:p>AOA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VUT</text:p>
          </table:table-cell>
          <table:table-cell office:value-type="string" calcext:value-type="string">
            <text:p>532</text:p>
          </table:table-cell>
          <table:table-cell table:formula="of:=SUBSTITUTE(SUBSTITUTE(SUBSTITUTE(SUBSTITUTE(SUBSTITUTE(SUBSTITUTE(SUBSTITUTE(SUBSTITUTE([.$B$1]; &quot;REPLACE_SEARCH_TERM&quot;; [.A192]); &quot;REPLACE_SHORT_TERM&quot;; [.B192]); &quot;REPLACE_LONG_TERM&quot;; [.C192]); &quot;REPLACE_CITIZENSHIP&quot;; [.D192]); &quot;REPLACE_CONTINENT&quot;; [.E192]); &quot;REPLACE_ISO_2&quot;; [.F192]); &quot;REPLACE_ISO_3&quot;; [.G192]); &quot;REPLACE_DESTATIS&quot;; [.H192])" office:value-type="string" office:string-value="nations.add(new Nation(searchTerm: &quot;Vanuatu&quot;, officialTermShort: &quot;Vanuatu&quot;, officialTermLong: &quot;die Republik Vanuatu&quot;, citizenship: &quot;vanuatuisch&quot;, continent: Continent.AOA, iso3166_2: &quot;VU&quot;, iso3166_3: &quot;VUT&quot;, destatisBevCode: Integer.parseInt(&quot;532&quot;)))" calcext:value-type="string">
            <text:p>nations.add(new Nation(searchTerm: "Vanuatu", officialTermShort: "Vanuatu", officialTermLong: "die Republik Vanuatu", citizenship: "vanuatuisch", continent: Continent.AOA, iso3166_2: "VU", iso3166_3: "VUT", destatisBevCode: Integer.parseInt("532")))</text:p>
          </table:table-cell>
        </table:table-row>
        <table:table-row table:style-name="ro1">
          <table:table-cell table:number-columns-repeated="2" office:value-type="string" calcext:value-type="string">
            <text:p>Vatikanstadt</text:p>
          </table:table-cell>
          <table:table-cell office:value-type="string" calcext:value-type="string">
            <text:p>der Staat Vatikanstadt</text:p>
          </table:table-cell>
          <table:table-cell office:value-type="string" calcext:value-type="string">
            <text:p>vatikanisch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VAT</text:p>
          </table:table-cell>
          <table:table-cell office:value-type="string" calcext:value-type="string">
            <text:p>167</text:p>
          </table:table-cell>
          <table:table-cell table:formula="of:=SUBSTITUTE(SUBSTITUTE(SUBSTITUTE(SUBSTITUTE(SUBSTITUTE(SUBSTITUTE(SUBSTITUTE(SUBSTITUTE([.$B$1]; &quot;REPLACE_SEARCH_TERM&quot;; [.A193]); &quot;REPLACE_SHORT_TERM&quot;; [.B193]); &quot;REPLACE_LONG_TERM&quot;; [.C193]); &quot;REPLACE_CITIZENSHIP&quot;; [.D193]); &quot;REPLACE_CONTINENT&quot;; [.E193]); &quot;REPLACE_ISO_2&quot;; [.F193]); &quot;REPLACE_ISO_3&quot;; [.G193]); &quot;REPLACE_DESTATIS&quot;; [.H193])" office:value-type="string" office:string-value="nations.add(new Nation(searchTerm: &quot;Vatikanstadt&quot;, officialTermShort: &quot;Vatikanstadt&quot;, officialTermLong: &quot;der Staat Vatikanstadt&quot;, citizenship: &quot;vatikanisch&quot;, continent: Continent.EUR, iso3166_2: &quot;VA&quot;, iso3166_3: &quot;VAT&quot;, destatisBevCode: Integer.parseInt(&quot;167&quot;)))" calcext:value-type="string">
            <text:p>nations.add(new Nation(searchTerm: "Vatikanstadt", officialTermShort: "Vatikanstadt", officialTermLong: "der Staat Vatikanstadt", citizenship: "vatikanisch", continent: Continent.EUR, iso3166_2: "VA", iso3166_3: "VAT", destatisBevCode: Integer.parseInt("167")))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Bolivarische Republik Venezuela</text:p>
          </table:table-cell>
          <table:table-cell office:value-type="string" calcext:value-type="string">
            <text:p>die Bolivarische Republik Venezuela</text:p>
          </table:table-cell>
          <table:table-cell office:value-type="string" calcext:value-type="string">
            <text:p>venezolanisch</text:p>
          </table:table-cell>
          <table:table-cell office:value-type="string" calcext:value-type="string">
            <text:p>AME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367</text:p>
          </table:table-cell>
          <table:table-cell table:formula="of:=SUBSTITUTE(SUBSTITUTE(SUBSTITUTE(SUBSTITUTE(SUBSTITUTE(SUBSTITUTE(SUBSTITUTE(SUBSTITUTE([.$B$1]; &quot;REPLACE_SEARCH_TERM&quot;; [.A194]); &quot;REPLACE_SHORT_TERM&quot;; [.B194]); &quot;REPLACE_LONG_TERM&quot;; [.C194]); &quot;REPLACE_CITIZENSHIP&quot;; [.D194]); &quot;REPLACE_CONTINENT&quot;; [.E194]); &quot;REPLACE_ISO_2&quot;; [.F194]); &quot;REPLACE_ISO_3&quot;; [.G194]); &quot;REPLACE_DESTATIS&quot;; [.H194])" office:value-type="string" office:string-value="nations.add(new Nation(searchTerm: &quot;Bolivarische Republik Venezuela&quot;, officialTermShort: &quot;Bolivarische Republik Venezuela&quot;, officialTermLong: &quot;die Bolivarische Republik Venezuela&quot;, citizenship: &quot;venezolanisch&quot;, continent: Continent.AME, iso3166_2: &quot;VE&quot;, iso3166_3: &quot;VEN&quot;, destatisBevCode: Integer.parseInt(&quot;367&quot;)))" calcext:value-type="string">
            <text:p>nations.add(new Nation(searchTerm: "Bolivarische Republik Venezuela", officialTermShort: "Bolivarische Republik Venezuela", officialTermLong: "die Bolivarische Republik Venezuela", citizenship: "venezolanisch", continent: Continent.AME, iso3166_2: "VE", iso3166_3: "VEN", destatisBevCode: Integer.parseInt("367")))</text:p>
          </table:table-cell>
        </table:table-row>
        <table:table-row table:style-name="ro1">
          <table:table-cell table:number-columns-repeated="2" office:value-type="string" calcext:value-type="string">
            <text:p>Vereinigte Arabische Emirate</text:p>
          </table:table-cell>
          <table:table-cell office:value-type="string" calcext:value-type="string">
            <text:p>die Vereinigten Arabischen Emirate (Abu Dhabi, Adschman, Dubai, Fudschaira, Ras al Chaima, Schardscha, Umm al Kaiwain)</text:p>
          </table:table-cell>
          <table:table-cell office:value-type="string" calcext:value-type="string">
            <text:p>der Vereinigten Arabischen Emirate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469</text:p>
          </table:table-cell>
          <table:table-cell table:formula="of:=SUBSTITUTE(SUBSTITUTE(SUBSTITUTE(SUBSTITUTE(SUBSTITUTE(SUBSTITUTE(SUBSTITUTE(SUBSTITUTE([.$B$1]; &quot;REPLACE_SEARCH_TERM&quot;; [.A195]); &quot;REPLACE_SHORT_TERM&quot;; [.B195]); &quot;REPLACE_LONG_TERM&quot;; [.C195]); &quot;REPLACE_CITIZENSHIP&quot;; [.D195]); &quot;REPLACE_CONTINENT&quot;; [.E195]); &quot;REPLACE_ISO_2&quot;; [.F195]); &quot;REPLACE_ISO_3&quot;; [.G195]); &quot;REPLACE_DESTATIS&quot;; [.H195])" office:value-type="string" office:string-value="nations.add(new Nation(searchTerm: &quot;Vereinigte Arabische Emirate&quot;, officialTermShort: &quot;Vereinigte Arabische Emirate&quot;, officialTermLong: &quot;die Vereinigten Arabischen Emirate (Abu Dhabi, Adschman, Dubai, Fudschaira, Ras al Chaima, Schardscha, Umm al Kaiwain)&quot;, citizenship: &quot;der Vereinigten Arabischen Emirate&quot;, continent: Continent.ASI, iso3166_2: &quot;AE&quot;, iso3166_3: &quot;ARE&quot;, destatisBevCode: Integer.parseInt(&quot;469&quot;)))" calcext:value-type="string">
            <text:p>nations.add(new Nation(searchTerm: "Vereinigte Arabische Emirate", officialTermShort: "Vereinigte Arabische Emirate", officialTermLong: "die Vereinigten Arabischen Emirate (Abu Dhabi, Adschman, Dubai, Fudschaira, Ras al Chaima, Schardscha, Umm al Kaiwain)", citizenship: "der Vereinigten Arabischen Emirate", continent: Continent.ASI, iso3166_2: "AE", iso3166_3: "ARE", destatisBevCode: Integer.parseInt("469")))</text:p>
          </table:table-cell>
        </table:table-row>
        <table:table-row table:style-name="ro1">
          <table:table-cell table:number-columns-repeated="2" office:value-type="string" calcext:value-type="string">
            <text:p>Vereinigte Staaten</text:p>
          </table:table-cell>
          <table:table-cell office:value-type="string" calcext:value-type="string">
            <text:p>die Vereinigten Staaten von Amerika</text:p>
          </table:table-cell>
          <table:table-cell office:value-type="string" calcext:value-type="string">
            <text:p>amerikanisch</text:p>
          </table:table-cell>
          <table:table-cell office:value-type="string" calcext:value-type="string">
            <text:p>AM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368</text:p>
          </table:table-cell>
          <table:table-cell table:formula="of:=SUBSTITUTE(SUBSTITUTE(SUBSTITUTE(SUBSTITUTE(SUBSTITUTE(SUBSTITUTE(SUBSTITUTE(SUBSTITUTE([.$B$1]; &quot;REPLACE_SEARCH_TERM&quot;; [.A196]); &quot;REPLACE_SHORT_TERM&quot;; [.B196]); &quot;REPLACE_LONG_TERM&quot;; [.C196]); &quot;REPLACE_CITIZENSHIP&quot;; [.D196]); &quot;REPLACE_CONTINENT&quot;; [.E196]); &quot;REPLACE_ISO_2&quot;; [.F196]); &quot;REPLACE_ISO_3&quot;; [.G196]); &quot;REPLACE_DESTATIS&quot;; [.H196])" office:value-type="string" office:string-value="nations.add(new Nation(searchTerm: &quot;Vereinigte Staaten&quot;, officialTermShort: &quot;Vereinigte Staaten&quot;, officialTermLong: &quot;die Vereinigten Staaten von Amerika&quot;, citizenship: &quot;amerikanisch&quot;, continent: Continent.AME, iso3166_2: &quot;US&quot;, iso3166_3: &quot;USA&quot;, destatisBevCode: Integer.parseInt(&quot;368&quot;)))" calcext:value-type="string">
            <text:p>nations.add(new Nation(searchTerm: "Vereinigte Staaten", officialTermShort: "Vereinigte Staaten", officialTermLong: "die Vereinigten Staaten von Amerika", citizenship: "amerikanisch", continent: Continent.AME, iso3166_2: "US", iso3166_3: "USA", destatisBevCode: Integer.parseInt("368")))</text:p>
          </table:table-cell>
        </table:table-row>
        <table:table-row table:style-name="ro1">
          <table:table-cell table:number-columns-repeated="2" office:value-type="string" calcext:value-type="string">
            <text:p>Vereinigtes Königreich</text:p>
          </table:table-cell>
          <table:table-cell office:value-type="string" calcext:value-type="string">
            <text:p>das Vereinigte Königreich Großbritannien und Nordirland</text:p>
          </table:table-cell>
          <table:table-cell office:value-type="string" calcext:value-type="string">
            <text:p>britisch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168</text:p>
          </table:table-cell>
          <table:table-cell table:formula="of:=SUBSTITUTE(SUBSTITUTE(SUBSTITUTE(SUBSTITUTE(SUBSTITUTE(SUBSTITUTE(SUBSTITUTE(SUBSTITUTE([.$B$1]; &quot;REPLACE_SEARCH_TERM&quot;; [.A197]); &quot;REPLACE_SHORT_TERM&quot;; [.B197]); &quot;REPLACE_LONG_TERM&quot;; [.C197]); &quot;REPLACE_CITIZENSHIP&quot;; [.D197]); &quot;REPLACE_CONTINENT&quot;; [.E197]); &quot;REPLACE_ISO_2&quot;; [.F197]); &quot;REPLACE_ISO_3&quot;; [.G197]); &quot;REPLACE_DESTATIS&quot;; [.H197])" office:value-type="string" office:string-value="nations.add(new Nation(searchTerm: &quot;Vereinigtes Königreich&quot;, officialTermShort: &quot;Vereinigtes Königreich&quot;, officialTermLong: &quot;das Vereinigte Königreich Großbritannien und Nordirland&quot;, citizenship: &quot;britisch&quot;, continent: Continent.EUR, iso3166_2: &quot;GB&quot;, iso3166_3: &quot;GBR&quot;, destatisBevCode: Integer.parseInt(&quot;168&quot;)))" calcext:value-type="string">
            <text:p>nations.add(new Nation(searchTerm: "Vereinigtes Königreich", officialTermShort: "Vereinigtes Königreich", officialTermLong: "das Vereinigte Königreich Großbritannien und Nordirland", citizenship: "britisch", continent: Continent.EUR, iso3166_2: "GB", iso3166_3: "GBR", destatisBevCode: Integer.parseInt("168")))</text:p>
          </table:table-cell>
        </table:table-row>
        <table:table-row table:style-name="ro1">
          <table:table-cell table:number-columns-repeated="2" office:value-type="string" calcext:value-type="string">
            <text:p>Vietnam</text:p>
          </table:table-cell>
          <table:table-cell office:value-type="string" calcext:value-type="string">
            <text:p>die Sozialistische Republik Vietnam</text:p>
          </table:table-cell>
          <table:table-cell office:value-type="string" calcext:value-type="string">
            <text:p>vietnamesisch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432</text:p>
          </table:table-cell>
          <table:table-cell table:formula="of:=SUBSTITUTE(SUBSTITUTE(SUBSTITUTE(SUBSTITUTE(SUBSTITUTE(SUBSTITUTE(SUBSTITUTE(SUBSTITUTE([.$B$1]; &quot;REPLACE_SEARCH_TERM&quot;; [.A198]); &quot;REPLACE_SHORT_TERM&quot;; [.B198]); &quot;REPLACE_LONG_TERM&quot;; [.C198]); &quot;REPLACE_CITIZENSHIP&quot;; [.D198]); &quot;REPLACE_CONTINENT&quot;; [.E198]); &quot;REPLACE_ISO_2&quot;; [.F198]); &quot;REPLACE_ISO_3&quot;; [.G198]); &quot;REPLACE_DESTATIS&quot;; [.H198])" office:value-type="string" office:string-value="nations.add(new Nation(searchTerm: &quot;Vietnam&quot;, officialTermShort: &quot;Vietnam&quot;, officialTermLong: &quot;die Sozialistische Republik Vietnam&quot;, citizenship: &quot;vietnamesisch&quot;, continent: Continent.ASI, iso3166_2: &quot;VN&quot;, iso3166_3: &quot;VNM&quot;, destatisBevCode: Integer.parseInt(&quot;432&quot;)))" calcext:value-type="string">
            <text:p>nations.add(new Nation(searchTerm: "Vietnam", officialTermShort: "Vietnam", officialTermLong: "die Sozialistische Republik Vietnam", citizenship: "vietnamesisch", continent: Continent.ASI, iso3166_2: "VN", iso3166_3: "VNM", destatisBevCode: Integer.parseInt("432")))</text:p>
          </table:table-cell>
        </table:table-row>
        <table:table-row table:style-name="ro1">
          <table:table-cell table:number-columns-repeated="2" office:value-type="string" calcext:value-type="string">
            <text:p>Zentralafrikanische Republik</text:p>
          </table:table-cell>
          <table:table-cell office:value-type="string" calcext:value-type="string">
            <text:p>die Zentralafrikanische Republik</text:p>
          </table:table-cell>
          <table:table-cell office:value-type="string" calcext:value-type="string">
            <text:p>zentralafrikanisch</text:p>
          </table:table-cell>
          <table:table-cell office:value-type="string" calcext:value-type="string">
            <text:p>AFR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289</text:p>
          </table:table-cell>
          <table:table-cell table:formula="of:=SUBSTITUTE(SUBSTITUTE(SUBSTITUTE(SUBSTITUTE(SUBSTITUTE(SUBSTITUTE(SUBSTITUTE(SUBSTITUTE([.$B$1]; &quot;REPLACE_SEARCH_TERM&quot;; [.A199]); &quot;REPLACE_SHORT_TERM&quot;; [.B199]); &quot;REPLACE_LONG_TERM&quot;; [.C199]); &quot;REPLACE_CITIZENSHIP&quot;; [.D199]); &quot;REPLACE_CONTINENT&quot;; [.E199]); &quot;REPLACE_ISO_2&quot;; [.F199]); &quot;REPLACE_ISO_3&quot;; [.G199]); &quot;REPLACE_DESTATIS&quot;; [.H199])" office:value-type="string" office:string-value="nations.add(new Nation(searchTerm: &quot;Zentralafrikanische Republik&quot;, officialTermShort: &quot;Zentralafrikanische Republik&quot;, officialTermLong: &quot;die Zentralafrikanische Republik&quot;, citizenship: &quot;zentralafrikanisch&quot;, continent: Continent.AFR, iso3166_2: &quot;CF&quot;, iso3166_3: &quot;CAF&quot;, destatisBevCode: Integer.parseInt(&quot;289&quot;)))" calcext:value-type="string">
            <text:p>nations.add(new Nation(searchTerm: "Zentralafrikanische Republik", officialTermShort: "Zentralafrikanische Republik", officialTermLong: "die Zentralafrikanische Republik", citizenship: "zentralafrikanisch", continent: Continent.AFR, iso3166_2: "CF", iso3166_3: "CAF", destatisBevCode: Integer.parseInt("289")))</text:p>
          </table:table-cell>
        </table:table-row>
        <table:table-row table:style-name="ro1">
          <table:table-cell table:number-columns-repeated="2" office:value-type="string" calcext:value-type="string">
            <text:p>Zypern</text:p>
          </table:table-cell>
          <table:table-cell office:value-type="string" calcext:value-type="string">
            <text:p>die Republik Zypern</text:p>
          </table:table-cell>
          <table:table-cell office:value-type="string" calcext:value-type="string">
            <text:p>zyprisch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CY</text:p>
          </table:table-cell>
          <table:table-cell office:value-type="string" calcext:value-type="string">
            <text:p>CYP</text:p>
          </table:table-cell>
          <table:table-cell office:value-type="string" calcext:value-type="string">
            <text:p>181</text:p>
          </table:table-cell>
          <table:table-cell table:formula="of:=SUBSTITUTE(SUBSTITUTE(SUBSTITUTE(SUBSTITUTE(SUBSTITUTE(SUBSTITUTE(SUBSTITUTE(SUBSTITUTE([.$B$1]; &quot;REPLACE_SEARCH_TERM&quot;; [.A200]); &quot;REPLACE_SHORT_TERM&quot;; [.B200]); &quot;REPLACE_LONG_TERM&quot;; [.C200]); &quot;REPLACE_CITIZENSHIP&quot;; [.D200]); &quot;REPLACE_CONTINENT&quot;; [.E200]); &quot;REPLACE_ISO_2&quot;; [.F200]); &quot;REPLACE_ISO_3&quot;; [.G200]); &quot;REPLACE_DESTATIS&quot;; [.H200])" office:value-type="string" office:string-value="nations.add(new Nation(searchTerm: &quot;Zypern&quot;, officialTermShort: &quot;Zypern&quot;, officialTermLong: &quot;die Republik Zypern&quot;, citizenship: &quot;zyprisch&quot;, continent: Continent.EUR, iso3166_2: &quot;CY&quot;, iso3166_3: &quot;CYP&quot;, destatisBevCode: Integer.parseInt(&quot;181&quot;)))" calcext:value-type="string">
            <text:p>nations.add(new Nation(searchTerm: "Zypern", officialTermShort: "Zypern", officialTermLong: "die Republik Zypern", citizenship: "zyprisch", continent: Continent.EUR, iso3166_2: "CY", iso3166_3: "CYP", destatisBevCode: Integer.parseInt("181"))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4">
      <number:number number:decimal-places="0" loext:min-decimal-places="0" number:min-integer-digits="3"/>
    </number:number-style>
    <number:date-style style:name="N145">
      <number:day number:style="long"/>
      <number:text>.</number:text>
      <number:month number:style="long"/>
      <number:text>.</number:text>
      <number:year number:style="long"/>
    </number:date-style>
    <number:number-style style:name="N146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</number:text>
    </number:number-style>
    <number:number-style style:name="N146P1" style:volatile="true">
      <number:text>-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</number:text>
    </number:number-style>
    <number:number-style style:name="N146">
      <number:text> – </number:text>
      <style:map style:condition="value()&gt;0" style:apply-style-name="N146P0"/>
      <style:map style:condition="value()&lt;0" style:apply-style-name="N146P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2">00/00/0000</text:date>, <text:time style:data-style-name="N2" text:time-value="16:07:11.2464939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11-02T16:48:11.195664463</dc:date>
    <meta:editing-duration>PT58M10S</meta:editing-duration>
    <meta:editing-cycles>7</meta:editing-cycles>
    <meta:generator>LibreOffice/6.4.7.2$Linux_X86_64 LibreOffice_project/40$Build-2</meta:generator>
    <meta:document-statistic meta:table-count="1" meta:cell-count="1784" meta:object-count="0"/>
  </office:meta>
</office:document-meta>
</file>